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Bright Math Italic" svg:font-family="'Lucida Bright Math Italic'" style:font-pitch="variable"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Courier" svg:font-family="Courier"/>
    <style:font-face style:name="FreeSans1" svg:font-family="FreeSans" style:font-adornments="Normal"/>
    <style:font-face style:name="Lucidasans2" svg:font-family="Lucidasans"/>
    <style:font-face style:name="Courier New" svg:font-family="'Courier New'" style:font-family-generic="modern"/>
    <style:font-face style:name="Lucida Console" svg:font-family="'Lucida Console'" style:font-family-generic="modern"/>
    <style:font-face style:name="Lucida Sans Typewriter" svg:font-family="'Lucida Sans Typewriter', Arial" style:font-family-generic="modern"/>
    <style:font-face style:name="FreeSans2" svg:font-family="FreeSans" style:font-family-generic="roman"/>
    <style:font-face style:name="HP Simplified2" svg:font-family="'HP Simplified'" style:font-family-generic="roman"/>
    <style:font-face style:name="Lohit Hindi" svg:font-family="'Lohit Hindi'" style:font-family-generic="roman"/>
    <style:font-face style:name="Times New Roman Bold" svg:font-family="'Times New Roman Bold', 'Times New Roman'" style:font-family-generic="roman"/>
    <style:font-face style:name="Bitstream Vera Sans Mono" svg:font-family="'Bitstream Vera Sans Mono'" style:font-family-generic="modern" style:font-pitch="fixed"/>
    <style:font-face style:name="Courier1" svg:font-family="Courier" style:font-family-generic="modern" style:font-pitch="fixed"/>
    <style:font-face style:name="Courier New1" svg:font-family="'Courier New'" style:font-family-generic="modern" style:font-pitch="fixed"/>
    <style:font-face style:name="Andale Sans UI" svg:font-family="'Andale Sans UI'" style:font-pitch="variable"/>
    <style:font-face style:name="DejaVu Sans1" svg:font-family="'DejaVu Sans'" style:font-pitch="variable"/>
    <style:font-face style:name="HG Mincho Light J" svg:font-family="'HG Mincho Light J'" style:font-pitch="variable"/>
    <style:font-face style:name="HP Simplified" svg:font-family="'HP Simplified'" style:font-adornments="Normal" style:font-pitch="variable"/>
    <style:font-face style:name="Liberation Sans1" svg:font-family="'Liberation Sans'" style:font-pitch="variable"/>
    <style:font-face style:name="Lucidasans" svg:font-family="Lucidasans" style:font-pitch="variable"/>
    <style:font-face style:name="Metric2" svg:font-family="Metric" style:font-pitch="variable"/>
    <style:font-face style:name="Metric1" svg:font-family="Metric" style:font-adornments="Gras" style:font-pitch="variable"/>
    <style:font-face style:name="Metric" svg:font-family="Metric" style:font-adornments="Normal" style:font-pitch="variable"/>
    <style:font-face style:name="Mincho" svg:font-family="Minch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HP Simplified1" svg:font-family="'HP Simplified'" style:font-family-generic="swiss" style:font-pitch="variable"/>
    <style:font-face style:name="Helvetica-Narrow" svg:font-family="Helvetica-Narrow, 'Arial Narrow'" style:font-family-generic="swiss" style:font-pitch="variable"/>
    <style:font-face style:name="Lucida Sans" svg:font-family="'Lucida Sans'" style:font-adornments="Demibold" style:font-family-generic="swiss" style:font-pitch="variable"/>
    <style:font-face style:name="Luxi Sans" svg:font-family="'Luxi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1" svg:font-family="'Andale Sans UI'" style:font-family-generic="system" style:font-pitch="variable"/>
    <style:font-face style:name="FreeSans3" svg:font-family="Free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rsid="01e4be6d" officeooo:paragraph-rsid="01e4be6d"/>
    </style:style>
    <style:style style:name="P2" style:family="paragraph" style:parent-style-name="Standard">
      <style:paragraph-properties fo:text-align="justify" style:justify-single-word="false"/>
      <style:text-properties fo:font-weight="normal" officeooo:rsid="01cb5066" officeooo:paragraph-rsid="01e75c0a" style:font-weight-asian="normal" style:font-weight-complex="normal"/>
    </style:style>
    <style:style style:name="P3" style:family="paragraph" style:parent-style-name="Standard">
      <style:text-properties officeooo:rsid="01db6a84" officeooo:paragraph-rsid="01db6a84"/>
    </style:style>
    <style:style style:name="P4" style:family="paragraph" style:parent-style-name="Standard">
      <style:text-properties officeooo:rsid="01cd9156" officeooo:paragraph-rsid="01cd9156"/>
    </style:style>
    <style:style style:name="P5" style:family="paragraph" style:parent-style-name="Standard" style:list-style-name="L1">
      <style:text-properties officeooo:rsid="01cd9156" officeooo:paragraph-rsid="01cd9156"/>
    </style:style>
    <style:style style:name="P6" style:family="paragraph" style:parent-style-name="Standard">
      <style:text-properties officeooo:rsid="01e0c39e" officeooo:paragraph-rsid="01e0c39e"/>
    </style:style>
    <style:style style:name="P7" style:family="paragraph" style:parent-style-name="Standard">
      <style:text-properties officeooo:rsid="01e136ff" officeooo:paragraph-rsid="01ed01b8"/>
    </style:style>
    <style:style style:name="P8" style:family="paragraph" style:parent-style-name="Standard">
      <style:text-properties officeooo:rsid="01cd9156" officeooo:paragraph-rsid="01dfc88e"/>
    </style:style>
    <style:style style:name="P9" style:family="paragraph" style:parent-style-name="Standard" style:list-style-name="L2">
      <style:text-properties officeooo:rsid="01cd9156" officeooo:paragraph-rsid="01cd9156"/>
    </style:style>
    <style:style style:name="P10" style:family="paragraph" style:parent-style-name="Header">
      <style:paragraph-properties fo:text-align="end" style:justify-single-word="false"/>
      <style:text-properties style:font-name="Metric2" fo:font-weight="normal" style:font-weight-asian="normal" style:font-weight-complex="normal"/>
    </style:style>
    <style:style style:name="P11" style:family="paragraph" style:parent-style-name="Header">
      <style:paragraph-properties fo:text-align="end" style:justify-single-word="false"/>
      <style:text-properties style:font-name="Metric2" fo:font-weight="normal" officeooo:paragraph-rsid="0153049c" style:font-weight-asian="normal" style:font-weight-complex="normal"/>
    </style:style>
    <style:style style:name="P12" style:family="paragraph" style:parent-style-name="MTOC_20_2">
      <style:paragraph-properties fo:margin-left="0cm" fo:margin-right="0cm" fo:margin-top="0cm" fo:margin-bottom="0.282cm" loext:contextual-spacing="false" fo:line-height="100%" fo:text-indent="0cm" style:auto-text-indent="false">
        <style:tab-stops/>
      </style:paragraph-properties>
      <style:text-properties fo:font-size="12pt" fo:font-weight="bold" style:font-size-asian="12pt" style:font-weight-asian="bold"/>
    </style:style>
    <style:style style:name="P13" style:family="paragraph" style:parent-style-name="MTOC_20_2">
      <style:paragraph-properties fo:margin-left="0cm" fo:margin-right="0cm" fo:margin-top="0cm" fo:margin-bottom="0.282cm" loext:contextual-spacing="false" fo:line-height="100%" fo:text-indent="0cm" style:auto-text-indent="false">
        <style:tab-stops/>
      </style:paragraph-properties>
      <style:text-properties style:font-name="Metric2" fo:font-size="12pt" fo:font-weight="bold" officeooo:rsid="01562c75" officeooo:paragraph-rsid="01562c75" style:font-size-asian="12pt" style:font-weight-asian="bold"/>
    </style:style>
    <style:style style:name="P14" style:family="paragraph" style:parent-style-name="Standard">
      <style:text-properties style:font-name="Metric2"/>
    </style:style>
    <style:style style:name="P15" style:family="paragraph" style:parent-style-name="Standard">
      <style:paragraph-properties fo:text-align="end" style:justify-single-word="false"/>
      <style:text-properties style:font-name="Metric2" fo:font-weight="normal" style:font-weight-asian="normal" style:font-weight-complex="normal"/>
    </style:style>
    <style:style style:name="P16" style:family="paragraph" style:parent-style-name="Standard">
      <style:paragraph-properties fo:text-align="end" style:justify-single-word="false"/>
      <style:text-properties style:font-name="Metric2" fo:font-weight="normal" officeooo:paragraph-rsid="0153049c" style:font-weight-asian="normal" style:font-weight-complex="normal"/>
    </style:style>
    <style:style style:name="P17" style:family="paragraph" style:parent-style-name="Standard">
      <style:paragraph-properties fo:text-align="end" style:justify-single-word="false"/>
      <style:text-properties style:font-name="Metric2" fo:font-weight="normal" officeooo:rsid="01c9da1e" officeooo:paragraph-rsid="01c9da1e" style:font-weight-asian="normal" style:font-weight-complex="normal"/>
    </style:style>
    <style:style style:name="P18" style:family="paragraph" style:parent-style-name="Standard">
      <style:paragraph-properties fo:text-align="justify" style:justify-single-word="false"/>
      <style:text-properties style:font-name="Metric2" officeooo:rsid="015b3e46" officeooo:paragraph-rsid="01643c19"/>
    </style:style>
    <style:style style:name="P19" style:family="paragraph" style:parent-style-name="Standard">
      <style:paragraph-properties>
        <style:tab-stops>
          <style:tab-stop style:position="0.635cm"/>
        </style:tab-stops>
      </style:paragraph-properties>
      <style:text-properties officeooo:paragraph-rsid="015b3e46"/>
    </style:style>
    <style:style style:name="P20" style:family="paragraph" style:parent-style-name="Standard">
      <style:paragraph-properties fo:text-align="justify" style:justify-single-word="false"/>
      <style:text-properties fo:font-weight="normal" officeooo:rsid="01cb5066" officeooo:paragraph-rsid="01cb5066" style:font-weight-asian="normal" style:font-weight-complex="normal"/>
    </style:style>
    <style:style style:name="P21" style:family="paragraph" style:parent-style-name="Standard">
      <style:text-properties officeooo:rsid="01cd9156" officeooo:paragraph-rsid="01cd9156"/>
    </style:style>
    <style:style style:name="P22" style:family="paragraph" style:parent-style-name="Standard">
      <style:text-properties officeooo:rsid="01e0c39e" officeooo:paragraph-rsid="01e0c39e"/>
    </style:style>
    <style:style style:name="P23" style:family="paragraph" style:parent-style-name="Standard">
      <style:paragraph-properties fo:margin-top="0cm" fo:margin-bottom="0cm" loext:contextual-spacing="false" fo:text-align="end" style:justify-single-word="false"/>
    </style:style>
    <style:style style:name="P24" style:family="paragraph" style:parent-style-name="Standard">
      <style:paragraph-properties fo:margin-top="0cm" fo:margin-bottom="0cm" loext:contextual-spacing="false" fo:text-align="end" style:justify-single-word="false"/>
      <style:text-properties style:font-name="Metric2"/>
    </style:style>
    <style:style style:name="P25" style:family="paragraph" style:parent-style-name="Standard">
      <style:paragraph-properties fo:margin-top="0cm" fo:margin-bottom="0cm" loext:contextual-spacing="false" fo:line-height="100%">
        <style:tab-stops/>
      </style:paragraph-properties>
      <style:text-properties style:font-name="Metric2" fo:font-weight="bold" style:font-weight-asian="bold"/>
    </style:style>
    <style:style style:name="P26" style:family="paragraph" style:parent-style-name="ModuleTitle">
      <style:paragraph-properties fo:margin-top="0cm" fo:margin-bottom="0cm" loext:contextual-spacing="false"/>
      <style:text-properties style:font-name="Metric2" fo:font-weight="bold" officeooo:rsid="01c9da1e" officeooo:paragraph-rsid="01562c75" style:font-weight-asian="bold" style:font-weight-complex="bold"/>
    </style:style>
    <style:style style:name="P27" style:family="paragraph" style:parent-style-name="MTOC_20_2">
      <style:paragraph-properties fo:margin-top="0cm" fo:margin-bottom="0.282cm" loext:contextual-spacing="false">
        <style:tab-stops/>
      </style:paragraph-properties>
      <style:text-properties style:font-name="Metric2" fo:font-size="12pt" fo:font-weight="bold" style:font-size-asian="12pt" style:font-weight-asian="bold"/>
    </style:style>
    <style:style style:name="P28" style:family="paragraph" style:parent-style-name="Sub_20_Head_20_2">
      <style:text-properties style:font-name="Metric2" fo:font-weight="bold" style:font-weight-asian="bold" style:font-weight-complex="bold"/>
    </style:style>
    <style:style style:name="P29" style:family="paragraph" style:parent-style-name="Sub_20_Head_20_2">
      <style:text-properties style:font-name="Metric2" fo:font-weight="bold" officeooo:paragraph-rsid="01643c19" style:font-weight-asian="bold" style:font-weight-complex="bold"/>
    </style:style>
    <style:style style:name="P30" style:family="paragraph" style:parent-style-name="Sub_20_Head_20_2">
      <style:paragraph-properties fo:text-align="justify" style:justify-single-word="false"/>
      <style:text-properties style:font-name="Metric2" fo:font-weight="bold" officeooo:rsid="01cb5066" officeooo:paragraph-rsid="01cb5066" style:font-weight-asian="bold" style:font-weight-complex="bold"/>
    </style:style>
    <style:style style:name="P31" style:family="paragraph" style:parent-style-name="Sub_20_Head_20_2">
      <style:text-properties officeooo:rsid="01e0c39e" officeooo:paragraph-rsid="01e0c39e"/>
    </style:style>
    <style:style style:name="P32" style:family="paragraph" style:parent-style-name="Contents_20_2">
      <style:paragraph-properties>
        <style:tab-stops>
          <style:tab-stop style:position="15.399cm" style:type="right" style:leader-style="dotted" style:leader-text="."/>
        </style:tab-stops>
      </style:paragraph-properties>
    </style:style>
    <style:style style:name="P33" style:family="paragraph" style:parent-style-name="Contents_20_3">
      <style:paragraph-properties>
        <style:tab-stops>
          <style:tab-stop style:position="15.399cm" style:type="right" style:leader-style="dotted" style:leader-text="."/>
        </style:tab-stops>
      </style:paragraph-properties>
    </style:style>
    <style:style style:name="P34" style:family="paragraph" style:parent-style-name="Standard" style:list-style-name="L3">
      <style:paragraph-properties fo:text-align="justify" style:justify-single-word="false"/>
      <style:text-properties fo:font-weight="normal" officeooo:rsid="01cb5066" officeooo:paragraph-rsid="01cb5066" style:font-weight-asian="normal" style:font-weight-complex="normal"/>
    </style:style>
    <style:style style:name="P35" style:family="paragraph" style:parent-style-name="Standard">
      <style:paragraph-properties fo:text-align="justify" style:justify-single-word="false"/>
      <style:text-properties fo:font-weight="normal" officeooo:rsid="01cb5066" officeooo:paragraph-rsid="01e71722" style:font-weight-asian="normal" style:font-weight-complex="normal"/>
    </style:style>
    <style:style style:name="P36" style:family="paragraph" style:parent-style-name="Standard">
      <style:paragraph-properties fo:text-align="justify" style:justify-single-word="false"/>
      <style:text-properties fo:font-weight="normal" officeooo:rsid="01cb5066" officeooo:paragraph-rsid="01e75c0a" style:font-weight-asian="normal" style:font-weight-complex="normal"/>
    </style:style>
    <style:style style:name="P37" style:family="paragraph" style:parent-style-name="Standard">
      <style:paragraph-properties fo:text-align="justify" style:justify-single-word="false"/>
      <style:text-properties fo:font-weight="normal" officeooo:rsid="01cb5066" officeooo:paragraph-rsid="01e980d1" style:font-weight-asian="normal" style:font-weight-complex="normal"/>
    </style:style>
    <style:style style:name="P38" style:family="paragraph" style:parent-style-name="Standard" style:list-style-name="L4">
      <style:text-properties officeooo:rsid="01ccab6a" officeooo:paragraph-rsid="01ccab6a"/>
    </style:style>
    <style:style style:name="P39" style:family="paragraph" style:parent-style-name="Standard" style:list-style-name="L4">
      <style:text-properties officeooo:rsid="01ccab6a" officeooo:paragraph-rsid="01f691e9"/>
    </style:style>
    <style:style style:name="P40" style:family="paragraph" style:parent-style-name="Standard" style:list-style-name="L4">
      <style:text-properties officeooo:rsid="01db6a84" officeooo:paragraph-rsid="01db6a84"/>
    </style:style>
    <style:style style:name="P41" style:family="paragraph" style:parent-style-name="Standard">
      <style:text-properties officeooo:rsid="01db6a84" officeooo:paragraph-rsid="01db6a84"/>
    </style:style>
    <style:style style:name="P42" style:family="paragraph" style:parent-style-name="Standard" style:list-style-name="L1">
      <style:text-properties officeooo:rsid="01cd9156" officeooo:paragraph-rsid="01cd9156"/>
    </style:style>
    <style:style style:name="P43" style:family="paragraph" style:parent-style-name="Standard" style:list-style-name="L5">
      <style:text-properties officeooo:rsid="01cd9156" officeooo:paragraph-rsid="01cd9156"/>
    </style:style>
    <style:style style:name="P44" style:family="paragraph" style:parent-style-name="Standard" style:list-style-name="L6">
      <style:text-properties officeooo:rsid="01cd9156" officeooo:paragraph-rsid="01cd9156"/>
    </style:style>
    <style:style style:name="P45" style:family="paragraph" style:parent-style-name="Standard" style:list-style-name="L6">
      <style:text-properties officeooo:rsid="01cd9156" officeooo:paragraph-rsid="01dfc88e"/>
    </style:style>
    <style:style style:name="P46" style:family="paragraph" style:parent-style-name="Standard" style:list-style-name="L7">
      <style:text-properties officeooo:rsid="01cd9156" officeooo:paragraph-rsid="01cd9156"/>
    </style:style>
    <style:style style:name="P47" style:family="paragraph" style:parent-style-name="Standard" style:list-style-name="L8">
      <style:text-properties officeooo:rsid="01cd9156" officeooo:paragraph-rsid="01cd9156"/>
    </style:style>
    <style:style style:name="P48" style:family="paragraph" style:parent-style-name="Standard" style:list-style-name="L9">
      <style:text-properties officeooo:rsid="01cd9156" officeooo:paragraph-rsid="01cd9156"/>
    </style:style>
    <style:style style:name="P49" style:family="paragraph" style:parent-style-name="Standard" style:list-style-name="L10">
      <style:text-properties officeooo:rsid="01cd9156" officeooo:paragraph-rsid="01cd9156"/>
    </style:style>
    <style:style style:name="P50" style:family="paragraph" style:parent-style-name="Standard" style:list-style-name="L11">
      <style:text-properties officeooo:rsid="01cd9156" officeooo:paragraph-rsid="01cd9156"/>
    </style:style>
    <style:style style:name="P51" style:family="paragraph" style:parent-style-name="Standard" style:list-style-name="L2">
      <style:text-properties officeooo:rsid="01cd9156" officeooo:paragraph-rsid="01cd9156"/>
    </style:style>
    <style:style style:name="P52" style:family="paragraph" style:parent-style-name="Standard">
      <style:text-properties officeooo:rsid="01cd9156" officeooo:paragraph-rsid="01cd9156"/>
    </style:style>
    <style:style style:name="P53" style:family="paragraph" style:parent-style-name="Standard">
      <style:text-properties officeooo:rsid="01cd9156" officeooo:paragraph-rsid="01dfc88e"/>
    </style:style>
    <style:style style:name="P54" style:family="paragraph" style:parent-style-name="Standard" style:list-style-name="L5">
      <style:text-properties officeooo:rsid="01dca44c" officeooo:paragraph-rsid="01dca44c"/>
    </style:style>
    <style:style style:name="P55" style:family="paragraph" style:parent-style-name="Standard">
      <style:text-properties officeooo:paragraph-rsid="0134e030"/>
    </style:style>
    <style:style style:name="P56" style:family="paragraph" style:parent-style-name="Standard">
      <style:text-properties officeooo:rsid="01e4be6d" officeooo:paragraph-rsid="01e4be6d"/>
    </style:style>
    <style:style style:name="P57" style:family="paragraph" style:parent-style-name="Standard">
      <style:text-properties officeooo:rsid="01e4be6d" officeooo:paragraph-rsid="01e5a719"/>
    </style:style>
    <style:style style:name="P58" style:family="paragraph" style:parent-style-name="Standard">
      <style:text-properties officeooo:rsid="01e0c39e" officeooo:paragraph-rsid="01e0c39e"/>
    </style:style>
    <style:style style:name="P59" style:family="paragraph" style:parent-style-name="Standard">
      <style:text-properties officeooo:rsid="01e136ff" officeooo:paragraph-rsid="01ed01b8"/>
    </style:style>
    <style:style style:name="P60" style:family="paragraph" style:parent-style-name="Standard">
      <style:paragraph-properties fo:text-align="justify" style:justify-single-word="false"/>
      <style:text-properties fo:font-weight="bold" officeooo:rsid="01cb5066" officeooo:paragraph-rsid="01e7f78d" style:font-weight-asian="bold" style:font-weight-complex="bold"/>
    </style:style>
    <style:style style:name="P61" style:family="paragraph" style:parent-style-name="Standard">
      <style:paragraph-properties fo:text-align="justify" style:justify-single-word="false"/>
      <style:text-properties fo:font-weight="bold" officeooo:rsid="01cb5066" officeooo:paragraph-rsid="01e839ff" style:font-weight-asian="bold" style:font-weight-complex="bold"/>
    </style:style>
    <style:style style:name="P62" style:family="paragraph" style:parent-style-name="Heading_20_1" style:list-style-name="" style:master-page-name="">
      <style:paragraph-properties fo:margin-left="3cm" fo:margin-right="0cm" fo:text-align="start" style:justify-single-word="false" fo:text-indent="0cm" style:auto-text-indent="false" style:page-number="auto" fo:break-before="page" style:shadow="none">
        <style:tab-stops/>
      </style:paragraph-properties>
    </style:style>
    <style:style style:name="P63" style:family="paragraph" style:parent-style-name="Heading_20_1" style:list-style-name="" style:master-page-name="">
      <style:paragraph-properties fo:margin-left="3cm" fo:margin-right="0cm" fo:text-align="start" style:justify-single-word="false" fo:text-indent="0cm" style:auto-text-indent="false" style:page-number="auto" fo:break-before="page" style:shadow="none">
        <style:tab-stops/>
      </style:paragraph-properties>
      <style:text-properties style:font-name="Metric2" officeooo:rsid="01cb5066" officeooo:paragraph-rsid="01cb5066"/>
    </style:style>
    <style:style style:name="P64" style:family="paragraph" style:parent-style-name="Sub_20_Head_20_2" style:master-page-name="First_20_Page">
      <style:paragraph-properties fo:margin-left="-5.001cm" fo:margin-right="0.356cm" fo:margin-top="0cm" fo:margin-bottom="0.071cm" loext:contextual-spacing="false" fo:text-indent="0cm" style:auto-text-indent="false" style:page-number="1"/>
      <style:text-properties fo:font-size="10pt" fo:language="zxx" fo:country="none" style:font-size-asian="10pt" style:language-asian="zxx" style:country-asian="none"/>
    </style:style>
    <style:style style:name="P65" style:family="paragraph" style:parent-style-name="Sub_20_Head_20_3">
      <style:text-properties officeooo:rsid="01cd9156" officeooo:paragraph-rsid="01f04267"/>
    </style:style>
    <style:style style:name="P66" style:family="paragraph">
      <loext:graphic-properties draw:fill="solid" draw:fill-color="#000000"/>
      <style:paragraph-properties fo:margin-left="0.319cm" fo:margin-right="0.319cm" fo:text-align="center" fo:text-indent="0cm"/>
    </style:style>
    <style:style style:name="P67" style:family="paragraph">
      <loext:graphic-properties draw:fill="solid" draw:fill-color="#00b388"/>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1" style:family="text">
      <style:text-properties style:font-name="Metric2" fo:font-weight="normal" style:font-weight-asian="normal" style:font-weight-complex="normal"/>
    </style:style>
    <style:style style:name="T2" style:family="text"/>
    <style:style style:name="T3" style:family="text">
      <style:text-properties officeooo:rsid="01e136ff"/>
    </style:style>
    <style:style style:name="T4" style:family="text">
      <style:text-properties officeooo:rsid="012805a0"/>
    </style:style>
    <style:style style:name="T5" style:family="text">
      <style:text-properties officeooo:rsid="0153049c"/>
    </style:style>
    <style:style style:name="T6" style:family="text">
      <style:text-properties officeooo:rsid="0010ec83"/>
    </style:style>
    <style:style style:name="T7" style:family="text">
      <style:text-properties officeooo:rsid="012e1a7c"/>
    </style:style>
    <style:style style:name="T8" style:family="text">
      <style:text-properties officeooo:rsid="01278056"/>
    </style:style>
    <style:style style:name="T9" style:family="text">
      <style:text-properties fo:font-size="10pt" style:font-size-asian="10pt"/>
    </style:style>
    <style:style style:name="T10" style:family="text">
      <style:text-properties fo:font-size="10pt" officeooo:rsid="0131fdaf" style:font-size-asian="10pt"/>
    </style:style>
    <style:style style:name="T11" style:family="text">
      <style:text-properties fo:font-size="10pt" officeooo:rsid="01278056" style:font-size-asian="10pt"/>
    </style:style>
    <style:style style:name="T12" style:family="text">
      <style:text-properties officeooo:rsid="0130080b"/>
    </style:style>
    <style:style style:name="T13" style:family="text">
      <style:text-properties style:font-name="Metric2"/>
    </style:style>
    <style:style style:name="T14" style:family="text">
      <style:text-properties style:font-name="Metric2" fo:font-size="10.5pt" style:font-size-asian="10.5pt" style:font-size-complex="10.5pt"/>
    </style:style>
    <style:style style:name="T15" style:family="text">
      <style:text-properties style:font-name="Metric2" fo:font-size="10.5pt" officeooo:rsid="0127777f" style:font-size-asian="10.5pt" style:font-size-complex="10.5pt"/>
    </style:style>
    <style:style style:name="T16" style:family="text">
      <style:text-properties style:font-name="Metric2" fo:font-weight="bold" officeooo:rsid="01c9da1e" style:font-weight-asian="bold" style:font-weight-complex="bold"/>
    </style:style>
    <style:style style:name="T17" style:family="text">
      <style:text-properties style:font-name="Metric2" fo:font-weight="normal" style:font-weight-asian="normal" style:font-weight-complex="normal"/>
    </style:style>
    <style:style style:name="T18" style:family="text">
      <style:text-properties style:font-name="Metric2" fo:font-weight="normal" officeooo:rsid="01c9da1e" style:font-weight-asian="normal" style:font-weight-complex="normal"/>
    </style:style>
    <style:style style:name="T19" style:family="text">
      <style:text-properties style:font-name="Metric2" fo:font-weight="normal" officeooo:rsid="01e5a719" style:font-weight-asian="normal" style:font-weight-complex="normal"/>
    </style:style>
    <style:style style:name="T20" style:family="text">
      <style:text-properties style:font-name="Metric2" officeooo:rsid="015b3e46"/>
    </style:style>
    <style:style style:name="T21" style:family="text">
      <style:text-properties style:font-name="Metric2" officeooo:rsid="01a73a6c"/>
    </style:style>
    <style:style style:name="T22" style:family="text">
      <style:text-properties style:font-name="Metric2" officeooo:rsid="01c9da1e"/>
    </style:style>
    <style:style style:name="T23" style:family="text">
      <style:text-properties officeooo:rsid="01562c75"/>
    </style:style>
    <style:style style:name="T24" style:family="text">
      <style:text-properties officeooo:rsid="01cb5066"/>
    </style:style>
    <style:style style:name="T25" style:family="text">
      <style:text-properties officeooo:rsid="01ccab6a"/>
    </style:style>
    <style:style style:name="T26" style:family="text">
      <style:text-properties officeooo:rsid="01ce8d95"/>
    </style:style>
    <style:style style:name="T27" style:family="text">
      <style:text-properties officeooo:rsid="01cf625f"/>
    </style:style>
    <style:style style:name="T28" style:family="text">
      <style:text-properties officeooo:rsid="01cfd394"/>
    </style:style>
    <style:style style:name="T29" style:family="text">
      <style:text-properties officeooo:rsid="01d1d174"/>
    </style:style>
    <style:style style:name="T30" style:family="text">
      <style:text-properties officeooo:rsid="01d34310"/>
    </style:style>
    <style:style style:name="T31" style:family="text">
      <style:text-properties officeooo:rsid="01d469dd"/>
    </style:style>
    <style:style style:name="T32" style:family="text">
      <style:text-properties officeooo:rsid="01d6be96"/>
    </style:style>
    <style:style style:name="T33" style:family="text">
      <style:text-properties officeooo:rsid="01d842ac"/>
    </style:style>
    <style:style style:name="T34" style:family="text">
      <style:text-properties officeooo:rsid="01d87db4"/>
    </style:style>
    <style:style style:name="T35" style:family="text">
      <style:text-properties officeooo:rsid="01d8974f"/>
    </style:style>
    <style:style style:name="T36" style:family="text">
      <style:text-properties officeooo:rsid="01da0a40"/>
    </style:style>
    <style:style style:name="T37" style:family="text">
      <style:text-properties officeooo:rsid="01dd066d"/>
    </style:style>
    <style:style style:name="T38" style:family="text">
      <style:text-properties officeooo:rsid="01de003e"/>
    </style:style>
    <style:style style:name="T39" style:family="text">
      <style:text-properties officeooo:rsid="01e136ff"/>
    </style:style>
    <style:style style:name="T40" style:family="text">
      <style:text-properties officeooo:rsid="01e39445"/>
    </style:style>
    <style:style style:name="T41" style:family="text">
      <style:text-properties officeooo:rsid="01e5a719"/>
    </style:style>
    <style:style style:name="T42" style:family="text">
      <style:text-properties officeooo:rsid="01e75c0a"/>
    </style:style>
    <style:style style:name="T43" style:family="text">
      <style:text-properties officeooo:rsid="01e7f78d"/>
    </style:style>
    <style:style style:name="T44" style:family="text">
      <style:text-properties officeooo:rsid="01ecc801"/>
    </style:style>
    <style:style style:name="T45" style:family="text">
      <style:text-properties officeooo:rsid="01ed01b8"/>
    </style:style>
    <style:style style:name="T46" style:family="text">
      <style:text-properties officeooo:rsid="01f04267"/>
    </style:style>
    <style:style style:name="T47" style:family="text">
      <style:text-properties officeooo:rsid="01f1d219"/>
    </style:style>
    <style:style style:name="T48" style:family="text">
      <style:text-properties fo:font-weight="bold" officeooo:rsid="01e5a719" style:font-weight-asian="bold" style:font-weight-complex="bold"/>
    </style:style>
    <style:style style:name="T49" style:family="text">
      <style:text-properties officeooo:rsid="01fbf075"/>
    </style:style>
    <style:style style:name="fr1" style:family="graphic" style:parent-style-name="Frame">
      <style:graphic-properties fo:margin-left="0.33cm" fo:margin-right="0.33cm" style:wrap="parallel" style:number-wrapped-paragraphs="no-limit" style:vertical-pos="from-top" style:vertical-rel="page" style:horizontal-pos="from-left" style:horizontal-rel="page" fo:background-color="#ffffff" style:background-transparency="0%" draw:fill="solid" draw:fill-color="#ffffff" draw:opacity="100%" fo:padding="0.026cm" fo:border="none"/>
    </style:style>
    <style:style style:name="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draw:fill="solid" draw:fill-color="#ffffff" draw:opacity="100%" fo:padding="0.026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solid" draw:fill-color="#000000"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00b388" draw:textarea-horizontal-align="justify" draw:textarea-vertical-align="top" draw:auto-grow-height="false" draw:fit-to-size="false" fo:min-height="0.055cm" fo:min-width="0.607cm" fo:padding-top="0.127cm" fo:padding-bottom="0.127cm" fo:padding-left="0.254cm" fo:padding-right="0.254cm" fo:wrap-option="wrap" draw:shadow="hidden" draw:shadow-offset-x="0.199cm" draw:shadow-offset-y="0.199cm" draw:shadow-color="#808080" style:run-through="foreground"/>
    </style:style>
    <style:style style:name="gr4" style:family="graphic">
      <style:graphic-properties draw:stroke="none" svg:stroke-width="0cm" svg:stroke-color="#3465a4" draw:marker-start-width="0.199cm" draw:marker-start-center="false" draw:marker-end-width="0.199cm" draw:marker-end-center="false" draw:fill="solid" draw:fill-color="#000000" draw:textarea-horizontal-align="justify" draw:textarea-vertical-align="top" draw:auto-grow-height="false" draw:fit-to-size="false" fo:min-height="0.549cm" fo:min-width="2.752cm" fo:padding-top="0.127cm" fo:padding-bottom="0.127cm" fo:padding-left="0.254cm" fo:padding-right="0.254cm" fo:wrap-option="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118353984" text:id="ct118353984">
          <text:deletion>
            <office:change-info>
              <dc:creator>Auteur inconnu</dc:creator>
              <dc:date>2016-11-28T15:08:00</dc:date>
            </office:change-info>
            <text:p text:style-name="P1"><text:span text:style-name="T1">v1.0:<text:tab/>2016-09-29 – First version</text:span></text:p>
            <text:p text:style-name="P1"><text:span text:style-name="T1">v1.1:<text:tab/>2016-11-28 – Update with values per part</text:span></text:p>
          </text:deletion>
        </text:changed-region>
        <text:changed-region xml:id="ct128702960" text:id="ct128702960">
          <text:insertion>
            <office:change-info>
              <dc:creator>Auteur inconnu</dc:creator>
              <dc:date>2016-11-28T15:08:00</dc:date>
            </office:change-info>
          </text:insertion>
        </text:changed-region>
        <text:changed-region xml:id="ct163131472" text:id="ct163131472">
          <text:insertion>
            <office:change-info>
              <dc:creator>Auteur inconnu</dc:creator>
              <dc:date>2016-11-28T15:14:00</dc:date>
            </office:change-info>
          </text:insertion>
        </text:changed-region>
        <text:changed-region xml:id="ct117542736" text:id="ct117542736">
          <text:insertion>
            <office:change-info>
              <dc:creator>Auteur inconnu</dc:creator>
              <dc:date>2016-11-28T15:22:00</dc:date>
            </office:change-info>
          </text:insertion>
        </text:changed-region>
        <text:changed-region xml:id="ct45809760" text:id="ct45809760">
          <text:deletion>
            <office:change-info>
              <dc:creator>Auteur inconnu</dc:creator>
              <dc:date>2016-11-28T15:18:00</dc:date>
            </office:change-info>
            <text:p text:style-name="P2">, as well as some examples will be available on GitHub: <text:a xlink:type="simple" xlink:href="https://github.com/uggla/openstack_lab" text:style-name="Internet_20_link" text:visited-style-name="Visited_20_Internet_20_Link">https://github.com/uggla/openstack_lab</text:a> </text:p>
          </text:deletion>
        </text:changed-region>
        <text:changed-region xml:id="ct45893056" text:id="ct45893056">
          <text:insertion>
            <office:change-info>
              <dc:creator>Auteur inconnu</dc:creator>
              <dc:date>2016-11-28T15:18:00</dc:date>
            </office:change-info>
          </text:insertion>
        </text:changed-region>
        <text:changed-region xml:id="ct100913504" text:id="ct100913504">
          <text:insertion>
            <office:change-info>
              <dc:creator>Auteur inconnu</dc:creator>
              <dc:date>2016-11-28T15:20:00</dc:date>
            </office:change-info>
          </text:insertion>
        </text:changed-region>
        <text:changed-region xml:id="ct47068288" text:id="ct47068288">
          <text:insertion>
            <office:change-info>
              <dc:creator>Auteur inconnu</dc:creator>
              <dc:date>2016-11-28T16:34:00</dc:date>
            </office:change-info>
          </text:insertion>
        </text:changed-region>
        <text:changed-region xml:id="ct112333840" text:id="ct112333840">
          <text:insertion>
            <office:change-info>
              <dc:creator>Auteur inconnu</dc:creator>
              <dc:date>2016-11-28T16:34:00</dc:date>
            </office:change-info>
          </text:insertion>
        </text:changed-region>
        <text:changed-region xml:id="ct99688176" text:id="ct99688176">
          <text:insertion>
            <office:change-info>
              <dc:creator>Auteur inconnu</dc:creator>
              <dc:date>2016-11-28T16:35:00</dc:date>
            </office:change-info>
          </text:insertion>
        </text:changed-region>
        <text:changed-region xml:id="ct160516304" text:id="ct160516304">
          <text:insertion>
            <office:change-info>
              <dc:creator>Auteur inconnu</dc:creator>
              <dc:date>2016-11-28T16:36:00</dc:date>
            </office:change-info>
          </text:insertion>
        </text:changed-region>
        <text:changed-region xml:id="ct133546960" text:id="ct133546960">
          <text:insertion>
            <office:change-info>
              <dc:creator>Auteur inconnu</dc:creator>
              <dc:date>2016-11-28T16:37:00</dc:date>
            </office:change-info>
          </text:insertion>
        </text:changed-region>
        <text:changed-region xml:id="ct165926496" text:id="ct165926496">
          <text:deletion>
            <office:change-info>
              <dc:creator>Auteur inconnu</dc:creator>
              <dc:date>2016-11-28T16:49:00</dc:date>
            </office:change-info>
            <text:p text:style-name="P3">Performance </text:p>
          </text:deletion>
        </text:changed-region>
        <text:changed-region xml:id="ct42318720" text:id="ct42318720">
          <text:deletion>
            <office:change-info>
              <dc:creator>Auteur inconnu</dc:creator>
              <dc:date>2016-11-28T16:45:00</dc:date>
            </office:change-info>
            <text:p text:style-name="P3">benchmarks of the infrastructure (around neutron and cinder), tests with tempest and live migration results have to be provided.</text:p>
          </text:deletion>
        </text:changed-region>
        <text:changed-region xml:id="ct113495872" text:id="ct113495872">
          <text:insertion>
            <office:change-info>
              <dc:creator>Auteur inconnu</dc:creator>
              <dc:date>2016-11-28T15:23:00</dc:date>
            </office:change-info>
          </text:insertion>
        </text:changed-region>
        <text:changed-region xml:id="ct142510128" text:id="ct142510128">
          <text:insertion>
            <office:change-info>
              <dc:creator>Auteur inconnu</dc:creator>
              <dc:date>2016-11-28T16:49:00</dc:date>
            </office:change-info>
          </text:insertion>
        </text:changed-region>
        <text:changed-region xml:id="ct148804336" text:id="ct148804336">
          <text:insertion>
            <office:change-info>
              <dc:creator>Auteur inconnu</dc:creator>
              <dc:date>2016-11-28T16:48:00</dc:date>
            </office:change-info>
          </text:insertion>
        </text:changed-region>
        <text:changed-region xml:id="ct105504064" text:id="ct105504064">
          <text:deletion>
            <office:change-info>
              <dc:creator>Auteur inconnu</dc:creator>
              <dc:date>2016-11-28T16:48:00</dc:date>
            </office:change-info>
            <text:p text:style-name="P4">a long</text:p>
          </text:deletion>
        </text:changed-region>
        <text:changed-region xml:id="ct45184368" text:id="ct45184368">
          <text:insertion>
            <office:change-info>
              <dc:creator>Auteur inconnu</dc:creator>
              <dc:date>2016-11-28T16:48:00</dc:date>
            </office:change-info>
          </text:insertion>
        </text:changed-region>
        <text:changed-region xml:id="ct144598432" text:id="ct144598432">
          <text:deletion>
            <office:change-info>
              <dc:creator>Auteur inconnu</dc:creator>
              <dc:date>2016-11-28T16:48:00</dc:date>
            </office:change-info>
            <text:p text:style-name="P4">/s</text:p>
          </text:deletion>
        </text:changed-region>
        <text:changed-region xml:id="ct45722000" text:id="ct45722000">
          <text:deletion>
            <office:change-info>
              <dc:creator>Auteur inconnu</dc:creator>
              <dc:date>2016-11-28T16:50:00</dc:date>
            </office:change-info>
            <text:list xml:id="list3765886154918217009" text:style-name="L1">
              <text:list-item>
                <text:p text:style-name="P5"/>
                <text:p text:style-name="P5"/>
              </text:list-item>
            </text:list>
          </text:deletion>
        </text:changed-region>
        <text:changed-region xml:id="ct100044672" text:id="ct100044672">
          <text:deletion>
            <office:change-info>
              <dc:creator>Auteur inconnu</dc:creator>
              <dc:date>2016-11-28T16:49:00</dc:date>
            </office:change-info>
            <text:list xml:id="list165048139730752" text:continue-numbering="true" text:style-name="L1">
              <text:list-header>
                <text:p text:style-name="P5">Traffic from one region can be sent to another one in case of maintenance or issue.</text:p>
              </text:list-header>
            </text:list>
          </text:deletion>
        </text:changed-region>
        <text:changed-region xml:id="ct100120672" text:id="ct100120672">
          <text:deletion>
            <office:change-info>
              <dc:creator>Auteur inconnu</dc:creator>
              <dc:date>2016-11-28T16:50:00</dc:date>
            </office:change-info>
            <text:p text:style-name="P4"><text:s/>(Helion's feature)</text:p>
          </text:deletion>
        </text:changed-region>
        <text:changed-region xml:id="ct144004512" text:id="ct144004512">
          <text:insertion>
            <office:change-info>
              <dc:creator>Auteur inconnu</dc:creator>
              <dc:date>2016-11-28T15:30:00</dc:date>
            </office:change-info>
          </text:insertion>
        </text:changed-region>
        <text:changed-region xml:id="ct115536064" text:id="ct115536064">
          <text:deletion>
            <office:change-info>
              <dc:creator>Auteur inconnu</dc:creator>
              <dc:date>2016-11-28T16:50:00</dc:date>
            </office:change-info>
            <text:p text:style-name="P4">- </text:p>
          </text:deletion>
        </text:changed-region>
        <text:changed-region xml:id="ct160085024" text:id="ct160085024">
          <text:deletion>
            <office:change-info>
              <dc:creator>Auteur inconnu</dc:creator>
              <dc:date>2016-11-28T16:50:00</dc:date>
            </office:change-info>
            <text:p text:style-name="P4">- </text:p>
          </text:deletion>
        </text:changed-region>
        <text:changed-region xml:id="ct97637360" text:id="ct97637360">
          <text:insertion>
            <office:change-info>
              <dc:creator>Auteur inconnu</dc:creator>
              <dc:date>2016-11-28T15:33:00</dc:date>
            </office:change-info>
          </text:insertion>
        </text:changed-region>
        <text:changed-region xml:id="ct155580928" text:id="ct155580928">
          <text:insertion>
            <office:change-info>
              <dc:creator>Auteur inconnu</dc:creator>
              <dc:date>2016-11-28T15:33:00</dc:date>
            </office:change-info>
          </text:insertion>
        </text:changed-region>
        <text:changed-region xml:id="ct158931680" text:id="ct158931680">
          <text:insertion>
            <office:change-info>
              <dc:creator>Auteur inconnu</dc:creator>
              <dc:date>2016-11-28T15:33:00</dc:date>
            </office:change-info>
          </text:insertion>
        </text:changed-region>
        <text:changed-region xml:id="ct158332544" text:id="ct158332544">
          <text:deletion>
            <office:change-info>
              <dc:creator>Auteur inconnu</dc:creator>
              <dc:date>2016-11-28T15:34:00</dc:date>
            </office:change-info>
            <text:p text:style-name="P6">pre-</text:p>
          </text:deletion>
        </text:changed-region>
        <text:changed-region xml:id="ct139130096" text:id="ct139130096">
          <text:insertion>
            <office:change-info>
              <dc:creator>Auteur inconnu</dc:creator>
              <dc:date>2016-11-28T15:34:00</dc:date>
            </office:change-info>
          </text:insertion>
        </text:changed-region>
        <text:changed-region xml:id="ct140712224" text:id="ct140712224">
          <text:insertion>
            <office:change-info>
              <dc:creator>Auteur inconnu</dc:creator>
              <dc:date>2016-11-28T15:34:00</dc:date>
            </office:change-info>
          </text:insertion>
        </text:changed-region>
        <text:changed-region xml:id="ct159224160" text:id="ct159224160">
          <text:deletion>
            <office:change-info>
              <dc:creator>Auteur inconnu</dc:creator>
              <dc:date>2016-11-28T15:34:00</dc:date>
            </office:change-info>
            <text:p text:style-name="P6">sandbox</text:p>
          </text:deletion>
        </text:changed-region>
        <text:changed-region xml:id="ct148995584" text:id="ct148995584">
          <text:deletion>
            <office:change-info>
              <dc:creator>Auteur inconnu</dc:creator>
              <dc:date>2016-11-28T15:35:00</dc:date>
            </office:change-info>
            <text:p text:style-name="P6"><text:s/></text:p>
          </text:deletion>
        </text:changed-region>
        <text:changed-region xml:id="ct103260608" text:id="ct103260608">
          <text:deletion>
            <office:change-info>
              <dc:creator>Auteur inconnu</dc:creator>
              <dc:date>2016-11-28T15:34:00</dc:date>
            </office:change-info>
            <text:p text:style-name="P6">before modification of the production platform</text:p>
          </text:deletion>
        </text:changed-region>
        <text:changed-region xml:id="ct45852960" text:id="ct45852960">
          <text:deletion>
            <office:change-info>
              <dc:creator>Auteur inconnu</dc:creator>
              <dc:date>2016-11-28T15:35:00</dc:date>
            </office:change-info>
            <text:p text:style-name="P6"><text:s/><text:span text:style-name="T3">All systems will be installed with </text:span></text:p>
          </text:deletion>
        </text:changed-region>
        <text:changed-region xml:id="ct161904064" text:id="ct161904064">
          <text:deletion>
            <office:change-info>
              <dc:creator>Auteur inconnu</dc:creator>
              <dc:date>2016-11-28T15:33:00</dc:date>
            </office:change-info>
            <text:p text:style-name="P6"><text:span text:style-name="T3">Ubuntu Linux 16.04</text:span></text:p>
          </text:deletion>
        </text:changed-region>
        <text:changed-region xml:id="ct148290864" text:id="ct148290864">
          <text:deletion>
            <office:change-info>
              <dc:creator>Auteur inconnu</dc:creator>
              <dc:date>2016-11-28T15:35:00</dc:date>
            </office:change-info>
            <text:p text:style-name="P6"><text:span text:style-name="T3">.</text:span></text:p>
          </text:deletion>
        </text:changed-region>
        <text:changed-region xml:id="ct113477024" text:id="ct113477024">
          <text:deletion>
            <office:change-info>
              <dc:creator>Auteur inconnu</dc:creator>
              <dc:date>2016-11-28T15:35:00</dc:date>
            </office:change-info>
            <text:p text:style-name="P7">will</text:p>
          </text:deletion>
        </text:changed-region>
        <text:changed-region xml:id="ct161294320" text:id="ct161294320">
          <text:insertion>
            <office:change-info>
              <dc:creator>Auteur inconnu</dc:creator>
              <dc:date>2016-11-28T15:35:00</dc:date>
            </office:change-info>
          </text:insertion>
        </text:changed-region>
        <text:changed-region xml:id="ct170065984" text:id="ct170065984">
          <text:insertion>
            <office:change-info>
              <dc:creator>Auteur inconnu</dc:creator>
              <dc:date>2016-11-28T15:35:00</dc:date>
            </office:change-info>
          </text:insertion>
        </text:changed-region>
        <text:changed-region xml:id="ct159689024" text:id="ct159689024">
          <text:insertion>
            <office:change-info>
              <dc:creator>Auteur inconnu</dc:creator>
              <dc:date>2016-11-28T15:35:00</dc:date>
            </office:change-info>
          </text:insertion>
        </text:changed-region>
        <text:changed-region xml:id="ct144338864" text:id="ct144338864">
          <text:insertion>
            <office:change-info>
              <dc:creator>Auteur inconnu</dc:creator>
              <dc:date>2016-11-28T15:36:00</dc:date>
            </office:change-info>
          </text:insertion>
        </text:changed-region>
        <text:changed-region xml:id="ct154945088" text:id="ct154945088">
          <text:deletion>
            <office:change-info>
              <dc:creator>Auteur inconnu</dc:creator>
              <dc:date>2016-11-28T15:37:00</dc:date>
            </office:change-info>
            <text:p text:style-name="P4"><text:s/>- Christian</text:p>
          </text:deletion>
        </text:changed-region>
        <text:changed-region xml:id="ct164773024" text:id="ct164773024">
          <text:deletion>
            <office:change-info>
              <dc:creator>Auteur inconnu</dc:creator>
              <dc:date>2016-11-28T15:37:00</dc:date>
            </office:change-info>
            <text:p text:style-name="P4">- Christian</text:p>
          </text:deletion>
        </text:changed-region>
        <text:changed-region xml:id="ct109023376" text:id="ct109023376">
          <text:insertion>
            <office:change-info>
              <dc:creator>Auteur inconnu</dc:creator>
              <dc:date>2016-11-28T15:37:00</dc:date>
            </office:change-info>
          </text:insertion>
        </text:changed-region>
        <text:changed-region xml:id="ct142553184" text:id="ct142553184">
          <text:deletion>
            <office:change-info>
              <dc:creator>Auteur inconnu</dc:creator>
              <dc:date>2016-11-28T15:37:00</dc:date>
            </office:change-info>
            <text:p text:style-name="P4">Bruno</text:p>
          </text:deletion>
        </text:changed-region>
        <text:changed-region xml:id="ct103995248" text:id="ct103995248">
          <text:insertion>
            <office:change-info>
              <dc:creator>Auteur inconnu</dc:creator>
              <dc:date>2016-11-28T15:37:00</dc:date>
            </office:change-info>
          </text:insertion>
        </text:changed-region>
        <text:changed-region xml:id="ct143979392" text:id="ct143979392">
          <text:deletion>
            <office:change-info>
              <dc:creator>Auteur inconnu</dc:creator>
              <dc:date>2016-11-28T15:37:00</dc:date>
            </office:change-info>
            <text:p text:style-name="P8">5</text:p>
          </text:deletion>
        </text:changed-region>
        <text:changed-region xml:id="ct43060144" text:id="ct43060144">
          <text:insertion>
            <office:change-info>
              <dc:creator>Auteur inconnu</dc:creator>
              <dc:date>2016-11-28T15:37:00</dc:date>
            </office:change-info>
          </text:insertion>
        </text:changed-region>
        <text:changed-region xml:id="ct168906608" text:id="ct168906608">
          <text:deletion>
            <office:change-info>
              <dc:creator>Auteur inconnu</dc:creator>
              <dc:date>2016-11-28T15:37:00</dc:date>
            </office:change-info>
            <text:p text:style-name="P8">6</text:p>
          </text:deletion>
        </text:changed-region>
        <text:changed-region xml:id="ct165768672" text:id="ct165768672">
          <text:insertion>
            <office:change-info>
              <dc:creator>Auteur inconnu</dc:creator>
              <dc:date>2016-11-28T15:37:00</dc:date>
            </office:change-info>
          </text:insertion>
        </text:changed-region>
        <text:changed-region xml:id="ct133277072" text:id="ct133277072">
          <text:deletion>
            <office:change-info>
              <dc:creator>Auteur inconnu</dc:creator>
              <dc:date>2016-11-28T15:37:00</dc:date>
            </office:change-info>
            <text:p text:style-name="P4">Bruno</text:p>
          </text:deletion>
        </text:changed-region>
        <text:changed-region xml:id="ct106323392" text:id="ct106323392">
          <text:deletion>
            <office:change-info>
              <dc:creator>Auteur inconnu</dc:creator>
              <dc:date>2016-11-28T15:38:00</dc:date>
            </office:change-info>
            <text:p text:style-name="P4"><text:s/>O</text:p>
          </text:deletion>
        </text:changed-region>
        <text:changed-region xml:id="ct166952816" text:id="ct166952816">
          <text:deletion>
            <office:change-info>
              <dc:creator>Auteur inconnu</dc:creator>
              <dc:date>2016-11-28T15:55:00</dc:date>
            </office:change-info>
            <text:list xml:id="list1710399771328127791" text:style-name="L2">
              <text:list-item>
                <text:p text:style-name="P9">Final status and next steps</text:p>
              </text:list-item>
            </text:list>
          </text:deletion>
        </text:changed-region>
        <text:changed-region xml:id="ct113991376" text:id="ct113991376">
          <text:insertion>
            <office:change-info>
              <dc:creator>Auteur inconnu</dc:creator>
              <dc:date>2016-11-28T15:55:00</dc:date>
            </office:change-info>
          </text:insertion>
        </text:changed-region>
        <text:changed-region xml:id="ct162450000" text:id="ct162450000">
          <text:insertion>
            <office:change-info>
              <dc:creator>Auteur inconnu</dc:creator>
              <dc:date>2016-11-28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6.234cm" svg:y="7.631cm" svg:width="12.591cm" svg:height="5.186cm" draw:z-index="0">
        <draw:text-box>
          <text:p text:style-name="P27"><text:span text:style-name="T23">Document</text:span> Contents</text:p>
          <text:p text:style-name="P14">This <text:span text:style-name="T23">document</text:span> purpose is to <text:span text:style-name="T23">describe the training delivered to ENSIMAG IS students</text:span></text:p>
          <text:p text:style-name="P25"/>
          <text:p text:style-name="P13">Document writer</text:p>
          <text:p text:style-name="P12"><text:span text:style-name="T14">Bruno.Cornec@hp</text:span><text:span text:style-name="T15">e</text:span><text:span text:style-name="T14">.com</text:span></text:p>
        </draw:text-box>
      </draw:frame>
      <draw:frame draw:style-name="fr2" draw:name="Cadre2" text:anchor-type="page" text:anchor-page-number="1" svg:x="3.655cm" svg:y="5.114cm" svg:width="16.875cm" svg:height="3.549cm" draw:z-index="1">
        <draw:text-box>
          <text:p text:style-name="P26">ENSIMAG Training</text:p>
        </draw:text-box>
      </draw:frame>
      <draw:rect text:anchor-type="page" text:anchor-page-number="1" draw:z-index="2" draw:style-name="gr1" draw:text-style-name="P66" svg:width="4.573cm" svg:height="0.255cm" svg:x="15.986cm" svg:y="4.703cm">
        <text:p/>
      </draw:rect>
      <text:p text:style-name="P64"/>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use-index-source-styles="true">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_20_Head_20_1"/>
          </text:index-source-styles>
          <text:index-source-styles text:outline-level="2">
            <text:index-source-style text:style-name="Sub_20_Head_20_2"/>
          </text:index-source-styles>
          <text:index-source-styles text:outline-level="3">
            <text:index-source-style text:style-name="Sub_20_Head_20_3"/>
          </text:index-source-styles>
        </text:table-of-content-source>
        <text:index-body>
          <text:index-title text:style-name="Sect1" text:name="Table des matières1_Head">
            <text:p text:style-name="Contents_20_Heading">Table of content</text:p>
          </text:index-title>
          <text:p text:style-name="P32">Objectives<text:tab/>2</text:p>
          <text:p text:style-name="P32">Reference documents<text:tab/>2</text:p>
          <text:p text:style-name="P32">Objectives<text:tab/>3</text:p>
          <text:p text:style-name="P32">Details<text:tab/>3</text:p>
          <text:p text:style-name="P32">Goals &amp; constraints<text:tab/>4</text:p>
          <text:p text:style-name="P32">Bonus goals and constraints<text:tab/>4</text:p>
          <text:p text:style-name="P32">Deliverables<text:tab/>4</text:p>
          <text:p text:style-name="P32">HPE support<text:tab/>5</text:p>
          <text:p text:style-name="P32">Agenda<text:tab/>5</text:p>
          <text:p text:style-name="P33">Lundi 21 novembre : 14h00-17h00<text:tab/>5</text:p>
          <text:p text:style-name="P33">Mardi 29 novembre : 15h30-18h30<text:tab/>5</text:p>
          <text:p text:style-name="P33">Mardi 6 décembre : 15h30-18h30<text:tab/>6</text:p>
          <text:p text:style-name="P33">Mardi 13 décembre : 15h30-18h30<text:tab/>6</text:p>
          <text:p text:style-name="P33">Mardi 3 janvier : 15h30-18h30<text:tab/>6</text:p>
          <text:p text:style-name="P33">Mardi 10 janvier : 15h30-18h30<text:tab/>6</text:p>
          <text:p text:style-name="P33">Mardi 17 janvier : 15h30-18h30<text:tab/>6</text:p>
        </text:index-body>
      </text:table-of-content>
      <text:p text:style-name="Standard"/>
      <text:p text:style-name="P62"><text:span text:style-name="T13">Overview of the </text:span><text:span text:style-name="T21">Assessment</text:span></text:p>
      <text:p text:style-name="P28">Objectives</text:p>
      <text:p text:style-name="P19"><text:span text:style-name="T20">The goal of this document is to describe </text:span><text:span text:style-name="T22">the use case that will be used for the training of ENSIMAG students</text:span></text:p>
      <text:p text:style-name="P28">Reference documents</text:p>
      <text:p text:style-name="P55"><text:span text:style-name="T13">The main </text:span><text:span text:style-name="T16">OpenStack</text:span><text:span text:style-name="T13"> </text:span><text:span text:style-name="T18">entry point is at </text:span><text:a xlink:type="simple" xlink:href="http://www.openstack.org/" text:style-name="Internet_20_link" text:visited-style-name="Visited_20_Internet_20_Link"><text:span text:style-name="T18">http://www.openstack.org</text:span></text:a></text:p>
      <text:p text:style-name="P55"><text:span text:style-name="T18"/></text:p>
      <text:p text:style-name="P1"><text:change text:change-id="ct118353984"/><text:change-start text:change-id="ct128702960"/><text:span text:style-name="T1">v1.0:<text:tab/>2016-09-29 – First version</text:span></text:p>
      <text:p text:style-name="P57"><text:span text:style-name="T1">v1.1:<text:tab/>2016-11-28 – Update with </text:span><text:span text:style-name="T19">grade</text:span><text:span text:style-name="T1"> per part</text:span><text:change-end text:change-id="ct128702960"/></text:p>
      <text:p text:style-name="P63">Customer Story</text:p>
      <text:p text:style-name="P29">Objectives</text:p>
      <text:p text:style-name="P18">The goal of this <text:span text:style-name="T24">training is to realize a promotional lottery for an e-commerce site</text:span></text:p>
      <text:p text:style-name="P30">Details</text:p>
      <text:p text:style-name="P20">Customer of a big e-commerce site will received a promotional email with a link to earn a price if they are lucky. <text:span text:style-name="T29">The application should detect whether the player already played or not, and whether he won already or not. Each status should be kept with the date when it was performed. The application will provide a button allowing the customer to play, in case he didn't already, and the result of the computation which will happen behind the scene will give to the customer the nature of the article he has won, and display the corresponding image in the interface. Mails will be sent to admins when a winner is found.</text:span></text:p>
      <text:p text:style-name="P35"><text:span text:style-name="T40">S</text:span>tudents will <text:span text:style-name="T40">first </text:span>have<text:span text:style-name="T40"> </text:span>to automate the management of a virtual infrastructure (Infrastructure as code concept). Within this part we are using Openstack as our Infrastructure As A Service platform but this is an implementation choice. The same principles can be implemented on top of another platform like Eucalyptus, Cloudstack, Amazon AWS, Azure, <text:span text:style-name="T41">Docker</text:span>. <text:change-start text:change-id="ct163131472"/>The HPE team will provide <text:span text:style-name="T41">two</text:span> physical infrastru<text:span text:style-name="T33">c</text:span>ture<text:span text:style-name="T41">s</text:span> for that purpose, <text:span text:style-name="T41">one which will be pre-installed with Helion OpenStack in which a tenant per group of student will be available for application development, and another one (set of 15 servers) </text:span>which will be pre-installed with just a <text:span text:style-name="T41">CentOS 7</text:span> Operating System. Students will configure the IaaS part on top of it <text:span text:style-name="T41">to study the various components that they want to test (</text:span><text:span text:style-name="T48">this part will be evaluated on 4 points</text:span><text:span text:style-name="T41">)</text:span>.<text:change-end text:change-id="ct163131472"/></text:p>
      <text:p text:style-name="P20">Then they will have to create a cloud native application to support the marketing activity. That application will consist of:</text:p>
      <text:list xml:id="list8083613651200257587" text:style-name="L3">
        <text:list-item>
          <text:p text:style-name="P34">1 Web page with 5 parts/micro-services: I, S, B, W and P.</text:p>
        </text:list-item>
        <text:list-item>
          <text:p text:style-name="P34">I(dentification) service: receives http request from customer (link with customer ID) and look for it into DB (script to build it provided separately by HPE team).</text:p>
        </text:list-item>
        <text:list-item>
          <text:p text:style-name="P34">S(tatus) service: detect whether customer already played or not, status stored in the DB. (DB choice left to students - HA to be seen). Can have a message bus to buffer requests.</text:p>
        </text:list-item>
        <text:list-item>
          <text:p text:style-name="P34">B(utton) service: button widget allowing the customer to play. <text:span text:style-name="T30">Only when not already done.</text:span></text:p>
        </text:list-item>
        <text:list-item>
          <text:p text:style-name="P34">W<text:span text:style-name="T32">(</text:span>orker<text:span text:style-name="T32">)</text:span> service that computes whether the customer won or not (slow service provided by <text:span text:style-name="T30">the HPE team</text:span> with a <text:span text:style-name="T30">REST API</text:span> interface), called by B. If won, post an image representing what has been won into <text:span text:style-name="T31">OpenStack </text:span>Swift with customer ID. Then post by e-mail via an external provider a message to admins (using a message bus if possible). Button is gray if the customer has already played.</text:p>
        </text:list-item>
        <text:list-item>
          <text:p text:style-name="P34">P(icture) service: Look into Swift with customer ID to display the image of the customer, empty if no image.<text:change-start text:change-id="ct117542736"/></text:p>
        </text:list-item>
      </text:list>
      <text:p text:style-name="P60"><text:soft-page-break/><text:span text:style-name="T43">This part will be evaluated on 6 points</text:span><text:change-end text:change-id="ct117542736"/></text:p>
      <text:p text:style-name="P2">The content provided by the HPE team<text:change text:change-id="ct45809760"/><text:change-start text:change-id="ct45893056"/> <text:span text:style-name="T42">will be referenced on the etherpad used to follow the exchanges on the project (</text:span><text:change-end text:change-id="ct45893056"/><text:change-start text:change-id="ct100913504"/><text:a xlink:type="simple" xlink:href="https://etherpad.openstack.org/p/ENSIMAG_2016" text:style-name="Internet_20_link" text:visited-style-name="Visited_20_Internet_20_Link"><text:span text:style-name="T42">https://etherpad.openstack.org/p/ENSIMAG_2016</text:span></text:a><text:span text:style-name="T42">)</text:span><text:change-end text:change-id="ct100913504"/></text:p>
      <text:p text:style-name="Sub_20_Head_20_2"><text:span text:style-name="T25">G</text:span>oals &amp; constraints</text:p>
      <text:p text:style-name="P4">The app must have the following goals &amp; constraints:</text:p>
      <text:list xml:id="list7964576098819798790" text:style-name="L4">
        <text:list-item>
          <text:p text:style-name="P38">IaaS platform chosen is OpenStack. The install has to provide the following services: Nova, Glance, Keystone, Cinder, Swift, Heat, Neutron. One tenant per group has to be created. 2 users (user, account used for automation and admin) have to be created per tenant.</text:p>
        </text:list-item>
        <text:list-item>
          <text:p text:style-name="P38">The W micro-service is a third party software (provided by HPE team) and cannot be changed by the students.</text:p>
        </text:list-item>
        <text:list-item>
          <text:p text:style-name="P38">Each part of the web page has to be implemented as a micro-service</text:p>
        </text:list-item>
        <text:list-item>
          <text:p text:style-name="P38">Using automation, students should be able to redeploy their application on another tenant or another OpenStack instance. (Think to initial conditions, some steps can still remain manual)</text:p>
        </text:list-item>
        <text:list-item>
          <text:p text:style-name="P38">DB should be persistent <text:span text:style-name="T34">with regards to</text:span> VMs failures.</text:p>
        </text:list-item>
        <text:list-item>
          <text:p text:style-name="P38">DB and W service should be on a separate private network</text:p>
        </text:list-item>
        <text:list-item>
          <text:p text:style-name="P38">Application should be publicly available on the external network. Only http[s] (ports 80 and 443) will be available from outside.</text:p>
        </text:list-item>
        <text:list-item>
          <text:p text:style-name="P38">Application should support nicely <text:span text:style-name="T28">the death of</text:span> any one of the 5 micro-services. (Page should still be displayed anyway, printing N/A is OK, having an error isn't). <text:span text:style-name="T28">As well it should be scalable in case of insufficient resources</text:span></text:p>
        </text:list-item>
        <text:list-item>
          <text:p text:style-name="P39">All materials should be kept on <text:change-start text:change-id="ct47068288"/><text:span text:style-name="T47">public </text:span><text:change-end text:change-id="ct47068288"/>git<text:change-start text:change-id="ct112333840"/> <text:span text:style-name="T47">repository (github e.g.)</text:span><text:change-end text:change-id="ct112333840"/><text:change-start text:change-id="ct99688176"/><text:span text:style-name="T47"> with an Open Source license</text:span><text:change-end text:change-id="ct99688176"/><text:change-start text:change-id="ct160516304"/><text:span text:style-name="T47"> (Cf: </text:span><text:a xlink:type="simple" xlink:href="https://opensource.org/licenses" text:style-name="Internet_20_link" text:visited-style-name="Visited_20_Internet_20_Link"><text:span text:style-name="T47">https://opensource.org/licenses</text:span></text:a><text:change-end text:change-id="ct160516304"/><text:change-start text:change-id="ct133546960"/><text:span text:style-name="T47"> prefer the popular ones)</text:span><text:change-end text:change-id="ct133546960"/>. App should be deployed from Git up to the infra, with either ansible, heat, or any other automation tool/script</text:p>
          <text:p text:style-name="P40"><text:change text:change-id="ct165926496"/><text:change text:change-id="ct42318720"/><text:change-start text:change-id="ct113495872"/></text:p>
        </text:list-item>
      </text:list>
      <text:p text:style-name="P61"><text:span text:style-name="T43">This part will be evaluated on 10 points</text:span><text:change-end text:change-id="ct113495872"/><text:change-start text:change-id="ct142510128"/><text:span text:style-name="T43"> (automation will be particularly important)</text:span><text:change-end text:change-id="ct142510128"/></text:p>
      <text:p text:style-name="Sub_20_Head_20_2">Bonus goals and constraints</text:p>
      <text:p text:style-name="P4">In addition, The app may have the following goals &amp; constraints:</text:p>
      <text:list xml:id="list165048754662135" text:continue-list="list165048139730752" text:style-name="L1">
        <text:list-item>
          <text:p text:style-name="P5">The DB info should resist to failure and not loose records (Using a message bus e.g. to handle failures)</text:p>
        </text:list-item>
        <text:list-item>
          <text:p text:style-name="P5">The application provided has <text:change-start text:change-id="ct148804336"/><text:span text:style-name="T49">some</text:span><text:change-end text:change-id="ct148804336"/><text:change text:change-id="ct105504064"/> latency. Use <text:span text:style-name="T35">O</text:span>pen<text:span text:style-name="T35">S</text:span>tack to scale it up (msg bus/ha proxy) in order to be able to exceed the 4 reqs<text:change-start text:change-id="ct45184368"/> <text:span text:style-name="T49">on a lapse of 10 seconds</text:span><text:change-end text:change-id="ct45184368"/><text:change text:change-id="ct144598432"/>. <text:span text:style-name="T36">A LBaaS (Load Balancer as a Service) can also be used and provided as part of the solution.</text:span><text:change text:change-id="ct45722000"/><text:change text:change-id="ct100044672"/></text:p>
        </text:list-item>
        <text:list-item>
          <text:p text:style-name="P5"><text:soft-page-break/>Monitoring, Security, Error case, Full HA, Full install/conf automation<text:change text:change-id="ct100120672"/>, Automatic Scalability<text:change-start text:change-id="ct144004512"/></text:p>
        </text:list-item>
      </text:list>
      <text:p text:style-name="P37"><text:span text:style-name="T43">This part will be evaluated on 4 additional bonus points</text:span><text:change-end text:change-id="ct144004512"/></text:p>
      <text:p text:style-name="Sub_20_Head_20_2">Deliverables</text:p>
      <text:list xml:id="list1933750900572073120" text:style-name="L5">
        <text:list-item>
          <text:p text:style-name="P43">On Gihub: </text:p>
          <text:list>
            <text:list-item>
              <text:p text:style-name="P43">Heat template/ansible playbooks/scripts for Infra group</text:p>
            </text:list-item>
            <text:list-item>
              <text:p text:style-name="P54">Performance and tests results</text:p>
            </text:list-item>
            <text:list-item>
              <text:p text:style-name="P43">Application code</text:p>
            </text:list-item>
          </text:list>
        </text:list-item>
        <text:list-item>
          <text:p text:style-name="P43"><text:change text:change-id="ct115536064"/>Application design document</text:p>
        </text:list-item>
        <text:list-item>
          <text:p text:style-name="P43"><text:change text:change-id="ct160085024"/>Present the (almost !) automatic deployment of the application in a new empty tenant and make reliability checks.</text:p>
        </text:list-item>
      </text:list>
      <text:p text:style-name="P31">HPE support</text:p>
      <text:p text:style-name="P6">HPE will provide a remote access to the <text:change-start text:change-id="ct97637360"/><text:span text:style-name="T44">pre-</text:span><text:change-end text:change-id="ct97637360"/>production platform <text:change-start text:change-id="ct155580928"/><text:span text:style-name="T44">(set of servers preinstalled with a CentOS 7 distribution) </text:span><text:change-end text:change-id="ct155580928"/>that the IaaS team will have to setup <text:change-start text:change-id="ct158931680"/><text:span text:style-name="T44">from an OpenStack perspective </text:span><text:change-end text:change-id="ct158931680"/>and deliver so the DevOps teams could deploy their application on it. HPE will also provide a <text:change text:change-id="ct158332544"/>production platform <text:change-start text:change-id="ct139130096"/><text:span text:style-name="T44">running Helion OpenStack </text:span><text:change-end text:change-id="ct139130096"/>as a <text:change-start text:change-id="ct140712224"/><text:span text:style-name="T44">development environment for the application developers</text:span><text:change-end text:change-id="ct140712224"/><text:change text:change-id="ct159224160"/> for testing purposes<text:change text:change-id="ct148995584"/><text:change text:change-id="ct103260608"/>.<text:change text:change-id="ct45852960"/><text:change text:change-id="ct161904064"/><text:change text:change-id="ct148290864"/><text:span text:style-name="T3"> </text:span></text:p>
      <text:p text:style-name="P7">A mailing list <text:change text:change-id="ct113477024"/><text:change-start text:change-id="ct161294320"/><text:span text:style-name="T45">has</text:span><text:change-end text:change-id="ct161294320"/> be<text:change-start text:change-id="ct170065984"/><text:span text:style-name="T45">en</text:span><text:change-end text:change-id="ct170065984"/> created to provide remote support to students during the whole period. Various people from HPE will so be available to answer questions and help with regards to platform setup and access.<text:change-start text:change-id="ct159689024"/> <text:span text:style-name="T45">The mailing-list address is </text:span><text:change-end text:change-id="ct159689024"/><text:change-start text:change-id="ct144338864"/><text:a xlink:type="simple" xlink:href="mailto:ensimag-openstack@lists.osp.hpe.com" text:style-name="Internet_20_link" text:visited-style-name="Visited_20_Internet_20_Link"><text:span text:style-name="T45">ensimag-openstack@lists.osp.hpe.com</text:span></text:a><text:span text:style-name="T45"> </text:span><text:change-end text:change-id="ct144338864"/></text:p>
      <text:p text:style-name="Sub_20_Head_20_2">Agenda</text:p>
      <text:p text:style-name="Sub_20_Head_20_3"><text:span text:style-name="T37">Lundi</text:span> 2<text:span text:style-name="T37">1</text:span> novembre : 1<text:span text:style-name="T37">4</text:span>h<text:span text:style-name="T37">0</text:span>0-1<text:span text:style-name="T37">7</text:span>h<text:span text:style-name="T37">0</text:span>0</text:p>
      <text:list xml:id="list7900925773362487047" text:style-name="L6">
        <text:list-item>
          <text:p text:style-name="P44">Project explanation: Overall Goals &amp; method (groups, prod platform, TD systems for tests). <text:span text:style-name="T26">The goal is to provide a cloud native application, providing redundancy and scalability, using an OpenStack infrastructure. No formal solution will be directly given, students will have to build the solution by themselves. Many approaches are possible. <text:s/>The HPE team role will be after the 2 first sessions and generic presentations on all concepts to help them in the realization of that application and its setup.</text:span></text:p>
        </text:list-item>
        <text:list-item>
          <text:p text:style-name="P44">Cloud fundamentals: IaaS <text:s/>(Bruno<text:change text:change-id="ct154945088"/>)</text:p>
        </text:list-item>
        <text:list-item>
          <text:p text:style-name="P44">OpenStack architecture &amp; example (Bruno <text:change text:change-id="ct164773024"/>)</text:p>
        </text:list-item>
        <text:list-item>
          <text:p text:style-name="P44">DevStack installation - stackrc + env var - image shared between groups (on E<text:span text:style-name="T38">NSIMAG</text:span> systems - nested with prepared VM or BM in B10) (Jérôme - Alexis - <text:change-start text:change-id="ct109023376"/><text:span text:style-name="T45">René</text:span><text:change-end text:change-id="ct109023376"/><text:change text:change-id="ct142553184"/>)</text:p>
        </text:list-item>
        <text:list-item>
          <text:p text:style-name="P44">Production platform exaplanation <text:span text:style-name="T27">(Bruno)</text:span></text:p>
        </text:list-item>
        <text:list-item>
          <text:p text:style-name="P45">Home work: </text:p>
          <text:list>
            <text:list-item>
              <text:p text:style-name="P45">Continue to explore OpenStack from both UI &amp; CLI</text:p>
            </text:list-item>
            <text:list-item>
              <text:p text:style-name="P45"><text:soft-page-break/>Create <text:change-start text:change-id="ct103995248"/><text:span text:style-name="T45">9</text:span><text:change-end text:change-id="ct103995248"/><text:change text:change-id="ct143979392"/> groups of <text:change-start text:change-id="ct43060144"/><text:span text:style-name="T45">5</text:span><text:change-end text:change-id="ct43060144"/><text:change text:change-id="ct168906608"/> students (one country per group), assign specialization (ops, devs, middleware, ... + backup), tool choice left to students, but licensing should be correct (prefer Open Source)</text:p>
            </text:list-item>
          </text:list>
        </text:list-item>
      </text:list>
      <text:p text:style-name="Sub_20_Head_20_3">Mardi 29 novembre : 15h30-18h30</text:p>
      <text:list xml:id="list8312508710698640325" text:style-name="L7">
        <text:list-item>
          <text:p text:style-name="P46">Cloud fundamentals: DevOps (<text:change-start text:change-id="ct165768672"/><text:span text:style-name="T45">Christophe</text:span><text:change-end text:change-id="ct165768672"/><text:change text:change-id="ct133277072"/>)</text:p>
        </text:list-item>
        <text:list-item>
          <text:p text:style-name="P46">12 factors apps - micro services (Nicolas<text:change text:change-id="ct106323392"/>)</text:p>
        </text:list-item>
        <text:list-item>
          <text:p text:style-name="P46">Infrastructure as Code: OpenStack API as TD</text:p>
        </text:list-item>
        <text:list-item>
          <text:p text:style-name="P46">Project explanation: Architecture of the use case - Specifications - Design Constraints &amp; Goals (GitHub, automation, )</text:p>
        </text:list-item>
        <text:list-item>
          <text:p text:style-name="P46">Home work: Continue to explore OpenStack API (Dev), Start Prod Infra setup</text:p>
        </text:list-item>
      </text:list>
      <text:p text:style-name="Sub_20_Head_20_3">Mardi 6 décembre : 15h30-18h30</text:p>
      <text:list xml:id="list2495824720709085116" text:style-name="L8">
        <text:list-item>
          <text:p text:style-name="P47">Prod infra setup continued: Ability to launch a VM from an image using a heat template, attached to a network and a storage, and an object storage. private and public net are available and a floating IP attached to the VM.</text:p>
        </text:list-item>
        <text:list-item>
          <text:p text:style-name="P47">Application architecture done: microservices identified, HA solved, Scalability solved. Design done (Paper work, UML ?).</text:p>
        </text:list-item>
      </text:list>
      <text:p text:style-name="Sub_20_Head_20_3">Mardi 13 décembre : 15h30-18h30</text:p>
      <text:list xml:id="list3439528679432525782" text:style-name="L9">
        <text:list-item>
          <text:p text:style-name="P48">Prod infra setup finished: Ability to launch a VM from an image using a heat template, attached to a network and a storage, and an object storage. private and public net are available and a floating IP attached to the VM.</text:p>
        </text:list-item>
        <text:list-item>
          <text:p text:style-name="P48">Application development ongoing</text:p>
        </text:list-item>
      </text:list>
      <text:p text:style-name="Sub_20_Head_20_3">Mardi 3 janvier : 15h30-18h30</text:p>
      <text:list xml:id="list326788178550362152" text:style-name="L10">
        <text:list-item>
          <text:p text:style-name="P49">Prod infra setup review if needed</text:p>
        </text:list-item>
        <text:list-item>
          <text:p text:style-name="P49">Application development ongoing</text:p>
        </text:list-item>
      </text:list>
      <text:p text:style-name="Sub_20_Head_20_3">Mardi 10 janvier : 15h30-18h30</text:p>
      <text:list xml:id="list8060642513975708352" text:style-name="L11">
        <text:list-item>
          <text:p text:style-name="P50">Prod infra setup review if needed</text:p>
        </text:list-item>
        <text:list-item>
          <text:p text:style-name="P50">Application development done</text:p>
        </text:list-item>
      </text:list>
      <text:p text:style-name="Sub_20_Head_20_3">Mardi 17 janvier : 15h30-18h30</text:p>
      <text:list xml:id="list165047743447565" text:continue-list="list1710399771328127791" text:style-name="L2">
        <text:list-item>
          <text:p text:style-name="P9">Synthesis and integration</text:p>
        </text:list-item>
        <text:list-item>
          <text:p text:style-name="P9">Group Presentation</text:p>
        </text:list-item>
        <text:list-item>
          <text:p text:style-name="P9"><text:change text:change-id="ct166952816"/><text:change-start text:change-id="ct113991376"/></text:p>
        </text:list-item>
      </text:list>
      <text:p text:style-name="P65">Mardi <text:span text:style-name="T46">24</text:span> janvier <text:span text:style-name="T46">(TBC) </text:span><text:change-end text:change-id="ct113991376"/><text:change-start text:change-id="ct162450000"/><text:span text:style-name="T46">evaluation of the projects</text:span><text:change-end text:change-id="ct16245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 Bright Math Italic" svg:font-family="'Lucida Bright Math Italic'" style:font-pitch="variable"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Wingdings 2" svg:font-family="'Wingdings 2'" style:font-family-generic="decorative" style:font-pitch="variable" style:font-charset="x-symbol"/>
    <style:font-face style:name="Courier" svg:font-family="Courier"/>
    <style:font-face style:name="FreeSans1" svg:font-family="FreeSans" style:font-adornments="Normal"/>
    <style:font-face style:name="Lucidasans2" svg:font-family="Lucidasans"/>
    <style:font-face style:name="Courier New" svg:font-family="'Courier New'" style:font-family-generic="modern"/>
    <style:font-face style:name="Lucida Console" svg:font-family="'Lucida Console'" style:font-family-generic="modern"/>
    <style:font-face style:name="Lucida Sans Typewriter" svg:font-family="'Lucida Sans Typewriter', Arial" style:font-family-generic="modern"/>
    <style:font-face style:name="FreeSans2" svg:font-family="FreeSans" style:font-family-generic="roman"/>
    <style:font-face style:name="HP Simplified2" svg:font-family="'HP Simplified'" style:font-family-generic="roman"/>
    <style:font-face style:name="Lohit Hindi" svg:font-family="'Lohit Hindi'" style:font-family-generic="roman"/>
    <style:font-face style:name="Times New Roman Bold" svg:font-family="'Times New Roman Bold', 'Times New Roman'" style:font-family-generic="roman"/>
    <style:font-face style:name="Bitstream Vera Sans Mono" svg:font-family="'Bitstream Vera Sans Mono'" style:font-family-generic="modern" style:font-pitch="fixed"/>
    <style:font-face style:name="Courier1" svg:font-family="Courier" style:font-family-generic="modern" style:font-pitch="fixed"/>
    <style:font-face style:name="Courier New1" svg:font-family="'Courier New'" style:font-family-generic="modern" style:font-pitch="fixed"/>
    <style:font-face style:name="Andale Sans UI" svg:font-family="'Andale Sans UI'" style:font-pitch="variable"/>
    <style:font-face style:name="DejaVu Sans1" svg:font-family="'DejaVu Sans'" style:font-pitch="variable"/>
    <style:font-face style:name="HG Mincho Light J" svg:font-family="'HG Mincho Light J'" style:font-pitch="variable"/>
    <style:font-face style:name="HP Simplified" svg:font-family="'HP Simplified'" style:font-adornments="Normal" style:font-pitch="variable"/>
    <style:font-face style:name="Liberation Sans1" svg:font-family="'Liberation Sans'" style:font-pitch="variable"/>
    <style:font-face style:name="Lucidasans" svg:font-family="Lucidasans" style:font-pitch="variable"/>
    <style:font-face style:name="Metric2" svg:font-family="Metric" style:font-pitch="variable"/>
    <style:font-face style:name="Metric1" svg:font-family="Metric" style:font-adornments="Gras" style:font-pitch="variable"/>
    <style:font-face style:name="Metric" svg:font-family="Metric" style:font-adornments="Normal" style:font-pitch="variable"/>
    <style:font-face style:name="Mincho" svg:font-family="Minch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HP Simplified1" svg:font-family="'HP Simplified'" style:font-family-generic="swiss" style:font-pitch="variable"/>
    <style:font-face style:name="Helvetica-Narrow" svg:font-family="Helvetica-Narrow, 'Arial Narrow'" style:font-family-generic="swiss" style:font-pitch="variable"/>
    <style:font-face style:name="Lucida Sans" svg:font-family="'Lucida Sans'" style:font-adornments="Demibold" style:font-family-generic="swiss" style:font-pitch="variable"/>
    <style:font-face style:name="Luxi Sans" svg:font-family="'Luxi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1" svg:font-family="'Andale Sans UI'" style:font-family-generic="system" style:font-pitch="variable"/>
    <style:font-face style:name="FreeSans3" svg:font-family="FreeSans" style:font-family-generic="system" style:font-pitch="variable"/>
    <style:font-face style:name="Lucidasans1" svg:font-family="Lucidasans" style:font-family-generic="system" style:font-pitch="variable"/>
    <style:font-face style:name="Tahoma1" svg:font-family="Tahoma" style:font-family-generic="system" style:font-pitch="variable"/>
  </office:font-face-decls>
  <office:styles>
    <draw:stroke-dash draw:name="Dashed_20__28_var_29__20_66" draw:display-name="Dashed (var) 66"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82cm" loext:contextual-spacing="false" fo:line-height="0.423cm" fo:text-align="justify" style:justify-single-word="false" fo:orphans="2" fo:widows="2" fo:hyphenation-ladder-count="no-limit" style:writing-mode="lr-tb">
        <style:tab-stops/>
      </style:paragraph-properties>
      <style:text-properties style:use-window-font-color="true" style:font-name="Metric" fo:font-family="Metric" style:font-style-name="Normal" style:font-pitch="variable" fo:font-size="12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text-properties fo:font-style="italic" style:font-style-asian="italic"/>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002cm" style:auto-text-indent="false"/>
    </style:style>
    <style:style style:name="Signature" style:family="paragraph" style:parent-style-name="Standard" style:class="text">
      <style:paragraph-properties fo:margin-left="7.62cm" fo:margin-right="0cm" fo:text-indent="0.002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list-style-name="WW8Num1" style:class="text">
      <style:paragraph-properties fo:margin-left="3cm" fo:margin-right="0cm" fo:margin-top="0cm" fo:margin-bottom="1.305cm" loext:contextual-spacing="false" fo:line-height="1.058cm" fo:keep-together="always" fo:orphans="2" fo:widows="2" fo:text-indent="0cm" style:auto-text-indent="false" fo:padding-left="0cm" fo:padding-right="0cm" fo:padding-top="0.6cm" fo:padding-bottom="0.6cm" fo:border-left="none" fo:border-right="none" fo:border-top="0.99pt solid #000000" fo:border-bottom="0.06pt solid #000000" fo:keep-with-next="always"/>
      <style:text-properties style:use-window-font-color="true" style:font-name="HP Simplified" fo:font-family="'HP Simplified'" style:font-style-name="Normal" style:font-pitch="variable" fo:font-size="28pt" fo:language="en" fo:country="US" style:font-name-asian="Times New Roman" style:font-family-asian="'Times New Roman'" style:font-family-generic-asian="roman" style:font-pitch-asian="variable" style:font-size-asian="28pt"/>
    </style:style>
    <style:style style:name="Heading_20_2" style:display-name="Heading 2" style:family="paragraph" style:parent-style-name="Standard" style:next-style-name="Standard" style:list-style-name="WW8Num2" style:class="text">
      <style:paragraph-properties fo:margin-left="0cm" fo:margin-right="0cm" fo:margin-top="0.127cm" fo:margin-bottom="0.367cm" loext:contextual-spacing="false" fo:line-height="0.776cm" fo:orphans="2" fo:widows="2" fo:text-indent="0cm" style:auto-text-indent="false" fo:keep-with-next="always"/>
      <style:text-properties style:use-window-font-color="true" style:font-name="Arial Narrow" fo:font-family="'Arial Narrow'" style:font-family-generic="swiss" style:font-pitch="variable" fo:font-size="20pt" fo:language="en" fo:country="US" fo:font-weight="bold" style:font-name-asian="Times New Roman" style:font-family-asian="'Times New Roman'" style:font-family-generic-asian="roman" style:font-pitch-asian="variable" style:font-size-asian="20pt" style:font-weight-asian="bold"/>
    </style:style>
    <style:style style:name="Heading_20_3" style:display-name="Heading 3" style:family="paragraph" style:parent-style-name="Heading_20_2" style:next-style-name="Standard" style:list-style-name="WW8Num2" style:class="text">
      <style:paragraph-properties fo:margin-left="0cm" fo:margin-right="0cm" fo:text-indent="0cm" style:auto-text-indent="false"/>
      <style:text-properties fo:font-size="17pt" style:font-size-asian="17pt"/>
    </style:style>
    <style:style style:name="Heading_20_4" style:display-name="Heading 4" style:family="paragraph" style:parent-style-name="Heading_20_2" style:next-style-name="Standard" style:list-style-name="WW8Num2" style:class="text">
      <style:paragraph-properties fo:margin-left="0cm" fo:margin-right="0cm" fo:margin-top="0.021cm" fo:margin-bottom="0.191cm" loext:contextual-spacing="false" fo:line-height="0.6cm" fo:text-indent="0cm" style:auto-text-indent="false"/>
      <style:text-properties fo:font-size="15pt" style:font-size-asian="15pt"/>
    </style:style>
    <style:style style:name="Heading_20_5" style:display-name="Heading 5" style:family="paragraph" style:parent-style-name="Heading_20_2" style:next-style-name="Standard" style:list-style-name="WW8Num2" style:class="text">
      <style:paragraph-properties fo:margin-left="0cm" fo:margin-right="0cm" fo:margin-top="0.007cm" fo:margin-bottom="0.169cm" loext:contextual-spacing="false" fo:line-height="0.494cm" fo:text-indent="0cm" style:auto-text-indent="false"/>
      <style:text-properties fo:font-size="12pt" style:font-size-asian="12pt"/>
    </style:style>
    <style:style style:name="Heading_20_6" style:display-name="Heading 6" style:family="paragraph" style:parent-style-name="Heading_20_2" style:next-style-name="H6p" style:list-style-name="WW8Num2" style:class="text">
      <style:paragraph-properties fo:margin-left="0cm" fo:margin-right="0cm" fo:margin-top="0.071cm" fo:margin-bottom="0.071cm" loext:contextual-spacing="false" fo:line-height="0.415cm" fo:text-indent="0cm" style:auto-text-indent="false"/>
      <style:text-properties fo:font-size="10.5pt" style:font-size-asian="10.5pt"/>
    </style:style>
    <style:style style:name="Heading_20_7" style:display-name="Heading 7" style:family="paragraph" style:parent-style-name="Standard" style:next-style-name="Standard" style:list-style-name="WW8Num2" style:class="text">
      <style:paragraph-properties fo:margin-left="0cm" fo:margin-right="0cm" fo:line-height="150%" fo:text-indent="0cm" style:auto-text-indent="false" fo:keep-with-next="always"/>
      <style:text-properties fo:color="#ff0000"/>
    </style:style>
    <style:style style:name="Heading_20_8" style:display-name="Heading 8" style:family="paragraph" style:parent-style-name="Standard" style:next-style-name="Standard" style:list-style-name="WW8Num2"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list-style-name="WW8Num2"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Standard" style:class="list">
      <style:paragraph-properties fo:margin-left="0.635cm" fo:margin-right="0cm" fo:text-indent="-0.635cm" style:auto-text-indent="false"/>
    </style:style>
    <style:style style:name="Header" style:family="paragraph" style:parent-style-name="Standard" style:next-style-name="Standard" style:class="extra">
      <style:paragraph-properties fo:margin-left="-4.013cm" fo:margin-right="0cm" fo:margin-top="0cm" fo:margin-bottom="0.282cm" loext:contextual-spacing="false" fo:line-height="0.423cm" fo:orphans="2" fo:widows="2" fo:text-indent="0.002cm" style:auto-text-indent="false">
        <style:tab-stops/>
      </style:paragraph-properties>
      <style:text-properties style:use-window-font-color="true" style:font-name="Metric1" fo:font-family="Metric" style:font-style-name="Gras" style:font-pitch="variable" fo:font-size="9.5pt" fo:language="en" fo:country="US" fo:font-weight="bold" style:font-name-asian="Times New Roman" style:font-family-asian="'Times New Roman'" style:font-family-generic-asian="roman" style:font-pitch-asian="variable" style:font-size-asian="9.5pt" style:font-weight-asian="bold"/>
    </style:style>
    <style:style style:name="Header_20_left" style:display-name="Header left" style:family="paragraph" style:parent-style-name="Standard" style:class="extra">
      <style:paragraph-properties text:number-lines="false" text:line-number="0">
        <style:tab-stops>
          <style:tab-stop style:position="5.95cm" style:type="center"/>
          <style:tab-stop style:position="11.901cm" style:type="right"/>
        </style:tab-stops>
      </style:paragraph-properties>
    </style:style>
    <style:style style:name="Footer" style:family="paragraph" style:parent-style-name="Standard" style:class="extra">
      <style:paragraph-properties>
        <style:tab-stops>
          <style:tab-stop style:position="5.962cm" style:type="center"/>
          <style:tab-stop style:position="11.9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5.08cm" fo:margin-right="0cm" fo:text-indent="0.002cm" style:auto-text-indent="false"/>
      <style:text-properties style:font-name="Arial" fo:font-family="Arial" style:font-family-generic="swiss" style:font-pitch="variable" fo:font-size="12pt" style:font-size-asian="12pt"/>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End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Index_20_1" style:display-name="Index 1" style:family="paragraph" style:parent-style-name="Standard" style:next-style-name="Standard" style:class="index">
      <style:paragraph-properties fo:margin-left="0.37cm" fo:margin-right="0cm" fo:text-indent="-0.37cm" style:auto-text-indent="false"/>
    </style:style>
    <style:style style:name="Index_20_2" style:display-name="Index 2" style:family="paragraph" style:parent-style-name="Standard" style:next-style-name="Standard" style:class="index">
      <style:paragraph-properties fo:margin-left="0.741cm" fo:margin-right="0cm" fo:text-indent="-0.37cm" style:auto-text-indent="false"/>
    </style:style>
    <style:style style:name="Index_20_3" style:display-name="Index 3" style:family="paragraph" style:parent-style-name="Standard" style:next-style-name="Standard" style:class="index">
      <style:paragraph-properties fo:margin-left="1.111cm" fo:margin-right="0cm" fo:text-indent="-0.37cm" style:auto-text-indent="false"/>
    </style:style>
    <style:style style:name="Contents_20_1" style:display-name="Contents 1" style:family="paragraph" style:parent-style-name="Standard" style:class="index">
      <style:paragraph-properties fo:margin-top="0cm" fo:margin-bottom="0.071cm" loext:contextual-spacing="false" fo:line-height="0.423cm" fo:orphans="2" fo:widows="2">
        <style:tab-stops>
          <style:tab-stop style:position="12.277cm" style:type="right" style:leader-style="dotted" style:leader-text="."/>
        </style:tab-stops>
      </style:paragraph-properties>
      <style:text-properties style:use-window-font-color="true" style:font-name="Metric" fo:font-family="Metric" style:font-style-name="Normal" style:font-pitch="variable" fo:font-size="12pt" fo:language="en" fo:country="US" fo:font-weight="normal" style:font-name-asian="Times New Roman" style:font-family-asian="'Times New Roman'" style:font-family-generic-asian="roman" style:font-pitch-asian="variable" style:font-size-asian="12pt" style:font-weight-asian="bold"/>
    </style:style>
    <style:style style:name="Contents_20_2" style:display-name="Contents 2" style:family="paragraph" style:parent-style-name="Contents_20_1" style:class="index">
      <style:text-properties style:font-name="Metric" fo:font-family="Metric" style:font-style-name="Normal" style:font-pitch="variable" fo:font-size="10.5pt" fo:font-weight="normal" style:font-size-asian="10.5pt" style:font-weight-asian="normal"/>
    </style:style>
    <style:style style:name="Contents_20_3" style:display-name="Contents 3" style:family="paragraph" style:parent-style-name="Contents_20_2" style:class="index">
      <style:paragraph-properties fo:margin-left="0.483cm" fo:margin-right="0cm" fo:text-indent="0.002cm" style:auto-text-indent="false"/>
    </style:style>
    <style:style style:name="Contents_20_4" style:display-name="Contents 4" style:family="paragraph" style:parent-style-name="Contents_20_3" style:next-style-name="Contents_20_5" style:class="index">
      <style:paragraph-properties fo:margin-left="0.965cm" fo:margin-right="0cm" fo:text-indent="0.002cm" style:auto-text-indent="false"/>
    </style:style>
    <style:style style:name="Contents_20_5" style:display-name="Contents 5" style:family="paragraph" style:parent-style-name="Contents_20_1" style:class="index">
      <style:paragraph-properties fo:margin-left="1.448cm" fo:margin-right="0cm" fo:margin-top="0cm" fo:margin-bottom="0.071cm" loext:contextual-spacing="false" fo:line-height="0.494cm" fo:text-indent="0.002cm" style:auto-text-indent="false"/>
      <style:text-properties style:font-name="Times New Roman" fo:font-family="'Times New Roman'" style:font-family-generic="roman" style:font-pitch="variable" fo:font-size="10.5pt" fo:font-weight="normal" style:font-size-asian="10.5pt" style:font-weight-asian="normal"/>
    </style:style>
    <style:style style:name="Contents_20_6" style:display-name="Contents 6" style:family="paragraph" style:parent-style-name="Contents_20_5" style:next-style-name="Standard" style:class="index">
      <style:paragraph-properties fo:margin-left="1.93cm" fo:margin-right="0cm" fo:text-indent="0.002cm" style:auto-text-indent="false"/>
    </style:style>
    <style:style style:name="Contents_20_7" style:display-name="Contents 7" style:family="paragraph" style:parent-style-name="Standard" style:next-style-name="Standard" style:class="index">
      <style:paragraph-properties fo:margin-left="2.223cm" fo:margin-right="0cm" fo:text-indent="0.002cm" style:auto-text-indent="false"/>
    </style:style>
    <style:style style:name="Contents_20_8" style:display-name="Contents 8" style:family="paragraph" style:parent-style-name="Standard" style:next-style-name="Standard" style:class="index">
      <style:paragraph-properties fo:margin-left="2.593cm" fo:margin-right="0cm" fo:text-indent="0.002cm" style:auto-text-indent="false"/>
    </style:style>
    <style:style style:name="Contents_20_9" style:display-name="Contents 9" style:family="paragraph" style:parent-style-name="Standard" style:next-style-name="Standard" style:class="index">
      <style:paragraph-properties fo:margin-left="2.963cm" fo:margin-right="0cm" fo:text-indent="0.002cm" style:auto-text-indent="false"/>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2pt"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uxi Sans" fo:font-family="'Luxi Sans'" style:font-family-generic="swiss" style:font-pitch="variable" fo:font-size="14pt" style:font-name-asian="HG Mincho Light J" style:font-family-asian="'HG Mincho Light J'" style:font-pitch-asian="variable" style:font-size-asian="14pt"/>
    </style:style>
    <style:style style:name="H6p" style:family="paragraph" style:next-style-name="Standard">
      <style:paragraph-properties fo:margin-top="0.071cm" fo:margin-bottom="0.282cm" loext:contextual-spacing="false" fo:orphans="2" fo:widows="2" fo:hyphenation-ladder-count="no-limit">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_2a_Cbx" style:display-name="*Cbx" style:family="paragraph">
      <style:paragraph-properties fo:margin-left="0.741cm" fo:margin-right="0.247cm" fo:margin-top="0.102cm" fo:margin-bottom="0.074cm" loext:contextual-spacing="false" fo:line-height="0.37cm" fo:orphans="2" fo:widows="2" fo:hyphenation-ladder-count="no-limit" fo:text-indent="-0.529cm" style:auto-text-indent="false">
        <style:tab-stops>
          <style:tab-stop style:position="0.247cm"/>
          <style:tab-stop style:position="0.741cm"/>
        </style:tab-stops>
      </style:paragraph-properties>
      <style:text-properties style:use-window-font-color="true" style:font-name="Arial Narrow" fo:font-family="'Arial Narrow'" style:font-family-generic="swiss"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fo:hyphenate="false" fo:hyphenation-remain-char-count="2" fo:hyphenation-push-char-count="2"/>
    </style:style>
    <style:style style:name="_2a_Cbxe" style:display-name="*Cbxe" style:family="paragraph" style:parent-style-name="_2a_Cbx" style:next-style-name="Standard">
      <style:paragraph-properties fo:margin-top="0.176cm" fo:margin-bottom="0.176cm" loext:contextual-spacing="false"/>
    </style:style>
    <style:style style:name="Art" style:family="paragraph" style:next-style-name="Rule">
      <style:paragraph-properties fo:orphans="2" fo:widows="2" fo:hyphenation-ladder-count="no-limit">
        <style:tab-stops>
          <style:tab-stop style:position="0cm"/>
          <style:tab-stop style:position="0.529cm"/>
        </style:tab-stops>
      </style:paragraph-properties>
      <style:text-properties style:use-window-font-color="true" style:font-name="Times New Roman" fo:font-family="'Times New Roman'" style:font-family-generic="roman"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Art_20_Body" style:display-name="Art Body" style:family="paragraph" style:parent-style-name="Art" style:next-style-name="Standard">
      <style:paragraph-properties fo:margin-top="0.141cm" fo:margin-bottom="0.423cm" loext:contextual-spacing="false"/>
    </style:style>
    <style:style style:name="Art_20_Wide" style:display-name="Art Wide" style:family="paragraph" style:parent-style-name="Art" style:next-style-name="Standard">
      <style:paragraph-properties fo:margin-left="-4.013cm" fo:margin-right="0cm" fo:margin-top="0.247cm" fo:margin-bottom="0.423cm" loext:contextual-spacing="false" fo:text-indent="0.002cm" style:auto-text-indent="false"/>
    </style:style>
    <style:style style:name="ArtL" style:family="paragraph" style:parent-style-name="Art_20_Body" style:next-style-name="Standard">
      <style:paragraph-properties fo:margin-left="0.529cm" fo:margin-right="0cm" fo:text-indent="0.002cm" style:auto-text-indent="false"/>
    </style:style>
    <style:style style:name="ArtSd" style:family="paragraph" style:parent-style-name="Art" style:next-style-name="Standard">
      <style:paragraph-properties fo:margin-top="0cm" fo:margin-bottom="0.423cm" loext:contextual-spacing="false" fo:keep-together="always" fo:keep-with-next="always">
        <style:tab-stops>
          <style:tab-stop style:position="0cm"/>
          <style:tab-stop style:position="0.529cm"/>
          <style:tab-stop style:position="2.752cm" style:type="right"/>
        </style:tab-stops>
      </style:paragraph-properties>
      <style:text-properties fo:font-size="14pt" fo:font-weight="normal" style:font-size-asian="14pt" style:font-weight-asian="normal"/>
    </style:style>
    <style:style style:name="Cap" style:family="paragraph" style:next-style-name="Standard">
      <style:paragraph-properties fo:margin-top="0cm" fo:margin-bottom="0.529cm" loext:contextual-spacing="false" fo:line-height="0.388cm" fo:orphans="2" fo:widows="2" fo:hyphenation-ladder-count="no-limit">
        <style:tab-stops/>
      </style:paragraph-properties>
      <style:text-properties style:use-window-font-color="true" style:font-name="Helvetica-Narrow" fo:font-family="Helvetica-Narrow, 'Arial Narrow'" style:font-family-generic="swiss" style:font-pitch="variable" fo:font-size="9.5pt" fo:language="en" fo:country="US" fo:font-weight="bold" style:font-name-asian="Times New Roman" style:font-family-asian="'Times New Roman'" style:font-family-generic-asian="roman" style:font-pitch-asian="variable" style:font-size-asian="9.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WW-Comment_20_Text" style:display-name="WW-Comment Text" style:family="paragraph" style:parent-style-name="Standard">
      <style:paragraph-properties fo:margin-top="0cm" fo:margin-bottom="0.318cm" loext:contextual-spacing="false"/>
      <style:text-properties fo:color="#008000"/>
    </style:style>
    <style:style style:name="Courier" style:family="paragraph" style:parent-style-name="Standard">
      <style:text-properties style:font-name="Courier" fo:font-family="Courier"/>
    </style:style>
    <style:style style:name="WW-Document_20_Map" style:display-name="WW-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Ex" style:family="paragraph">
      <loext:graphic-properties draw:fill="solid" draw:fill-color="#ffffff" draw:opacity="100%"/>
      <style:paragraph-properties fo:margin-top="0cm" fo:margin-bottom="0cm" loext:contextual-spacing="false" fo:line-height="0.423cm" fo:keep-together="always" fo:orphans="2" fo:widows="2" fo:hyphenation-ladder-count="no-limit" fo:background-color="#ffffff" fo:keep-with-next="always">
        <style:tab-stops>
          <style:tab-stop style:position="0.353cm"/>
          <style:tab-stop style:position="1.058cm"/>
          <style:tab-stop style:position="1.764cm"/>
          <style:tab-stop style:position="2.469cm"/>
          <style:tab-stop style:position="3.175cm"/>
          <style:tab-stop style:position="3.881cm"/>
          <style:tab-stop style:position="4.586cm"/>
          <style:tab-stop style:position="5.292cm"/>
          <style:tab-stop style:position="5.997cm"/>
          <style:tab-stop style:position="6.703cm"/>
          <style:tab-stop style:position="7.408cm"/>
        </style:tab-stops>
      </style:paragraph-properties>
      <style:text-properties style:use-window-font-color="true" style:font-name="Lucida Sans Typewriter" fo:font-family="'Lucida Sans Typewriter', Arial" style:font-family-generic="modern"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fo:hyphenate="false" fo:hyphenation-remain-char-count="2" fo:hyphenation-push-char-count="2"/>
    </style:style>
    <style:style style:name="ExC" style:family="paragraph" style:parent-style-name="Ex">
      <style:text-properties style:font-name="Lucida Console" fo:font-family="'Lucida Console'" style:font-family-generic="modern"/>
    </style:style>
    <style:style style:name="Exl" style:family="paragraph" style:parent-style-name="Ex">
      <style:paragraph-properties fo:margin-left="0.529cm" fo:margin-right="0cm" fo:text-indent="0.002cm" style:auto-text-indent="false">
        <style:tab-stops>
          <style:tab-stop style:position="0.353cm"/>
          <style:tab-stop style:position="0.529cm"/>
          <style:tab-stop style:position="1.058cm"/>
          <style:tab-stop style:position="1.235cm"/>
          <style:tab-stop style:position="1.764cm"/>
          <style:tab-stop style:position="1.94cm"/>
          <style:tab-stop style:position="2.469cm"/>
          <style:tab-stop style:position="2.646cm"/>
          <style:tab-stop style:position="3.175cm"/>
          <style:tab-stop style:position="3.351cm"/>
          <style:tab-stop style:position="3.881cm"/>
          <style:tab-stop style:position="4.057cm"/>
          <style:tab-stop style:position="4.586cm"/>
          <style:tab-stop style:position="4.763cm"/>
          <style:tab-stop style:position="5.292cm"/>
          <style:tab-stop style:position="5.468cm"/>
          <style:tab-stop style:position="5.997cm"/>
          <style:tab-stop style:position="6.174cm"/>
          <style:tab-stop style:position="6.703cm"/>
          <style:tab-stop style:position="6.879cm"/>
          <style:tab-stop style:position="7.408cm"/>
        </style:tab-stops>
      </style:paragraph-properties>
    </style:style>
    <style:style style:name="ExCl" style:family="paragraph" style:parent-style-name="Exl">
      <style:text-properties style:font-name="Lucida Console" fo:font-family="'Lucida Console'" style:font-family-generic="modern"/>
    </style:style>
    <style:style style:name="Exl2" style:family="paragraph" style:parent-style-name="Exl">
      <style:paragraph-properties fo:margin-left="1.058cm" fo:margin-right="0cm" fo:text-indent="0.002cm" style:auto-text-indent="false"/>
    </style:style>
    <style:style style:name="ExCl2" style:family="paragraph" style:parent-style-name="Exl2">
      <style:text-properties style:font-name="Lucida Console" fo:font-family="'Lucida Console'" style:font-family-generic="modern"/>
    </style:style>
    <style:style style:name="ExLn1" style:family="paragraph" style:parent-style-name="Ex">
      <style:paragraph-properties fo:margin-left="0cm" fo:margin-right="0cm" fo:text-indent="0cm" style:auto-text-indent="false"/>
    </style:style>
    <style:style style:name="ExCLn1" style:family="paragraph" style:parent-style-name="ExLn1">
      <style:text-properties style:font-name="Lucida Console" fo:font-family="'Lucida Console'" style:font-family-generic="modern"/>
    </style:style>
    <style:style style:name="ExLn2" style:family="paragraph" style:parent-style-name="Exl">
      <style:paragraph-properties fo:margin-left="0cm" fo:margin-right="0cm" fo:text-indent="0cm" style:auto-text-indent="false"/>
    </style:style>
    <style:style style:name="ExCLn2" style:family="paragraph" style:parent-style-name="ExLn2">
      <style:text-properties style:font-name="Lucida Console" fo:font-family="'Lucida Console'" style:font-family-generic="modern"/>
    </style:style>
    <style:style style:name="ExLn3" style:family="paragraph" style:parent-style-name="Exl2">
      <style:paragraph-properties fo:margin-left="0cm" fo:margin-right="0cm" fo:text-indent="0cm" style:auto-text-indent="false"/>
    </style:style>
    <style:style style:name="ExCLn3" style:family="paragraph" style:parent-style-name="ExLn3">
      <style:text-properties style:font-name="Lucida Console" fo:font-family="'Lucida Console'" style:font-family-generic="modern"/>
    </style:style>
    <style:style style:name="Exw" style:family="paragraph" style:parent-style-name="Ex">
      <style:paragraph-properties fo:margin-left="-4.022cm" fo:margin-right="0cm" fo:text-indent="0.002cm" style:auto-text-indent="false">
        <style:tab-stops>
          <style:tab-stop style:position="4.374cm"/>
          <style:tab-stop style:position="4.586cm"/>
          <style:tab-stop style:position="5.08cm"/>
          <style:tab-stop style:position="5.292cm"/>
          <style:tab-stop style:position="5.786cm"/>
          <style:tab-stop style:position="5.997cm"/>
          <style:tab-stop style:position="6.491cm"/>
          <style:tab-stop style:position="6.703cm"/>
          <style:tab-stop style:position="7.197cm"/>
          <style:tab-stop style:position="7.408cm"/>
          <style:tab-stop style:position="7.902cm"/>
          <style:tab-stop style:position="8.608cm"/>
          <style:tab-stop style:position="9.313cm"/>
          <style:tab-stop style:position="10.019cm"/>
          <style:tab-stop style:position="10.724cm"/>
          <style:tab-stop style:position="11.43cm"/>
        </style:tab-stops>
      </style:paragraph-properties>
    </style:style>
    <style:style style:name="ExCw" style:family="paragraph" style:parent-style-name="Exw">
      <style:text-properties style:font-name="Lucida Console" fo:font-family="'Lucida Console'" style:font-family-generic="modern"/>
    </style:style>
    <style:style style:name="ExwLn1" style:family="paragraph" style:parent-style-name="Exw">
      <style:paragraph-properties fo:margin-left="0cm" fo:margin-right="0cm" fo:text-indent="0cm" style:auto-text-indent="false">
        <style:tab-stops>
          <style:tab-stop style:position="0cm"/>
          <style:tab-stop style:position="0.353cm"/>
          <style:tab-stop style:position="0.564cm"/>
          <style:tab-stop style:position="1.058cm"/>
          <style:tab-stop style:position="1.27cm"/>
          <style:tab-stop style:position="1.764cm"/>
          <style:tab-stop style:position="1.976cm"/>
          <style:tab-stop style:position="2.469cm"/>
          <style:tab-stop style:position="2.681cm"/>
          <style:tab-stop style:position="3.175cm"/>
          <style:tab-stop style:position="3.387cm"/>
          <style:tab-stop style:position="3.881cm"/>
          <style:tab-stop style:position="4.586cm"/>
          <style:tab-stop style:position="5.292cm"/>
          <style:tab-stop style:position="5.997cm"/>
          <style:tab-stop style:position="6.703cm"/>
          <style:tab-stop style:position="7.408cm"/>
        </style:tab-stops>
      </style:paragraph-properties>
    </style:style>
    <style:style style:name="ExCwLn1" style:family="paragraph" style:parent-style-name="ExwLn1">
      <style:paragraph-properties fo:margin-left="-2.822cm" fo:margin-right="0cm" fo:text-indent="-1.199cm" style:auto-text-indent="false"/>
      <style:text-properties style:font-name="Lucida Console" fo:font-family="'Lucida Console'" style:font-family-generic="modern"/>
    </style:style>
    <style:style style:name="ExLe" style:family="paragraph" style:parent-style-name="Ex" style:next-style-name="Standard">
      <style:paragraph-properties fo:margin-left="0cm" fo:margin-right="0cm" fo:text-align="end" style:justify-single-word="false" fo:text-indent="0cm" style:auto-text-indent="false"/>
    </style:style>
    <style:style style:name="ExwLe" style:family="paragraph" style:parent-style-name="Exw" style:next-style-name="Standard">
      <style:paragraph-properties fo:margin-left="0cm" fo:margin-right="0cm" fo:text-align="end" style:justify-single-word="false" fo:text-indent="0cm" style:auto-text-indent="false"/>
    </style:style>
    <style:style style:name="FFt" style:family="paragraph" style:next-style-name="Standard">
      <style:paragraph-properties fo:margin-top="0cm" fo:margin-bottom="0cm" loext:contextual-spacing="false" fo:line-height="0.141cm" fo:orphans="2" fo:widows="2" fo:hyphenation-ladder-count="no-limit">
        <style:tab-stops/>
      </style:paragraph-properties>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FooterDateStamp" style:family="paragraph">
      <style:paragraph-properties fo:margin-top="0cm" fo:margin-bottom="0.353cm" loext:contextual-spacing="false" fo:line-height="0.282cm" fo:text-align="end" style:justify-single-word="false" fo:orphans="2" fo:widows="2" fo:hyphenation-ladder-count="no-limit">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FooterDateStampOdd" style:family="paragraph" style:parent-style-name="FooterDateStamp">
      <style:paragraph-properties fo:margin-left="-3.962cm" fo:margin-right="0cm" fo:text-align="start" style:justify-single-word="false" fo:text-indent="0.002cm" style:auto-text-indent="false"/>
    </style:style>
    <style:style style:name="header_20_rule" style:display-name="header rule" style:family="paragraph" style:next-style-name="Standard">
      <style:paragraph-properties fo:margin-left="-4.022cm" fo:margin-right="0cm" fo:margin-top="0.06cm" fo:margin-bottom="0.028cm" loext:contextual-spacing="false" fo:line-height="0.141cm" fo:orphans="2" fo:widows="2" fo:hyphenation-ladder-count="no-limit" fo:text-indent="0.002cm" style:auto-text-indent="false" fo:padding="0cm" fo:border-left="none" fo:border-right="none" fo:border-top="0.06pt solid #000000" fo:border-bottom="none">
        <style:tab-stops/>
      </style:paragraph-properties>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IMp" style:family="paragraph">
      <style:paragraph-properties fo:margin-top="0cm" fo:margin-bottom="0cm" loext:contextual-spacing="false" fo:line-height="0.388cm" fo:keep-together="always" fo:orphans="2" fo:widows="2" fo:hyphenation-ladder-count="no-limit" fo:padding="0.035cm" fo:border="0.06pt solid #000000" fo:keep-with-next="always">
        <style:tab-stops/>
      </style:paragraph-properties>
      <style:text-properties style:use-window-font-color="true" style:font-name="Arial Narrow" fo:font-family="'Arial Narrow'" style:font-family-generic="swiss"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fo:hyphenate="false" fo:hyphenation-remain-char-count="2" fo:hyphenation-push-char-count="2"/>
    </style:style>
    <style:style style:name="IRmh" style:family="paragraph" style:next-style-name="IMp">
      <style:paragraph-properties fo:margin-top="0.134cm" fo:margin-bottom="0.078cm" loext:contextual-spacing="false" fo:line-height="0.388cm" fo:orphans="2" fo:widows="2" fo:hyphenation-ladder-count="no-limit" fo:padding="0.035cm" fo:border="0.06pt solid #000000" fo:keep-with-next="always">
        <style:tab-stops/>
      </style:paragraph-propertie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La0" style:family="paragraph" style:parent-style-name="Standard">
      <style:paragraph-properties fo:margin-top="0cm" fo:margin-bottom="0.176cm" loext:contextual-spacing="false"/>
      <style:text-properties fo:font-weight="bold" style:font-weight-asian="bold"/>
    </style:style>
    <style:style style:name="La1" style:family="paragraph" style:parent-style-name="La0">
      <style:paragraph-properties fo:margin-left="0.529cm" fo:margin-right="0cm" fo:text-indent="0.002cm" style:auto-text-indent="false"/>
    </style:style>
    <style:style style:name="La2" style:family="paragraph" style:parent-style-name="La0">
      <style:paragraph-properties fo:margin-left="1.058cm" fo:margin-right="0cm" fo:text-indent="0.002cm" style:auto-text-indent="false"/>
    </style:style>
    <style:style style:name="LaEx0" style:family="paragraph" style:parent-style-name="La0">
      <style:paragraph-properties fo:keep-together="always" fo:keep-with-next="always">
        <style:tab-stops>
          <style:tab-stop style:position="0.529cm"/>
          <style:tab-stop style:position="1.235cm"/>
          <style:tab-stop style:position="1.94cm"/>
          <style:tab-stop style:position="2.646cm"/>
          <style:tab-stop style:position="3.351cm"/>
          <style:tab-stop style:position="4.057cm"/>
          <style:tab-stop style:position="4.763cm"/>
          <style:tab-stop style:position="5.468cm"/>
          <style:tab-stop style:position="6.174cm"/>
          <style:tab-stop style:position="6.879cm"/>
          <style:tab-stop style:position="7.585cm"/>
        </style:tab-stops>
      </style:paragraph-properties>
      <style:text-properties style:font-name="Lucida Sans Typewriter" fo:font-family="'Lucida Sans Typewriter', Arial" style:font-family-generic="modern" fo:font-size="9pt" fo:language="zxx" fo:country="none" style:font-size-asian="9pt"/>
    </style:style>
    <style:style style:name="LaEx1" style:family="paragraph" style:parent-style-name="LaEx0">
      <style:paragraph-properties fo:margin-left="0.529cm" fo:margin-right="0cm" fo:text-indent="0.002cm" style:auto-text-indent="false">
        <style:tab-stops>
          <style:tab-stop style:position="0.529cm"/>
          <style:tab-stop style:position="0.706cm"/>
          <style:tab-stop style:position="1.235cm"/>
          <style:tab-stop style:position="1.411cm"/>
          <style:tab-stop style:position="1.94cm"/>
          <style:tab-stop style:position="2.117cm"/>
          <style:tab-stop style:position="2.646cm"/>
          <style:tab-stop style:position="2.822cm"/>
          <style:tab-stop style:position="3.351cm"/>
          <style:tab-stop style:position="3.528cm"/>
          <style:tab-stop style:position="4.057cm"/>
          <style:tab-stop style:position="4.233cm"/>
          <style:tab-stop style:position="4.763cm"/>
          <style:tab-stop style:position="4.939cm"/>
          <style:tab-stop style:position="5.468cm"/>
          <style:tab-stop style:position="5.644cm"/>
          <style:tab-stop style:position="6.174cm"/>
          <style:tab-stop style:position="6.35cm"/>
          <style:tab-stop style:position="6.879cm"/>
          <style:tab-stop style:position="7.056cm"/>
          <style:tab-stop style:position="7.585cm"/>
        </style:tab-stops>
      </style:paragraph-properties>
    </style:style>
    <style:style style:name="LaEx2" style:family="paragraph" style:parent-style-name="LaEx1">
      <style:paragraph-properties fo:margin-left="1.058cm" fo:margin-right="0cm" fo:text-indent="0.002cm" style:auto-text-indent="false">
        <style:tab-stops>
          <style:tab-stop style:position="0.176cm"/>
          <style:tab-stop style:position="0.529cm"/>
          <style:tab-stop style:position="0.706cm"/>
          <style:tab-stop style:position="0.882cm"/>
          <style:tab-stop style:position="1.235cm"/>
          <style:tab-stop style:position="1.411cm"/>
          <style:tab-stop style:position="1.588cm"/>
          <style:tab-stop style:position="1.94cm"/>
          <style:tab-stop style:position="2.117cm"/>
          <style:tab-stop style:position="2.293cm"/>
          <style:tab-stop style:position="2.646cm"/>
          <style:tab-stop style:position="2.822cm"/>
          <style:tab-stop style:position="2.999cm"/>
          <style:tab-stop style:position="3.351cm"/>
          <style:tab-stop style:position="3.528cm"/>
          <style:tab-stop style:position="3.704cm"/>
          <style:tab-stop style:position="4.057cm"/>
          <style:tab-stop style:position="4.233cm"/>
          <style:tab-stop style:position="4.41cm"/>
          <style:tab-stop style:position="4.763cm"/>
          <style:tab-stop style:position="4.939cm"/>
          <style:tab-stop style:position="5.115cm"/>
          <style:tab-stop style:position="5.468cm"/>
          <style:tab-stop style:position="5.644cm"/>
          <style:tab-stop style:position="5.821cm"/>
          <style:tab-stop style:position="6.174cm"/>
          <style:tab-stop style:position="6.35cm"/>
          <style:tab-stop style:position="6.526cm"/>
          <style:tab-stop style:position="6.879cm"/>
          <style:tab-stop style:position="7.056cm"/>
          <style:tab-stop style:position="7.585cm"/>
        </style:tab-stops>
      </style:paragraph-properties>
    </style:style>
    <style:style style:name="LaExC0" style:family="paragraph" style:parent-style-name="LaEx0">
      <style:text-properties style:font-name="Lucida Console" fo:font-family="'Lucida Console'" style:font-family-generic="modern"/>
    </style:style>
    <style:style style:name="LaExC1" style:family="paragraph" style:parent-style-name="LaEx1">
      <style:text-properties style:font-name="Lucida Console" fo:font-family="'Lucida Console'" style:font-family-generic="modern"/>
    </style:style>
    <style:style style:name="LaExC2" style:family="paragraph" style:parent-style-name="LaEx2">
      <style:text-properties style:font-name="Lucida Console" fo:font-family="'Lucida Console'" style:font-family-generic="modern"/>
    </style:style>
    <style:style style:name="Latp" style:family="paragraph" style:parent-style-name="Standard">
      <style:paragraph-properties fo:margin-left="0.423cm" fo:margin-right="0cm" fo:margin-top="0.035cm" fo:margin-bottom="0.141cm" loext:contextual-spacing="false" fo:line-height="0.388cm" fo:text-indent="0.002cm" style:auto-text-indent="false"/>
      <style:text-properties fo:font-size="9.5pt" fo:font-weight="bold" style:font-size-asian="9.5pt" style:font-weight-asian="bold"/>
    </style:style>
    <style:style style:name="Latpf" style:family="paragraph" style:parent-style-name="Standard">
      <style:paragraph-properties fo:margin-left="0cm" fo:margin-right="0cm" fo:margin-top="0.035cm" fo:margin-bottom="0.141cm" loext:contextual-spacing="false" fo:line-height="0.388cm" fo:text-indent="0cm" style:auto-text-indent="false"/>
      <style:text-properties fo:font-size="9.5pt" fo:font-weight="bold" style:font-size-asian="9.5pt" style:font-weight-asian="bold"/>
    </style:style>
    <style:style style:name="Lb1" style:family="paragraph">
      <style:paragraph-properties fo:margin-left="0cm" fo:margin-right="0cm" fo:margin-top="0cm" fo:margin-bottom="0.176cm" loext:contextual-spacing="false" fo:orphans="2" fo:widows="2" fo:hyphenation-ladder-count="no-limit" fo:text-indent="0cm" style:auto-text-indent="false">
        <style:tab-stops>
          <style:tab-stop style:position="0.529cm"/>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Tp" style:family="paragraph">
      <style:paragraph-properties fo:margin-left="0.423cm" fo:margin-right="0cm" fo:margin-top="0.035cm" fo:margin-bottom="0.141cm" loext:contextual-spacing="false" fo:line-height="0.423cm" fo:orphans="2" fo:widows="2" fo:hyphenation-ladder-count="no-limit" fo:text-indent="0.002cm" style:auto-text-indent="false">
        <style:tab-stops>
          <style:tab-stop style:position="0.953cm"/>
        </style:tab-stops>
      </style:paragraph-properties>
      <style:text-properties style:use-window-font-color="true" style:font-name="Times New Roman" fo:font-family="'Times New Roman'" style:font-family-generic="roman"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fo:hyphenate="false" fo:hyphenation-remain-char-count="2" fo:hyphenation-push-char-count="2"/>
    </style:style>
    <style:style style:name="Lb1Tp" style:family="paragraph" style:parent-style-name="Tp">
      <style:paragraph-properties fo:margin-left="0cm" fo:margin-right="0cm" fo:text-indent="0cm" style:auto-text-indent="false">
        <style:tab-stops>
          <style:tab-stop style:position="0.847cm"/>
          <style:tab-stop style:position="0.953cm"/>
          <style:tab-stop style:position="1.376cm"/>
        </style:tab-stops>
      </style:paragraph-properties>
    </style:style>
    <style:style style:name="Lb1Tpf" style:family="paragraph" style:parent-style-name="Lb1Tp">
      <style:paragraph-properties fo:margin-left="0cm" fo:margin-right="0cm" fo:text-indent="0cm" style:auto-text-indent="false">
        <style:tab-stops>
          <style:tab-stop style:position="0.423cm"/>
          <style:tab-stop style:position="0.847cm"/>
          <style:tab-stop style:position="0.953cm"/>
          <style:tab-stop style:position="1.376cm"/>
        </style:tab-stops>
      </style:paragraph-properties>
    </style:style>
    <style:style style:name="Lb2" style:family="paragraph" style:parent-style-name="Lb1">
      <style:paragraph-properties fo:margin-left="0cm" fo:margin-right="0cm" fo:text-indent="0cm" style:auto-text-indent="false">
        <style:tab-stops>
          <style:tab-stop style:position="0.529cm"/>
          <style:tab-stop style:position="1.058cm"/>
        </style:tab-stops>
      </style:paragraph-properties>
    </style:style>
    <style:style style:name="Lb2Tp" style:family="paragraph" style:parent-style-name="Lb1Tp">
      <style:paragraph-properties fo:margin-left="0cm" fo:margin-right="0cm" fo:text-indent="0cm" style:auto-text-indent="false">
        <style:tab-stops>
          <style:tab-stop style:position="0.847cm"/>
          <style:tab-stop style:position="0.953cm"/>
          <style:tab-stop style:position="1.27cm"/>
          <style:tab-stop style:position="1.376cm"/>
        </style:tab-stops>
      </style:paragraph-properties>
    </style:style>
    <style:style style:name="Lb2Tpf" style:family="paragraph" style:parent-style-name="Lb1Tpf">
      <style:paragraph-properties fo:margin-left="0cm" fo:margin-right="0cm" fo:text-indent="0cm" style:auto-text-indent="false">
        <style:tab-stops>
          <style:tab-stop style:position="0.423cm"/>
          <style:tab-stop style:position="0.847cm"/>
          <style:tab-stop style:position="0.953cm"/>
          <style:tab-stop style:position="1.376cm"/>
        </style:tab-stops>
      </style:paragraph-properties>
    </style:style>
    <style:style style:name="Lb3" style:family="paragraph" style:parent-style-name="Lb2">
      <style:paragraph-properties fo:margin-left="0cm" fo:margin-right="0cm" fo:text-indent="0cm" style:auto-text-indent="false">
        <style:tab-stops>
          <style:tab-stop style:position="0.529cm"/>
          <style:tab-stop style:position="1.058cm"/>
          <style:tab-stop style:position="1.588cm"/>
        </style:tab-stops>
      </style:paragraph-properties>
    </style:style>
    <style:style style:name="LbP" style:family="paragraph" style:next-style-name="Standard">
      <style:paragraph-properties fo:margin-left="0cm" fo:margin-right="0cm" fo:margin-top="0cm" fo:margin-bottom="0.176cm" loext:contextual-spacing="false" fo:line-height="0.423cm" fo:orphans="2" fo:widows="2" fo:hyphenation-ladder-count="no-limit" fo:text-indent="0cm" style:auto-text-indent="false">
        <style:tab-stops>
          <style:tab-stop style:position="0.529cm"/>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Le" style:family="paragraph" style:next-style-name="Standard">
      <style:paragraph-properties fo:margin-left="0cm" fo:margin-right="0cm" fo:margin-top="0cm" fo:margin-bottom="0cm" loext:contextual-spacing="false" fo:line-height="0.282cm" fo:text-align="end" style:justify-single-word="false" fo:orphans="2" fo:widows="2" fo:hyphenation-ladder-count="no-limit" fo:text-indent="0cm" style:auto-text-indent="false">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Leh" style:family="paragraph" style:next-style-name="Standard">
      <style:paragraph-properties fo:margin-left="0cm" fo:margin-right="0cm" fo:margin-top="0cm" fo:margin-bottom="0cm" loext:contextual-spacing="false" fo:line-height="0.141cm" fo:text-align="end" style:justify-single-word="false" fo:orphans="2" fo:widows="2" fo:hyphenation-ladder-count="no-limit" fo:text-indent="0cm" style:auto-text-indent="false">
        <style:tab-stops/>
      </style:paragraph-properties>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Li" style:family="paragraph" style:next-style-name="Standard">
      <style:paragraph-properties fo:margin-top="0cm" fo:margin-bottom="0.318cm" loext:contextual-spacing="false" fo:orphans="2" fo:widows="2" fo:hyphenation-ladder-count="no-limit">
        <style:tab-stops/>
      </style:paragraph-properties>
      <style:text-properties style:use-window-font-color="true" style:font-name="Arial Narrow" fo:font-family="'Arial Narrow'"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Line0" style:family="paragraph">
      <style:paragraph-properties fo:margin-left="-0.053cm" fo:margin-right="0cm" fo:margin-top="0cm" fo:margin-bottom="0.423cm" loext:contextual-spacing="false" fo:line-height="0.423cm" fo:orphans="2" fo:widows="2" fo:hyphenation-ladder-count="no-limit" fo:text-indent="0.002cm" style:auto-text-indent="false">
        <style:tab-stops>
          <style:tab-stop style:position="11.889cm" style:type="right" style:leader-style="solid" style:leader-text="_"/>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Line1" style:family="paragraph" style:parent-style-name="Line0">
      <style:paragraph-properties fo:margin-left="0.529cm" fo:margin-right="0cm" fo:text-indent="0.002cm" style:auto-text-indent="false"/>
    </style:style>
    <style:style style:name="Line2" style:family="paragraph" style:parent-style-name="Line0">
      <style:paragraph-properties fo:margin-left="1.058cm" fo:margin-right="0cm" fo:text-indent="0.002cm" style:auto-text-indent="false"/>
    </style:style>
    <style:style style:name="Ln1" style:family="paragraph">
      <style:paragraph-properties fo:margin-left="0cm" fo:margin-right="0cm" fo:margin-top="0cm" fo:margin-bottom="0.176cm" loext:contextual-spacing="false" fo:orphans="2" fo:widows="2" fo:hyphenation-ladder-count="no-limit" fo:text-indent="0cm" style:auto-text-indent="false">
        <style:tab-stops>
          <style:tab-stop style:position="0.529cm"/>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Ln2" style:family="paragraph" style:parent-style-name="Ln1">
      <style:paragraph-properties fo:margin-left="0cm" fo:margin-right="0cm" fo:text-indent="0cm" style:auto-text-indent="false">
        <style:tab-stops>
          <style:tab-stop style:position="0.529cm"/>
          <style:tab-stop style:position="1.058cm"/>
        </style:tab-stops>
      </style:paragraph-properties>
    </style:style>
    <style:style style:name="Ln3" style:family="paragraph" style:parent-style-name="Ln2">
      <style:paragraph-properties fo:margin-left="0cm" fo:margin-right="0cm" fo:text-indent="0cm" style:auto-text-indent="false">
        <style:tab-stops>
          <style:tab-stop style:position="0.529cm"/>
          <style:tab-stop style:position="1.058cm"/>
          <style:tab-stop style:position="1.588cm"/>
        </style:tab-stops>
      </style:paragraph-properties>
    </style:style>
    <style:style style:name="Lp1" style:family="paragraph">
      <style:paragraph-properties fo:margin-left="0.529cm" fo:margin-right="0cm" fo:margin-top="0cm" fo:margin-bottom="0.176cm" loext:contextual-spacing="false" fo:line-height="0.423cm" fo:orphans="2" fo:widows="2" fo:hyphenation-ladder-count="no-limit" fo:text-indent="0.002cm" style:auto-text-indent="false">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Lp2" style:family="paragraph" style:parent-style-name="Lp1">
      <style:paragraph-properties fo:margin-left="1.058cm" fo:margin-right="0cm" fo:text-indent="0.002cm" style:auto-text-indent="false"/>
    </style:style>
    <style:style style:name="Lp3" style:family="paragraph" style:parent-style-name="Lp1">
      <style:paragraph-properties fo:margin-left="1.588cm" fo:margin-right="0cm" fo:text-indent="0.002cm" style:auto-text-indent="false"/>
    </style:style>
    <style:style style:name="Lp4" style:family="paragraph" style:parent-style-name="Lp1">
      <style:paragraph-properties fo:margin-left="2.117cm" fo:margin-right="0cm" fo:text-indent="0.002cm" style:auto-text-indent="false"/>
    </style:style>
    <style:style style:name="Lp5" style:family="paragraph" style:parent-style-name="Lp1">
      <style:paragraph-properties fo:margin-left="2.646cm" fo:margin-right="0cm" fo:text-indent="0.002cm" style:auto-text-indent="false"/>
    </style:style>
    <style:style style:name="Mp" style:family="paragraph" style:next-style-name="Standard">
      <style:paragraph-properties fo:margin-top="0cm" fo:margin-bottom="0cm" loext:contextual-spacing="false" fo:line-height="0.388cm" fo:keep-together="always" fo:orphans="2" fo:widows="2" fo:hyphenation-ladder-count="no-limit" fo:keep-with-next="always">
        <style:tab-stops/>
      </style:paragraph-properties>
      <style:text-properties style:use-window-font-color="true" style:font-name="Arial Narrow" fo:font-family="'Arial Narrow'" style:font-family-generic="swiss" style:font-pitch="variable" fo:font-size="9.5pt" fo:language="en" fo:country="US"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fo:hyphenate="false" fo:hyphenation-remain-char-count="2" fo:hyphenation-push-char-count="2"/>
    </style:style>
    <style:style style:name="Ne" style:family="paragraph" style:next-style-name="Standard">
      <style:paragraph-properties fo:margin-left="0.035cm" fo:margin-right="0cm" fo:margin-top="0cm" fo:margin-bottom="0.106cm" loext:contextual-spacing="false" fo:line-height="0.247cm" fo:orphans="2" fo:widows="2" fo:hyphenation-ladder-count="no-limit" fo:text-indent="0.002cm" style:auto-text-indent="false" fo:padding-left="0cm" fo:padding-right="0cm" fo:padding-top="0.035cm" fo:padding-bottom="0cm" fo:border-left="none" fo:border-right="none" fo:border-top="0.06pt solid #000000" fo:border-bottom="none">
        <style:tab-stops/>
      </style:paragraph-properties>
      <style:text-properties fo:color="#ffffff"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Nei" style:family="paragraph" style:parent-style-name="Ne" style:next-style-name="Standard">
      <style:paragraph-properties fo:margin-left="0.529cm" fo:margin-right="0cm" fo:text-indent="0.002cm" style:auto-text-indent="false"/>
    </style:style>
    <style:style style:name="Nh" style:family="paragraph" style:next-style-name="Standard">
      <style:paragraph-properties fo:margin-left="0.035cm" fo:margin-right="0cm" fo:margin-top="0.071cm" fo:margin-bottom="0.071cm" loext:contextual-spacing="false" fo:line-height="0.415cm" fo:keep-together="always" fo:orphans="2" fo:widows="2" fo:hyphenation-ladder-count="no-limit" fo:text-indent="0.002cm" style:auto-text-indent="false" fo:keep-with-next="always">
        <style:tab-stops/>
      </style:paragraph-propertie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Nhi" style:family="paragraph" style:parent-style-name="Nh" style:next-style-name="Standard">
      <style:paragraph-properties fo:margin-left="0cm" fo:margin-right="0cm" fo:text-indent="0.002cm" style:auto-text-indent="false"/>
    </style:style>
    <style:style style:name="WW-Normal_20_Indent" style:display-name="WW-Normal Indent" style:family="paragraph" style:parent-style-name="Standard">
      <style:paragraph-properties fo:margin-left="0.529cm" fo:margin-right="0cm" fo:text-indent="0.002cm" style:auto-text-indent="false"/>
    </style:style>
    <style:style style:name="Np1" style:family="paragraph" style:next-style-name="Ne">
      <style:paragraph-properties fo:margin-top="0.071cm" fo:margin-bottom="0.247cm" loext:contextual-spacing="false" fo:line-height="0.423cm" fo:orphans="2" fo:widows="2" fo:hyphenation-ladder-count="no-limit" fo:keep-with-next="always">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Np1i" style:family="paragraph" style:parent-style-name="Np1" style:next-style-name="Nei">
      <style:paragraph-properties fo:margin-left="0.529cm" fo:margin-right="0cm" fo:text-indent="-0.529cm" style:auto-text-indent="false"/>
    </style:style>
    <style:style style:name="Np2" style:family="paragraph" style:parent-style-name="Np1" style:next-style-name="Ne">
      <style:paragraph-properties fo:margin-top="0cm" fo:margin-bottom="0.176cm" loext:contextual-spacing="false"/>
    </style:style>
    <style:style style:name="Np2i" style:family="paragraph" style:parent-style-name="Np2" style:next-style-name="Nei">
      <style:paragraph-properties fo:margin-left="0.529cm" fo:margin-right="0cm" fo:text-indent="0.002cm" style:auto-text-indent="false"/>
    </style:style>
    <style:style style:name="Ns" style:family="paragraph" style:next-style-name="Nh">
      <style:paragraph-properties fo:margin-left="0.035cm" fo:margin-right="0cm" fo:margin-top="0cm" fo:margin-bottom="0cm" loext:contextual-spacing="false" fo:line-height="0.141cm" fo:keep-together="always" fo:orphans="2" fo:widows="2" fo:hyphenation-ladder-count="no-limit" fo:text-indent="0.002cm" style:auto-text-indent="false" fo:padding-left="0cm" fo:padding-right="0cm" fo:padding-top="0cm" fo:padding-bottom="0.035cm" fo:border-left="none" fo:border-right="none" fo:border-top="none" fo:border-bottom="0.06pt solid #000000" fo:keep-with-next="always">
        <style:tab-stops/>
      </style:paragraph-properties>
      <style:text-properties fo:color="#ffffff"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Nsi" style:family="paragraph" style:parent-style-name="Ns" style:next-style-name="Nhi">
      <style:paragraph-properties fo:margin-left="0.529cm" fo:margin-right="0cm" fo:text-indent="0.002cm" style:auto-text-indent="false"/>
    </style:style>
    <style:style style:name="PgN" style:family="paragraph" style:parent-style-name="Heading_20_6" style:next-style-name="Standard">
      <style:paragraph-properties fo:margin-top="0.088cm" fo:margin-bottom="0.159cm" loext:contextual-spacing="false" fo:line-height="0.811cm"/>
      <style:text-properties fo:font-size="12pt" fo:font-weight="normal" style:font-size-asian="12pt" style:font-weight-asian="normal"/>
    </style:style>
    <style:style style:name="Proch1" style:family="paragraph" style:next-style-name="Ln1">
      <style:paragraph-properties fo:margin-left="0cm" fo:margin-right="0cm" fo:margin-top="0.007cm" fo:margin-bottom="0.275cm" loext:contextual-spacing="false" fo:line-height="0.494cm" fo:orphans="2" fo:widows="2" fo:hyphenation-ladder-count="no-limit" fo:text-indent="0cm" style:auto-text-indent="false">
        <style:tab-stops>
          <style:tab-stop style:position="0.529cm"/>
        </style:tab-stops>
      </style:paragraph-properties>
      <style:text-properties style:use-window-font-color="true" style:font-name="Times New Roman" fo:font-family="'Times New Roman'" style:font-family-generic="roman"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Proch2" style:family="paragraph" style:parent-style-name="Proch1" style:next-style-name="Ln2">
      <style:paragraph-properties fo:margin-left="0cm" fo:margin-right="0cm" fo:text-indent="0cm" style:auto-text-indent="false">
        <style:tab-stops>
          <style:tab-stop style:position="0.529cm"/>
          <style:tab-stop style:position="1.058cm"/>
        </style:tab-stops>
      </style:paragraph-properties>
    </style:style>
    <style:style style:name="Procp" style:family="paragraph" style:next-style-name="Standard">
      <style:paragraph-properties fo:margin-top="0cm" fo:margin-bottom="0.176cm" loext:contextual-spacing="false" fo:line-height="0.423cm" fo:orphans="2" fo:widows="2" fo:hyphenation-ladder-count="no-limit">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Procp2" style:family="paragraph" style:parent-style-name="Procp" style:next-style-name="Standard">
      <style:paragraph-properties fo:margin-left="0.529cm" fo:margin-right="0cm" fo:text-indent="0.002cm" style:auto-text-indent="false"/>
    </style:style>
    <style:style style:name="Rh1" style:family="paragraph" style:next-style-name="Standard">
      <style:paragraph-properties fo:margin-left="-3.175cm" fo:margin-right="0cm" fo:margin-top="0cm" fo:margin-bottom="0.318cm" loext:contextual-spacing="false" fo:line-height="0.776cm" fo:keep-together="always" fo:orphans="2" fo:widows="2" fo:hyphenation-ladder-count="no-limit" fo:text-indent="0.002cm" style:auto-text-indent="false" fo:keep-with-next="always">
        <style:tab-stops/>
      </style:paragraph-properties>
      <style:text-properties style:use-window-font-color="true" style:font-name="Arial Narrow" fo:font-family="'Arial Narrow'" style:font-family-generic="swiss" style:font-pitch="variable" fo:font-size="20pt" fo:language="en" fo:country="US"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Rmh" style:family="paragraph" style:next-style-name="Standard">
      <style:paragraph-properties fo:margin-top="0cm" fo:margin-bottom="0cm" loext:contextual-spacing="false" fo:line-height="0.388cm" fo:orphans="2" fo:widows="2" fo:hyphenation-ladder-count="no-limit">
        <style:tab-stops/>
      </style:paragraph-propertie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Rq" style:family="paragraph" style:parent-style-name="Heading_20_5" style:next-style-name="Standard">
      <style:paragraph-properties fo:margin-top="0.106cm" fo:margin-bottom="0.318cm" loext:contextual-spacing="false" fo:line-height="0.776cm"/>
      <style:text-properties fo:font-size="14pt" style:font-size-asian="14pt"/>
    </style:style>
    <style:style style:name="Rule" style:family="paragraph" style:next-style-name="Standard">
      <style:paragraph-properties fo:margin-left="-4.022cm" fo:margin-right="0cm" fo:margin-top="0cm" fo:margin-bottom="0.6cm" loext:contextual-spacing="false" fo:line-height="0.212cm" fo:orphans="2" fo:widows="2" fo:hyphenation-ladder-count="no-limit" fo:text-indent="0.002cm" style:auto-text-indent="false" fo:padding="0cm" fo:border-left="none" fo:border-right="none" fo:border-top="none" fo:border-bottom="0.06pt solid #000000">
        <style:tab-stops/>
      </style:paragraph-properties>
      <style:text-properties fo:color="#ffffff" style:font-name="Times New Roman" fo:font-family="'Times New Roman'" style:font-family-generic="roman" style:font-pitch="variable" fo:font-size="4pt" fo:language="en" fo:country="US" style:font-name-asian="Times New Roman" style:font-family-asian="'Times New Roman'" style:font-family-generic-asian="roman" style:font-pitch-asian="variable" style:font-size-asian="4pt" style:font-name-complex="Times New Roman" style:font-family-complex="'Times New Roman'" style:font-family-generic-complex="roman" style:font-pitch-complex="variable" style:font-size-complex="10pt" fo:hyphenate="false" fo:hyphenation-remain-char-count="2" fo:hyphenation-push-char-count="2"/>
    </style:style>
    <style:style style:name="Sbre" style:family="paragraph" style:next-style-name="Standard">
      <style:paragraph-properties fo:margin-left="-0.423cm" fo:margin-right="0cm" fo:margin-top="0cm" fo:margin-bottom="0cm" loext:contextual-spacing="false" fo:line-height="0.529cm" fo:orphans="2" fo:widows="2" fo:hyphenation-ladder-count="no-limit" fo:text-indent="0.002cm" style:auto-text-indent="false">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Sbrh" style:family="paragraph" style:next-style-name="Standard">
      <style:paragraph-properties fo:margin-left="0.529cm" fo:margin-right="0.529cm" fo:margin-top="0.071cm" fo:margin-bottom="0.141cm" loext:contextual-spacing="false" fo:line-height="0.494cm" fo:keep-together="always" fo:orphans="2" fo:widows="2" fo:hyphenation-ladder-count="no-limit" fo:text-indent="0.002cm" style:auto-text-indent="false" fo:keep-with-next="always">
        <style:tab-stops/>
      </style:paragraph-properties>
      <style:text-properties style:use-window-font-color="true" style:font-name="Arial Narrow" fo:font-family="'Arial Narrow'"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Sbrh2" style:family="paragraph" style:parent-style-name="Sbrh" style:next-style-name="Standard">
      <style:paragraph-properties fo:margin-top="0.071cm" fo:margin-bottom="0.212cm" loext:contextual-spacing="false" fo:line-height="0.423cm"/>
      <style:text-properties fo:font-size="10.5pt" style:font-size-asian="10.5pt"/>
    </style:style>
    <style:style style:name="Sbrs" style:family="paragraph" style:parent-style-name="Sbre" style:next-style-name="Sbrh">
      <style:paragraph-properties fo:margin-top="0cm" fo:margin-bottom="0cm" loext:contextual-spacing="false" fo:line-height="0.176cm" fo:keep-with-next="always"/>
    </style:style>
    <style:style style:name="Syn" style:family="paragraph" style:parent-style-name="Standard">
      <style:paragraph-properties fo:margin-left="0.247cm" fo:margin-right="0cm" fo:text-indent="-0.247cm" style:auto-text-indent="false">
        <style:tab-stops>
          <style:tab-stop style:position="0.494cm"/>
          <style:tab-stop style:position="0.988cm"/>
          <style:tab-stop style:position="1.482cm"/>
          <style:tab-stop style:position="1.976cm"/>
          <style:tab-stop style:position="2.469cm"/>
          <style:tab-stop style:position="2.963cm"/>
          <style:tab-stop style:position="3.457cm"/>
          <style:tab-stop style:position="3.951cm"/>
          <style:tab-stop style:position="4.445cm"/>
          <style:tab-stop style:position="4.939cm"/>
          <style:tab-stop style:position="5.433cm"/>
          <style:tab-stop style:position="5.927cm"/>
          <style:tab-stop style:position="6.421cm"/>
          <style:tab-stop style:position="6.914cm"/>
          <style:tab-stop style:position="7.408cm"/>
          <style:tab-stop style:position="7.902cm"/>
          <style:tab-stop style:position="8.396cm"/>
          <style:tab-stop style:position="8.89cm"/>
          <style:tab-stop style:position="9.384cm"/>
        </style:tab-stops>
      </style:paragraph-properties>
    </style:style>
    <style:style style:name="Synw" style:family="paragraph" style:parent-style-name="Syn">
      <style:paragraph-properties fo:margin-left="-2.928cm" fo:margin-right="0cm" fo:text-indent="-0.247cm" style:auto-text-indent="false">
        <style:tab-stops>
          <style:tab-stop style:position="2.963cm"/>
          <style:tab-stop style:position="3.457cm"/>
          <style:tab-stop style:position="3.669cm"/>
          <style:tab-stop style:position="3.951cm"/>
          <style:tab-stop style:position="4.163cm"/>
          <style:tab-stop style:position="4.445cm"/>
          <style:tab-stop style:position="4.657cm"/>
          <style:tab-stop style:position="4.939cm"/>
          <style:tab-stop style:position="5.151cm"/>
          <style:tab-stop style:position="5.433cm"/>
          <style:tab-stop style:position="5.644cm"/>
          <style:tab-stop style:position="5.927cm"/>
          <style:tab-stop style:position="6.138cm"/>
          <style:tab-stop style:position="6.421cm"/>
          <style:tab-stop style:position="6.632cm"/>
          <style:tab-stop style:position="6.914cm"/>
          <style:tab-stop style:position="7.126cm"/>
          <style:tab-stop style:position="7.408cm"/>
          <style:tab-stop style:position="7.62cm"/>
          <style:tab-stop style:position="7.902cm"/>
          <style:tab-stop style:position="8.114cm"/>
          <style:tab-stop style:position="8.396cm"/>
          <style:tab-stop style:position="8.608cm"/>
          <style:tab-stop style:position="8.89cm"/>
          <style:tab-stop style:position="9.102cm"/>
          <style:tab-stop style:position="9.384cm"/>
          <style:tab-stop style:position="9.596cm"/>
          <style:tab-stop style:position="10.089cm"/>
          <style:tab-stop style:position="10.583cm"/>
          <style:tab-stop style:position="11.077cm"/>
          <style:tab-stop style:position="11.571cm"/>
          <style:tab-stop style:position="12.065cm"/>
          <style:tab-stop style:position="12.559cm"/>
        </style:tab-stops>
      </style:paragraph-properties>
    </style:style>
    <style:style style:name="Te" style:family="paragraph" style:next-style-name="Standard">
      <style:paragraph-properties fo:margin-left="0.035cm" fo:margin-right="-0.035cm" fo:margin-top="0.085cm" fo:margin-bottom="0.268cm" loext:contextual-spacing="false" fo:line-height="0.282cm" fo:text-align="end" style:justify-single-word="false" fo:orphans="2" fo:widows="2" fo:hyphenation-ladder-count="no-limit" fo:text-indent="0.002cm" style:auto-text-indent="false" fo:padding-left="0cm" fo:padding-right="0cm" fo:padding-top="0.035cm" fo:padding-bottom="0cm" fo:border-left="none" fo:border-right="none" fo:border-top="0.06pt solid #000000" fo:border-bottom="none">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fo:hyphenate="false" fo:hyphenation-remain-char-count="2" fo:hyphenation-push-char-count="2"/>
    </style:style>
    <style:style style:name="Teh" style:family="paragraph" style:next-style-name="Standard">
      <style:paragraph-properties fo:margin-top="0cm" fo:margin-bottom="0cm" loext:contextual-spacing="false" fo:line-height="0.141cm" fo:text-align="end" style:justify-single-word="false" fo:keep-together="always" fo:orphans="2" fo:widows="2" fo:hyphenation-ladder-count="no-limit">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Tei" style:family="paragraph" style:parent-style-name="Te" style:next-style-name="Standard">
      <style:paragraph-properties fo:margin-left="0.529cm" fo:margin-right="-0.035cm" fo:text-indent="0.002cm" style:auto-text-indent="false"/>
    </style:style>
    <style:style style:name="Term1" style:family="paragraph" style:next-style-name="Standard">
      <style:paragraph-properties fo:margin-top="0cm" fo:margin-bottom="0cm" loext:contextual-spacing="false" fo:line-height="0.423cm" fo:orphans="2" fo:widows="2" fo:hyphenation-ladder-count="no-limit">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Term2" style:family="paragraph" style:parent-style-name="Term1" style:next-style-name="Standard">
      <style:paragraph-properties fo:margin-left="0.529cm" fo:margin-right="0cm" fo:text-indent="0.002cm" style:auto-text-indent="false"/>
    </style:style>
    <style:style style:name="Tes" style:family="paragraph" style:next-style-name="Standard">
      <style:paragraph-properties fo:margin-top="0cm" fo:margin-bottom="0cm" loext:contextual-spacing="false" fo:line-height="0.282cm" fo:text-align="end" style:justify-single-word="false" fo:orphans="2" fo:widows="2" fo:hyphenation-ladder-count="no-limit">
        <style:tab-stops/>
      </style:paragraph-properties>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Tew" style:family="paragraph" style:parent-style-name="Te" style:next-style-name="Standard">
      <style:paragraph-properties fo:margin-left="-4.022cm" fo:margin-right="-0.035cm" fo:text-indent="0.002cm" style:auto-text-indent="false"/>
    </style:style>
    <style:style style:name="Texf" style:family="paragraph" style:parent-style-name="Ex"/>
    <style:style style:name="Tex" style:family="paragraph" style:parent-style-name="Texf">
      <style:paragraph-properties fo:margin-left="0.423cm" fo:margin-right="0cm" fo:text-indent="0.002cm" style:auto-text-indent="false"/>
    </style:style>
    <style:style style:name="TexC" style:family="paragraph" style:parent-style-name="Tex">
      <style:text-properties style:font-name="Lucida Console" fo:font-family="'Lucida Console'" style:font-family-generic="modern"/>
    </style:style>
    <style:style style:name="TexCf" style:family="paragraph" style:parent-style-name="Texf">
      <style:text-properties style:font-name="Lucida Console" fo:font-family="'Lucida Console'" style:font-family-generic="modern"/>
    </style:style>
    <style:style style:name="Tf" style:family="paragraph">
      <style:paragraph-properties fo:margin-left="0.212cm" fo:margin-right="0cm" fo:margin-top="0.035cm" fo:margin-bottom="0.035cm" loext:contextual-spacing="false" fo:line-height="0.353cm" fo:orphans="2" fo:widows="2" fo:hyphenation-ladder-count="no-limit" fo:text-indent="-0.212cm" style:auto-text-indent="false">
        <style:tab-stops/>
      </style:paragraph-properties>
      <style:text-properties style:use-window-font-color="true" style:font-name="Times New Roman" fo:font-family="'Times New Roman'" style:font-family-generic="roman" style:font-pitch="variable" fo:font-size="8.5pt" fo:language="en" fo:country="US" style:font-name-asian="Times New Roman" style:font-family-asian="'Times New Roman'" style:font-family-generic-asian="roman" style:font-pitch-asian="variable" style:font-size-asian="8.5pt" style:font-name-complex="Times New Roman" style:font-family-complex="'Times New Roman'" style:font-family-generic-complex="roman" style:font-pitch-complex="variable" style:font-size-complex="10pt" fo:hyphenate="false" fo:hyphenation-remain-char-count="2" fo:hyphenation-push-char-count="2"/>
    </style:style>
    <style:style style:name="Th" style:family="paragraph">
      <style:paragraph-properties fo:margin-left="0.423cm" fo:margin-right="0cm" fo:margin-top="0.035cm" fo:margin-bottom="0.141cm" loext:contextual-spacing="false" fo:line-height="0.388cm" fo:keep-together="always" fo:orphans="2" fo:widows="2" fo:hyphenation-ladder-count="no-limit" fo:text-indent="0.002cm" style:auto-text-indent="false" fo:keep-with-next="always">
        <style:tab-stops/>
      </style:paragraph-properties>
      <style:text-properties style:use-window-font-color="true" style:font-name="Times New Roman" fo:font-family="'Times New Roman'" style:font-family-generic="roman" style:font-pitch="variable" fo:font-size="9.5pt" fo:language="en" fo:country="US" fo:font-weight="bold" style:font-name-asian="Times New Roman" style:font-family-asian="'Times New Roman'" style:font-family-generic-asian="roman" style:font-pitch-asian="variable" style:font-size-asian="9.5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The_20_End" style:display-name="The End" style:family="paragraph" style:parent-style-name="Standard"/>
    <style:style style:name="Thex" style:family="paragraph" style:parent-style-name="Th">
      <style:paragraph-properties fo:margin-left="0.423cm" fo:margin-right="0cm" fo:margin-top="0cm" fo:margin-bottom="0cm" loext:contextual-spacing="false" fo:line-height="0.423cm" fo:text-indent="0.002cm" style:auto-text-indent="false">
        <style:tab-stops>
          <style:tab-stop style:position="0.917cm"/>
          <style:tab-stop style:position="1.411cm"/>
        </style:tab-stops>
      </style:paragraph-properties>
      <style:text-properties style:font-name="Lucida Sans Typewriter" fo:font-family="'Lucida Sans Typewriter', Arial" style:font-family-generic="modern" fo:font-size="9pt" style:font-size-asian="9pt"/>
    </style:style>
    <style:style style:name="ThexC" style:family="paragraph" style:parent-style-name="Thex">
      <style:paragraph-properties fo:margin-left="0.423cm" fo:margin-right="0cm" fo:text-indent="0.002cm" style:auto-text-indent="false"/>
      <style:text-properties style:font-name="Lucida Console" fo:font-family="'Lucida Console'" style:font-family-generic="modern"/>
    </style:style>
    <style:style style:name="Thf" style:family="paragraph" style:parent-style-name="Th">
      <style:paragraph-properties fo:margin-left="0cm" fo:margin-right="0cm" fo:text-indent="0.002cm" style:auto-text-indent="false"/>
    </style:style>
    <style:style style:name="Thfex" style:family="paragraph" style:parent-style-name="Thf">
      <style:paragraph-properties fo:margin-left="0cm" fo:margin-right="0cm" fo:margin-top="0cm" fo:margin-bottom="0cm" loext:contextual-spacing="false" fo:line-height="0.423cm" fo:text-indent="0cm" style:auto-text-indent="false">
        <style:tab-stops>
          <style:tab-stop style:position="0.494cm"/>
          <style:tab-stop style:position="0.988cm"/>
        </style:tab-stops>
      </style:paragraph-properties>
      <style:text-properties style:font-name="Lucida Sans Typewriter" fo:font-family="'Lucida Sans Typewriter', Arial" style:font-family-generic="modern" fo:font-size="9pt" style:font-size-asian="9pt"/>
    </style:style>
    <style:style style:name="ThfexC" style:family="paragraph" style:parent-style-name="Thfex">
      <style:paragraph-properties fo:margin-left="0cm" fo:margin-right="0cm" fo:text-indent="0cm" style:auto-text-indent="false"/>
      <style:text-properties style:font-name="Lucida Console" fo:font-family="'Lucida Console'" style:font-family-generic="modern"/>
    </style:style>
    <style:style style:name="Thfi" style:family="paragraph" style:parent-style-name="Thf"/>
    <style:style style:name="Thfw" style:family="paragraph" style:parent-style-name="Thf"/>
    <style:style style:name="Thi" style:family="paragraph" style:parent-style-name="Th"/>
    <style:style style:name="Thw" style:family="paragraph" style:parent-style-name="Th"/>
    <style:style style:name="Tpex" style:family="paragraph" style:parent-style-name="Tp">
      <style:paragraph-properties fo:margin-left="0.423cm" fo:margin-right="0cm" fo:margin-top="0cm" fo:margin-bottom="0cm" loext:contextual-spacing="false" fo:text-indent="0.002cm" style:auto-text-indent="false">
        <style:tab-stops>
          <style:tab-stop style:position="0.917cm"/>
          <style:tab-stop style:position="0.953cm"/>
          <style:tab-stop style:position="1.411cm"/>
        </style:tab-stops>
      </style:paragraph-properties>
      <style:text-properties style:font-name="Lucida Sans Typewriter" fo:font-family="'Lucida Sans Typewriter', Arial" style:font-family-generic="modern" fo:font-size="9pt" style:font-size-asian="9pt"/>
    </style:style>
    <style:style style:name="TpexC" style:family="paragraph" style:parent-style-name="Tpex">
      <style:paragraph-properties fo:margin-left="0.423cm" fo:margin-right="0cm" fo:text-indent="0.002cm" style:auto-text-indent="false"/>
      <style:text-properties style:font-name="Lucida Console" fo:font-family="'Lucida Console'" style:font-family-generic="modern"/>
    </style:style>
    <style:style style:name="Tpf" style:family="paragraph" style:parent-style-name="Tp">
      <style:paragraph-properties fo:margin-left="0cm" fo:margin-right="0cm" fo:text-indent="0.002cm" style:auto-text-indent="false">
        <style:tab-stops>
          <style:tab-stop style:position="0.529cm"/>
          <style:tab-stop style:position="0.953cm"/>
          <style:tab-stop style:position="1.376cm"/>
        </style:tab-stops>
      </style:paragraph-properties>
    </style:style>
    <style:style style:name="Tpfex" style:family="paragraph" style:parent-style-name="Tpf">
      <style:paragraph-properties fo:margin-left="0cm" fo:margin-right="0cm" fo:margin-top="0cm" fo:margin-bottom="0cm" loext:contextual-spacing="false" fo:text-indent="0cm" style:auto-text-indent="false">
        <style:tab-stops>
          <style:tab-stop style:position="0.494cm"/>
          <style:tab-stop style:position="0.529cm"/>
          <style:tab-stop style:position="0.953cm"/>
          <style:tab-stop style:position="0.988cm"/>
          <style:tab-stop style:position="1.376cm"/>
        </style:tab-stops>
      </style:paragraph-properties>
      <style:text-properties style:font-name="Lucida Sans Typewriter" fo:font-family="'Lucida Sans Typewriter', Arial" style:font-family-generic="modern" fo:font-size="9pt" style:font-size-asian="9pt"/>
    </style:style>
    <style:style style:name="TpfexC" style:family="paragraph" style:parent-style-name="Tpfex">
      <style:paragraph-properties fo:margin-left="0cm" fo:margin-right="0cm" fo:text-indent="0cm" style:auto-text-indent="false"/>
      <style:text-properties style:font-name="Lucida Console" fo:font-family="'Lucida Console'" style:font-family-generic="modern"/>
    </style:style>
    <style:style style:name="Tpfi" style:family="paragraph" style:parent-style-name="Tpf"/>
    <style:style style:name="Tpfw" style:family="paragraph" style:parent-style-name="Tpf"/>
    <style:style style:name="Tpi" style:family="paragraph" style:parent-style-name="Tp"/>
    <style:style style:name="Tpr" style:family="paragraph" style:parent-style-name="Tp">
      <style:paragraph-properties fo:text-align="end" style:justify-single-word="false"/>
    </style:style>
    <style:style style:name="Tpw" style:family="paragraph" style:parent-style-name="Tp"/>
    <style:style style:name="Tr" style:family="paragraph" style:next-style-name="Standard">
      <style:paragraph-properties fo:margin-top="0cm" fo:margin-bottom="0cm" loext:contextual-spacing="false" fo:line-height="0.071cm" fo:orphans="2" fo:widows="2" fo:hyphenation-ladder-count="no-limit" fo:padding-left="0cm" fo:padding-right="0cm" fo:padding-top="0.035cm" fo:padding-bottom="0cm" fo:border-left="none" fo:border-right="none" fo:border-top="0.06pt solid #000000" fo:border-bottom="none">
        <style:tab-stops/>
      </style:paragraph-properties>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fo:hyphenate="false" fo:hyphenation-remain-char-count="2" fo:hyphenation-push-char-count="2"/>
    </style:style>
    <style:style style:name="Tri" style:family="paragraph" style:parent-style-name="Tr"/>
    <style:style style:name="Trw" style:family="paragraph" style:parent-style-name="Tr"/>
    <style:style style:name="Tsyn" style:family="paragraph" style:parent-style-name="Syn">
      <style:paragraph-properties fo:margin-top="0cm" fo:margin-bottom="0.106cm" loext:contextual-spacing="false" fo:line-height="0.388cm" fo:keep-together="always" fo:keep-with-next="always"/>
      <style:text-properties fo:font-size="9.5pt" style:font-size-asian="9.5pt"/>
    </style:style>
    <style:style style:name="Tt" style:family="paragraph" style:parent-style-name="Th" style:next-style-name="Th">
      <style:paragraph-properties fo:margin-left="0cm" fo:margin-right="0cm" fo:margin-top="0cm" fo:margin-bottom="0.106cm" loext:contextual-spacing="false" fo:text-indent="0.002cm" style:auto-text-indent="false">
        <style:tab-stops>
          <style:tab-stop style:position="0.476cm"/>
        </style:tab-stops>
      </style:paragraph-properties>
    </style:style>
    <style:style style:name="Tti" style:family="paragraph" style:parent-style-name="Tt" style:next-style-name="Thi">
      <style:paragraph-properties fo:margin-left="0.529cm" fo:margin-right="0cm" fo:text-indent="0.002cm" style:auto-text-indent="false"/>
    </style:style>
    <style:style style:name="Ttw" style:family="paragraph" style:parent-style-name="Tt" style:next-style-name="Thw">
      <style:paragraph-properties fo:margin-left="-4.022cm" fo:margin-right="0cm" fo:text-indent="0.002cm" style:auto-text-indent="false"/>
    </style:style>
    <style:style style:name="We" style:family="paragraph" style:next-style-name="Standard">
      <style:paragraph-properties fo:margin-left="0.035cm" fo:margin-right="0cm" fo:margin-top="0cm" fo:margin-bottom="0cm" loext:contextual-spacing="false" fo:line-height="0.247cm" fo:orphans="2" fo:widows="2" fo:hyphenation-ladder-count="no-limit" fo:text-indent="0.002cm" style:auto-text-indent="false" style:border-line-width-top="0.002cm 0.035cm 0.002cm" fo:padding-left="0cm" fo:padding-right="0cm" fo:padding-top="0.035cm" fo:padding-bottom="0cm" fo:border-left="none" fo:border-right="none" fo:border-top="1.11pt double #000000" fo:border-bottom="none">
        <style:tab-stops/>
      </style:paragraph-properties>
      <style:text-properties fo:color="#ffffff"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Wei" style:family="paragraph" style:parent-style-name="We" style:next-style-name="Standard">
      <style:paragraph-properties fo:margin-left="0.529cm" fo:margin-right="0cm" fo:text-indent="0.002cm" style:auto-text-indent="false"/>
    </style:style>
    <style:style style:name="Wh" style:family="paragraph" style:parent-style-name="Nh" style:next-style-name="Np1">
      <style:paragraph-properties fo:margin-left="0.035cm" fo:margin-right="0cm" fo:text-indent="0.002cm" style:auto-text-indent="false"/>
    </style:style>
    <style:style style:name="Whi" style:family="paragraph" style:parent-style-name="Nhi" style:next-style-name="Np1i">
      <style:paragraph-properties fo:margin-left="0cm" fo:margin-right="0cm" fo:text-indent="0.002cm" style:auto-text-indent="false"/>
    </style:style>
    <style:style style:name="White_20_Text" style:display-name="White Text" style:family="paragraph" style:parent-style-name="Standard">
      <style:text-properties fo:color="#ffffff"/>
    </style:style>
    <style:style style:name="Wm" style:family="paragraph" style:parent-style-name="Standard">
      <style:paragraph-properties fo:line-height="100%"/>
    </style:style>
    <style:style style:name="Ws" style:family="paragraph" style:next-style-name="Wh">
      <style:paragraph-properties fo:margin-left="0.035cm" fo:margin-right="0cm" fo:margin-top="0cm" fo:margin-bottom="0cm" loext:contextual-spacing="false" fo:line-height="0.141cm" fo:keep-together="always" fo:orphans="2" fo:widows="2" fo:hyphenation-ladder-count="no-limit" fo:text-indent="0.002cm" style:auto-text-indent="false" style:border-line-width-bottom="0.002cm 0.035cm 0.002cm" fo:padding-left="0cm" fo:padding-right="0cm" fo:padding-top="0cm" fo:padding-bottom="0.035cm" fo:border-left="none" fo:border-right="none" fo:border-top="none" fo:border-bottom="1.11pt double #000000" fo:keep-with-next="always">
        <style:tab-stops/>
      </style:paragraph-properties>
      <style:text-properties fo:color="#ffffff"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Wsi" style:family="paragraph" style:parent-style-name="Ws" style:next-style-name="Whi">
      <style:paragraph-properties fo:margin-left="0.529cm" fo:margin-right="0cm" fo:text-indent="0.002cm" style:auto-text-indent="false"/>
    </style:style>
    <style:style style:name="ModuleTitle" style:family="paragraph" style:parent-style-name="Standard">
      <style:paragraph-properties style:line-height-at-least="0.423cm"/>
      <style:text-properties style:font-name="Lucida Sans" fo:font-family="'Lucida Sans'" style:font-style-name="Demibold" style:font-family-generic="swiss" style:font-pitch="variable" fo:font-size="32pt" fo:font-weight="bold" style:font-size-asian="30pt"/>
    </style:style>
    <style:style style:name="CopyrightText" style:family="paragraph" style:parent-style-name="Standard">
      <style:paragraph-properties fo:margin-top="0cm" fo:margin-bottom="0cm" loext:contextual-spacing="false" fo:line-height="0.353cm"/>
      <style:text-properties fo:font-size="8.5pt" style:font-size-asian="8.5pt"/>
    </style:style>
    <style:style style:name="Dn" style:family="paragraph" style:parent-style-name="Standard">
      <style:paragraph-properties fo:margin-top="0cm" fo:margin-bottom="0cm" loext:contextual-spacing="false" fo:line-height="0.353cm" fo:keep-with-next="always">
        <style:tab-stops>
          <style:tab-stop style:position="1.976cm"/>
        </style:tab-stops>
      </style:paragraph-properties>
      <style:text-properties fo:font-size="8.5pt" style:font-size-asian="8.5pt"/>
    </style:style>
    <style:style style:name="ArtInFrame" style:family="paragraph" style:parent-style-name="Art"/>
    <style:style style:name="NormalInFrame" style:family="paragraph" style:parent-style-name="Standard">
      <style:text-properties fo:color="#ff0000"/>
    </style:style>
    <style:style style:name="rd" style:family="paragraph" style:parent-style-name="Standard">
      <style:paragraph-properties fo:margin-top="0cm" fo:margin-bottom="0.071cm" loext:contextual-spacing="false" fo:line-height="0.353cm"/>
      <style:text-properties fo:text-transform="uppercase" fo:color="#800000" style:font-name="Arial Narrow" fo:font-family="'Arial Narrow'" style:font-family-generic="swiss" style:font-pitch="variable"/>
    </style:style>
    <style:style style:name="MTOC_20_2" style:display-name="MTOC 2" style:family="paragraph">
      <style:paragraph-properties fo:margin-top="0cm" fo:margin-bottom="0.071cm" loext:contextual-spacing="false" fo:line-height="0.423cm" fo:orphans="2" fo:widows="2" fo:hyphenation-ladder-count="no-limit">
        <style:tab-stops>
          <style:tab-stop style:position="7.461cm" style:type="right"/>
        </style:tab-stops>
      </style:paragraph-properties>
      <style:text-properties style:use-window-font-color="true" style:font-name="Lucida Sans" fo:font-family="'Lucida Sans'" style:font-style-name="Demibold" style:font-family-generic="swiss" style:font-pitch="variable" fo:font-size="12pt" fo:language="zxx" fo:country="none" fo:font-weight="bold"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fo:hyphenate="false" fo:hyphenation-remain-char-count="2" fo:hyphenation-push-char-count="2"/>
    </style:style>
    <style:style style:name="Ih" style:family="paragraph" style:next-style-name="Standard">
      <style:paragraph-properties fo:margin-left="-3.175cm" fo:margin-right="0cm" fo:margin-top="0cm" fo:margin-bottom="0cm" loext:contextual-spacing="false" fo:line-height="0.953cm" fo:orphans="2" fo:widows="2" fo:hyphenation-ladder-count="no-limit" fo:text-indent="0.002cm" style:auto-text-indent="false" fo:keep-with-next="always">
        <style:tab-stops/>
      </style:paragraph-properties>
      <style:text-properties style:use-window-font-color="true" style:font-name="Arial Narrow" fo:font-family="'Arial Narrow'" style:font-family-generic="swiss" style:font-pitch="variable" fo:font-size="20pt" fo:language="en" fo:country="US"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Prerelease" style:family="paragraph" style:parent-style-name="Standard">
      <style:paragraph-properties fo:margin-top="0cm" fo:margin-bottom="0cm" loext:contextual-spacing="false" fo:line-height="0.353cm" fo:keep-with-next="always"/>
      <style:text-properties fo:font-size="8.5pt" style:font-size-asian="8.5pt"/>
    </style:style>
    <style:style style:name="La0b" style:family="paragraph" style:parent-style-name="La0">
      <style:paragraph-properties fo:margin-left="0cm" fo:margin-right="0cm" fo:text-indent="0cm" style:auto-text-indent="false">
        <style:tab-stops>
          <style:tab-stop style:position="0.533cm"/>
        </style:tab-stops>
      </style:paragraph-properties>
    </style:style>
    <style:style style:name="La1b" style:family="paragraph" style:parent-style-name="Standard">
      <style:paragraph-properties fo:margin-left="0cm" fo:margin-right="0cm" fo:margin-top="0cm" fo:margin-bottom="0.176cm" loext:contextual-spacing="false" fo:line-height="100%" fo:text-indent="0cm" style:auto-text-indent="false">
        <style:tab-stops>
          <style:tab-stop style:position="1.067cm"/>
        </style:tab-stops>
      </style:paragraph-properties>
      <style:text-properties fo:font-weight="bold" style:font-weight-asian="bold"/>
    </style:style>
    <style:style style:name="La2b" style:family="paragraph" style:parent-style-name="Standard">
      <style:paragraph-properties fo:margin-left="0cm" fo:margin-right="0cm" fo:margin-top="0cm" fo:margin-bottom="0.176cm" loext:contextual-spacing="false" fo:line-height="100%" fo:text-indent="0cm" style:auto-text-indent="false">
        <style:tab-stops>
          <style:tab-stop style:position="1.6cm"/>
        </style:tab-stops>
      </style:paragraph-properties>
      <style:text-properties fo:font-weight="bold" style:font-weight-asian="bold"/>
    </style:style>
    <style:style style:name="Latpb" style:family="paragraph" style:parent-style-name="Standard">
      <style:paragraph-properties fo:margin-left="2.337cm" fo:margin-right="0cm" fo:margin-top="0cm" fo:margin-bottom="0cm" loext:contextual-spacing="false" fo:line-height="100%" fo:text-indent="0.002cm" style:auto-text-indent="false">
        <style:tab-stops>
          <style:tab-stop style:position="2.337cm"/>
        </style:tab-stops>
      </style:paragraph-properties>
      <style:text-properties fo:font-size="9.5pt" fo:font-weight="bold" style:font-size-asian="9.5pt" style:font-weight-asian="bold"/>
    </style:style>
    <style:style style:name="Latpfb" style:family="paragraph" style:parent-style-name="Standard">
      <style:paragraph-properties fo:margin-left="0cm" fo:margin-right="0cm" fo:margin-top="0cm" fo:margin-bottom="0cm" loext:contextual-spacing="false" fo:line-height="100%" fo:text-indent="0cm" style:auto-text-indent="false">
        <style:tab-stops>
          <style:tab-stop style:position="0.33cm"/>
        </style:tab-stops>
      </style:paragraph-properties>
      <style:text-properties fo:font-size="9.5pt" fo:font-weight="bold" style:font-size-asian="9.5pt" style:font-weight-asian="bold"/>
    </style:style>
    <style:style style:name="WW-Block_20_Text" style:display-name="WW-Block Text" style:family="paragraph" style:parent-style-name="Standard">
      <style:paragraph-properties fo:margin-left="2.54cm" fo:margin-right="2.54cm" fo:margin-top="0cm" fo:margin-bottom="0.212cm" loext:contextual-spacing="false" fo:text-indent="0.002cm" style:auto-text-indent="false"/>
    </style:style>
    <style:style style:name="WW-Body_20_Text_20_2" style:display-name="WW-Body Text 2" style:family="paragraph" style:parent-style-name="Standard">
      <style:paragraph-properties fo:margin-top="0cm" fo:margin-bottom="0.212cm" loext:contextual-spacing="false" fo:line-height="200%"/>
    </style:style>
    <style:style style:name="WW-Body_20_Text_20_3" style:display-name="WW-Body Text 3" style:family="paragraph" style:parent-style-name="Standard">
      <style:paragraph-properties fo:margin-top="0cm" fo:margin-bottom="0.212cm" loext:contextual-spacing="false"/>
      <style:text-properties fo:font-size="8pt" style:font-size-asian="8pt"/>
    </style:style>
    <style:style style:name="WW-Body_20_Text_20_First_20_Indent" style:display-name="WW-Body Text First Indent" style:family="paragraph" style:parent-style-name="Text_20_body">
      <style:paragraph-properties fo:margin-left="0cm" fo:margin-right="0cm" fo:margin-top="0cm" fo:margin-bottom="0.212cm" loext:contextual-spacing="false" fo:text-indent="0.37cm" style:auto-text-indent="false"/>
      <style:text-properties fo:font-style="normal" style:font-style-asian="normal"/>
    </style:style>
    <style:style style:name="WW-Body_20_Text_20_First_20_Indent_20_2" style:display-name="WW-Body Text First Indent 2" style:family="paragraph" style:parent-style-name="Text_20_body_20_indent">
      <style:paragraph-properties fo:margin-left="0.635cm" fo:margin-right="0cm" fo:text-indent="0.37cm" style:auto-text-indent="false"/>
    </style:style>
    <style:style style:name="WW-Body_20_Text_20_Indent_20_2" style:display-name="WW-Body Text Indent 2" style:family="paragraph" style:parent-style-name="Standard">
      <style:paragraph-properties fo:margin-left="0.635cm" fo:margin-right="0cm" fo:margin-top="0cm" fo:margin-bottom="0.212cm" loext:contextual-spacing="false" fo:line-height="200%" fo:text-indent="0.002cm" style:auto-text-indent="false"/>
    </style:style>
    <style:style style:name="WW-Body_20_Text_20_Indent_20_3" style:display-name="WW-Body Text Indent 3" style:family="paragraph" style:parent-style-name="Standard">
      <style:paragraph-properties fo:margin-left="0.635cm" fo:margin-right="0cm" fo:margin-top="0cm" fo:margin-bottom="0.212cm" loext:contextual-spacing="false" fo:text-indent="0.002cm" style:auto-text-indent="false"/>
      <style:text-properties fo:font-size="8pt" style:font-size-asian="8pt"/>
    </style:style>
    <style:style style:name="WW-Caption" style:family="paragraph" style:parent-style-name="Standard" style:next-style-name="Standard">
      <style:paragraph-properties fo:margin-top="0.212cm" fo:margin-bottom="0.212cm" loext:contextual-spacing="false"/>
      <style:text-properties fo:font-size="10pt" fo:font-weight="bold" style:font-size-asian="10pt" style:font-weight-asian="bold"/>
    </style:style>
    <style:style style:name="WW-Closing" style:family="paragraph" style:parent-style-name="Standard">
      <style:paragraph-properties fo:margin-left="7.62cm" fo:margin-right="0cm" fo:text-indent="0.002cm"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HTML_20_Preformatted" style:display-name="WW-HTML Preformatted" style:family="paragraph" style:parent-style-name="Standard">
      <style:text-properties style:font-name="Courier New" fo:font-family="'Courier New'" style:font-family-generic="modern" fo:font-size="10pt" style:font-size-asian="10pt"/>
    </style:style>
    <style:style style:name="WW-Index_20_4" style:display-name="WW-Index 4" style:family="paragraph" style:parent-style-name="Standard" style:next-style-name="Standard">
      <style:paragraph-properties fo:margin-left="1.482cm" fo:margin-right="0cm" fo:text-indent="-0.37cm" style:auto-text-indent="false"/>
    </style:style>
    <style:style style:name="WW-Index_20_5" style:display-name="WW-Index 5" style:family="paragraph" style:parent-style-name="Standard" style:next-style-name="Standard">
      <style:paragraph-properties fo:margin-left="1.852cm" fo:margin-right="0cm" fo:text-indent="-0.37cm" style:auto-text-indent="false"/>
    </style:style>
    <style:style style:name="WW-Index_20_6" style:display-name="WW-Index 6" style:family="paragraph" style:parent-style-name="Standard" style:next-style-name="Standard">
      <style:paragraph-properties fo:margin-left="2.223cm" fo:margin-right="0cm" fo:text-indent="-0.37cm" style:auto-text-indent="false"/>
    </style:style>
    <style:style style:name="WW-Index_20_7" style:display-name="WW-Index 7" style:family="paragraph" style:parent-style-name="Standard" style:next-style-name="Standard">
      <style:paragraph-properties fo:margin-left="2.593cm" fo:margin-right="0cm" fo:text-indent="-0.37cm" style:auto-text-indent="false"/>
    </style:style>
    <style:style style:name="WW-Index_20_8" style:display-name="WW-Index 8" style:family="paragraph" style:parent-style-name="Standard" style:next-style-name="Standard">
      <style:paragraph-properties fo:margin-left="2.963cm" fo:margin-right="0cm" fo:text-indent="-0.37cm" style:auto-text-indent="false"/>
    </style:style>
    <style:style style:name="WW-Index_20_9" style:display-name="WW-Index 9" style:family="paragraph" style:parent-style-name="Standard" style:next-style-name="Standard">
      <style:paragraph-properties fo:margin-left="3.334cm" fo:margin-right="0cm" fo:text-indent="-0.37cm" style:auto-text-indent="false"/>
    </style:style>
    <style:style style:name="WW-List_20_2" style:display-name="WW-List 2" style:family="paragraph" style:parent-style-name="Standard">
      <style:paragraph-properties fo:margin-left="1.27cm" fo:margin-right="0cm" fo:text-indent="-0.635cm" style:auto-text-indent="false"/>
    </style:style>
    <style:style style:name="WW-List_20_3" style:display-name="WW-List 3" style:family="paragraph" style:parent-style-name="Standard">
      <style:paragraph-properties fo:margin-left="1.905cm" fo:margin-right="0cm" fo:text-indent="-0.635cm" style:auto-text-indent="false"/>
    </style:style>
    <style:style style:name="WW-List_20_4" style:display-name="WW-List 4" style:family="paragraph" style:parent-style-name="Standard">
      <style:paragraph-properties fo:margin-left="2.54cm" fo:margin-right="0cm" fo:text-indent="-0.635cm" style:auto-text-indent="false"/>
    </style:style>
    <style:style style:name="WW-List_20_5" style:display-name="WW-List 5" style:family="paragraph" style:parent-style-name="Standard">
      <style:paragraph-properties fo:margin-left="3.175cm" fo:margin-right="0cm" fo:text-indent="-0.635cm" style:auto-text-indent="false"/>
    </style:style>
    <style:style style:name="WW-List_20_Bullet" style:display-name="WW-List Bullet" style:family="paragraph" style:parent-style-name="Standard">
      <style:paragraph-properties fo:margin-left="0cm" fo:margin-right="0cm" fo:text-indent="0cm" style:auto-text-indent="false"/>
    </style:style>
    <style:style style:name="WW-List_20_Bullet_20_2" style:display-name="WW-List Bullet 2" style:family="paragraph" style:parent-style-name="Standard">
      <style:paragraph-properties fo:margin-left="0cm" fo:margin-right="0cm" fo:text-indent="0cm" style:auto-text-indent="false"/>
    </style:style>
    <style:style style:name="WW-List_20_Bullet_20_3" style:display-name="WW-List Bullet 3" style:family="paragraph" style:parent-style-name="Standard">
      <style:paragraph-properties fo:margin-left="0cm" fo:margin-right="0cm" fo:text-indent="0cm" style:auto-text-indent="false"/>
    </style:style>
    <style:style style:name="WW-List_20_Bullet_20_4" style:display-name="WW-List Bullet 4" style:family="paragraph" style:parent-style-name="Standard">
      <style:paragraph-properties fo:margin-left="0cm" fo:margin-right="0cm" fo:text-indent="0cm" style:auto-text-indent="false"/>
    </style:style>
    <style:style style:name="WW-List_20_Bullet_20_5" style:display-name="WW-List Bullet 5" style:family="paragraph" style:parent-style-name="Standard">
      <style:paragraph-properties fo:margin-left="0cm" fo:margin-right="0cm" fo:text-indent="0cm" style:auto-text-indent="false"/>
    </style:style>
    <style:style style:name="WW-List_20_Continue" style:display-name="WW-List Continue" style:family="paragraph" style:parent-style-name="Standard">
      <style:paragraph-properties fo:margin-left="0.635cm" fo:margin-right="0cm" fo:margin-top="0cm" fo:margin-bottom="0.212cm" loext:contextual-spacing="false" fo:text-indent="0.002cm" style:auto-text-indent="false"/>
    </style:style>
    <style:style style:name="WW-List_20_Continue_20_2" style:display-name="WW-List Continue 2" style:family="paragraph" style:parent-style-name="Standard">
      <style:paragraph-properties fo:margin-left="1.27cm" fo:margin-right="0cm" fo:margin-top="0cm" fo:margin-bottom="0.212cm" loext:contextual-spacing="false" fo:text-indent="0.002cm" style:auto-text-indent="false"/>
    </style:style>
    <style:style style:name="WW-List_20_Continue_20_3" style:display-name="WW-List Continue 3" style:family="paragraph" style:parent-style-name="Standard">
      <style:paragraph-properties fo:margin-left="1.905cm" fo:margin-right="0cm" fo:margin-top="0cm" fo:margin-bottom="0.212cm" loext:contextual-spacing="false" fo:text-indent="0.002cm" style:auto-text-indent="false"/>
    </style:style>
    <style:style style:name="WW-List_20_Continue_20_4" style:display-name="WW-List Continue 4" style:family="paragraph" style:parent-style-name="Standard">
      <style:paragraph-properties fo:margin-left="2.54cm" fo:margin-right="0cm" fo:margin-top="0cm" fo:margin-bottom="0.212cm" loext:contextual-spacing="false" fo:text-indent="0.002cm" style:auto-text-indent="false"/>
    </style:style>
    <style:style style:name="WW-List_20_Continue_20_5" style:display-name="WW-List Continue 5" style:family="paragraph" style:parent-style-name="Standard">
      <style:paragraph-properties fo:margin-left="3.175cm" fo:margin-right="0cm" fo:margin-top="0cm" fo:margin-bottom="0.212cm" loext:contextual-spacing="false" fo:text-indent="0.002cm" style:auto-text-indent="false"/>
    </style:style>
    <style:style style:name="WW-List_20_Number" style:display-name="WW-List Number" style:family="paragraph" style:parent-style-name="Standard">
      <style:paragraph-properties fo:margin-left="0cm" fo:margin-right="0cm" fo:text-indent="0cm" style:auto-text-indent="false"/>
    </style:style>
    <style:style style:name="WW-List_20_Number_20_2" style:display-name="WW-List Number 2" style:family="paragraph" style:parent-style-name="Standard">
      <style:paragraph-properties fo:margin-left="0cm" fo:margin-right="0cm" fo:text-indent="0cm" style:auto-text-indent="false"/>
    </style:style>
    <style:style style:name="WW-List_20_Number_20_3" style:display-name="WW-List Number 3" style:family="paragraph" style:parent-style-name="Standard">
      <style:paragraph-properties fo:margin-left="0cm" fo:margin-right="0cm" fo:text-indent="0cm" style:auto-text-indent="false"/>
    </style:style>
    <style:style style:name="WW-List_20_Number_20_4" style:display-name="WW-List Number 4" style:family="paragraph" style:parent-style-name="Standard">
      <style:paragraph-properties fo:margin-left="0cm" fo:margin-right="0cm" fo:text-indent="0cm" style:auto-text-indent="false"/>
    </style:style>
    <style:style style:name="WW-List_20_Number_20_5" style:display-name="WW-List Number 5" style:family="paragraph" style:parent-style-name="Standard">
      <style:paragraph-properties fo:margin-left="0cm" fo:margin-right="0cm" fo:text-indent="0cm" style:auto-text-indent="false"/>
    </style:style>
    <style:style style:name="WW-Macro_20_Text" style:display-name="WW-Macro Text" style:family="paragraph">
      <style:paragraph-properties fo:margin-top="0cm" fo:margin-bottom="0.282cm" loext:contextual-spacing="false" fo:line-height="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WW-Message_20_Header" style:display-name="WW-Message Header" style:family="paragraph" style:parent-style-name="Standard">
      <loext:graphic-properties draw:fill="solid" draw:fill-color="#c0c0c0" draw:opacity="100%"/>
      <style:paragraph-properties fo:margin-left="1.905cm" fo:margin-right="0cm" fo:text-indent="-1.905cm" style:auto-text-indent="false" fo:background-color="#c0c0c0" fo:padding="0.035cm" fo:border="0.06pt solid #000000"/>
      <style:text-properties style:font-name="Arial" fo:font-family="Arial" style:font-family-generic="swiss" style:font-pitch="variable" fo:font-size="12pt" style:font-size-asian="12pt"/>
    </style:style>
    <style:style style:name="WW-Normal_20__28_Web_29_" style:display-name="WW-Normal (Web)" style:family="paragraph" style:parent-style-name="Standard">
      <style:text-properties fo:font-size="12pt" style:font-size-asian="12pt"/>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fo:font-family="'Courier New'" style:font-family-generic="modern" fo:font-size="10pt" style:font-size-asian="10pt"/>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37cm" fo:margin-right="0cm" fo:text-indent="-0.37cm" style:auto-text-indent="false"/>
    </style:style>
    <style:style style:name="WW-Table_20_of_20_Figures" style:display-name="WW-Table of Figures" style:family="paragraph" style:parent-style-name="Standard" style:next-style-name="Standard">
      <style:paragraph-properties fo:margin-left="0.741cm" fo:margin-right="0cm" fo:text-indent="-0.741cm" style:auto-text-indent="false"/>
    </style:style>
    <style:style style:name="WW-TOA_20_Heading" style:display-name="WW-TOA Heading" style:family="paragraph" style:parent-style-name="Standard" style:next-style-name="Standard">
      <style:paragraph-properties fo:margin-top="0.212cm" fo:margin-bottom="0.282cm" loext:contextual-spacing="false"/>
      <style:text-properties style:font-name="Arial" fo:font-family="Arial" style:font-family-generic="swiss" style:font-pitch="variable" fo:font-size="12pt" fo:font-weight="bold" style:font-size-asian="12pt" style:font-weight-asian="bold"/>
    </style:style>
    <style:style style:name="Lab2_5f_h1" style:display-name="Lab2_h1" style:family="paragraph" style:next-style-name="Lab2_5f_norm">
      <style:paragraph-properties fo:margin-left="-3.334cm" fo:margin-right="0cm" fo:margin-top="0cm" fo:margin-bottom="0.176cm" loext:contextual-spacing="false" fo:orphans="2" fo:widows="2" fo:hyphenation-ladder-count="no-limit" fo:text-indent="0.002cm" style:auto-text-indent="false">
        <style:tab-stops>
          <style:tab-stop style:position="11.91cm"/>
        </style:tab-stops>
      </style:paragraph-properties>
      <style:text-properties style:use-window-font-color="true" style:font-name="Arial Narrow" fo:font-family="'Arial Narrow'"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Lab2_5f_norm" style:display-name="Lab2_norm" style:family="paragraph" style:parent-style-name="Tp">
      <style:paragraph-properties fo:margin-left="-3.327cm" fo:margin-right="0.381cm" fo:margin-top="0cm" fo:margin-bottom="0.282cm" loext:contextual-spacing="false" fo:text-indent="0.002cm" style:auto-text-indent="false">
        <style:tab-stops>
          <style:tab-stop style:position="4.703cm"/>
          <style:tab-stop style:position="11.91cm"/>
        </style:tab-stops>
      </style:paragraph-properties>
      <style:text-properties fo:font-size="10.5pt" style:font-size-asian="10.5pt"/>
    </style:style>
    <style:style style:name="Lab2_5f_h2" style:display-name="Lab2_h2" style:family="paragraph" style:parent-style-name="Tp" style:next-style-name="Lab2_5f_norm">
      <style:paragraph-properties fo:margin-left="-3.327cm" fo:margin-right="0.381cm" fo:margin-top="0.494cm" fo:margin-bottom="0.176cm" loext:contextual-spacing="false" fo:line-height="0.529cm" fo:text-indent="0.002cm" style:auto-text-indent="false">
        <style:tab-stops>
          <style:tab-stop style:position="4.703cm"/>
          <style:tab-stop style:position="11.91cm"/>
        </style:tab-stops>
      </style:paragraph-properties>
      <style:text-properties style:font-name="Arial Narrow" fo:font-family="'Arial Narrow'" style:font-family-generic="swiss" style:font-pitch="variable" fo:font-size="15pt" fo:font-weight="bold" style:font-size-asian="15pt" style:font-weight-asian="bold"/>
    </style:style>
    <style:style style:name="Lab2_5f_icon_5f_H" style:display-name="Lab2_icon_H" style:family="paragraph" style:parent-style-name="Standard">
      <style:paragraph-properties fo:margin-left="1.222cm" fo:margin-right="0cm" fo:margin-top="0cm" fo:margin-bottom="0.106cm" loext:contextual-spacing="false" fo:text-indent="-1.111cm" style:auto-text-indent="false">
        <style:tab-stops>
          <style:tab-stop style:position="1.778cm"/>
        </style:tab-stops>
      </style:paragraph-properties>
      <style:text-properties fo:font-size="9.5pt" style:font-size-asian="9.5pt"/>
    </style:style>
    <style:style style:name="Lab2_5f_icon_5f_Q" style:display-name="Lab2_icon_Q" style:family="paragraph" style:parent-style-name="Lab2_5f_icon_5f_H" style:next-style-name="Lab2_5f_icon_5f_Answer"/>
    <style:style style:name="Lab2_5f_icon_5f_Answer" style:display-name="Lab2_icon_Answer" style:family="paragraph" style:parent-style-name="Lab2_5f_icon_5f_Q">
      <style:paragraph-properties fo:margin-left="1.222cm" fo:margin-right="0cm" fo:text-indent="0cm" style:auto-text-indent="false"/>
      <style:text-properties fo:font-weight="bold" style:font-weight-asian="bold"/>
    </style:style>
    <style:style style:name="Lab2_5f_icon_5f_Fillin" style:display-name="Lab2_icon_Fillin" style:family="paragraph" style:parent-style-name="Lab2_5f_icon_5f_Answer">
      <style:paragraph-properties fo:margin-left="1.219cm" fo:margin-right="0.254cm" fo:text-indent="0.002cm" style:auto-text-indent="false" fo:padding-left="0cm" fo:padding-right="0cm" fo:padding-top="0cm" fo:padding-bottom="0.035cm" fo:border-left="none" fo:border-right="none" fo:border-top="none" fo:border-bottom="0.99pt solid #000000"/>
    </style:style>
    <style:style style:name="Lab2_5f_icon_5f_I" style:display-name="Lab2_icon_I" style:family="paragraph" style:parent-style-name="Standard">
      <style:paragraph-properties fo:margin-left="1.221cm" fo:margin-right="0.762cm" fo:margin-top="0cm" fo:margin-bottom="0.106cm" loext:contextual-spacing="false" fo:text-indent="-1.118cm" style:auto-text-indent="false">
        <style:tab-stops>
          <style:tab-stop style:position="1.778cm"/>
        </style:tab-stops>
      </style:paragraph-properties>
      <style:text-properties fo:font-size="9.5pt" style:font-size-asian="9.5pt"/>
    </style:style>
    <style:style style:name="Lab2_5f_icon_5f_I_5f_W" style:display-name="Lab2_icon_I_W" style:family="paragraph" style:parent-style-name="Lab2_5f_icon_5f_I">
      <style:paragraph-properties fo:margin-left="-1.556cm" fo:margin-right="0.762cm" fo:text-indent="0cm" style:auto-text-indent="false">
        <style:tab-stops>
          <style:tab-stop style:position="1.778cm"/>
          <style:tab-stop style:position="4.554cm"/>
        </style:tab-stops>
      </style:paragraph-properties>
      <style:text-properties style:font-name="Times New Roman Bold" fo:font-family="'Times New Roman Bold', 'Times New Roman'" style:font-family-generic="roman"/>
    </style:style>
    <style:style style:name="Lab2_5f_icon_5f_N" style:display-name="Lab2_icon_N" style:family="paragraph" style:parent-style-name="Standard">
      <style:paragraph-properties fo:margin-left="1.222cm" fo:margin-right="0cm" fo:margin-top="0cm" fo:margin-bottom="0.106cm" loext:contextual-spacing="false" fo:text-indent="-1.111cm" style:auto-text-indent="false">
        <style:tab-stops>
          <style:tab-stop style:position="1.778cm"/>
        </style:tab-stops>
      </style:paragraph-properties>
      <style:text-properties fo:font-size="9.5pt" style:font-size-asian="9.5pt"/>
    </style:style>
    <style:style style:name="Lab2_5f_table_5f_start" style:display-name="Lab2_table_start" style:family="paragraph" style:parent-style-name="Tes">
      <style:paragraph-properties fo:margin-left="-3.334cm" fo:margin-right="-0.656cm" fo:text-indent="0.002cm" style:auto-text-indent="false" fo:padding-left="0cm" fo:padding-right="0cm" fo:padding-top="0cm" fo:padding-bottom="0.035cm" fo:border-left="none" fo:border-right="none" fo:border-top="none" fo:border-bottom="0.99pt solid #000000"/>
    </style:style>
    <style:style style:name="Lab2_5f_View" style:display-name="Lab2_View" style:family="paragraph" style:parent-style-name="Lab2_5f_icon_5f_H">
      <style:paragraph-properties fo:margin-left="1.651cm" fo:margin-right="0.254cm" fo:text-indent="0cm" style:auto-text-indent="false"/>
      <style:text-properties fo:font-style="italic" style:font-style-asian="italic"/>
    </style:style>
    <style:style style:name="Lab_5f_norm" style:display-name="Lab_norm" style:family="paragraph" style:parent-style-name="Tp">
      <style:paragraph-properties fo:margin-left="-3.334cm" fo:margin-right="0.381cm" fo:margin-top="0.176cm" fo:margin-bottom="0.106cm" loext:contextual-spacing="false" fo:text-indent="0.002cm" style:auto-text-indent="false">
        <style:tab-stops>
          <style:tab-stop style:position="4.71cm"/>
          <style:tab-stop style:position="11.91cm"/>
        </style:tab-stops>
      </style:paragraph-properties>
      <style:text-properties fo:font-size="10.5pt" style:font-size-asian="10.5pt"/>
    </style:style>
    <style:style style:name="Pb" style:family="paragraph" style:next-style-name="Standard">
      <style:paragraph-properties fo:margin-left="-0.494cm" fo:margin-right="0cm" fo:margin-top="0cm" fo:margin-bottom="0cm" loext:contextual-spacing="false" fo:line-height="0.141cm" fo:orphans="2" fo:widows="2" fo:hyphenation-ladder-count="no-limit" fo:text-indent="0.002cm" style:auto-text-indent="false" fo:break-before="page" fo:keep-with-next="always">
        <style:tab-stops/>
      </style:paragraph-properties>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font-name-complex="Times New Roman" style:font-family-complex="'Times New Roman'" style:font-family-generic-complex="roman" style:font-pitch-complex="variable" style:font-size-complex="10pt" fo:hyphenate="false" fo:hyphenation-remain-char-count="2" fo:hyphenation-push-char-count="2"/>
    </style:style>
    <style:style style:name="Lab2_5f_thf" style:display-name="Lab2_thf" style:family="paragraph" style:parent-style-name="Standard">
      <style:paragraph-properties fo:margin-left="0.33cm" fo:margin-right="0cm" fo:margin-top="0.31cm" fo:margin-bottom="0.325cm" loext:contextual-spacing="false" fo:line-height="0.388cm" fo:keep-together="always" fo:text-indent="0.002cm" style:auto-text-indent="false" fo:keep-with-next="always"/>
      <style:text-properties style:font-name="Arial" fo:font-family="Arial" style:font-family-generic="swiss" style:font-pitch="variable" fo:font-size="9.5pt" fo:font-weight="bold" style:font-size-asian="9.5pt" style:font-weight-asian="bold"/>
    </style:style>
    <style:style style:name="Lab2_5f_th" style:display-name="Lab2_th" style:family="paragraph" style:parent-style-name="Lab2_5f_thf"/>
    <style:style style:name="Lab2_5f_Tpl" style:display-name="Lab2_Tpl" style:family="paragraph" style:parent-style-name="Standard">
      <style:paragraph-properties fo:margin-left="0cm" fo:margin-right="0cm" fo:margin-top="0.035cm" fo:margin-bottom="0.106cm" loext:contextual-spacing="false" fo:text-indent="0cm" style:auto-text-indent="false"/>
      <style:text-properties fo:font-size="9.5pt" style:font-size-asian="9.5pt"/>
    </style:style>
    <style:style style:name="Lab2_5f_Tpn" style:display-name="Lab2_Tpn" style:family="paragraph" style:parent-style-name="Tp">
      <style:paragraph-properties fo:margin-left="0cm" fo:margin-right="0cm" fo:text-indent="0cm" style:auto-text-indent="false">
        <style:tab-stops>
          <style:tab-stop style:position="0.94cm"/>
          <style:tab-stop style:position="0.953cm"/>
          <style:tab-stop style:position="1.376cm"/>
        </style:tab-stops>
      </style:paragraph-properties>
    </style:style>
    <style:style style:name="Lab2_5f_Lb1" style:display-name="Lab2_Lb1" style:family="paragraph" style:parent-style-name="Lb1">
      <style:paragraph-properties fo:margin-left="0cm" fo:margin-right="0cm" fo:text-indent="0cm" style:auto-text-indent="false">
        <style:tab-stops>
          <style:tab-stop style:position="0.529cm"/>
        </style:tab-stops>
      </style:paragraph-properties>
    </style:style>
    <style:style style:name="Lab2_5f_Lb2" style:display-name="Lab2_Lb2" style:family="paragraph" style:parent-style-name="Lab2_5f_Lb1">
      <style:paragraph-properties fo:margin-left="0cm" fo:margin-right="0cm" fo:text-indent="0cm" style:auto-text-indent="false">
        <style:tab-stops>
          <style:tab-stop style:position="0.529cm"/>
        </style:tab-stops>
      </style:paragraph-properties>
    </style:style>
    <style:style style:name="La0_5f_ART" style:display-name="La0_ART" style:family="paragraph" style:parent-style-name="La0">
      <style:paragraph-properties fo:margin-top="0.141cm" fo:margin-bottom="0.423cm" loext:contextual-spacing="false" fo:line-height="100%"/>
    </style:style>
    <style:style style:name="Lab2_5f_Answer_5f_Art" style:display-name="Lab2_Answer_Art" style:family="paragraph" style:parent-style-name="Art">
      <style:paragraph-properties fo:margin-left="1.219cm" fo:margin-right="0.254cm" fo:text-indent="0.002cm" style:auto-text-indent="false"/>
    </style:style>
    <style:style style:name="La1_5f_ART" style:display-name="La1_ART" style:family="paragraph" style:parent-style-name="La1">
      <style:paragraph-properties fo:margin-left="0.533cm" fo:margin-right="0cm" fo:margin-top="0.141cm" fo:margin-bottom="0.423cm" loext:contextual-spacing="false" fo:line-height="100%" fo:text-indent="0.002cm" style:auto-text-indent="false"/>
    </style:style>
    <style:style style:name="La2_5f_ART" style:display-name="La2_ART" style:family="paragraph" style:parent-style-name="La2">
      <style:paragraph-properties fo:margin-left="1.067cm" fo:margin-right="0cm" fo:margin-top="0.141cm" fo:margin-bottom="0.423cm" loext:contextual-spacing="false" fo:line-height="100%" fo:text-indent="0.002cm" style:auto-text-indent="false"/>
    </style:style>
    <style:style style:name="Logo_5f_Mod" style:display-name="Logo_Mod" style:family="paragraph" style:parent-style-name="Standard">
      <style:paragraph-properties style:line-height-at-least="0.423cm"/>
    </style:style>
    <style:style style:name="Lab2_5f_Tp" style:display-name="Lab2_Tp" style:family="paragraph" style:parent-style-name="Lab2_5f_Tpn">
      <style:paragraph-properties fo:margin-left="0.33cm" fo:margin-right="0cm" fo:text-indent="0.002cm" style:auto-text-indent="false">
        <style:tab-stops>
          <style:tab-stop style:position="0.61cm"/>
          <style:tab-stop style:position="0.623cm"/>
          <style:tab-stop style:position="0.94cm"/>
          <style:tab-stop style:position="0.953cm"/>
          <style:tab-stop style:position="0.965cm"/>
          <style:tab-stop style:position="1.046cm"/>
        </style:tab-stops>
      </style:paragraph-properties>
    </style:style>
    <style:style style:name="ArtL2" style:family="paragraph" style:parent-style-name="Lp2">
      <style:paragraph-properties fo:margin-left="1.067cm" fo:margin-right="0cm" fo:line-height="100%" fo:text-indent="0.002cm" style:auto-text-indent="false"/>
    </style:style>
    <style:style style:name="Lab2_5f_tpb" style:display-name="Lab2_tpb" style:family="paragraph" style:parent-style-name="Lab2_5f_Tp">
      <style:paragraph-properties fo:margin-left="0cm" fo:margin-right="0cm" fo:text-indent="0cm" style:auto-text-indent="false">
        <style:tab-stops>
          <style:tab-stop style:position="0.94cm"/>
          <style:tab-stop style:position="0.953cm"/>
          <style:tab-stop style:position="0.965cm"/>
          <style:tab-stop style:position="1.27cm"/>
          <style:tab-stop style:position="1.282cm"/>
          <style:tab-stop style:position="1.295cm"/>
          <style:tab-stop style:position="1.376cm"/>
          <style:tab-stop style:position="1.473cm"/>
        </style:tab-stops>
      </style:paragraph-properties>
    </style:style>
    <style:style style:name="Lab2_5f_icon_5f_AnswerEx0" style:display-name="Lab2_icon_AnswerEx0" style:family="paragraph">
      <style:paragraph-properties fo:margin-left="1.245cm" fo:margin-right="0.254cm" fo:margin-top="0.035cm" fo:margin-bottom="0.141cm" loext:contextual-spacing="false" fo:line-height="0.423cm" fo:orphans="2" fo:widows="2" fo:hyphenation-ladder-count="no-limit" fo:text-indent="0.002cm" style:auto-text-indent="false">
        <style:tab-stops/>
      </style:paragraph-properties>
      <style:text-properties style:use-window-font-color="true" style:font-name="Lucida Sans Typewriter" fo:font-family="'Lucida Sans Typewriter', Arial" style:font-family-generic="modern"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Logo_5f_Book" style:display-name="Logo_Book" style:family="paragraph" style:parent-style-name="Logo_5f_Mod"/>
    <style:style style:name="Lab2_5f_icon_5f_AnswerEx1" style:display-name="Lab2_icon_AnswerEx1" style:family="paragraph" style:parent-style-name="Lab2_5f_icon_5f_AnswerEx0">
      <style:paragraph-properties fo:margin-left="1.829cm" fo:margin-right="0.254cm" fo:text-indent="0.002cm" style:auto-text-indent="false"/>
    </style:style>
    <style:style style:name="Lab2_5f_icon_5f_AnswerLn1" style:display-name="Lab2_icon_AnswerLn1" style:family="paragraph" style:parent-style-name="Lab2_5f_icon_5f_Answer">
      <style:paragraph-properties fo:margin-left="0cm" fo:margin-right="0cm" fo:margin-top="0.035cm" fo:margin-bottom="0.106cm" loext:contextual-spacing="false" fo:text-indent="0cm" style:auto-text-indent="false">
        <style:tab-stops>
          <style:tab-stop style:position="1.778cm"/>
          <style:tab-stop style:position="2.515cm"/>
          <style:tab-stop style:position="3cm"/>
        </style:tab-stops>
      </style:paragraph-properties>
    </style:style>
    <style:style style:name="Lab2_5f_icon_5f_AnswerTpb" style:display-name="Lab2_icon_AnswerTpb" style:family="paragraph" style:parent-style-name="Lab2_5f_icon_5f_Answer">
      <style:paragraph-properties fo:margin-left="0cm" fo:margin-right="0cm" fo:margin-top="0.035cm" fo:margin-bottom="0.106cm" loext:contextual-spacing="false" fo:text-indent="0cm" style:auto-text-indent="false"/>
    </style:style>
    <style:style style:name="Lab2_5f_tpb1" style:display-name="Lab2_tpb1" style:family="paragraph" style:parent-style-name="Lab2_5f_Tp">
      <style:paragraph-properties fo:margin-left="0cm" fo:margin-right="0cm" fo:text-indent="0cm" style:auto-text-indent="false">
        <style:tab-stops>
          <style:tab-stop style:position="0.94cm"/>
          <style:tab-stop style:position="0.953cm"/>
          <style:tab-stop style:position="0.965cm"/>
          <style:tab-stop style:position="1.27cm"/>
          <style:tab-stop style:position="1.282cm"/>
          <style:tab-stop style:position="1.295cm"/>
          <style:tab-stop style:position="1.376cm"/>
          <style:tab-stop style:position="1.651cm"/>
        </style:tab-stops>
      </style:paragraph-properties>
    </style:style>
    <style:style style:name="Lab2_5f_TpEx1" style:display-name="Lab2_TpEx1" style:family="paragraph">
      <style:paragraph-properties fo:margin-left="0.94cm" fo:margin-right="0.254cm" fo:margin-top="0.035cm" fo:margin-bottom="0.141cm" loext:contextual-spacing="false" fo:line-height="0.423cm" fo:orphans="2" fo:widows="2" fo:hyphenation-ladder-count="no-limit" fo:text-indent="0.002cm" style:auto-text-indent="false">
        <style:tab-stops/>
      </style:paragraph-properties>
      <style:text-properties style:use-window-font-color="true" style:font-name="Lucida Sans Typewriter" fo:font-family="'Lucida Sans Typewriter', Arial" style:font-family-generic="modern"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fo:hyphenate="false" fo:hyphenation-remain-char-count="2" fo:hyphenation-push-char-count="2"/>
    </style:style>
    <style:style style:name="WW-Balloon_20_Text" style:display-name="WW-Balloon Text" style:family="paragraph" style:parent-style-name="Standard">
      <style:text-properties style:font-name="Tahoma" fo:font-family="Tahoma" style:font-family-generic="swiss" style:font-pitch="variable" fo:font-size="8pt" style:font-size-asian="8pt"/>
    </style:style>
    <style:style style:name="WMRule" style:family="paragraph" style:parent-style-name="Standard" style:next-style-name="Standard">
      <style:paragraph-properties fo:margin-left="-4.013cm" fo:margin-right="0cm" fo:text-indent="0.002cm" style:auto-text-indent="false"/>
      <style:text-properties fo:font-variant="small-caps" style:font-name="Times New Roman Bold" fo:font-family="'Times New Roman Bold', 'Times New Roman'" style:font-family-generic="roman" fo:font-weight="bold" style:font-weight-asian="bold"/>
    </style:style>
    <style:style style:name="WW-Comment_20_Subject" style:display-name="WW-Comment Subject" style:family="paragraph" style:parent-style-name="WW-Comment_20_Text" style:next-style-name="WW-Comment_20_Text">
      <style:paragraph-properties fo:margin-top="0cm" fo:margin-bottom="0.282cm" loext:contextual-spacing="false"/>
      <style:text-properties style:use-window-font-color="true" fo:font-size="10pt" fo:font-weight="bold" style:font-size-asian="10pt" style:font-weight-asian="bold"/>
    </style:style>
    <style:style style:name="ExSpacer" style:family="paragraph" style:next-style-name="Ln1">
      <style:paragraph-properties fo:margin-top="0cm" fo:margin-bottom="0cm" loext:contextual-spacing="false" fo:line-height="0.423cm" fo:text-align="end" style:justify-single-word="false" fo:keep-together="always" fo:orphans="2" fo:widows="2" fo:hyphenation-ladder-count="no-limit">
        <style:tab-stops/>
      </style:paragraph-properties>
      <style:text-properties style:use-window-font-color="true" style:font-name="Lucida Sans Typewriter" fo:font-family="'Lucida Sans Typewriter', Arial" style:font-family-generic="modern"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fo:hyphenate="false" fo:hyphenation-remain-char-count="2" fo:hyphenation-push-char-count="2"/>
    </style:style>
    <style:style style:name="Sub_20_Head_20_1" style:display-name="Sub Head 1" style:family="paragraph" style:parent-style-name="Standard" style:next-style-name="Standard">
      <style:paragraph-properties fo:margin-left="0.353cm" fo:margin-right="0.353cm" fo:margin-top="0.141cm" fo:margin-bottom="0.071cm" loext:contextual-spacing="false" fo:line-height="100%" fo:text-indent="0.002cm" style:auto-text-indent="false"/>
      <style:text-properties style:font-name="Metric1" fo:font-family="Metric" style:font-style-name="Gras" style:font-pitch="variable" fo:font-size="16pt" fo:font-weight="bold" style:font-size-asian="16pt" style:font-weight-asian="bold"/>
    </style:style>
    <style:style style:name="Sub_20_Head_20_2" style:display-name="Sub Head 2" style:family="paragraph" style:parent-style-name="Sub_20_Head_20_1" style:next-style-name="Standard" style:master-page-name="">
      <style:paragraph-properties fo:margin-left="0cm" fo:margin-right="0.36cm" fo:margin-top="0.139cm" fo:margin-bottom="0.27cm" loext:contextual-spacing="false" fo:text-indent="0cm" style:auto-text-indent="false" style:page-number="auto" fo:keep-with-next="always">
        <style:tab-stops/>
      </style:paragraph-properties>
      <style:text-properties style:font-name="Metric1" fo:font-family="Metric" style:font-style-name="Gras" style:font-pitch="variable" fo:font-size="14pt" fo:font-style="normal" fo:font-weight="bold" style:font-size-asian="14pt"/>
    </style:style>
    <style:style style:name="Numbered_20_List_20_2" style:display-name="Numbered List 2" style:family="paragraph" style:parent-style-name="Standard">
      <style:paragraph-properties fo:margin-left="0cm" fo:margin-right="0cm" fo:text-indent="0cm" style:auto-text-indent="false"/>
    </style:style>
    <style:style style:name="Bulleted_20_List_20_1" style:display-name="Bulleted List 1" style:family="paragraph" style:parent-style-name="Standard">
      <style:paragraph-properties fo:margin-left="0cm" fo:margin-right="0cm" fo:margin-top="0cm" fo:margin-bottom="0cm" loext:contextual-spacing="false" fo:line-height="100%" fo:text-indent="0cm" style:auto-text-indent="false"/>
      <style:text-properties style:font-name="Verdana" fo:font-family="Verdana" style:font-family-generic="swiss" style:font-pitch="variable" fo:font-size="10pt" style:font-size-asian="10pt"/>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style>
    <style:style style:name="table_20_content" style:display-name="table content" style:family="paragraph" style:parent-style-name="Standard">
      <style:paragraph-properties fo:margin-top="0cm" fo:margin-bottom="0cm" loext:contextual-spacing="false"/>
      <style:text-properties fo:font-size="8pt" style:font-size-asian="8pt" style:font-size-complex="7.5pt"/>
    </style:style>
    <style:style style:name="Commande" style:family="paragraph" style:parent-style-name="Standard" style:class="text">
      <loext:graphic-properties draw:fill="solid" draw:fill-color="#ffffcc" draw:opacity="100%"/>
      <style:paragraph-properties fo:text-align="start" style:justify-single-word="false" fo:background-color="#ffffcc"/>
      <style:text-properties style:font-name="Courier1" fo:font-family="Courier" style:font-family-generic="modern" style:font-pitch="fixed" fo:font-size="10pt" style:font-size-asian="10.5pt"/>
    </style:style>
    <style:style style:name="Sub_20_Head_20_3" style:display-name="Sub Head 3" style:family="paragraph" style:parent-style-name="Sub_20_Head_20_2" style:master-page-name="">
      <loext:graphic-properties draw:fill="none" draw:fill-color="#99ccff"/>
      <style:paragraph-properties fo:text-align="start" style:justify-single-word="false" style:page-number="auto" fo:background-color="transparent" fo:keep-with-next="always"/>
      <style:text-properties style:font-name="HP Simplified" fo:font-family="'HP Simplified'" style:font-style-name="Normal" style:font-pitch="variable" fo:font-size="13pt" fo:font-style="italic"/>
    </style:style>
    <style:style style:name="Contents_20_Heading" style:display-name="Contents Heading" style:family="paragraph" style:parent-style-name="Heading" style:class="index">
      <style:paragraph-properties fo:margin-left="0cm" fo:margin-right="0cm" fo:margin-top="0.621cm" fo:margin-bottom="0.409cm" loext:contextual-spacing="false" fo:text-indent="0cm" style:auto-text-indent="false" text:number-lines="false" text:line-number="0"/>
      <style:text-properties style:font-name="Metric" fo:font-family="Metric" style:font-style-name="Normal" style:font-pitch="variable" fo:font-size="14pt" fo:font-weight="normal" style:font-size-asian="16pt" style:font-weight-asian="bold" style:font-size-complex="16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_31__20_Line_20_with_20_Subtitle_7e_LT_7e_Gliederung_20_1" style:display-name="1 Line with Subtitle~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_31__20_Line_20_with_20_Subtitle_7e_LT_7e_Gliederung_20_2" style:display-name="1 Line with Subtitle~LT~Gliederung 2" style:family="paragraph" style:parent-style-name="_31__20_Line_20_with_20_Subtitle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_31__20_Line_20_with_20_Subtitle_7e_LT_7e_Gliederung_20_3" style:display-name="1 Line with Subtitle~LT~Gliederung 3" style:family="paragraph" style:parent-style-name="_31__20_Line_20_with_20_Subtitle_7e_LT_7e_Gliederung_20_2">
      <style:paragraph-properties fo:margin-top="0cm" fo:margin-bottom="0.3cm" loext:contextual-spacing="false"/>
    </style:style>
    <style:style style:name="_31__20_Line_20_with_20_Subtitle_7e_LT_7e_Gliederung_20_4" style:display-name="1 Line with Subtitle~LT~Gliederung 4" style:family="paragraph" style:parent-style-name="_31__20_Line_20_with_20_Subtitle_7e_LT_7e_Gliederung_20_3">
      <style:paragraph-properties fo:margin-top="0cm" fo:margin-bottom="0.199cm" loext:contextual-spacing="false"/>
    </style:style>
    <style:style style:name="_31__20_Line_20_with_20_Subtitle_7e_LT_7e_Gliederung_20_5" style:display-name="1 Line with Subtitle~LT~Gliederung 5" style:family="paragraph" style:parent-style-name="_31__20_Line_20_with_20_Subtitle_7e_LT_7e_Gliederung_20_4">
      <style:paragraph-properties fo:margin-top="0cm" fo:margin-bottom="0.101cm" loext:contextual-spacing="false"/>
      <style:text-properties fo:font-size="20pt" style:font-size-asian="20pt" style:font-size-complex="20pt"/>
    </style:style>
    <style:style style:name="_31__20_Line_20_with_20_Subtitle_7e_LT_7e_Gliederung_20_6" style:display-name="1 Line with Subtitle~LT~Gliederung 6" style:family="paragraph" style:parent-style-name="_31__20_Line_20_with_20_Subtitle_7e_LT_7e_Gliederung_20_5"/>
    <style:style style:name="_31__20_Line_20_with_20_Subtitle_7e_LT_7e_Gliederung_20_7" style:display-name="1 Line with Subtitle~LT~Gliederung 7" style:family="paragraph" style:parent-style-name="_31__20_Line_20_with_20_Subtitle_7e_LT_7e_Gliederung_20_6"/>
    <style:style style:name="_31__20_Line_20_with_20_Subtitle_7e_LT_7e_Gliederung_20_8" style:display-name="1 Line with Subtitle~LT~Gliederung 8" style:family="paragraph" style:parent-style-name="_31__20_Line_20_with_20_Subtitle_7e_LT_7e_Gliederung_20_7"/>
    <style:style style:name="_31__20_Line_20_with_20_Subtitle_7e_LT_7e_Gliederung_20_9" style:display-name="1 Line with Subtitle~LT~Gliederung 9" style:family="paragraph" style:parent-style-name="_31__20_Line_20_with_20_Subtitle_7e_LT_7e_Gliederung_20_8"/>
    <style:style style:name="_31__20_Line_20_with_20_Subtitle_7e_LT_7e_Titel" style:display-name="1 Line with Subtitle~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_31__20_Line_20_with_20_Subtitle_7e_LT_7e_Untertitel" style:display-name="1 Line with Subtitl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_31__20_Line_20_with_20_Subtitle_7e_LT_7e_Notizen" style:display-name="1 Line with Subtitle~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_31__20_Line_20_with_20_Subtitle_7e_LT_7e_Hintergrundobjekte" style:display-name="1 Line with Subtitle~LT~Hintergrundobjekte" style:family="paragraph">
      <style:paragraph-properties style:text-autospace="none"/>
      <style:text-properties style:letter-kerning="true"/>
    </style:style>
    <style:style style:name="_31__20_Line_20_with_20_Subtitle_7e_LT_7e_Hintergrund" style:display-name="1 Line with Subtitle~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FreeSans" fo:font-family="FreeSans" style:font-family-generic="swiss" style:font-pitch="variable" fo:font-size="18pt" style:letter-kerning="true" style:font-name-asian="FreeSans" style:font-family-asian="FreeSans" style:font-family-generic-asian="swiss" style:font-pitch-asian="variable" style:font-size-asian="18pt" style:font-name-complex="FreeSans" style:font-family-complex="Free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loext: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loext: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loext: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loext: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hite_20_title_20_slide_7e_LT_7e_Gliederung_20_1" style:display-name="White title slide~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hite_20_title_20_slide_7e_LT_7e_Gliederung_20_2" style:display-name="White title slide~LT~Gliederung 2" style:family="paragraph" style:parent-style-name="White_20_title_20_slide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hite_20_title_20_slide_7e_LT_7e_Gliederung_20_3" style:display-name="White title slide~LT~Gliederung 3" style:family="paragraph" style:parent-style-name="White_20_title_20_slide_7e_LT_7e_Gliederung_20_2">
      <style:paragraph-properties fo:margin-top="0cm" fo:margin-bottom="0.3cm" loext:contextual-spacing="false"/>
    </style:style>
    <style:style style:name="White_20_title_20_slide_7e_LT_7e_Gliederung_20_4" style:display-name="White title slide~LT~Gliederung 4" style:family="paragraph" style:parent-style-name="White_20_title_20_slide_7e_LT_7e_Gliederung_20_3">
      <style:paragraph-properties fo:margin-top="0cm" fo:margin-bottom="0.199cm" loext:contextual-spacing="false"/>
    </style:style>
    <style:style style:name="White_20_title_20_slide_7e_LT_7e_Gliederung_20_5" style:display-name="White title slide~LT~Gliederung 5" style:family="paragraph" style:parent-style-name="White_20_title_20_slide_7e_LT_7e_Gliederung_20_4">
      <style:paragraph-properties fo:margin-top="0cm" fo:margin-bottom="0.101cm" loext:contextual-spacing="false"/>
      <style:text-properties fo:font-size="20pt" style:font-size-asian="20pt" style:font-size-complex="20pt"/>
    </style:style>
    <style:style style:name="White_20_title_20_slide_7e_LT_7e_Gliederung_20_6" style:display-name="White title slide~LT~Gliederung 6" style:family="paragraph" style:parent-style-name="White_20_title_20_slide_7e_LT_7e_Gliederung_20_5"/>
    <style:style style:name="White_20_title_20_slide_7e_LT_7e_Gliederung_20_7" style:display-name="White title slide~LT~Gliederung 7" style:family="paragraph" style:parent-style-name="White_20_title_20_slide_7e_LT_7e_Gliederung_20_6"/>
    <style:style style:name="White_20_title_20_slide_7e_LT_7e_Gliederung_20_8" style:display-name="White title slide~LT~Gliederung 8" style:family="paragraph" style:parent-style-name="White_20_title_20_slide_7e_LT_7e_Gliederung_20_7"/>
    <style:style style:name="White_20_title_20_slide_7e_LT_7e_Gliederung_20_9" style:display-name="White title slide~LT~Gliederung 9" style:family="paragraph" style:parent-style-name="White_20_title_20_slide_7e_LT_7e_Gliederung_20_8"/>
    <style:style style:name="White_20_title_20_slide_7e_LT_7e_Titel" style:display-name="White title slide~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hite_20_title_20_slide_7e_LT_7e_Untertitel" style:display-name="White title slid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hite_20_title_20_slide_7e_LT_7e_Notizen" style:display-name="White title slide~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hite_20_title_20_slide_7e_LT_7e_Hintergrundobjekte" style:display-name="White title slide~LT~Hintergrundobjekte" style:family="paragraph">
      <style:paragraph-properties style:text-autospace="none"/>
      <style:text-properties style:letter-kerning="true"/>
    </style:style>
    <style:style style:name="White_20_title_20_slide_7e_LT_7e_Hintergrund" style:display-name="White title slide~LT~Hintergrund" style:family="paragraph">
      <style:paragraph-properties style:text-autospace="none"/>
      <style:text-properties style:letter-kerning="true"/>
    </style:style>
    <style:style style:name="Title_20__28_user_29_" style:display-name="Title (user)"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 style:family="paragraph" style:parent-style-name="Title_20__28_user_29_">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 style:family="paragraph" style:parent-style-name="WW-Title">
      <style:paragraph-properties fo:margin-top="0cm" fo:margin-bottom="0.3cm" loext:contextual-spacing="false"/>
    </style:style>
    <style:style style:name="WW-Title12" style:family="paragraph" style:parent-style-name="WW-Title1">
      <style:paragraph-properties fo:margin-top="0cm" fo:margin-bottom="0.199cm" loext:contextual-spacing="false"/>
    </style:style>
    <style:style style:name="WW-Title123" style:family="paragraph" style:parent-style-name="WW-Title12">
      <style:paragraph-properties fo:margin-top="0cm" fo:margin-bottom="0.101cm" loext:contextual-spacing="false"/>
      <style:text-properties fo:font-size="20pt" style:font-size-asian="20pt" style:font-size-complex="20pt"/>
    </style:style>
    <style:style style:name="WW-Title1234" style:family="paragraph" style:parent-style-name="WW-Title123"/>
    <style:style style:name="WW-Title12345" style:family="paragraph" style:parent-style-name="WW-Title1234"/>
    <style:style style:name="WW-Title123456" style:family="paragraph" style:parent-style-name="WW-Title12345"/>
    <style:style style:name="WW-Title1234567" style:family="paragraph" style:parent-style-name="WW-Title123456"/>
    <style:style style:name="WW-Title12345678"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 style:family="paragraph">
      <style:paragraph-properties style:text-autospace="none"/>
      <style:text-properties style:letter-kerning="true"/>
    </style:style>
    <style:style style:name="WW-Title123456789101112" style:family="paragraph">
      <style:paragraph-properties style:text-autospace="none"/>
      <style:text-properties style:letter-kerning="true"/>
    </style:style>
    <style:style style:name="Title_20_with_20_content_7e_LT_7e_Gliederung_20_1" style:display-name="Title with content~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Title_20_with_20_content_7e_LT_7e_Gliederung_20_2" style:display-name="Title with content~LT~Gliederung 2" style:family="paragraph" style:parent-style-name="Title_20_with_20_content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Title_20_with_20_content_7e_LT_7e_Gliederung_20_3" style:display-name="Title with content~LT~Gliederung 3" style:family="paragraph" style:parent-style-name="Title_20_with_20_content_7e_LT_7e_Gliederung_20_2">
      <style:paragraph-properties fo:margin-top="0cm" fo:margin-bottom="0.3cm" loext:contextual-spacing="false"/>
    </style:style>
    <style:style style:name="Title_20_with_20_content_7e_LT_7e_Gliederung_20_4" style:display-name="Title with content~LT~Gliederung 4" style:family="paragraph" style:parent-style-name="Title_20_with_20_content_7e_LT_7e_Gliederung_20_3">
      <style:paragraph-properties fo:margin-top="0cm" fo:margin-bottom="0.199cm" loext:contextual-spacing="false"/>
    </style:style>
    <style:style style:name="Title_20_with_20_content_7e_LT_7e_Gliederung_20_5" style:display-name="Title with content~LT~Gliederung 5" style:family="paragraph" style:parent-style-name="Title_20_with_20_content_7e_LT_7e_Gliederung_20_4">
      <style:paragraph-properties fo:margin-top="0cm" fo:margin-bottom="0.101cm" loext:contextual-spacing="false"/>
      <style:text-properties fo:font-size="20pt" style:font-size-asian="20pt" style:font-size-complex="20pt"/>
    </style:style>
    <style:style style:name="Title_20_with_20_content_7e_LT_7e_Gliederung_20_6" style:display-name="Title with content~LT~Gliederung 6" style:family="paragraph" style:parent-style-name="Title_20_with_20_content_7e_LT_7e_Gliederung_20_5"/>
    <style:style style:name="Title_20_with_20_content_7e_LT_7e_Gliederung_20_7" style:display-name="Title with content~LT~Gliederung 7" style:family="paragraph" style:parent-style-name="Title_20_with_20_content_7e_LT_7e_Gliederung_20_6"/>
    <style:style style:name="Title_20_with_20_content_7e_LT_7e_Gliederung_20_8" style:display-name="Title with content~LT~Gliederung 8" style:family="paragraph" style:parent-style-name="Title_20_with_20_content_7e_LT_7e_Gliederung_20_7"/>
    <style:style style:name="Title_20_with_20_content_7e_LT_7e_Gliederung_20_9" style:display-name="Title with content~LT~Gliederung 9" style:family="paragraph" style:parent-style-name="Title_20_with_20_content_7e_LT_7e_Gliederung_20_8"/>
    <style:style style:name="Title_20_with_20_content_7e_LT_7e_Titel" style:display-name="Title with content~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Title_20_with_20_content_7e_LT_7e_Untertitel" style:display-name="Title with conten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Title_20_with_20_content_7e_LT_7e_Notizen" style:display-name="Title with content~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Title_20_with_20_content_7e_LT_7e_Hintergrundobjekte" style:display-name="Title with content~LT~Hintergrundobjekte" style:family="paragraph">
      <style:paragraph-properties style:text-autospace="none"/>
      <style:text-properties style:letter-kerning="true"/>
    </style:style>
    <style:style style:name="Title_20_with_20_content_7e_LT_7e_Hintergrund" style:display-name="Title with content~LT~Hintergrund" style:family="paragraph">
      <style:paragraph-properties style:text-autospace="none"/>
      <style:text-properties style:letter-kerning="true"/>
    </style:style>
    <style:style style:name="Blue_20_divider_20_slide_7e_LT_7e_Gliederung_20_1" style:display-name="Blue divider slide~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Blue_20_divider_20_slide_7e_LT_7e_Gliederung_20_2" style:display-name="Blue divider slide~LT~Gliederung 2" style:family="paragraph" style:parent-style-name="Blue_20_divider_20_slide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Blue_20_divider_20_slide_7e_LT_7e_Gliederung_20_3" style:display-name="Blue divider slide~LT~Gliederung 3" style:family="paragraph" style:parent-style-name="Blue_20_divider_20_slide_7e_LT_7e_Gliederung_20_2">
      <style:paragraph-properties fo:margin-top="0cm" fo:margin-bottom="0.3cm" loext:contextual-spacing="false"/>
    </style:style>
    <style:style style:name="Blue_20_divider_20_slide_7e_LT_7e_Gliederung_20_4" style:display-name="Blue divider slide~LT~Gliederung 4" style:family="paragraph" style:parent-style-name="Blue_20_divider_20_slide_7e_LT_7e_Gliederung_20_3">
      <style:paragraph-properties fo:margin-top="0cm" fo:margin-bottom="0.199cm" loext:contextual-spacing="false"/>
    </style:style>
    <style:style style:name="Blue_20_divider_20_slide_7e_LT_7e_Gliederung_20_5" style:display-name="Blue divider slide~LT~Gliederung 5" style:family="paragraph" style:parent-style-name="Blue_20_divider_20_slide_7e_LT_7e_Gliederung_20_4">
      <style:paragraph-properties fo:margin-top="0cm" fo:margin-bottom="0.101cm" loext:contextual-spacing="false"/>
      <style:text-properties fo:font-size="20pt" style:font-size-asian="20pt" style:font-size-complex="20pt"/>
    </style:style>
    <style:style style:name="Blue_20_divider_20_slide_7e_LT_7e_Gliederung_20_6" style:display-name="Blue divider slide~LT~Gliederung 6" style:family="paragraph" style:parent-style-name="Blue_20_divider_20_slide_7e_LT_7e_Gliederung_20_5"/>
    <style:style style:name="Blue_20_divider_20_slide_7e_LT_7e_Gliederung_20_7" style:display-name="Blue divider slide~LT~Gliederung 7" style:family="paragraph" style:parent-style-name="Blue_20_divider_20_slide_7e_LT_7e_Gliederung_20_6"/>
    <style:style style:name="Blue_20_divider_20_slide_7e_LT_7e_Gliederung_20_8" style:display-name="Blue divider slide~LT~Gliederung 8" style:family="paragraph" style:parent-style-name="Blue_20_divider_20_slide_7e_LT_7e_Gliederung_20_7"/>
    <style:style style:name="Blue_20_divider_20_slide_7e_LT_7e_Gliederung_20_9" style:display-name="Blue divider slide~LT~Gliederung 9" style:family="paragraph" style:parent-style-name="Blue_20_divider_20_slide_7e_LT_7e_Gliederung_20_8"/>
    <style:style style:name="Blue_20_divider_20_slide_7e_LT_7e_Titel" style:display-name="Blue divider slide~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Blue_20_divider_20_slide_7e_LT_7e_Untertitel" style:display-name="Blue divider slid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Blue_20_divider_20_slide_7e_LT_7e_Notizen" style:display-name="Blue divider slide~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Blue_20_divider_20_slide_7e_LT_7e_Hintergrundobjekte" style:display-name="Blue divider slide~LT~Hintergrundobjekte" style:family="paragraph">
      <style:paragraph-properties style:text-autospace="none"/>
      <style:text-properties style:letter-kerning="true"/>
    </style:style>
    <style:style style:name="Blue_20_divider_20_slide_7e_LT_7e_Hintergrund" style:display-name="Blue divider slide~LT~Hintergrund" style:family="paragraph">
      <style:paragraph-properties style:text-autospace="none"/>
      <style:text-properties style:letter-kerning="true"/>
    </style:style>
    <style:style style:name="Blue_20_quote_20_slide_20_with_20_subtitle_7e_LT_7e_Gliederung_20_1" style:display-name="Blue quote slide with subtitle~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Blue_20_quote_20_slide_20_with_20_subtitle_7e_LT_7e_Gliederung_20_2" style:display-name="Blue quote slide with subtitle~LT~Gliederung 2" style:family="paragraph" style:parent-style-name="Blue_20_quote_20_slide_20_with_20_subtitle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Blue_20_quote_20_slide_20_with_20_subtitle_7e_LT_7e_Gliederung_20_3" style:display-name="Blue quote slide with subtitle~LT~Gliederung 3" style:family="paragraph" style:parent-style-name="Blue_20_quote_20_slide_20_with_20_subtitle_7e_LT_7e_Gliederung_20_2">
      <style:paragraph-properties fo:margin-top="0cm" fo:margin-bottom="0.3cm" loext:contextual-spacing="false"/>
    </style:style>
    <style:style style:name="Blue_20_quote_20_slide_20_with_20_subtitle_7e_LT_7e_Gliederung_20_4" style:display-name="Blue quote slide with subtitle~LT~Gliederung 4" style:family="paragraph" style:parent-style-name="Blue_20_quote_20_slide_20_with_20_subtitle_7e_LT_7e_Gliederung_20_3">
      <style:paragraph-properties fo:margin-top="0cm" fo:margin-bottom="0.199cm" loext:contextual-spacing="false"/>
    </style:style>
    <style:style style:name="Blue_20_quote_20_slide_20_with_20_subtitle_7e_LT_7e_Gliederung_20_5" style:display-name="Blue quote slide with subtitle~LT~Gliederung 5" style:family="paragraph" style:parent-style-name="Blue_20_quote_20_slide_20_with_20_subtitle_7e_LT_7e_Gliederung_20_4">
      <style:paragraph-properties fo:margin-top="0cm" fo:margin-bottom="0.101cm" loext:contextual-spacing="false"/>
      <style:text-properties fo:font-size="20pt" style:font-size-asian="20pt" style:font-size-complex="20pt"/>
    </style:style>
    <style:style style:name="Blue_20_quote_20_slide_20_with_20_subtitle_7e_LT_7e_Gliederung_20_6" style:display-name="Blue quote slide with subtitle~LT~Gliederung 6" style:family="paragraph" style:parent-style-name="Blue_20_quote_20_slide_20_with_20_subtitle_7e_LT_7e_Gliederung_20_5"/>
    <style:style style:name="Blue_20_quote_20_slide_20_with_20_subtitle_7e_LT_7e_Gliederung_20_7" style:display-name="Blue quote slide with subtitle~LT~Gliederung 7" style:family="paragraph" style:parent-style-name="Blue_20_quote_20_slide_20_with_20_subtitle_7e_LT_7e_Gliederung_20_6"/>
    <style:style style:name="Blue_20_quote_20_slide_20_with_20_subtitle_7e_LT_7e_Gliederung_20_8" style:display-name="Blue quote slide with subtitle~LT~Gliederung 8" style:family="paragraph" style:parent-style-name="Blue_20_quote_20_slide_20_with_20_subtitle_7e_LT_7e_Gliederung_20_7"/>
    <style:style style:name="Blue_20_quote_20_slide_20_with_20_subtitle_7e_LT_7e_Gliederung_20_9" style:display-name="Blue quote slide with subtitle~LT~Gliederung 9" style:family="paragraph" style:parent-style-name="Blue_20_quote_20_slide_20_with_20_subtitle_7e_LT_7e_Gliederung_20_8"/>
    <style:style style:name="Blue_20_quote_20_slide_20_with_20_subtitle_7e_LT_7e_Titel" style:display-name="Blue quote slide with subtitle~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Blue_20_quote_20_slide_20_with_20_subtitle_7e_LT_7e_Untertitel" style:display-name="Blue quote slide with subtitl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Blue_20_quote_20_slide_20_with_20_subtitle_7e_LT_7e_Notizen" style:display-name="Blue quote slide with subtitle~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Blue_20_quote_20_slide_20_with_20_subtitle_7e_LT_7e_Hintergrundobjekte" style:display-name="Blue quote slide with subtitle~LT~Hintergrundobjekte" style:family="paragraph">
      <style:paragraph-properties style:text-autospace="none"/>
      <style:text-properties style:letter-kerning="true"/>
    </style:style>
    <style:style style:name="Blue_20_quote_20_slide_20_with_20_subtitle_7e_LT_7e_Hintergrund" style:display-name="Blue quote slide with subtitle~LT~Hintergrund" style:family="paragraph">
      <style:paragraph-properties style:text-autospace="none"/>
      <style:text-properties style:letter-kerning="true"/>
    </style:style>
    <style:style style:name="Title_20_only_7e_LT_7e_Gliederung_20_1" style:display-name="Title only~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Title_20_only_7e_LT_7e_Gliederung_20_2" style:display-name="Title only~LT~Gliederung 2" style:family="paragraph" style:parent-style-name="Title_20_only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Title_20_only_7e_LT_7e_Gliederung_20_3" style:display-name="Title only~LT~Gliederung 3" style:family="paragraph" style:parent-style-name="Title_20_only_7e_LT_7e_Gliederung_20_2">
      <style:paragraph-properties fo:margin-top="0cm" fo:margin-bottom="0.3cm" loext:contextual-spacing="false"/>
    </style:style>
    <style:style style:name="Title_20_only_7e_LT_7e_Gliederung_20_4" style:display-name="Title only~LT~Gliederung 4" style:family="paragraph" style:parent-style-name="Title_20_only_7e_LT_7e_Gliederung_20_3">
      <style:paragraph-properties fo:margin-top="0cm" fo:margin-bottom="0.199cm" loext:contextual-spacing="false"/>
    </style:style>
    <style:style style:name="Title_20_only_7e_LT_7e_Gliederung_20_5" style:display-name="Title only~LT~Gliederung 5" style:family="paragraph" style:parent-style-name="Title_20_only_7e_LT_7e_Gliederung_20_4">
      <style:paragraph-properties fo:margin-top="0cm" fo:margin-bottom="0.101cm" loext:contextual-spacing="false"/>
      <style:text-properties fo:font-size="20pt" style:font-size-asian="20pt" style:font-size-complex="20pt"/>
    </style:style>
    <style:style style:name="Title_20_only_7e_LT_7e_Gliederung_20_6" style:display-name="Title only~LT~Gliederung 6" style:family="paragraph" style:parent-style-name="Title_20_only_7e_LT_7e_Gliederung_20_5"/>
    <style:style style:name="Title_20_only_7e_LT_7e_Gliederung_20_7" style:display-name="Title only~LT~Gliederung 7" style:family="paragraph" style:parent-style-name="Title_20_only_7e_LT_7e_Gliederung_20_6"/>
    <style:style style:name="Title_20_only_7e_LT_7e_Gliederung_20_8" style:display-name="Title only~LT~Gliederung 8" style:family="paragraph" style:parent-style-name="Title_20_only_7e_LT_7e_Gliederung_20_7"/>
    <style:style style:name="Title_20_only_7e_LT_7e_Gliederung_20_9" style:display-name="Title only~LT~Gliederung 9" style:family="paragraph" style:parent-style-name="Title_20_only_7e_LT_7e_Gliederung_20_8"/>
    <style:style style:name="Title_20_only_7e_LT_7e_Titel" style:display-name="Title only~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Title_20_only_7e_LT_7e_Untertitel" style:display-name="Title onl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Title_20_only_7e_LT_7e_Notizen" style:display-name="Title only~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Title_20_only_7e_LT_7e_Hintergrundobjekte" style:display-name="Title only~LT~Hintergrundobjekte" style:family="paragraph">
      <style:paragraph-properties style:text-autospace="none"/>
      <style:text-properties style:letter-kerning="true"/>
    </style:style>
    <style:style style:name="Title_20_only_7e_LT_7e_Hintergrund" style:display-name="Title only~LT~Hintergrund" style:family="paragraph">
      <style:paragraph-properties style:text-autospace="none"/>
      <style:text-properties style:letter-kerning="true"/>
    </style:style>
    <style:style style:name="WW-Title12345678910111213"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 style:family="paragraph" style:parent-style-name="WW-Title12345678910111213">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 style:family="paragraph" style:parent-style-name="WW-Title1234567891011121314">
      <style:paragraph-properties fo:margin-top="0cm" fo:margin-bottom="0.3cm" loext:contextual-spacing="false"/>
    </style:style>
    <style:style style:name="WW-Title12345678910111213141516" style:family="paragraph" style:parent-style-name="WW-Title123456789101112131415">
      <style:paragraph-properties fo:margin-top="0cm" fo:margin-bottom="0.199cm" loext:contextual-spacing="false"/>
    </style:style>
    <style:style style:name="WW-Title1234567891011121314151617" style:family="paragraph" style:parent-style-name="WW-Title12345678910111213141516">
      <style:paragraph-properties fo:margin-top="0cm" fo:margin-bottom="0.101cm" loext:contextual-spacing="false"/>
      <style:text-properties fo:font-size="20pt" style:font-size-asian="20pt" style:font-size-complex="20pt"/>
    </style:style>
    <style:style style:name="WW-Title123456789101112131415161718" style:family="paragraph" style:parent-style-name="WW-Title1234567891011121314151617"/>
    <style:style style:name="WW-Title12345678910111213141516171819" style:family="paragraph" style:parent-style-name="WW-Title123456789101112131415161718"/>
    <style:style style:name="WW-Title1234567891011121314151617181920" style:family="paragraph" style:parent-style-name="WW-Title12345678910111213141516171819"/>
    <style:style style:name="WW-Title123456789101112131415161718192021" style:family="paragraph" style:parent-style-name="WW-Title1234567891011121314151617181920"/>
    <style:style style:name="WW-Title12345678910111213141516171819202122"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 style:family="paragraph">
      <style:paragraph-properties style:text-autospace="none"/>
      <style:text-properties style:letter-kerning="true"/>
    </style:style>
    <style:style style:name="WW-Title1234567891011121314151617181920212223242526" style:family="paragraph">
      <style:paragraph-properties style:text-autospace="none"/>
      <style:text-properties style:letter-kerning="true"/>
    </style:style>
    <style:style style:name="WW-Title123456789101112131415161718192021222324252627"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 style:family="paragraph" style:parent-style-name="WW-Title123456789101112131415161718192021222324252627">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 style:family="paragraph" style:parent-style-name="WW-Title12345678910111213141516171819202122232425262728">
      <style:paragraph-properties fo:margin-top="0cm" fo:margin-bottom="0.3cm" loext:contextual-spacing="false"/>
    </style:style>
    <style:style style:name="WW-Title123456789101112131415161718192021222324252627282930" style:family="paragraph" style:parent-style-name="WW-Title1234567891011121314151617181920212223242526272829">
      <style:paragraph-properties fo:margin-top="0cm" fo:margin-bottom="0.199cm" loext:contextual-spacing="false"/>
    </style:style>
    <style:style style:name="WW-Title12345678910111213141516171819202122232425262728293031" style:family="paragraph" style:parent-style-name="WW-Title123456789101112131415161718192021222324252627282930">
      <style:paragraph-properties fo:margin-top="0cm" fo:margin-bottom="0.101cm" loext:contextual-spacing="false"/>
      <style:text-properties fo:font-size="20pt" style:font-size-asian="20pt" style:font-size-complex="20pt"/>
    </style:style>
    <style:style style:name="WW-Title1234567891011121314151617181920212223242526272829303132" style:family="paragraph" style:parent-style-name="WW-Title12345678910111213141516171819202122232425262728293031"/>
    <style:style style:name="WW-Title123456789101112131415161718192021222324252627282930313233" style:family="paragraph" style:parent-style-name="WW-Title1234567891011121314151617181920212223242526272829303132"/>
    <style:style style:name="WW-Title12345678910111213141516171819202122232425262728293031323334" style:family="paragraph" style:parent-style-name="WW-Title123456789101112131415161718192021222324252627282930313233"/>
    <style:style style:name="WW-Title1234567891011121314151617181920212223242526272829303132333435" style:family="paragraph" style:parent-style-name="WW-Title12345678910111213141516171819202122232425262728293031323334"/>
    <style:style style:name="WW-Title123456789101112131415161718192021222324252627282930313233343536"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 style:family="paragraph">
      <style:paragraph-properties style:text-autospace="none"/>
      <style:text-properties style:letter-kerning="true"/>
    </style:style>
    <style:style style:name="WW-Title12345678910111213141516171819202122232425262728293031323334353637383940" style:family="paragraph">
      <style:paragraph-properties style:text-autospace="none"/>
      <style:text-properties style:letter-kerning="true"/>
    </style:style>
    <style:style style:name="Title_20_with_20_2_20_columns_7e_LT_7e_Gliederung_20_1" style:display-name="Title with 2 columns~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Title_20_with_20_2_20_columns_7e_LT_7e_Gliederung_20_2" style:display-name="Title with 2 columns~LT~Gliederung 2" style:family="paragraph" style:parent-style-name="Title_20_with_20_2_20_columns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Title_20_with_20_2_20_columns_7e_LT_7e_Gliederung_20_3" style:display-name="Title with 2 columns~LT~Gliederung 3" style:family="paragraph" style:parent-style-name="Title_20_with_20_2_20_columns_7e_LT_7e_Gliederung_20_2">
      <style:paragraph-properties fo:margin-top="0cm" fo:margin-bottom="0.3cm" loext:contextual-spacing="false"/>
    </style:style>
    <style:style style:name="Title_20_with_20_2_20_columns_7e_LT_7e_Gliederung_20_4" style:display-name="Title with 2 columns~LT~Gliederung 4" style:family="paragraph" style:parent-style-name="Title_20_with_20_2_20_columns_7e_LT_7e_Gliederung_20_3">
      <style:paragraph-properties fo:margin-top="0cm" fo:margin-bottom="0.199cm" loext:contextual-spacing="false"/>
    </style:style>
    <style:style style:name="Title_20_with_20_2_20_columns_7e_LT_7e_Gliederung_20_5" style:display-name="Title with 2 columns~LT~Gliederung 5" style:family="paragraph" style:parent-style-name="Title_20_with_20_2_20_columns_7e_LT_7e_Gliederung_20_4">
      <style:paragraph-properties fo:margin-top="0cm" fo:margin-bottom="0.101cm" loext:contextual-spacing="false"/>
      <style:text-properties fo:font-size="20pt" style:font-size-asian="20pt" style:font-size-complex="20pt"/>
    </style:style>
    <style:style style:name="Title_20_with_20_2_20_columns_7e_LT_7e_Gliederung_20_6" style:display-name="Title with 2 columns~LT~Gliederung 6" style:family="paragraph" style:parent-style-name="Title_20_with_20_2_20_columns_7e_LT_7e_Gliederung_20_5"/>
    <style:style style:name="Title_20_with_20_2_20_columns_7e_LT_7e_Gliederung_20_7" style:display-name="Title with 2 columns~LT~Gliederung 7" style:family="paragraph" style:parent-style-name="Title_20_with_20_2_20_columns_7e_LT_7e_Gliederung_20_6"/>
    <style:style style:name="Title_20_with_20_2_20_columns_7e_LT_7e_Gliederung_20_8" style:display-name="Title with 2 columns~LT~Gliederung 8" style:family="paragraph" style:parent-style-name="Title_20_with_20_2_20_columns_7e_LT_7e_Gliederung_20_7"/>
    <style:style style:name="Title_20_with_20_2_20_columns_7e_LT_7e_Gliederung_20_9" style:display-name="Title with 2 columns~LT~Gliederung 9" style:family="paragraph" style:parent-style-name="Title_20_with_20_2_20_columns_7e_LT_7e_Gliederung_20_8"/>
    <style:style style:name="Title_20_with_20_2_20_columns_7e_LT_7e_Titel" style:display-name="Title with 2 columns~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Title_20_with_20_2_20_columns_7e_LT_7e_Untertitel" style:display-name="Title with 2 column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Title_20_with_20_2_20_columns_7e_LT_7e_Notizen" style:display-name="Title with 2 columns~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Title_20_with_20_2_20_columns_7e_LT_7e_Hintergrundobjekte" style:display-name="Title with 2 columns~LT~Hintergrundobjekte" style:family="paragraph">
      <style:paragraph-properties style:text-autospace="none"/>
      <style:text-properties style:letter-kerning="true"/>
    </style:style>
    <style:style style:name="Title_20_with_20_2_20_columns_7e_LT_7e_Hintergrund" style:display-name="Title with 2 columns~LT~Hintergrund" style:family="paragraph">
      <style:paragraph-properties style:text-autospace="none"/>
      <style:text-properties style:letter-kerning="true"/>
    </style:style>
    <style:style style:name="Half_20_page" style:display-name="Half page"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Half_20_page" style:display-name="WW-Half page" style:family="paragraph" style:parent-style-name="Half_20_page">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Half_20_page1" style:display-name="WW-Half page1" style:family="paragraph" style:parent-style-name="WW-Half_20_page">
      <style:paragraph-properties fo:margin-top="0cm" fo:margin-bottom="0.3cm" loext:contextual-spacing="false"/>
    </style:style>
    <style:style style:name="WW-Half_20_page12" style:display-name="WW-Half page12" style:family="paragraph" style:parent-style-name="WW-Half_20_page1">
      <style:paragraph-properties fo:margin-top="0cm" fo:margin-bottom="0.199cm" loext:contextual-spacing="false"/>
    </style:style>
    <style:style style:name="WW-Half_20_page123" style:display-name="WW-Half page123" style:family="paragraph" style:parent-style-name="WW-Half_20_page12">
      <style:paragraph-properties fo:margin-top="0cm" fo:margin-bottom="0.101cm" loext:contextual-spacing="false"/>
      <style:text-properties fo:font-size="20pt" style:font-size-asian="20pt" style:font-size-complex="20pt"/>
    </style:style>
    <style:style style:name="WW-Half_20_page1234" style:display-name="WW-Half page1234" style:family="paragraph" style:parent-style-name="WW-Half_20_page123"/>
    <style:style style:name="WW-Half_20_page12345" style:display-name="WW-Half page12345" style:family="paragraph" style:parent-style-name="WW-Half_20_page1234"/>
    <style:style style:name="WW-Half_20_page123456" style:display-name="WW-Half page123456" style:family="paragraph" style:parent-style-name="WW-Half_20_page12345"/>
    <style:style style:name="WW-Half_20_page1234567" style:display-name="WW-Half page1234567" style:family="paragraph" style:parent-style-name="WW-Half_20_page123456"/>
    <style:style style:name="WW-Half_20_page12345678" style:display-name="WW-Half page12345678"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Half_20_page123456789" style:display-name="WW-Half page123456789"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Half_20_page12345678910" style:display-name="WW-Half page12345678910"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Half_20_page1234567891011" style:display-name="WW-Half page1234567891011" style:family="paragraph">
      <style:paragraph-properties style:text-autospace="none"/>
      <style:text-properties style:letter-kerning="true"/>
    </style:style>
    <style:style style:name="WW-Half_20_page123456789101112" style:display-name="WW-Half page123456789101112" style:family="paragraph">
      <style:paragraph-properties style:text-autospace="none"/>
      <style:text-properties style:letter-kerning="true"/>
    </style:style>
    <style:style style:name="Half-page_20_text_20_with_20_image_7e_LT_7e_Gliederung_20_1" style:display-name="Half-page text with image~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Half-page_20_text_20_with_20_image_7e_LT_7e_Gliederung_20_2" style:display-name="Half-page text with image~LT~Gliederung 2" style:family="paragraph" style:parent-style-name="Half-page_20_text_20_with_20_image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Half-page_20_text_20_with_20_image_7e_LT_7e_Gliederung_20_3" style:display-name="Half-page text with image~LT~Gliederung 3" style:family="paragraph" style:parent-style-name="Half-page_20_text_20_with_20_image_7e_LT_7e_Gliederung_20_2">
      <style:paragraph-properties fo:margin-top="0cm" fo:margin-bottom="0.3cm" loext:contextual-spacing="false"/>
    </style:style>
    <style:style style:name="Half-page_20_text_20_with_20_image_7e_LT_7e_Gliederung_20_4" style:display-name="Half-page text with image~LT~Gliederung 4" style:family="paragraph" style:parent-style-name="Half-page_20_text_20_with_20_image_7e_LT_7e_Gliederung_20_3">
      <style:paragraph-properties fo:margin-top="0cm" fo:margin-bottom="0.199cm" loext:contextual-spacing="false"/>
    </style:style>
    <style:style style:name="Half-page_20_text_20_with_20_image_7e_LT_7e_Gliederung_20_5" style:display-name="Half-page text with image~LT~Gliederung 5" style:family="paragraph" style:parent-style-name="Half-page_20_text_20_with_20_image_7e_LT_7e_Gliederung_20_4">
      <style:paragraph-properties fo:margin-top="0cm" fo:margin-bottom="0.101cm" loext:contextual-spacing="false"/>
      <style:text-properties fo:font-size="20pt" style:font-size-asian="20pt" style:font-size-complex="20pt"/>
    </style:style>
    <style:style style:name="Half-page_20_text_20_with_20_image_7e_LT_7e_Gliederung_20_6" style:display-name="Half-page text with image~LT~Gliederung 6" style:family="paragraph" style:parent-style-name="Half-page_20_text_20_with_20_image_7e_LT_7e_Gliederung_20_5"/>
    <style:style style:name="Half-page_20_text_20_with_20_image_7e_LT_7e_Gliederung_20_7" style:display-name="Half-page text with image~LT~Gliederung 7" style:family="paragraph" style:parent-style-name="Half-page_20_text_20_with_20_image_7e_LT_7e_Gliederung_20_6"/>
    <style:style style:name="Half-page_20_text_20_with_20_image_7e_LT_7e_Gliederung_20_8" style:display-name="Half-page text with image~LT~Gliederung 8" style:family="paragraph" style:parent-style-name="Half-page_20_text_20_with_20_image_7e_LT_7e_Gliederung_20_7"/>
    <style:style style:name="Half-page_20_text_20_with_20_image_7e_LT_7e_Gliederung_20_9" style:display-name="Half-page text with image~LT~Gliederung 9" style:family="paragraph" style:parent-style-name="Half-page_20_text_20_with_20_image_7e_LT_7e_Gliederung_20_8"/>
    <style:style style:name="Half-page_20_text_20_with_20_image_7e_LT_7e_Titel" style:display-name="Half-page text with image~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Half-page_20_text_20_with_20_image_7e_LT_7e_Untertitel" style:display-name="Half-page text with imag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Half-page_20_text_20_with_20_image_7e_LT_7e_Notizen" style:display-name="Half-page text with image~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Half-page_20_text_20_with_20_image_7e_LT_7e_Hintergrundobjekte" style:display-name="Half-page text with image~LT~Hintergrundobjekte" style:family="paragraph">
      <style:paragraph-properties style:text-autospace="none"/>
      <style:text-properties style:letter-kerning="true"/>
    </style:style>
    <style:style style:name="Half-page_20_text_20_with_20_image_7e_LT_7e_Hintergrund" style:display-name="Half-page text with image~LT~Hintergrund" style:family="paragraph">
      <style:paragraph-properties style:text-autospace="none"/>
      <style:text-properties style:letter-kerning="true"/>
    </style:style>
    <style:style style:name="_31__5f_Ttitle" style:display-name="1_Ttitle"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1_5f_Ttitle" style:display-name="WW-1_Ttitle" style:family="paragraph" style:parent-style-name="_31__5f_Ttitle">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1_5f_Ttitle1" style:display-name="WW-1_Ttitle1" style:family="paragraph" style:parent-style-name="WW-1_5f_Ttitle">
      <style:paragraph-properties fo:margin-top="0cm" fo:margin-bottom="0.3cm" loext:contextual-spacing="false"/>
    </style:style>
    <style:style style:name="WW-1_5f_Ttitle12" style:display-name="WW-1_Ttitle12" style:family="paragraph" style:parent-style-name="WW-1_5f_Ttitle1">
      <style:paragraph-properties fo:margin-top="0cm" fo:margin-bottom="0.199cm" loext:contextual-spacing="false"/>
    </style:style>
    <style:style style:name="WW-1_5f_Ttitle123" style:display-name="WW-1_Ttitle123" style:family="paragraph" style:parent-style-name="WW-1_5f_Ttitle12">
      <style:paragraph-properties fo:margin-top="0cm" fo:margin-bottom="0.101cm" loext:contextual-spacing="false"/>
      <style:text-properties fo:font-size="20pt" style:font-size-asian="20pt" style:font-size-complex="20pt"/>
    </style:style>
    <style:style style:name="WW-1_5f_Ttitle1234" style:display-name="WW-1_Ttitle1234" style:family="paragraph" style:parent-style-name="WW-1_5f_Ttitle123"/>
    <style:style style:name="WW-1_5f_Ttitle12345" style:display-name="WW-1_Ttitle12345" style:family="paragraph" style:parent-style-name="WW-1_5f_Ttitle1234"/>
    <style:style style:name="WW-1_5f_Ttitle123456" style:display-name="WW-1_Ttitle123456" style:family="paragraph" style:parent-style-name="WW-1_5f_Ttitle12345"/>
    <style:style style:name="WW-1_5f_Ttitle1234567" style:display-name="WW-1_Ttitle1234567" style:family="paragraph" style:parent-style-name="WW-1_5f_Ttitle123456"/>
    <style:style style:name="WW-1_5f_Ttitle12345678" style:display-name="WW-1_Ttitle12345678"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1_5f_Ttitle123456789" style:display-name="WW-1_Ttitle123456789"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1_5f_Ttitle12345678910" style:display-name="WW-1_Ttitle12345678910"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1_5f_Ttitle1234567891011" style:display-name="WW-1_Ttitle1234567891011" style:family="paragraph">
      <style:paragraph-properties style:text-autospace="none"/>
      <style:text-properties style:letter-kerning="true"/>
    </style:style>
    <style:style style:name="WW-1_5f_Ttitle123456789101112" style:display-name="WW-1_Ttitle123456789101112" style:family="paragraph">
      <style:paragraph-properties style:text-autospace="none"/>
      <style:text-properties style:letter-kerning="true"/>
    </style:style>
    <style:style style:name="Ttitle_20_with_20_three_20_columns_7e_LT_7e_Gliederung_20_1" style:display-name="Ttitle with three columns~LT~Gliederung 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Ttitle_20_with_20_three_20_columns_7e_LT_7e_Gliederung_20_2" style:display-name="Ttitle with three columns~LT~Gliederung 2" style:family="paragraph" style:parent-style-name="Ttitle_20_with_20_three_20_columns_7e_LT_7e_Gliederung_20_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Ttitle_20_with_20_three_20_columns_7e_LT_7e_Gliederung_20_3" style:display-name="Ttitle with three columns~LT~Gliederung 3" style:family="paragraph" style:parent-style-name="Ttitle_20_with_20_three_20_columns_7e_LT_7e_Gliederung_20_2">
      <style:paragraph-properties fo:margin-top="0cm" fo:margin-bottom="0.3cm" loext:contextual-spacing="false"/>
    </style:style>
    <style:style style:name="Ttitle_20_with_20_three_20_columns_7e_LT_7e_Gliederung_20_4" style:display-name="Ttitle with three columns~LT~Gliederung 4" style:family="paragraph" style:parent-style-name="Ttitle_20_with_20_three_20_columns_7e_LT_7e_Gliederung_20_3">
      <style:paragraph-properties fo:margin-top="0cm" fo:margin-bottom="0.199cm" loext:contextual-spacing="false"/>
    </style:style>
    <style:style style:name="Ttitle_20_with_20_three_20_columns_7e_LT_7e_Gliederung_20_5" style:display-name="Ttitle with three columns~LT~Gliederung 5" style:family="paragraph" style:parent-style-name="Ttitle_20_with_20_three_20_columns_7e_LT_7e_Gliederung_20_4">
      <style:paragraph-properties fo:margin-top="0cm" fo:margin-bottom="0.101cm" loext:contextual-spacing="false"/>
      <style:text-properties fo:font-size="20pt" style:font-size-asian="20pt" style:font-size-complex="20pt"/>
    </style:style>
    <style:style style:name="Ttitle_20_with_20_three_20_columns_7e_LT_7e_Gliederung_20_6" style:display-name="Ttitle with three columns~LT~Gliederung 6" style:family="paragraph" style:parent-style-name="Ttitle_20_with_20_three_20_columns_7e_LT_7e_Gliederung_20_5"/>
    <style:style style:name="Ttitle_20_with_20_three_20_columns_7e_LT_7e_Gliederung_20_7" style:display-name="Ttitle with three columns~LT~Gliederung 7" style:family="paragraph" style:parent-style-name="Ttitle_20_with_20_three_20_columns_7e_LT_7e_Gliederung_20_6"/>
    <style:style style:name="Ttitle_20_with_20_three_20_columns_7e_LT_7e_Gliederung_20_8" style:display-name="Ttitle with three columns~LT~Gliederung 8" style:family="paragraph" style:parent-style-name="Ttitle_20_with_20_three_20_columns_7e_LT_7e_Gliederung_20_7"/>
    <style:style style:name="Ttitle_20_with_20_three_20_columns_7e_LT_7e_Gliederung_20_9" style:display-name="Ttitle with three columns~LT~Gliederung 9" style:family="paragraph" style:parent-style-name="Ttitle_20_with_20_three_20_columns_7e_LT_7e_Gliederung_20_8"/>
    <style:style style:name="Ttitle_20_with_20_three_20_columns_7e_LT_7e_Titel" style:display-name="Ttitle with three columns~LT~Titel"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Ttitle_20_with_20_three_20_columns_7e_LT_7e_Untertitel" style:display-name="Ttitle with three column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Ttitle_20_with_20_three_20_columns_7e_LT_7e_Notizen" style:display-name="Ttitle with three columns~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Ttitle_20_with_20_three_20_columns_7e_LT_7e_Hintergrundobjekte" style:display-name="Ttitle with three columns~LT~Hintergrundobjekte" style:family="paragraph">
      <style:paragraph-properties style:text-autospace="none"/>
      <style:text-properties style:letter-kerning="true"/>
    </style:style>
    <style:style style:name="Ttitle_20_with_20_three_20_columns_7e_LT_7e_Hintergrund" style:display-name="Ttitle with three columns~LT~Hintergrund" style:family="paragraph">
      <style:paragraph-properties style:text-autospace="none"/>
      <style:text-properties style:letter-kerning="true"/>
    </style:style>
    <style:style style:name="Standard_20_5_7e_LT_7e_Gliederung_20_1" style:display-name="Standard 5~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5_7e_LT_7e_Gliederung_20_2" style:display-name="Standard 5~LT~Gliederung 2" style:family="paragraph" style:parent-style-name="Standard_20_5_7e_LT_7e_Gliederung_20_1">
      <style:paragraph-properties fo:margin-top="0cm" fo:margin-bottom="0.4cm" loext:contextual-spacing="false"/>
      <style:text-properties fo:font-size="28pt" style:font-size-asian="28pt" style:font-size-complex="28pt"/>
    </style:style>
    <style:style style:name="Standard_20_5_7e_LT_7e_Gliederung_20_3" style:display-name="Standard 5~LT~Gliederung 3" style:family="paragraph" style:parent-style-name="Standard_20_5_7e_LT_7e_Gliederung_20_2">
      <style:paragraph-properties fo:margin-top="0cm" fo:margin-bottom="0.3cm" loext:contextual-spacing="false"/>
      <style:text-properties fo:font-size="24pt" style:font-size-asian="24pt" style:font-size-complex="24pt"/>
    </style:style>
    <style:style style:name="Standard_20_5_7e_LT_7e_Gliederung_20_4" style:display-name="Standard 5~LT~Gliederung 4" style:family="paragraph" style:parent-style-name="Standard_20_5_7e_LT_7e_Gliederung_20_3">
      <style:paragraph-properties fo:margin-top="0cm" fo:margin-bottom="0.199cm" loext:contextual-spacing="false"/>
      <style:text-properties fo:font-size="20pt" style:font-size-asian="20pt" style:font-size-complex="20pt"/>
    </style:style>
    <style:style style:name="Standard_20_5_7e_LT_7e_Gliederung_20_5" style:display-name="Standard 5~LT~Gliederung 5" style:family="paragraph" style:parent-style-name="Standard_20_5_7e_LT_7e_Gliederung_20_4">
      <style:paragraph-properties fo:margin-top="0cm" fo:margin-bottom="0.101cm" loext:contextual-spacing="false"/>
    </style:style>
    <style:style style:name="Standard_20_5_7e_LT_7e_Gliederung_20_6" style:display-name="Standard 5~LT~Gliederung 6" style:family="paragraph" style:parent-style-name="Standard_20_5_7e_LT_7e_Gliederung_20_5"/>
    <style:style style:name="Standard_20_5_7e_LT_7e_Gliederung_20_7" style:display-name="Standard 5~LT~Gliederung 7" style:family="paragraph" style:parent-style-name="Standard_20_5_7e_LT_7e_Gliederung_20_6"/>
    <style:style style:name="Standard_20_5_7e_LT_7e_Gliederung_20_8" style:display-name="Standard 5~LT~Gliederung 8" style:family="paragraph" style:parent-style-name="Standard_20_5_7e_LT_7e_Gliederung_20_7"/>
    <style:style style:name="Standard_20_5_7e_LT_7e_Gliederung_20_9" style:display-name="Standard 5~LT~Gliederung 9" style:family="paragraph" style:parent-style-name="Standard_20_5_7e_LT_7e_Gliederung_20_8"/>
    <style:style style:name="Standard_20_5_7e_LT_7e_Titel" style:display-name="Standard 5~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20_5_7e_LT_7e_Untertitel" style:display-name="Standard 5~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5_7e_LT_7e_Notizen" style:display-name="Standard 5~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20_5_7e_LT_7e_Hintergrundobjekte" style:display-name="Standard 5~LT~Hintergrundobjekte" style:family="paragraph">
      <style:paragraph-properties style:text-autospace="none"/>
      <style:text-properties style:letter-kerning="true"/>
    </style:style>
    <style:style style:name="Standard_20_5_7e_LT_7e_Hintergrund" style:display-name="Standard 5~LT~Hintergrund" style:family="paragraph">
      <style:paragraph-properties style:text-autospace="none"/>
      <style:text-properties style:letter-kerning="true"/>
    </style:style>
    <style:style style:name="Standard_20_2_7e_LT_7e_Gliederung_20_1" style:display-name="Standard 2~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2_7e_LT_7e_Gliederung_20_2" style:display-name="Standard 2~LT~Gliederung 2" style:family="paragraph" style:parent-style-name="Standard_20_2_7e_LT_7e_Gliederung_20_1">
      <style:paragraph-properties fo:margin-top="0cm" fo:margin-bottom="0.4cm" loext:contextual-spacing="false"/>
      <style:text-properties fo:font-size="28pt" style:font-size-asian="28pt" style:font-size-complex="28pt"/>
    </style:style>
    <style:style style:name="Standard_20_2_7e_LT_7e_Gliederung_20_3" style:display-name="Standard 2~LT~Gliederung 3" style:family="paragraph" style:parent-style-name="Standard_20_2_7e_LT_7e_Gliederung_20_2">
      <style:paragraph-properties fo:margin-top="0cm" fo:margin-bottom="0.3cm" loext:contextual-spacing="false"/>
      <style:text-properties fo:font-size="24pt" style:font-size-asian="24pt" style:font-size-complex="24pt"/>
    </style:style>
    <style:style style:name="Standard_20_2_7e_LT_7e_Gliederung_20_4" style:display-name="Standard 2~LT~Gliederung 4" style:family="paragraph" style:parent-style-name="Standard_20_2_7e_LT_7e_Gliederung_20_3">
      <style:paragraph-properties fo:margin-top="0cm" fo:margin-bottom="0.199cm" loext:contextual-spacing="false"/>
      <style:text-properties fo:font-size="20pt" style:font-size-asian="20pt" style:font-size-complex="20pt"/>
    </style:style>
    <style:style style:name="Standard_20_2_7e_LT_7e_Gliederung_20_5" style:display-name="Standard 2~LT~Gliederung 5" style:family="paragraph" style:parent-style-name="Standard_20_2_7e_LT_7e_Gliederung_20_4">
      <style:paragraph-properties fo:margin-top="0cm" fo:margin-bottom="0.101cm" loext:contextual-spacing="false"/>
    </style:style>
    <style:style style:name="Standard_20_2_7e_LT_7e_Gliederung_20_6" style:display-name="Standard 2~LT~Gliederung 6" style:family="paragraph" style:parent-style-name="Standard_20_2_7e_LT_7e_Gliederung_20_5"/>
    <style:style style:name="Standard_20_2_7e_LT_7e_Gliederung_20_7" style:display-name="Standard 2~LT~Gliederung 7" style:family="paragraph" style:parent-style-name="Standard_20_2_7e_LT_7e_Gliederung_20_6"/>
    <style:style style:name="Standard_20_2_7e_LT_7e_Gliederung_20_8" style:display-name="Standard 2~LT~Gliederung 8" style:family="paragraph" style:parent-style-name="Standard_20_2_7e_LT_7e_Gliederung_20_7"/>
    <style:style style:name="Standard_20_2_7e_LT_7e_Gliederung_20_9" style:display-name="Standard 2~LT~Gliederung 9" style:family="paragraph" style:parent-style-name="Standard_20_2_7e_LT_7e_Gliederung_20_8"/>
    <style:style style:name="Standard_20_2_7e_LT_7e_Titel" style:display-name="Standard 2~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20_2_7e_LT_7e_Untertitel" style:display-name="Standard 2~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2_7e_LT_7e_Notizen" style:display-name="Standard 2~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20_2_7e_LT_7e_Hintergrundobjekte" style:display-name="Standard 2~LT~Hintergrundobjekte" style:family="paragraph">
      <style:paragraph-properties style:text-autospace="none"/>
      <style:text-properties style:letter-kerning="true"/>
    </style:style>
    <style:style style:name="Standard_20_2_7e_LT_7e_Hintergrund" style:display-name="Standard 2~LT~Hintergrund" style:family="paragraph">
      <style:paragraph-properties style:text-autospace="none"/>
      <style:text-properties style:letter-kerning="true"/>
    </style:style>
    <style:style style:name="Standard_20_6_7e_LT_7e_Gliederung_20_1" style:display-name="Standard 6~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6_7e_LT_7e_Gliederung_20_2" style:display-name="Standard 6~LT~Gliederung 2" style:family="paragraph" style:parent-style-name="Standard_20_6_7e_LT_7e_Gliederung_20_1">
      <style:paragraph-properties fo:margin-top="0cm" fo:margin-bottom="0.4cm" loext:contextual-spacing="false"/>
      <style:text-properties fo:font-size="28pt" style:font-size-asian="28pt" style:font-size-complex="28pt"/>
    </style:style>
    <style:style style:name="Standard_20_6_7e_LT_7e_Gliederung_20_3" style:display-name="Standard 6~LT~Gliederung 3" style:family="paragraph" style:parent-style-name="Standard_20_6_7e_LT_7e_Gliederung_20_2">
      <style:paragraph-properties fo:margin-top="0cm" fo:margin-bottom="0.3cm" loext:contextual-spacing="false"/>
      <style:text-properties fo:font-size="24pt" style:font-size-asian="24pt" style:font-size-complex="24pt"/>
    </style:style>
    <style:style style:name="Standard_20_6_7e_LT_7e_Gliederung_20_4" style:display-name="Standard 6~LT~Gliederung 4" style:family="paragraph" style:parent-style-name="Standard_20_6_7e_LT_7e_Gliederung_20_3">
      <style:paragraph-properties fo:margin-top="0cm" fo:margin-bottom="0.199cm" loext:contextual-spacing="false"/>
      <style:text-properties fo:font-size="20pt" style:font-size-asian="20pt" style:font-size-complex="20pt"/>
    </style:style>
    <style:style style:name="Standard_20_6_7e_LT_7e_Gliederung_20_5" style:display-name="Standard 6~LT~Gliederung 5" style:family="paragraph" style:parent-style-name="Standard_20_6_7e_LT_7e_Gliederung_20_4">
      <style:paragraph-properties fo:margin-top="0cm" fo:margin-bottom="0.101cm" loext:contextual-spacing="false"/>
    </style:style>
    <style:style style:name="Standard_20_6_7e_LT_7e_Gliederung_20_6" style:display-name="Standard 6~LT~Gliederung 6" style:family="paragraph" style:parent-style-name="Standard_20_6_7e_LT_7e_Gliederung_20_5"/>
    <style:style style:name="Standard_20_6_7e_LT_7e_Gliederung_20_7" style:display-name="Standard 6~LT~Gliederung 7" style:family="paragraph" style:parent-style-name="Standard_20_6_7e_LT_7e_Gliederung_20_6"/>
    <style:style style:name="Standard_20_6_7e_LT_7e_Gliederung_20_8" style:display-name="Standard 6~LT~Gliederung 8" style:family="paragraph" style:parent-style-name="Standard_20_6_7e_LT_7e_Gliederung_20_7"/>
    <style:style style:name="Standard_20_6_7e_LT_7e_Gliederung_20_9" style:display-name="Standard 6~LT~Gliederung 9" style:family="paragraph" style:parent-style-name="Standard_20_6_7e_LT_7e_Gliederung_20_8"/>
    <style:style style:name="Standard_20_6_7e_LT_7e_Titel" style:display-name="Standard 6~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20_6_7e_LT_7e_Untertitel" style:display-name="Standard 6~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6_7e_LT_7e_Notizen" style:display-name="Standard 6~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20_6_7e_LT_7e_Hintergrundobjekte" style:display-name="Standard 6~LT~Hintergrundobjekte" style:family="paragraph">
      <style:paragraph-properties style:text-autospace="none"/>
      <style:text-properties style:letter-kerning="true"/>
    </style:style>
    <style:style style:name="Standard_20_6_7e_LT_7e_Hintergrund" style:display-name="Standard 6~LT~Hintergrund" style:family="paragraph">
      <style:paragraph-properties style:text-autospace="none"/>
      <style:text-properties style:letter-kerning="true"/>
    </style:style>
    <style:style style:name="Standard_20_4_7e_LT_7e_Gliederung_20_1" style:display-name="Standard 4~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4_7e_LT_7e_Gliederung_20_2" style:display-name="Standard 4~LT~Gliederung 2" style:family="paragraph" style:parent-style-name="Standard_20_4_7e_LT_7e_Gliederung_20_1">
      <style:paragraph-properties fo:margin-top="0cm" fo:margin-bottom="0.4cm" loext:contextual-spacing="false"/>
      <style:text-properties fo:font-size="28pt" style:font-size-asian="28pt" style:font-size-complex="28pt"/>
    </style:style>
    <style:style style:name="Standard_20_4_7e_LT_7e_Gliederung_20_3" style:display-name="Standard 4~LT~Gliederung 3" style:family="paragraph" style:parent-style-name="Standard_20_4_7e_LT_7e_Gliederung_20_2">
      <style:paragraph-properties fo:margin-top="0cm" fo:margin-bottom="0.3cm" loext:contextual-spacing="false"/>
      <style:text-properties fo:font-size="24pt" style:font-size-asian="24pt" style:font-size-complex="24pt"/>
    </style:style>
    <style:style style:name="Standard_20_4_7e_LT_7e_Gliederung_20_4" style:display-name="Standard 4~LT~Gliederung 4" style:family="paragraph" style:parent-style-name="Standard_20_4_7e_LT_7e_Gliederung_20_3">
      <style:paragraph-properties fo:margin-top="0cm" fo:margin-bottom="0.199cm" loext:contextual-spacing="false"/>
      <style:text-properties fo:font-size="20pt" style:font-size-asian="20pt" style:font-size-complex="20pt"/>
    </style:style>
    <style:style style:name="Standard_20_4_7e_LT_7e_Gliederung_20_5" style:display-name="Standard 4~LT~Gliederung 5" style:family="paragraph" style:parent-style-name="Standard_20_4_7e_LT_7e_Gliederung_20_4">
      <style:paragraph-properties fo:margin-top="0cm" fo:margin-bottom="0.101cm" loext:contextual-spacing="false"/>
    </style:style>
    <style:style style:name="Standard_20_4_7e_LT_7e_Gliederung_20_6" style:display-name="Standard 4~LT~Gliederung 6" style:family="paragraph" style:parent-style-name="Standard_20_4_7e_LT_7e_Gliederung_20_5"/>
    <style:style style:name="Standard_20_4_7e_LT_7e_Gliederung_20_7" style:display-name="Standard 4~LT~Gliederung 7" style:family="paragraph" style:parent-style-name="Standard_20_4_7e_LT_7e_Gliederung_20_6"/>
    <style:style style:name="Standard_20_4_7e_LT_7e_Gliederung_20_8" style:display-name="Standard 4~LT~Gliederung 8" style:family="paragraph" style:parent-style-name="Standard_20_4_7e_LT_7e_Gliederung_20_7"/>
    <style:style style:name="Standard_20_4_7e_LT_7e_Gliederung_20_9" style:display-name="Standard 4~LT~Gliederung 9" style:family="paragraph" style:parent-style-name="Standard_20_4_7e_LT_7e_Gliederung_20_8"/>
    <style:style style:name="Standard_20_4_7e_LT_7e_Titel" style:display-name="Standard 4~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20_4_7e_LT_7e_Untertitel" style:display-name="Standard 4~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4_7e_LT_7e_Notizen" style:display-name="Standard 4~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20_4_7e_LT_7e_Hintergrundobjekte" style:display-name="Standard 4~LT~Hintergrundobjekte" style:family="paragraph">
      <style:paragraph-properties style:text-autospace="none"/>
      <style:text-properties style:letter-kerning="true"/>
    </style:style>
    <style:style style:name="Standard_20_4_7e_LT_7e_Hintergrund" style:display-name="Standard 4~LT~Hintergrund" style:family="paragraph">
      <style:paragraph-properties style:text-autospace="none"/>
      <style:text-properties style:letter-kerning="true"/>
    </style:style>
    <style:style style:name="Standard_20_7_7e_LT_7e_Gliederung_20_1" style:display-name="Standard 7~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DejaVu Sans" fo:font-family="'DejaVu Sans'" style:font-family-generic="swiss" style:font-pitch="variable" fo:font-size="32pt" fo:letter-spacing="normal"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7_7e_LT_7e_Gliederung_20_2" style:display-name="Standard 7~LT~Gliederung 2" style:family="paragraph" style:parent-style-name="Standard_20_7_7e_LT_7e_Gliederung_20_1">
      <style:paragraph-properties fo:margin-top="0cm" fo:margin-bottom="0.4cm" loext:contextual-spacing="false"/>
      <style:text-properties fo:font-size="28pt" style:font-size-asian="28pt" style:font-size-complex="28pt"/>
    </style:style>
    <style:style style:name="Standard_20_7_7e_LT_7e_Gliederung_20_3" style:display-name="Standard 7~LT~Gliederung 3" style:family="paragraph" style:parent-style-name="Standard_20_7_7e_LT_7e_Gliederung_20_2">
      <style:paragraph-properties fo:margin-top="0cm" fo:margin-bottom="0.3cm" loext:contextual-spacing="false"/>
      <style:text-properties fo:font-size="24pt" style:font-size-asian="24pt" style:font-size-complex="24pt"/>
    </style:style>
    <style:style style:name="Standard_20_7_7e_LT_7e_Gliederung_20_4" style:display-name="Standard 7~LT~Gliederung 4" style:family="paragraph" style:parent-style-name="Standard_20_7_7e_LT_7e_Gliederung_20_3">
      <style:paragraph-properties fo:margin-top="0cm" fo:margin-bottom="0.199cm" loext:contextual-spacing="false"/>
      <style:text-properties fo:font-size="20pt" style:font-size-asian="20pt" style:font-size-complex="20pt"/>
    </style:style>
    <style:style style:name="Standard_20_7_7e_LT_7e_Gliederung_20_5" style:display-name="Standard 7~LT~Gliederung 5" style:family="paragraph" style:parent-style-name="Standard_20_7_7e_LT_7e_Gliederung_20_4">
      <style:paragraph-properties fo:margin-top="0cm" fo:margin-bottom="0.101cm" loext:contextual-spacing="false"/>
    </style:style>
    <style:style style:name="Standard_20_7_7e_LT_7e_Gliederung_20_6" style:display-name="Standard 7~LT~Gliederung 6" style:family="paragraph" style:parent-style-name="Standard_20_7_7e_LT_7e_Gliederung_20_5"/>
    <style:style style:name="Standard_20_7_7e_LT_7e_Gliederung_20_7" style:display-name="Standard 7~LT~Gliederung 7" style:family="paragraph" style:parent-style-name="Standard_20_7_7e_LT_7e_Gliederung_20_6"/>
    <style:style style:name="Standard_20_7_7e_LT_7e_Gliederung_20_8" style:display-name="Standard 7~LT~Gliederung 8" style:family="paragraph" style:parent-style-name="Standard_20_7_7e_LT_7e_Gliederung_20_7"/>
    <style:style style:name="Standard_20_7_7e_LT_7e_Gliederung_20_9" style:display-name="Standard 7~LT~Gliederung 9" style:family="paragraph" style:parent-style-name="Standard_20_7_7e_LT_7e_Gliederung_20_8"/>
    <style:style style:name="Standard_20_7_7e_LT_7e_Titel" style:display-name="Standard 7~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Standard_20_7_7e_LT_7e_Untertitel" style:display-name="Standard 7~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20_7_7e_LT_7e_Notizen" style:display-name="Standard 7~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20_7_7e_LT_7e_Hintergrundobjekte" style:display-name="Standard 7~LT~Hintergrundobjekte" style:family="paragraph">
      <style:paragraph-properties style:text-autospace="none"/>
      <style:text-properties style:letter-kerning="true"/>
    </style:style>
    <style:style style:name="Standard_20_7_7e_LT_7e_Hintergrund" style:display-name="Standard 7~LT~Hintergrund" style:family="paragraph">
      <style:paragraph-properties style:text-autospace="none"/>
      <style:text-properties style:letter-kerning="true"/>
    </style:style>
    <style:style style:name="Master1-Layout6-titleOnly-Title-Only_7e_LT_7e_Gliederung_20_1" style:display-name="Master1-Layout6-titleOnly-Title-Only~LT~Gliederung 1" style:family="paragraph">
      <style:paragraph-properties fo:margin-left="0cm" fo:margin-right="0cm" fo:margin-top="0cm" fo:margin-bottom="0.374cm" loext:contextual-spacing="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Master1-Layout6-titleOnly-Title-Only_7e_LT_7e_Gliederung_20_2" style:display-name="Master1-Layout6-titleOnly-Title-Only~LT~Gliederung 2" style:family="paragraph" style:parent-style-name="Master1-Layout6-titleOnly-Title-Only_7e_LT_7e_Gliederung_20_1">
      <style:paragraph-properties fo:margin-top="0cm" fo:margin-bottom="0.3cm" loext:contextual-spacing="false"/>
      <style:text-properties fo:font-size="28pt" style:font-size-asian="28pt" style:font-size-complex="28pt"/>
    </style:style>
    <style:style style:name="Master1-Layout6-titleOnly-Title-Only_7e_LT_7e_Gliederung_20_3" style:display-name="Master1-Layout6-titleOnly-Title-Only~LT~Gliederung 3" style:family="paragraph" style:parent-style-name="Master1-Layout6-titleOnly-Title-Only_7e_LT_7e_Gliederung_20_2">
      <style:paragraph-properties fo:margin-top="0cm" fo:margin-bottom="0.224cm" loext:contextual-spacing="false"/>
      <style:text-properties fo:font-size="24pt" style:font-size-asian="24pt" style:font-size-complex="24pt"/>
    </style:style>
    <style:style style:name="Master1-Layout6-titleOnly-Title-Only_7e_LT_7e_Gliederung_20_4" style:display-name="Master1-Layout6-titleOnly-Title-Only~LT~Gliederung 4" style:family="paragraph" style:parent-style-name="Master1-Layout6-titleOnly-Title-Only_7e_LT_7e_Gliederung_20_3">
      <style:paragraph-properties fo:margin-top="0cm" fo:margin-bottom="0.148cm" loext:contextual-spacing="false"/>
      <style:text-properties fo:font-size="20pt" style:font-size-asian="20pt" style:font-size-complex="20pt"/>
    </style:style>
    <style:style style:name="Master1-Layout6-titleOnly-Title-Only_7e_LT_7e_Gliederung_20_5" style:display-name="Master1-Layout6-titleOnly-Title-Only~LT~Gliederung 5" style:family="paragraph" style:parent-style-name="Master1-Layout6-titleOnly-Title-Only_7e_LT_7e_Gliederung_20_4">
      <style:paragraph-properties fo:margin-top="0cm" fo:margin-bottom="0.074cm" loext:contextual-spacing="false"/>
    </style:style>
    <style:style style:name="Master1-Layout6-titleOnly-Title-Only_7e_LT_7e_Gliederung_20_6" style:display-name="Master1-Layout6-titleOnly-Title-Only~LT~Gliederung 6" style:family="paragraph" style:parent-style-name="Master1-Layout6-titleOnly-Title-Only_7e_LT_7e_Gliederung_20_5"/>
    <style:style style:name="Master1-Layout6-titleOnly-Title-Only_7e_LT_7e_Gliederung_20_7" style:display-name="Master1-Layout6-titleOnly-Title-Only~LT~Gliederung 7" style:family="paragraph" style:parent-style-name="Master1-Layout6-titleOnly-Title-Only_7e_LT_7e_Gliederung_20_6"/>
    <style:style style:name="Master1-Layout6-titleOnly-Title-Only_7e_LT_7e_Gliederung_20_8" style:display-name="Master1-Layout6-titleOnly-Title-Only~LT~Gliederung 8" style:family="paragraph" style:parent-style-name="Master1-Layout6-titleOnly-Title-Only_7e_LT_7e_Gliederung_20_7"/>
    <style:style style:name="Master1-Layout6-titleOnly-Title-Only_7e_LT_7e_Gliederung_20_9" style:display-name="Master1-Layout6-titleOnly-Title-Only~LT~Gliederung 9" style:family="paragraph" style:parent-style-name="Master1-Layout6-titleOnly-Title-Only_7e_LT_7e_Gliederung_20_8"/>
    <style:style style:name="Master1-Layout6-titleOnly-Title-Only_7e_LT_7e_Titel" style:display-name="Master1-Layout6-titleOnly-Title-Only~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Master1-Layout6-titleOnly-Title-Only_7e_LT_7e_Untertitel" style:display-name="Master1-Layout6-titleOnly-Title-Onl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Master1-Layout6-titleOnly-Title-Only_7e_LT_7e_Notizen" style:display-name="Master1-Layout6-titleOnly-Title-Only~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text-emphasize="none" style:text-overline-style="none" style:text-overline-color="font-color"/>
    </style:style>
    <style:style style:name="Master1-Layout6-titleOnly-Title-Only_7e_LT_7e_Hintergrundobjekte" style:display-name="Master1-Layout6-titleOnly-Title-Only~LT~Hintergrundobjekte" style:family="paragraph">
      <style:paragraph-properties style:text-autospace="none"/>
      <style:text-properties style:letter-kerning="true"/>
    </style:style>
    <style:style style:name="Master1-Layout6-titleOnly-Title-Only_7e_LT_7e_Hintergrund" style:display-name="Master1-Layout6-titleOnly-Title-Only~LT~Hintergrund" style:family="paragraph">
      <style:paragraph-properties style:text-autospace="none"/>
      <style:text-properties style:letter-kerning="true"/>
    </style:style>
    <style:style style:name="Master2-Layout2-obj-Title-and-Content_7e_LT_7e_Gliederung_20_1" style:display-name="Master2-Layout2-obj-Title-and-Content~LT~Gliederung 1" style:family="paragraph">
      <style:paragraph-properties fo:margin-left="0cm" fo:margin-right="0cm" fo:margin-top="0cm" fo:margin-bottom="0.374cm" loext:contextual-spacing="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Master2-Layout2-obj-Title-and-Content_7e_LT_7e_Gliederung_20_2" style:display-name="Master2-Layout2-obj-Title-and-Content~LT~Gliederung 2" style:family="paragraph" style:parent-style-name="Master2-Layout2-obj-Title-and-Content_7e_LT_7e_Gliederung_20_1">
      <style:paragraph-properties fo:margin-top="0cm" fo:margin-bottom="0.3cm" loext:contextual-spacing="false"/>
      <style:text-properties fo:font-size="28pt" style:font-size-asian="28pt" style:font-size-complex="28pt"/>
    </style:style>
    <style:style style:name="Master2-Layout2-obj-Title-and-Content_7e_LT_7e_Gliederung_20_3" style:display-name="Master2-Layout2-obj-Title-and-Content~LT~Gliederung 3" style:family="paragraph" style:parent-style-name="Master2-Layout2-obj-Title-and-Content_7e_LT_7e_Gliederung_20_2">
      <style:paragraph-properties fo:margin-top="0cm" fo:margin-bottom="0.224cm" loext:contextual-spacing="false"/>
      <style:text-properties fo:font-size="24pt" style:font-size-asian="24pt" style:font-size-complex="24pt"/>
    </style:style>
    <style:style style:name="Master2-Layout2-obj-Title-and-Content_7e_LT_7e_Gliederung_20_4" style:display-name="Master2-Layout2-obj-Title-and-Content~LT~Gliederung 4" style:family="paragraph" style:parent-style-name="Master2-Layout2-obj-Title-and-Content_7e_LT_7e_Gliederung_20_3">
      <style:paragraph-properties fo:margin-top="0cm" fo:margin-bottom="0.148cm" loext:contextual-spacing="false"/>
      <style:text-properties fo:font-size="20pt" style:font-size-asian="20pt" style:font-size-complex="20pt"/>
    </style:style>
    <style:style style:name="Master2-Layout2-obj-Title-and-Content_7e_LT_7e_Gliederung_20_5" style:display-name="Master2-Layout2-obj-Title-and-Content~LT~Gliederung 5" style:family="paragraph" style:parent-style-name="Master2-Layout2-obj-Title-and-Content_7e_LT_7e_Gliederung_20_4">
      <style:paragraph-properties fo:margin-top="0cm" fo:margin-bottom="0.074cm" loext:contextual-spacing="false"/>
    </style:style>
    <style:style style:name="Master2-Layout2-obj-Title-and-Content_7e_LT_7e_Gliederung_20_6" style:display-name="Master2-Layout2-obj-Title-and-Content~LT~Gliederung 6" style:family="paragraph" style:parent-style-name="Master2-Layout2-obj-Title-and-Content_7e_LT_7e_Gliederung_20_5"/>
    <style:style style:name="Master2-Layout2-obj-Title-and-Content_7e_LT_7e_Gliederung_20_7" style:display-name="Master2-Layout2-obj-Title-and-Content~LT~Gliederung 7" style:family="paragraph" style:parent-style-name="Master2-Layout2-obj-Title-and-Content_7e_LT_7e_Gliederung_20_6"/>
    <style:style style:name="Master2-Layout2-obj-Title-and-Content_7e_LT_7e_Gliederung_20_8" style:display-name="Master2-Layout2-obj-Title-and-Content~LT~Gliederung 8" style:family="paragraph" style:parent-style-name="Master2-Layout2-obj-Title-and-Content_7e_LT_7e_Gliederung_20_7"/>
    <style:style style:name="Master2-Layout2-obj-Title-and-Content_7e_LT_7e_Gliederung_20_9" style:display-name="Master2-Layout2-obj-Title-and-Content~LT~Gliederung 9" style:family="paragraph" style:parent-style-name="Master2-Layout2-obj-Title-and-Content_7e_LT_7e_Gliederung_20_8"/>
    <style:style style:name="Master2-Layout2-obj-Title-and-Content_7e_LT_7e_Titel" style:display-name="Master2-Layout2-obj-Title-and-Content~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Master2-Layout2-obj-Title-and-Content_7e_LT_7e_Untertitel" style:display-name="Master2-Layout2-obj-Title-and-Conten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Master2-Layout2-obj-Title-and-Content_7e_LT_7e_Notizen" style:display-name="Master2-Layout2-obj-Title-and-Content~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text-emphasize="none" style:text-overline-style="none" style:text-overline-color="font-color"/>
    </style:style>
    <style:style style:name="Master2-Layout2-obj-Title-and-Content_7e_LT_7e_Hintergrundobjekte" style:display-name="Master2-Layout2-obj-Title-and-Content~LT~Hintergrundobjekte" style:family="paragraph">
      <style:paragraph-properties style:text-autospace="none"/>
      <style:text-properties style:letter-kerning="true"/>
    </style:style>
    <style:style style:name="Master2-Layout2-obj-Title-and-Content_7e_LT_7e_Hintergrund" style:display-name="Master2-Layout2-obj-Title-and-Content~LT~Hintergrund" style:family="paragraph">
      <style:paragraph-properties style:text-autospace="none"/>
      <style:text-properties style:letter-kerning="true"/>
    </style:style>
    <style:style style:name="Master1-Layout2-obj-Title-and-Content_7e_LT_7e_Gliederung_20_1" style:display-name="Master1-Layout2-obj-Title-and-Content~LT~Gliederung 1" style:family="paragraph">
      <style:paragraph-properties fo:margin-left="0cm" fo:margin-right="0cm" fo:margin-top="0cm" fo:margin-bottom="0.374cm" loext:contextual-spacing="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Master1-Layout2-obj-Title-and-Content_7e_LT_7e_Gliederung_20_2" style:display-name="Master1-Layout2-obj-Title-and-Content~LT~Gliederung 2" style:family="paragraph" style:parent-style-name="Master1-Layout2-obj-Title-and-Content_7e_LT_7e_Gliederung_20_1">
      <style:paragraph-properties fo:margin-top="0cm" fo:margin-bottom="0.3cm" loext:contextual-spacing="false"/>
      <style:text-properties fo:font-size="28pt" style:font-size-asian="28pt" style:font-size-complex="28pt"/>
    </style:style>
    <style:style style:name="Master1-Layout2-obj-Title-and-Content_7e_LT_7e_Gliederung_20_3" style:display-name="Master1-Layout2-obj-Title-and-Content~LT~Gliederung 3" style:family="paragraph" style:parent-style-name="Master1-Layout2-obj-Title-and-Content_7e_LT_7e_Gliederung_20_2">
      <style:paragraph-properties fo:margin-top="0cm" fo:margin-bottom="0.224cm" loext:contextual-spacing="false"/>
      <style:text-properties fo:font-size="24pt" style:font-size-asian="24pt" style:font-size-complex="24pt"/>
    </style:style>
    <style:style style:name="Master1-Layout2-obj-Title-and-Content_7e_LT_7e_Gliederung_20_4" style:display-name="Master1-Layout2-obj-Title-and-Content~LT~Gliederung 4" style:family="paragraph" style:parent-style-name="Master1-Layout2-obj-Title-and-Content_7e_LT_7e_Gliederung_20_3">
      <style:paragraph-properties fo:margin-top="0cm" fo:margin-bottom="0.148cm" loext:contextual-spacing="false"/>
      <style:text-properties fo:font-size="20pt" style:font-size-asian="20pt" style:font-size-complex="20pt"/>
    </style:style>
    <style:style style:name="Master1-Layout2-obj-Title-and-Content_7e_LT_7e_Gliederung_20_5" style:display-name="Master1-Layout2-obj-Title-and-Content~LT~Gliederung 5" style:family="paragraph" style:parent-style-name="Master1-Layout2-obj-Title-and-Content_7e_LT_7e_Gliederung_20_4">
      <style:paragraph-properties fo:margin-top="0cm" fo:margin-bottom="0.074cm" loext:contextual-spacing="false"/>
    </style:style>
    <style:style style:name="Master1-Layout2-obj-Title-and-Content_7e_LT_7e_Gliederung_20_6" style:display-name="Master1-Layout2-obj-Title-and-Content~LT~Gliederung 6" style:family="paragraph" style:parent-style-name="Master1-Layout2-obj-Title-and-Content_7e_LT_7e_Gliederung_20_5"/>
    <style:style style:name="Master1-Layout2-obj-Title-and-Content_7e_LT_7e_Gliederung_20_7" style:display-name="Master1-Layout2-obj-Title-and-Content~LT~Gliederung 7" style:family="paragraph" style:parent-style-name="Master1-Layout2-obj-Title-and-Content_7e_LT_7e_Gliederung_20_6"/>
    <style:style style:name="Master1-Layout2-obj-Title-and-Content_7e_LT_7e_Gliederung_20_8" style:display-name="Master1-Layout2-obj-Title-and-Content~LT~Gliederung 8" style:family="paragraph" style:parent-style-name="Master1-Layout2-obj-Title-and-Content_7e_LT_7e_Gliederung_20_7"/>
    <style:style style:name="Master1-Layout2-obj-Title-and-Content_7e_LT_7e_Gliederung_20_9" style:display-name="Master1-Layout2-obj-Title-and-Content~LT~Gliederung 9" style:family="paragraph" style:parent-style-name="Master1-Layout2-obj-Title-and-Content_7e_LT_7e_Gliederung_20_8"/>
    <style:style style:name="Master1-Layout2-obj-Title-and-Content_7e_LT_7e_Titel" style:display-name="Master1-Layout2-obj-Title-and-Content~LT~Titel"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Master1-Layout2-obj-Title-and-Content_7e_LT_7e_Untertitel" style:display-name="Master1-Layout2-obj-Title-and-Conten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Master1-Layout2-obj-Title-and-Content_7e_LT_7e_Notizen" style:display-name="Master1-Layout2-obj-Title-and-Content~LT~Notizen"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4pt"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text-emphasize="none" style:text-overline-style="none" style:text-overline-color="font-color"/>
    </style:style>
    <style:style style:name="Master1-Layout2-obj-Title-and-Content_7e_LT_7e_Hintergrundobjekte" style:display-name="Master1-Layout2-obj-Title-and-Content~LT~Hintergrundobjekte" style:family="paragraph">
      <style:paragraph-properties style:text-autospace="none"/>
      <style:text-properties style:letter-kerning="true"/>
    </style:style>
    <style:style style:name="Master1-Layout2-obj-Title-and-Content_7e_LT_7e_Hintergrund" style:display-name="Master1-Layout2-obj-Title-and-Content~LT~Hintergrund" style:family="paragraph">
      <style:paragraph-properties style:text-autospace="none"/>
      <style:text-properties style:letter-kerning="true"/>
    </style:style>
    <style:style style:name="Standard_7e_LT_7e_Gliederung_20_1" style:display-name="Standard~LT~Gliederung 1" style:family="paragraph">
      <style:paragraph-properties fo:margin-left="0cm" fo:margin-right="0cm" fo:margin-top="0cm" fo:margin-bottom="0.499cm" loext:contextual-spacing="false" fo:line-height="110%" fo:text-align="start" style:justify-single-word="false" fo:text-indent="0cm" style:auto-text-indent="false" style:text-autospace="none"/>
      <style:text-properties fo:color="#ffffff" style:text-outline="false" style:text-line-through-style="none" style:text-line-through-type="none" style:font-name="DejaVu Sans" fo:font-family="'DejaVu Sans'" style:font-family-generic="swiss" style:font-pitch="variable" fo:font-size="20pt" fo:letter-spacing="normal"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loext:contextual-spacing="false"/>
      <style:text-properties fo:font-size="12pt" style:font-size-asian="12pt" style:font-size-complex="12pt"/>
    </style:style>
    <style:style style:name="Standard_7e_LT_7e_Gliederung_20_3" style:display-name="Standard~LT~Gliederung 3" style:family="paragraph" style:parent-style-name="Standard_7e_LT_7e_Gliederung_20_2">
      <style:paragraph-properties fo:margin-top="0cm" fo:margin-bottom="0.3cm" loext:contextual-spacing="false"/>
    </style:style>
    <style:style style:name="Standard_7e_LT_7e_Gliederung_20_4" style:display-name="Standard~LT~Gliederung 4" style:family="paragraph" style:parent-style-name="Standard_7e_LT_7e_Gliederung_20_3">
      <style:paragraph-properties fo:margin-top="0cm" fo:margin-bottom="0.199cm" loext:contextual-spacing="false"/>
    </style:style>
    <style:style style:name="Standard_7e_LT_7e_Gliederung_20_5" style:display-name="Standard~LT~Gliederung 5" style:family="paragraph" style:parent-style-name="Standard_7e_LT_7e_Gliederung_20_4">
      <style:paragraph-properties fo:margin-top="0cm" fo:margin-bottom="0.101cm" loext:contextual-spacing="false"/>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style:line-height-at-least="2.053cm" fo:text-align="start" style:justify-single-word="false" style:text-autospace="none"/>
      <style:text-properties fo:color="#000000" style:text-outline="false" style:text-line-through-style="none" style:text-line-through-type="none" style:font-name="DejaVu Sans" fo:font-family="'DejaVu Sans'" style:font-family-generic="swiss" style:font-pitch="variable" fo:font-size="18pt" fo:letter-spacing="normal"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DejaVu Sans"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1"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 style:family="paragraph" style:parent-style-name="WW-Title123456789101112131415161718192021222324252627282930313233343536373839404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 style:family="paragraph" style:parent-style-name="WW-Title123456789101112131415161718192021222324252627282930313233343536373839404142">
      <style:paragraph-properties fo:margin-top="0cm" fo:margin-bottom="0.3cm" loext:contextual-spacing="false"/>
    </style:style>
    <style:style style:name="WW-Title1234567891011121314151617181920212223242526272829303132333435363738394041424344" style:family="paragraph" style:parent-style-name="WW-Title12345678910111213141516171819202122232425262728293031323334353637383940414243">
      <style:paragraph-properties fo:margin-top="0cm" fo:margin-bottom="0.199cm" loext:contextual-spacing="false"/>
    </style:style>
    <style:style style:name="WW-Title123456789101112131415161718192021222324252627282930313233343536373839404142434445" style:family="paragraph" style:parent-style-name="WW-Title1234567891011121314151617181920212223242526272829303132333435363738394041424344">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 style:family="paragraph" style:parent-style-name="WW-Title123456789101112131415161718192021222324252627282930313233343536373839404142434445"/>
    <style:style style:name="WW-Title1234567891011121314151617181920212223242526272829303132333435363738394041424344454647" style:family="paragraph" style:parent-style-name="WW-Title12345678910111213141516171819202122232425262728293031323334353637383940414243444546"/>
    <style:style style:name="WW-Title123456789101112131415161718192021222324252627282930313233343536373839404142434445464748" style:family="paragraph" style:parent-style-name="WW-Title1234567891011121314151617181920212223242526272829303132333435363738394041424344454647"/>
    <style:style style:name="WW-Title12345678910111213141516171819202122232425262728293031323334353637383940414243444546474849" style:family="paragraph" style:parent-style-name="WW-Title123456789101112131415161718192021222324252627282930313233343536373839404142434445464748"/>
    <style:style style:name="WW-Title1234567891011121314151617181920212223242526272829303132333435363738394041424344454647484950"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 style:family="paragraph">
      <style:paragraph-properties style:text-autospace="none"/>
      <style:text-properties style:letter-kerning="true"/>
    </style:style>
    <style:style style:name="WW-Title123456789101112131415161718192021222324252627282930313233343536373839404142434445464748495051525354" style:family="paragraph">
      <style:paragraph-properties style:text-autospace="none"/>
      <style:text-properties style:letter-kerning="true"/>
    </style:style>
    <style:style style:name="WW-Title12345678910111213141516171819202122232425262728293031323334353637383940414243444546474849505152535455"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 style:family="paragraph" style:parent-style-name="WW-Title12345678910111213141516171819202122232425262728293031323334353637383940414243444546474849505152535455">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 style:family="paragraph" style:parent-style-name="WW-Title1234567891011121314151617181920212223242526272829303132333435363738394041424344454647484950515253545556">
      <style:paragraph-properties fo:margin-top="0cm" fo:margin-bottom="0.3cm" loext:contextual-spacing="false"/>
    </style:style>
    <style:style style:name="WW-Title12345678910111213141516171819202122232425262728293031323334353637383940414243444546474849505152535455565758" style:family="paragraph" style:parent-style-name="WW-Title123456789101112131415161718192021222324252627282930313233343536373839404142434445464748495051525354555657">
      <style:paragraph-properties fo:margin-top="0cm" fo:margin-bottom="0.199cm" loext:contextual-spacing="false"/>
    </style:style>
    <style:style style:name="WW-Title1234567891011121314151617181920212223242526272829303132333435363738394041424344454647484950515253545556575859" style:family="paragraph" style:parent-style-name="WW-Title12345678910111213141516171819202122232425262728293031323334353637383940414243444546474849505152535455565758">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 style:family="paragraph" style:parent-style-name="WW-Title1234567891011121314151617181920212223242526272829303132333435363738394041424344454647484950515253545556575859"/>
    <style:style style:name="WW-Title12345678910111213141516171819202122232425262728293031323334353637383940414243444546474849505152535455565758596061" style:family="paragraph" style:parent-style-name="WW-Title123456789101112131415161718192021222324252627282930313233343536373839404142434445464748495051525354555657585960"/>
    <style:style style:name="WW-Title1234567891011121314151617181920212223242526272829303132333435363738394041424344454647484950515253545556575859606162" style:family="paragraph" style:parent-style-name="WW-Title12345678910111213141516171819202122232425262728293031323334353637383940414243444546474849505152535455565758596061"/>
    <style:style style:name="WW-Title123456789101112131415161718192021222324252627282930313233343536373839404142434445464748495051525354555657585960616263" style:family="paragraph" style:parent-style-name="WW-Title1234567891011121314151617181920212223242526272829303132333435363738394041424344454647484950515253545556575859606162"/>
    <style:style style:name="WW-Title12345678910111213141516171819202122232425262728293031323334353637383940414243444546474849505152535455565758596061626364"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 style:family="paragraph">
      <style:paragraph-properties style:text-autospace="none"/>
      <style:text-properties style:letter-kerning="true"/>
    </style:style>
    <style:style style:name="WW-Title1234567891011121314151617181920212223242526272829303132333435363738394041424344454647484950515253545556575859606162636465666768"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 style:family="paragraph" style:parent-style-name="WW-Title123456789101112131415161718192021222324252627282930313233343536373839404142434445464748495051525354555657585960616263646566676869">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 style:family="paragraph" style:parent-style-name="WW-Title12345678910111213141516171819202122232425262728293031323334353637383940414243444546474849505152535455565758596061626364656667686970">
      <style:paragraph-properties fo:margin-top="0cm" fo:margin-bottom="0.3cm" loext:contextual-spacing="false"/>
    </style:style>
    <style:style style:name="WW-Title123456789101112131415161718192021222324252627282930313233343536373839404142434445464748495051525354555657585960616263646566676869707172" style:family="paragraph" style:parent-style-name="WW-Title1234567891011121314151617181920212223242526272829303132333435363738394041424344454647484950515253545556575859606162636465666768697071">
      <style:paragraph-properties fo:margin-top="0cm" fo:margin-bottom="0.199cm" loext:contextual-spacing="false"/>
    </style:style>
    <style:style style:name="WW-Title12345678910111213141516171819202122232425262728293031323334353637383940414243444546474849505152535455565758596061626364656667686970717273" style:family="paragraph" style:parent-style-name="WW-Title123456789101112131415161718192021222324252627282930313233343536373839404142434445464748495051525354555657585960616263646566676869707172">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 style:family="paragraph" style:parent-style-name="WW-Title12345678910111213141516171819202122232425262728293031323334353637383940414243444546474849505152535455565758596061626364656667686970717273"/>
    <style:style style:name="WW-Title123456789101112131415161718192021222324252627282930313233343536373839404142434445464748495051525354555657585960616263646566676869707172737475" style:family="paragraph" style:parent-style-name="WW-Title1234567891011121314151617181920212223242526272829303132333435363738394041424344454647484950515253545556575859606162636465666768697071727374"/>
    <style:style style:name="WW-Title12345678910111213141516171819202122232425262728293031323334353637383940414243444546474849505152535455565758596061626364656667686970717273747576" style:family="paragraph" style:parent-style-name="WW-Title123456789101112131415161718192021222324252627282930313233343536373839404142434445464748495051525354555657585960616263646566676869707172737475"/>
    <style:style style:name="WW-Title1234567891011121314151617181920212223242526272829303132333435363738394041424344454647484950515253545556575859606162636465666768697071727374757677" style:family="paragraph" style:parent-style-name="WW-Title12345678910111213141516171819202122232425262728293031323334353637383940414243444546474849505152535455565758596061626364656667686970717273747576"/>
    <style:style style:name="WW-Title123456789101112131415161718192021222324252627282930313233343536373839404142434445464748495051525354555657585960616263646566676869707172737475767778"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 style:family="paragraph">
      <style:paragraph-properties style:text-autospace="none"/>
      <style:text-properties style:letter-kerning="true"/>
    </style:style>
    <style:style style:name="WW-Half_20_page12345678910111213" style:display-name="WW-Half page12345678910111213"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Half_20_page1234567891011121314" style:display-name="WW-Half page1234567891011121314" style:family="paragraph" style:parent-style-name="WW-Half_20_page12345678910111213">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Half_20_page123456789101112131415" style:display-name="WW-Half page123456789101112131415" style:family="paragraph" style:parent-style-name="WW-Half_20_page1234567891011121314">
      <style:paragraph-properties fo:margin-top="0cm" fo:margin-bottom="0.3cm" loext:contextual-spacing="false"/>
    </style:style>
    <style:style style:name="WW-Half_20_page12345678910111213141516" style:display-name="WW-Half page12345678910111213141516" style:family="paragraph" style:parent-style-name="WW-Half_20_page123456789101112131415">
      <style:paragraph-properties fo:margin-top="0cm" fo:margin-bottom="0.199cm" loext:contextual-spacing="false"/>
    </style:style>
    <style:style style:name="WW-Half_20_page1234567891011121314151617" style:display-name="WW-Half page1234567891011121314151617" style:family="paragraph" style:parent-style-name="WW-Half_20_page12345678910111213141516">
      <style:paragraph-properties fo:margin-top="0cm" fo:margin-bottom="0.101cm" loext:contextual-spacing="false"/>
      <style:text-properties fo:font-size="20pt" style:font-size-asian="20pt" style:font-size-complex="20pt"/>
    </style:style>
    <style:style style:name="WW-Half_20_page123456789101112131415161718" style:display-name="WW-Half page123456789101112131415161718" style:family="paragraph" style:parent-style-name="WW-Half_20_page1234567891011121314151617"/>
    <style:style style:name="WW-Half_20_page12345678910111213141516171819" style:display-name="WW-Half page12345678910111213141516171819" style:family="paragraph" style:parent-style-name="WW-Half_20_page123456789101112131415161718"/>
    <style:style style:name="WW-Half_20_page1234567891011121314151617181920" style:display-name="WW-Half page1234567891011121314151617181920" style:family="paragraph" style:parent-style-name="WW-Half_20_page12345678910111213141516171819"/>
    <style:style style:name="WW-Half_20_page123456789101112131415161718192021" style:display-name="WW-Half page123456789101112131415161718192021" style:family="paragraph" style:parent-style-name="WW-Half_20_page1234567891011121314151617181920"/>
    <style:style style:name="WW-Half_20_page12345678910111213141516171819202122" style:display-name="WW-Half page12345678910111213141516171819202122"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Half_20_page1234567891011121314151617181920212223" style:display-name="WW-Half page1234567891011121314151617181920212223"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Half_20_page123456789101112131415161718192021222324" style:display-name="WW-Half page123456789101112131415161718192021222324"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Half_20_page12345678910111213141516171819202122232425" style:display-name="WW-Half page12345678910111213141516171819202122232425" style:family="paragraph">
      <style:paragraph-properties style:text-autospace="none"/>
      <style:text-properties style:letter-kerning="true"/>
    </style:style>
    <style:style style:name="WW-Half_20_page1234567891011121314151617181920212223242526" style:display-name="WW-Half page1234567891011121314151617181920212223242526" style:family="paragraph">
      <style:paragraph-properties style:text-autospace="none"/>
      <style:text-properties style:letter-kerning="true"/>
    </style:style>
    <style:style style:name="WW-1_5f_Ttitle12345678910111213" style:display-name="WW-1_Ttitle12345678910111213"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1_5f_Ttitle1234567891011121314" style:display-name="WW-1_Ttitle1234567891011121314" style:family="paragraph" style:parent-style-name="WW-1_5f_Ttitle12345678910111213">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1_5f_Ttitle123456789101112131415" style:display-name="WW-1_Ttitle123456789101112131415" style:family="paragraph" style:parent-style-name="WW-1_5f_Ttitle1234567891011121314">
      <style:paragraph-properties fo:margin-top="0cm" fo:margin-bottom="0.3cm" loext:contextual-spacing="false"/>
    </style:style>
    <style:style style:name="WW-1_5f_Ttitle12345678910111213141516" style:display-name="WW-1_Ttitle12345678910111213141516" style:family="paragraph" style:parent-style-name="WW-1_5f_Ttitle123456789101112131415">
      <style:paragraph-properties fo:margin-top="0cm" fo:margin-bottom="0.199cm" loext:contextual-spacing="false"/>
    </style:style>
    <style:style style:name="WW-1_5f_Ttitle1234567891011121314151617" style:display-name="WW-1_Ttitle1234567891011121314151617" style:family="paragraph" style:parent-style-name="WW-1_5f_Ttitle12345678910111213141516">
      <style:paragraph-properties fo:margin-top="0cm" fo:margin-bottom="0.101cm" loext:contextual-spacing="false"/>
      <style:text-properties fo:font-size="20pt" style:font-size-asian="20pt" style:font-size-complex="20pt"/>
    </style:style>
    <style:style style:name="WW-1_5f_Ttitle123456789101112131415161718" style:display-name="WW-1_Ttitle123456789101112131415161718" style:family="paragraph" style:parent-style-name="WW-1_5f_Ttitle1234567891011121314151617"/>
    <style:style style:name="WW-1_5f_Ttitle12345678910111213141516171819" style:display-name="WW-1_Ttitle12345678910111213141516171819" style:family="paragraph" style:parent-style-name="WW-1_5f_Ttitle123456789101112131415161718"/>
    <style:style style:name="WW-1_5f_Ttitle1234567891011121314151617181920" style:display-name="WW-1_Ttitle1234567891011121314151617181920" style:family="paragraph" style:parent-style-name="WW-1_5f_Ttitle12345678910111213141516171819"/>
    <style:style style:name="WW-1_5f_Ttitle123456789101112131415161718192021" style:display-name="WW-1_Ttitle123456789101112131415161718192021" style:family="paragraph" style:parent-style-name="WW-1_5f_Ttitle1234567891011121314151617181920"/>
    <style:style style:name="WW-1_5f_Ttitle12345678910111213141516171819202122" style:display-name="WW-1_Ttitle12345678910111213141516171819202122"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1_5f_Ttitle1234567891011121314151617181920212223" style:display-name="WW-1_Ttitle1234567891011121314151617181920212223"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1_5f_Ttitle123456789101112131415161718192021222324" style:display-name="WW-1_Ttitle123456789101112131415161718192021222324"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1_5f_Ttitle12345678910111213141516171819202122232425" style:display-name="WW-1_Ttitle12345678910111213141516171819202122232425" style:family="paragraph">
      <style:paragraph-properties style:text-autospace="none"/>
      <style:text-properties style:letter-kerning="true"/>
    </style:style>
    <style:style style:name="WW-1_5f_Ttitle1234567891011121314151617181920212223242526" style:display-name="WW-1_Ttitle1234567891011121314151617181920212223242526" style:family="paragraph">
      <style:paragraph-properties style:text-autospace="none"/>
      <style:text-properties style:letter-kerning="true"/>
    </style:style>
    <style:style style:name="WW-Titre12"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 style:family="paragraph" style:parent-style-name="WW-Title1234567891011121314151617181920212223242526272829303132333435363738394041424344454647484950515253545556575859606162636465666768697071727374757677787980818283">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 style:family="paragraph" style:parent-style-name="WW-Title123456789101112131415161718192021222324252627282930313233343536373839404142434445464748495051525354555657585960616263646566676869707172737475767778798081828384">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 style:family="paragraph" style:parent-style-name="WW-Title12345678910111213141516171819202122232425262728293031323334353637383940414243444546474849505152535455565758596061626364656667686970717273747576777879808182838485">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 style:family="paragraph" style:parent-style-name="WW-Title1234567891011121314151617181920212223242526272829303132333435363738394041424344454647484950515253545556575859606162636465666768697071727374757677787980818283848586">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 style:family="paragraph" style:parent-style-name="WW-Title123456789101112131415161718192021222324252627282930313233343536373839404142434445464748495051525354555657585960616263646566676869707172737475767778798081828384858687"/>
    <style:style style:name="WW-Title1234567891011121314151617181920212223242526272829303132333435363738394041424344454647484950515253545556575859606162636465666768697071727374757677787980818283848586878889" style:family="paragraph" style:parent-style-name="WW-Title12345678910111213141516171819202122232425262728293031323334353637383940414243444546474849505152535455565758596061626364656667686970717273747576777879808182838485868788"/>
    <style:style style:name="WW-Title123456789101112131415161718192021222324252627282930313233343536373839404142434445464748495051525354555657585960616263646566676869707172737475767778798081828384858687888990" style:family="paragraph" style:parent-style-name="WW-Title1234567891011121314151617181920212223242526272829303132333435363738394041424344454647484950515253545556575859606162636465666768697071727374757677787980818283848586878889"/>
    <style:style style:name="WW-Title12345678910111213141516171819202122232425262728293031323334353637383940414243444546474849505152535455565758596061626364656667686970717273747576777879808182838485868788899091" style:family="paragraph" style:parent-style-name="WW-Title123456789101112131415161718192021222324252627282930313233343536373839404142434445464748495051525354555657585960616263646566676869707172737475767778798081828384858687888990"/>
    <style:style style:name="WW-Title1234567891011121314151617181920212223242526272829303132333435363738394041424344454647484950515253545556575859606162636465666768697071727374757677787980818283848586878889909192"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 style:family="paragraph" style:parent-style-name="WW-Title12345678910111213141516171819202122232425262728293031323334353637383940414243444546474849505152535455565758596061626364656667686970717273747576777879808182838485868788899091929394959697">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 style:family="paragraph" style:parent-style-name="WW-Title1234567891011121314151617181920212223242526272829303132333435363738394041424344454647484950515253545556575859606162636465666768697071727374757677787980818283848586878889909192939495969798">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 style:family="paragraph" style:parent-style-name="WW-Title123456789101112131415161718192021222324252627282930313233343536373839404142434445464748495051525354555657585960616263646566676869707172737475767778798081828384858687888990919293949596979899">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 style:family="paragraph" style:parent-style-name="WW-Title123456789101112131415161718192021222324252627282930313233343536373839404142434445464748495051525354555657585960616263646566676869707172737475767778798081828384858687888990919293949596979899100">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 style:family="paragraph" style:parent-style-name="WW-Title123456789101112131415161718192021222324252627282930313233343536373839404142434445464748495051525354555657585960616263646566676869707172737475767778798081828384858687888990919293949596979899100101"/>
    <style:style style:name="WW-Title123456789101112131415161718192021222324252627282930313233343536373839404142434445464748495051525354555657585960616263646566676869707172737475767778798081828384858687888990919293949596979899100101102103" style:family="paragraph" style:parent-style-name="WW-Title123456789101112131415161718192021222324252627282930313233343536373839404142434445464748495051525354555657585960616263646566676869707172737475767778798081828384858687888990919293949596979899100101102"/>
    <style:style style:name="WW-Title123456789101112131415161718192021222324252627282930313233343536373839404142434445464748495051525354555657585960616263646566676869707172737475767778798081828384858687888990919293949596979899100101102103104" style:family="paragraph" style:parent-style-name="WW-Title123456789101112131415161718192021222324252627282930313233343536373839404142434445464748495051525354555657585960616263646566676869707172737475767778798081828384858687888990919293949596979899100101102103"/>
    <style:style style:name="WW-Title123456789101112131415161718192021222324252627282930313233343536373839404142434445464748495051525354555657585960616263646566676869707172737475767778798081828384858687888990919293949596979899100101102103104105" style:family="paragraph" style:parent-style-name="WW-Title123456789101112131415161718192021222324252627282930313233343536373839404142434445464748495051525354555657585960616263646566676869707172737475767778798081828384858687888990919293949596979899100101102103104"/>
    <style:style style:name="WW-Title123456789101112131415161718192021222324252627282930313233343536373839404142434445464748495051525354555657585960616263646566676869707172737475767778798081828384858687888990919293949596979899100101102103104105106"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 style:family="paragraph" style:parent-style-name="WW-Title12345678910111213141516171819202122232425262728293031323334353637383940414243444546474849505152535455565758596061626364656667686970717273747576777879808182838485868788899091929394959697989910010110210310410510610710810911011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 style:family="paragraph" style:parent-style-name="WW-Title123456789101112131415161718192021222324252627282930313233343536373839404142434445464748495051525354555657585960616263646566676869707172737475767778798081828384858687888990919293949596979899100101102103104105106107108109110111112">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
    <style:style style:name="WW-Title123456789101112131415161718192021222324252627282930313233343536373839404142434445464748495051525354555657585960616263646566676869707172737475767778798081828384858687888990919293949596979899100101102103104105106107108109110111112113114115116117"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
    <style:style style:name="WW-Title123456789101112131415161718192021222324252627282930313233343536373839404142434445464748495051525354555657585960616263646566676869707172737475767778798081828384858687888990919293949596979899100101102103104105106107108109110111112113114115116117118"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
    <style:style style:name="WW-Title123456789101112131415161718192021222324252627282930313233343536373839404142434445464748495051525354555657585960616263646566676869707172737475767778798081828384858687888990919293949596979899100101102103104105106107108109110111112113114115116117118119"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 style:family="paragraph">
      <style:paragraph-properties style:text-autospace="none"/>
      <style:text-properties style:letter-kerning="true"/>
    </style:style>
    <style:style style:name="WW-Half_20_page123456789101112131415161718192021222324252627" style:display-name="WW-Half page123456789101112131415161718192021222324252627"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Half_20_page12345678910111213141516171819202122232425262728" style:display-name="WW-Half page12345678910111213141516171819202122232425262728" style:family="paragraph" style:parent-style-name="WW-Half_20_page123456789101112131415161718192021222324252627">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Half_20_page1234567891011121314151617181920212223242526272829" style:display-name="WW-Half page1234567891011121314151617181920212223242526272829" style:family="paragraph" style:parent-style-name="WW-Half_20_page12345678910111213141516171819202122232425262728">
      <style:paragraph-properties fo:margin-top="0cm" fo:margin-bottom="0.3cm" loext:contextual-spacing="false"/>
    </style:style>
    <style:style style:name="WW-Half_20_page123456789101112131415161718192021222324252627282930" style:display-name="WW-Half page123456789101112131415161718192021222324252627282930" style:family="paragraph" style:parent-style-name="WW-Half_20_page1234567891011121314151617181920212223242526272829">
      <style:paragraph-properties fo:margin-top="0cm" fo:margin-bottom="0.199cm" loext:contextual-spacing="false"/>
    </style:style>
    <style:style style:name="WW-Half_20_page12345678910111213141516171819202122232425262728293031" style:display-name="WW-Half page12345678910111213141516171819202122232425262728293031" style:family="paragraph" style:parent-style-name="WW-Half_20_page123456789101112131415161718192021222324252627282930">
      <style:paragraph-properties fo:margin-top="0cm" fo:margin-bottom="0.101cm" loext:contextual-spacing="false"/>
      <style:text-properties fo:font-size="20pt" style:font-size-asian="20pt" style:font-size-complex="20pt"/>
    </style:style>
    <style:style style:name="WW-Half_20_page1234567891011121314151617181920212223242526272829303132" style:display-name="WW-Half page1234567891011121314151617181920212223242526272829303132" style:family="paragraph" style:parent-style-name="WW-Half_20_page12345678910111213141516171819202122232425262728293031"/>
    <style:style style:name="WW-Half_20_page123456789101112131415161718192021222324252627282930313233" style:display-name="WW-Half page123456789101112131415161718192021222324252627282930313233" style:family="paragraph" style:parent-style-name="WW-Half_20_page1234567891011121314151617181920212223242526272829303132"/>
    <style:style style:name="WW-Half_20_page12345678910111213141516171819202122232425262728293031323334" style:display-name="WW-Half page12345678910111213141516171819202122232425262728293031323334" style:family="paragraph" style:parent-style-name="WW-Half_20_page123456789101112131415161718192021222324252627282930313233"/>
    <style:style style:name="WW-Half_20_page1234567891011121314151617181920212223242526272829303132333435" style:display-name="WW-Half page1234567891011121314151617181920212223242526272829303132333435" style:family="paragraph" style:parent-style-name="WW-Half_20_page12345678910111213141516171819202122232425262728293031323334"/>
    <style:style style:name="WW-Half_20_page123456789101112131415161718192021222324252627282930313233343536" style:display-name="WW-Half page123456789101112131415161718192021222324252627282930313233343536"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Half_20_page12345678910111213141516171819202122232425262728293031323334353637" style:display-name="WW-Half page12345678910111213141516171819202122232425262728293031323334353637"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Half_20_page1234567891011121314151617181920212223242526272829303132333435363738" style:display-name="WW-Half page1234567891011121314151617181920212223242526272829303132333435363738"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Half_20_page123456789101112131415161718192021222324252627282930313233343536373839" style:display-name="WW-Half page123456789101112131415161718192021222324252627282930313233343536373839" style:family="paragraph">
      <style:paragraph-properties style:text-autospace="none"/>
      <style:text-properties style:letter-kerning="true"/>
    </style:style>
    <style:style style:name="WW-Half_20_page12345678910111213141516171819202122232425262728293031323334353637383940" style:display-name="WW-Half page12345678910111213141516171819202122232425262728293031323334353637383940" style:family="paragraph">
      <style:paragraph-properties style:text-autospace="none"/>
      <style:text-properties style:letter-kerning="true"/>
    </style:style>
    <style:style style:name="WW-1_5f_Ttitle123456789101112131415161718192021222324252627" style:display-name="WW-1_Ttitle123456789101112131415161718192021222324252627"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1_5f_Ttitle12345678910111213141516171819202122232425262728" style:display-name="WW-1_Ttitle12345678910111213141516171819202122232425262728" style:family="paragraph" style:parent-style-name="WW-1_5f_Ttitle123456789101112131415161718192021222324252627">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1_5f_Ttitle1234567891011121314151617181920212223242526272829" style:display-name="WW-1_Ttitle1234567891011121314151617181920212223242526272829" style:family="paragraph" style:parent-style-name="WW-1_5f_Ttitle12345678910111213141516171819202122232425262728">
      <style:paragraph-properties fo:margin-top="0cm" fo:margin-bottom="0.3cm" loext:contextual-spacing="false"/>
    </style:style>
    <style:style style:name="WW-1_5f_Ttitle123456789101112131415161718192021222324252627282930" style:display-name="WW-1_Ttitle123456789101112131415161718192021222324252627282930" style:family="paragraph" style:parent-style-name="WW-1_5f_Ttitle1234567891011121314151617181920212223242526272829">
      <style:paragraph-properties fo:margin-top="0cm" fo:margin-bottom="0.199cm" loext:contextual-spacing="false"/>
    </style:style>
    <style:style style:name="WW-1_5f_Ttitle12345678910111213141516171819202122232425262728293031" style:display-name="WW-1_Ttitle12345678910111213141516171819202122232425262728293031" style:family="paragraph" style:parent-style-name="WW-1_5f_Ttitle123456789101112131415161718192021222324252627282930">
      <style:paragraph-properties fo:margin-top="0cm" fo:margin-bottom="0.101cm" loext:contextual-spacing="false"/>
      <style:text-properties fo:font-size="20pt" style:font-size-asian="20pt" style:font-size-complex="20pt"/>
    </style:style>
    <style:style style:name="WW-1_5f_Ttitle1234567891011121314151617181920212223242526272829303132" style:display-name="WW-1_Ttitle1234567891011121314151617181920212223242526272829303132" style:family="paragraph" style:parent-style-name="WW-1_5f_Ttitle12345678910111213141516171819202122232425262728293031"/>
    <style:style style:name="WW-1_5f_Ttitle123456789101112131415161718192021222324252627282930313233" style:display-name="WW-1_Ttitle123456789101112131415161718192021222324252627282930313233" style:family="paragraph" style:parent-style-name="WW-1_5f_Ttitle1234567891011121314151617181920212223242526272829303132"/>
    <style:style style:name="WW-1_5f_Ttitle12345678910111213141516171819202122232425262728293031323334" style:display-name="WW-1_Ttitle12345678910111213141516171819202122232425262728293031323334" style:family="paragraph" style:parent-style-name="WW-1_5f_Ttitle123456789101112131415161718192021222324252627282930313233"/>
    <style:style style:name="WW-1_5f_Ttitle1234567891011121314151617181920212223242526272829303132333435" style:display-name="WW-1_Ttitle1234567891011121314151617181920212223242526272829303132333435" style:family="paragraph" style:parent-style-name="WW-1_5f_Ttitle12345678910111213141516171819202122232425262728293031323334"/>
    <style:style style:name="WW-1_5f_Ttitle123456789101112131415161718192021222324252627282930313233343536" style:display-name="WW-1_Ttitle123456789101112131415161718192021222324252627282930313233343536"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1_5f_Ttitle12345678910111213141516171819202122232425262728293031323334353637" style:display-name="WW-1_Ttitle12345678910111213141516171819202122232425262728293031323334353637"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1_5f_Ttitle1234567891011121314151617181920212223242526272829303132333435363738" style:display-name="WW-1_Ttitle1234567891011121314151617181920212223242526272829303132333435363738"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1_5f_Ttitle123456789101112131415161718192021222324252627282930313233343536373839" style:display-name="WW-1_Ttitle123456789101112131415161718192021222324252627282930313233343536373839" style:family="paragraph">
      <style:paragraph-properties style:text-autospace="none"/>
      <style:text-properties style:letter-kerning="true"/>
    </style:style>
    <style:style style:name="WW-1_5f_Ttitle12345678910111213141516171819202122232425262728293031323334353637383940" style:display-name="WW-1_Ttitle12345678910111213141516171819202122232425262728293031323334353637383940" style:family="paragraph">
      <style:paragraph-properties style:text-autospace="none"/>
      <style:text-properties style:letter-kerning="true"/>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 style:family="paragraph">
      <style:paragraph-properties style:text-autospace="none"/>
      <style:text-properties style:letter-kerning="true"/>
    </style:style>
    <style:style style:name="WW-Half_20_page1234567891011121314151617181920212223242526272829303132333435363738394041" style:display-name="WW-Half page123456789101112131415161718192021222324252627282930313233343536373839404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Half_20_page123456789101112131415161718192021222324252627282930313233343536373839404142" style:display-name="WW-Half page123456789101112131415161718192021222324252627282930313233343536373839404142" style:family="paragraph" style:parent-style-name="WW-Half_20_page123456789101112131415161718192021222324252627282930313233343536373839404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Half_20_page12345678910111213141516171819202122232425262728293031323334353637383940414243" style:display-name="WW-Half page12345678910111213141516171819202122232425262728293031323334353637383940414243" style:family="paragraph" style:parent-style-name="WW-Half_20_page123456789101112131415161718192021222324252627282930313233343536373839404142">
      <style:paragraph-properties fo:margin-top="0cm" fo:margin-bottom="0.3cm" loext:contextual-spacing="false"/>
    </style:style>
    <style:style style:name="WW-Half_20_page1234567891011121314151617181920212223242526272829303132333435363738394041424344" style:display-name="WW-Half page1234567891011121314151617181920212223242526272829303132333435363738394041424344" style:family="paragraph" style:parent-style-name="WW-Half_20_page12345678910111213141516171819202122232425262728293031323334353637383940414243">
      <style:paragraph-properties fo:margin-top="0cm" fo:margin-bottom="0.199cm" loext:contextual-spacing="false"/>
    </style:style>
    <style:style style:name="WW-Half_20_page123456789101112131415161718192021222324252627282930313233343536373839404142434445" style:display-name="WW-Half page123456789101112131415161718192021222324252627282930313233343536373839404142434445" style:family="paragraph" style:parent-style-name="WW-Half_20_page1234567891011121314151617181920212223242526272829303132333435363738394041424344">
      <style:paragraph-properties fo:margin-top="0cm" fo:margin-bottom="0.101cm" loext:contextual-spacing="false"/>
      <style:text-properties fo:font-size="20pt" style:font-size-asian="20pt" style:font-size-complex="20pt"/>
    </style:style>
    <style:style style:name="WW-Half_20_page12345678910111213141516171819202122232425262728293031323334353637383940414243444546" style:display-name="WW-Half page12345678910111213141516171819202122232425262728293031323334353637383940414243444546" style:family="paragraph" style:parent-style-name="WW-Half_20_page123456789101112131415161718192021222324252627282930313233343536373839404142434445"/>
    <style:style style:name="WW-Half_20_page1234567891011121314151617181920212223242526272829303132333435363738394041424344454647" style:display-name="WW-Half page1234567891011121314151617181920212223242526272829303132333435363738394041424344454647" style:family="paragraph" style:parent-style-name="WW-Half_20_page12345678910111213141516171819202122232425262728293031323334353637383940414243444546"/>
    <style:style style:name="WW-Half_20_page123456789101112131415161718192021222324252627282930313233343536373839404142434445464748" style:display-name="WW-Half page123456789101112131415161718192021222324252627282930313233343536373839404142434445464748" style:family="paragraph" style:parent-style-name="WW-Half_20_page1234567891011121314151617181920212223242526272829303132333435363738394041424344454647"/>
    <style:style style:name="WW-Half_20_page12345678910111213141516171819202122232425262728293031323334353637383940414243444546474849" style:display-name="WW-Half page12345678910111213141516171819202122232425262728293031323334353637383940414243444546474849" style:family="paragraph" style:parent-style-name="WW-Half_20_page123456789101112131415161718192021222324252627282930313233343536373839404142434445464748"/>
    <style:style style:name="WW-Half_20_page1234567891011121314151617181920212223242526272829303132333435363738394041424344454647484950" style:display-name="WW-Half page1234567891011121314151617181920212223242526272829303132333435363738394041424344454647484950"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Half_20_page123456789101112131415161718192021222324252627282930313233343536373839404142434445464748495051" style:display-name="WW-Half page123456789101112131415161718192021222324252627282930313233343536373839404142434445464748495051"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Half_20_page12345678910111213141516171819202122232425262728293031323334353637383940414243444546474849505152" style:display-name="WW-Half page12345678910111213141516171819202122232425262728293031323334353637383940414243444546474849505152"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Half_20_page1234567891011121314151617181920212223242526272829303132333435363738394041424344454647484950515253" style:display-name="WW-Half page1234567891011121314151617181920212223242526272829303132333435363738394041424344454647484950515253" style:family="paragraph">
      <style:paragraph-properties style:text-autospace="none"/>
      <style:text-properties style:letter-kerning="true"/>
    </style:style>
    <style:style style:name="WW-Half_20_page123456789101112131415161718192021222324252627282930313233343536373839404142434445464748495051525354" style:display-name="WW-Half page123456789101112131415161718192021222324252627282930313233343536373839404142434445464748495051525354" style:family="paragraph">
      <style:paragraph-properties style:text-autospace="none"/>
      <style:text-properties style:letter-kerning="true"/>
    </style:style>
    <style:style style:name="WW-1_5f_Ttitle1234567891011121314151617181920212223242526272829303132333435363738394041" style:display-name="WW-1_Ttitle123456789101112131415161718192021222324252627282930313233343536373839404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1_5f_Ttitle123456789101112131415161718192021222324252627282930313233343536373839404142" style:display-name="WW-1_Ttitle123456789101112131415161718192021222324252627282930313233343536373839404142" style:family="paragraph" style:parent-style-name="WW-1_5f_Ttitle123456789101112131415161718192021222324252627282930313233343536373839404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1_5f_Ttitle12345678910111213141516171819202122232425262728293031323334353637383940414243" style:display-name="WW-1_Ttitle12345678910111213141516171819202122232425262728293031323334353637383940414243" style:family="paragraph" style:parent-style-name="WW-1_5f_Ttitle123456789101112131415161718192021222324252627282930313233343536373839404142">
      <style:paragraph-properties fo:margin-top="0cm" fo:margin-bottom="0.3cm" loext:contextual-spacing="false"/>
    </style:style>
    <style:style style:name="WW-1_5f_Ttitle1234567891011121314151617181920212223242526272829303132333435363738394041424344" style:display-name="WW-1_Ttitle1234567891011121314151617181920212223242526272829303132333435363738394041424344" style:family="paragraph" style:parent-style-name="WW-1_5f_Ttitle12345678910111213141516171819202122232425262728293031323334353637383940414243">
      <style:paragraph-properties fo:margin-top="0cm" fo:margin-bottom="0.199cm" loext:contextual-spacing="false"/>
    </style:style>
    <style:style style:name="WW-1_5f_Ttitle123456789101112131415161718192021222324252627282930313233343536373839404142434445" style:display-name="WW-1_Ttitle123456789101112131415161718192021222324252627282930313233343536373839404142434445" style:family="paragraph" style:parent-style-name="WW-1_5f_Ttitle1234567891011121314151617181920212223242526272829303132333435363738394041424344">
      <style:paragraph-properties fo:margin-top="0cm" fo:margin-bottom="0.101cm" loext:contextual-spacing="false"/>
      <style:text-properties fo:font-size="20pt" style:font-size-asian="20pt" style:font-size-complex="20pt"/>
    </style:style>
    <style:style style:name="WW-1_5f_Ttitle12345678910111213141516171819202122232425262728293031323334353637383940414243444546" style:display-name="WW-1_Ttitle12345678910111213141516171819202122232425262728293031323334353637383940414243444546" style:family="paragraph" style:parent-style-name="WW-1_5f_Ttitle123456789101112131415161718192021222324252627282930313233343536373839404142434445"/>
    <style:style style:name="WW-1_5f_Ttitle1234567891011121314151617181920212223242526272829303132333435363738394041424344454647" style:display-name="WW-1_Ttitle1234567891011121314151617181920212223242526272829303132333435363738394041424344454647" style:family="paragraph" style:parent-style-name="WW-1_5f_Ttitle12345678910111213141516171819202122232425262728293031323334353637383940414243444546"/>
    <style:style style:name="WW-1_5f_Ttitle123456789101112131415161718192021222324252627282930313233343536373839404142434445464748" style:display-name="WW-1_Ttitle123456789101112131415161718192021222324252627282930313233343536373839404142434445464748" style:family="paragraph" style:parent-style-name="WW-1_5f_Ttitle1234567891011121314151617181920212223242526272829303132333435363738394041424344454647"/>
    <style:style style:name="WW-1_5f_Ttitle12345678910111213141516171819202122232425262728293031323334353637383940414243444546474849" style:display-name="WW-1_Ttitle12345678910111213141516171819202122232425262728293031323334353637383940414243444546474849" style:family="paragraph" style:parent-style-name="WW-1_5f_Ttitle123456789101112131415161718192021222324252627282930313233343536373839404142434445464748"/>
    <style:style style:name="WW-1_5f_Ttitle1234567891011121314151617181920212223242526272829303132333435363738394041424344454647484950" style:display-name="WW-1_Ttitle1234567891011121314151617181920212223242526272829303132333435363738394041424344454647484950"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1_5f_Ttitle123456789101112131415161718192021222324252627282930313233343536373839404142434445464748495051" style:display-name="WW-1_Ttitle123456789101112131415161718192021222324252627282930313233343536373839404142434445464748495051"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1_5f_Ttitle12345678910111213141516171819202122232425262728293031323334353637383940414243444546474849505152" style:display-name="WW-1_Ttitle12345678910111213141516171819202122232425262728293031323334353637383940414243444546474849505152"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1_5f_Ttitle1234567891011121314151617181920212223242526272829303132333435363738394041424344454647484950515253" style:display-name="WW-1_Ttitle1234567891011121314151617181920212223242526272829303132333435363738394041424344454647484950515253" style:family="paragraph">
      <style:paragraph-properties style:text-autospace="none"/>
      <style:text-properties style:letter-kerning="true"/>
    </style:style>
    <style:style style:name="WW-1_5f_Ttitle123456789101112131415161718192021222324252627282930313233343536373839404142434445464748495051525354" style:display-name="WW-1_Ttitle123456789101112131415161718192021222324252627282930313233343536373839404142434445464748495051525354" style:family="paragraph">
      <style:paragraph-properties style:text-autospace="none"/>
      <style:text-properties style:letter-kerning="true"/>
    </style:style>
    <style:style style:name="WW-Titre1234" style:family="paragraph">
      <style:paragraph-properties fo:text-align="center" style:justify-single-word="false" style:text-autospace="none"/>
      <style:text-properties style:use-window-font-color="true" style:text-outline="false" style:text-line-through-style="none" style:text-line-through-type="none" style:font-name="DejaVu Sans" fo:font-family="'DejaVu Sans'" style:font-family-generic="swiss" style:font-pitch="variable" fo:font-size="44pt" fo:letter-spacing="normal" fo:font-style="normal" fo:text-shadow="none" style:text-underline-style="none" fo:font-weight="normal" style:letter-kerning="true"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
      <style:paragraph-properties fo:margin-top="0cm" fo:margin-bottom="0.3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
      <style:paragraph-properties fo:margin-top="0cm" fo:margin-bottom="0.199cm" loext:contextual-spacing="fals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
      <style:paragraph-properties fo:margin-top="0cm" fo:margin-bottom="0.101cm" loext:contextual-spacing="false"/>
      <style:text-properties fo:font-size="20pt" style:font-size-asian="20pt" style:font-size-complex="20pt"/>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 style:family="paragraph" style:parent-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207" style:family="paragraph">
      <style:paragraph-properties style:text-autospace="none"/>
      <style:text-properties style:letter-kerning="true"/>
    </style:style>
    <style:style style:name="WW-Title123456789101112131415161718192021222324252627282930313233343536373839404142434445464748495051525354555657585960616263646566676869707172737475767778798081828384858687888990919293949596979899100101102103104105106107108109110111112113114115116117118119120121122123124125126127128129130131132133134135136137138139140141142143144145146147148149150151152153154155156157158159160161162163164165166167168169170171172173174175176177178179180181182183184185186187188189190191192193194195196197198199200201202203204205206207208" style:family="paragraph">
      <style:paragraph-properties style:text-autospace="none"/>
      <style:text-properties style:letter-kerning="true"/>
    </style:style>
    <style:style style:name="WW-Half_20_page12345678910111213141516171819202122232425262728293031323334353637383940414243444546474849505152535455" style:display-name="WW-Half page12345678910111213141516171819202122232425262728293031323334353637383940414243444546474849505152535455"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Half_20_page1234567891011121314151617181920212223242526272829303132333435363738394041424344454647484950515253545556" style:display-name="WW-Half page1234567891011121314151617181920212223242526272829303132333435363738394041424344454647484950515253545556" style:family="paragraph" style:parent-style-name="WW-Half_20_page12345678910111213141516171819202122232425262728293031323334353637383940414243444546474849505152535455">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Half_20_page123456789101112131415161718192021222324252627282930313233343536373839404142434445464748495051525354555657" style:display-name="WW-Half page123456789101112131415161718192021222324252627282930313233343536373839404142434445464748495051525354555657" style:family="paragraph" style:parent-style-name="WW-Half_20_page1234567891011121314151617181920212223242526272829303132333435363738394041424344454647484950515253545556">
      <style:paragraph-properties fo:margin-top="0cm" fo:margin-bottom="0.3cm" loext:contextual-spacing="false"/>
    </style:style>
    <style:style style:name="WW-Half_20_page12345678910111213141516171819202122232425262728293031323334353637383940414243444546474849505152535455565758" style:display-name="WW-Half page12345678910111213141516171819202122232425262728293031323334353637383940414243444546474849505152535455565758" style:family="paragraph" style:parent-style-name="WW-Half_20_page123456789101112131415161718192021222324252627282930313233343536373839404142434445464748495051525354555657">
      <style:paragraph-properties fo:margin-top="0cm" fo:margin-bottom="0.199cm" loext:contextual-spacing="false"/>
    </style:style>
    <style:style style:name="WW-Half_20_page1234567891011121314151617181920212223242526272829303132333435363738394041424344454647484950515253545556575859" style:display-name="WW-Half page1234567891011121314151617181920212223242526272829303132333435363738394041424344454647484950515253545556575859" style:family="paragraph" style:parent-style-name="WW-Half_20_page12345678910111213141516171819202122232425262728293031323334353637383940414243444546474849505152535455565758">
      <style:paragraph-properties fo:margin-top="0cm" fo:margin-bottom="0.101cm" loext:contextual-spacing="false"/>
      <style:text-properties fo:font-size="20pt" style:font-size-asian="20pt" style:font-size-complex="20pt"/>
    </style:style>
    <style:style style:name="WW-Half_20_page123456789101112131415161718192021222324252627282930313233343536373839404142434445464748495051525354555657585960" style:display-name="WW-Half page123456789101112131415161718192021222324252627282930313233343536373839404142434445464748495051525354555657585960" style:family="paragraph" style:parent-style-name="WW-Half_20_page1234567891011121314151617181920212223242526272829303132333435363738394041424344454647484950515253545556575859"/>
    <style:style style:name="WW-Half_20_page12345678910111213141516171819202122232425262728293031323334353637383940414243444546474849505152535455565758596061" style:display-name="WW-Half page12345678910111213141516171819202122232425262728293031323334353637383940414243444546474849505152535455565758596061" style:family="paragraph" style:parent-style-name="WW-Half_20_page123456789101112131415161718192021222324252627282930313233343536373839404142434445464748495051525354555657585960"/>
    <style:style style:name="WW-Half_20_page1234567891011121314151617181920212223242526272829303132333435363738394041424344454647484950515253545556575859606162" style:display-name="WW-Half page1234567891011121314151617181920212223242526272829303132333435363738394041424344454647484950515253545556575859606162" style:family="paragraph" style:parent-style-name="WW-Half_20_page12345678910111213141516171819202122232425262728293031323334353637383940414243444546474849505152535455565758596061"/>
    <style:style style:name="WW-Half_20_page123456789101112131415161718192021222324252627282930313233343536373839404142434445464748495051525354555657585960616263" style:display-name="WW-Half page123456789101112131415161718192021222324252627282930313233343536373839404142434445464748495051525354555657585960616263" style:family="paragraph" style:parent-style-name="WW-Half_20_page1234567891011121314151617181920212223242526272829303132333435363738394041424344454647484950515253545556575859606162"/>
    <style:style style:name="WW-Half_20_page12345678910111213141516171819202122232425262728293031323334353637383940414243444546474849505152535455565758596061626364" style:display-name="WW-Half page12345678910111213141516171819202122232425262728293031323334353637383940414243444546474849505152535455565758596061626364"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Half_20_page1234567891011121314151617181920212223242526272829303132333435363738394041424344454647484950515253545556575859606162636465" style:display-name="WW-Half page1234567891011121314151617181920212223242526272829303132333435363738394041424344454647484950515253545556575859606162636465"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Half_20_page123456789101112131415161718192021222324252627282930313233343536373839404142434445464748495051525354555657585960616263646566" style:display-name="WW-Half page123456789101112131415161718192021222324252627282930313233343536373839404142434445464748495051525354555657585960616263646566"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Half_20_page12345678910111213141516171819202122232425262728293031323334353637383940414243444546474849505152535455565758596061626364656667" style:display-name="WW-Half page12345678910111213141516171819202122232425262728293031323334353637383940414243444546474849505152535455565758596061626364656667" style:family="paragraph">
      <style:paragraph-properties style:text-autospace="none"/>
      <style:text-properties style:letter-kerning="true"/>
    </style:style>
    <style:style style:name="WW-Half_20_page1234567891011121314151617181920212223242526272829303132333435363738394041424344454647484950515253545556575859606162636465666768" style:display-name="WW-Half page1234567891011121314151617181920212223242526272829303132333435363738394041424344454647484950515253545556575859606162636465666768" style:family="paragraph">
      <style:paragraph-properties style:text-autospace="none"/>
      <style:text-properties style:letter-kerning="true"/>
    </style:style>
    <style:style style:name="WW-1_5f_Ttitle12345678910111213141516171819202122232425262728293031323334353637383940414243444546474849505152535455" style:display-name="WW-1_Ttitle12345678910111213141516171819202122232425262728293031323334353637383940414243444546474849505152535455" style:family="paragraph">
      <style:paragraph-properties fo:margin-top="0cm" fo:margin-bottom="0.499cm" loext:contextual-spacing="false" style:line-height-at-least="0.353cm" fo:text-align="start" style:justify-single-word="false" style:text-autospace="none"/>
      <style:text-properties fo:color="#0096d6"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bold" style:letter-kerning="true" style:font-name-asian="HP Simplified1" style:font-family-asian="'HP Simplified'" style:font-family-generic-asian="swiss" style:font-pitch-asian="variable" style:font-size-asian="18pt" style:font-style-asian="normal" style:font-weight-asian="bold" style:font-name-complex="HP Simplified1" style:font-family-complex="'HP Simplified'" style:font-family-generic-complex="swiss" style:font-pitch-complex="variable" style:font-size-complex="18pt" style:font-style-complex="normal" style:font-weight-complex="bold" style:text-emphasize="none" style:text-overline-style="none" style:text-overline-color="font-color"/>
    </style:style>
    <style:style style:name="WW-1_5f_Ttitle1234567891011121314151617181920212223242526272829303132333435363738394041424344454647484950515253545556" style:display-name="WW-1_Ttitle1234567891011121314151617181920212223242526272829303132333435363738394041424344454647484950515253545556" style:family="paragraph" style:parent-style-name="WW-1_5f_Ttitle12345678910111213141516171819202122232425262728293031323334353637383940414243444546474849505152535455">
      <style:paragraph-properties fo:margin-top="0cm" fo:margin-bottom="0.4cm" loext:contextual-spacing="false"/>
      <style:text-properties fo:color="#000000" fo:font-size="14pt" fo:font-weight="normal" style:font-size-asian="14pt" style:font-weight-asian="normal" style:font-size-complex="14pt" style:font-weight-complex="normal"/>
    </style:style>
    <style:style style:name="WW-1_5f_Ttitle123456789101112131415161718192021222324252627282930313233343536373839404142434445464748495051525354555657" style:display-name="WW-1_Ttitle123456789101112131415161718192021222324252627282930313233343536373839404142434445464748495051525354555657" style:family="paragraph" style:parent-style-name="WW-1_5f_Ttitle1234567891011121314151617181920212223242526272829303132333435363738394041424344454647484950515253545556">
      <style:paragraph-properties fo:margin-top="0cm" fo:margin-bottom="0.3cm" loext:contextual-spacing="false"/>
    </style:style>
    <style:style style:name="WW-1_5f_Ttitle12345678910111213141516171819202122232425262728293031323334353637383940414243444546474849505152535455565758" style:display-name="WW-1_Ttitle12345678910111213141516171819202122232425262728293031323334353637383940414243444546474849505152535455565758" style:family="paragraph" style:parent-style-name="WW-1_5f_Ttitle123456789101112131415161718192021222324252627282930313233343536373839404142434445464748495051525354555657">
      <style:paragraph-properties fo:margin-top="0cm" fo:margin-bottom="0.199cm" loext:contextual-spacing="false"/>
    </style:style>
    <style:style style:name="WW-1_5f_Ttitle1234567891011121314151617181920212223242526272829303132333435363738394041424344454647484950515253545556575859" style:display-name="WW-1_Ttitle1234567891011121314151617181920212223242526272829303132333435363738394041424344454647484950515253545556575859" style:family="paragraph" style:parent-style-name="WW-1_5f_Ttitle12345678910111213141516171819202122232425262728293031323334353637383940414243444546474849505152535455565758">
      <style:paragraph-properties fo:margin-top="0cm" fo:margin-bottom="0.101cm" loext:contextual-spacing="false"/>
      <style:text-properties fo:font-size="20pt" style:font-size-asian="20pt" style:font-size-complex="20pt"/>
    </style:style>
    <style:style style:name="WW-1_5f_Ttitle123456789101112131415161718192021222324252627282930313233343536373839404142434445464748495051525354555657585960" style:display-name="WW-1_Ttitle123456789101112131415161718192021222324252627282930313233343536373839404142434445464748495051525354555657585960" style:family="paragraph" style:parent-style-name="WW-1_5f_Ttitle1234567891011121314151617181920212223242526272829303132333435363738394041424344454647484950515253545556575859"/>
    <style:style style:name="WW-1_5f_Ttitle12345678910111213141516171819202122232425262728293031323334353637383940414243444546474849505152535455565758596061" style:display-name="WW-1_Ttitle12345678910111213141516171819202122232425262728293031323334353637383940414243444546474849505152535455565758596061" style:family="paragraph" style:parent-style-name="WW-1_5f_Ttitle123456789101112131415161718192021222324252627282930313233343536373839404142434445464748495051525354555657585960"/>
    <style:style style:name="WW-1_5f_Ttitle1234567891011121314151617181920212223242526272829303132333435363738394041424344454647484950515253545556575859606162" style:display-name="WW-1_Ttitle1234567891011121314151617181920212223242526272829303132333435363738394041424344454647484950515253545556575859606162" style:family="paragraph" style:parent-style-name="WW-1_5f_Ttitle12345678910111213141516171819202122232425262728293031323334353637383940414243444546474849505152535455565758596061"/>
    <style:style style:name="WW-1_5f_Ttitle123456789101112131415161718192021222324252627282930313233343536373839404142434445464748495051525354555657585960616263" style:display-name="WW-1_Ttitle123456789101112131415161718192021222324252627282930313233343536373839404142434445464748495051525354555657585960616263" style:family="paragraph" style:parent-style-name="WW-1_5f_Ttitle1234567891011121314151617181920212223242526272829303132333435363738394041424344454647484950515253545556575859606162"/>
    <style:style style:name="WW-1_5f_Ttitle12345678910111213141516171819202122232425262728293031323334353637383940414243444546474849505152535455565758596061626364" style:display-name="WW-1_Ttitle12345678910111213141516171819202122232425262728293031323334353637383940414243444546474849505152535455565758596061626364" style:family="paragraph">
      <style:paragraph-properties style:line-height-at-least="0.353cm" fo:text-align="start" style:justify-single-word="false" style:text-autospace="none"/>
      <style:text-properties fo:color="#000000" style:text-outline="false" style:text-line-through-style="none" style:text-line-through-type="none" style:font-name="HP Simplified1" fo:font-family="'HP Simplified'" style:font-family-generic="swiss" style:font-pitch="variable" fo:font-size="18pt" fo:letter-spacing="normal" fo:font-style="normal" fo:text-shadow="none" style:text-underline-style="none" fo:font-weight="normal" style:letter-kerning="true" style:font-name-asian="HP Simplified1" style:font-family-asian="'HP Simplified'" style:font-family-generic-asian="swiss" style:font-pitch-asian="variable" style:font-size-asian="18pt" style:font-style-asian="normal" style:font-weight-asian="normal" style:font-name-complex="HP Simplified1" style:font-family-complex="'HP Simplified'" style:font-family-generic-complex="swiss" style:font-pitch-complex="variable" style:font-size-complex="18pt" style:font-style-complex="normal" style:font-weight-complex="normal" style:text-emphasize="none" style:text-overline-style="none" style:text-overline-color="font-color"/>
    </style:style>
    <style:style style:name="WW-1_5f_Ttitle1234567891011121314151617181920212223242526272829303132333435363738394041424344454647484950515253545556575859606162636465" style:display-name="WW-1_Ttitle1234567891011121314151617181920212223242526272829303132333435363738394041424344454647484950515253545556575859606162636465"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WW-1_5f_Ttitle123456789101112131415161718192021222324252627282930313233343536373839404142434445464748495051525354555657585960616263646566" style:display-name="WW-1_Ttitle123456789101112131415161718192021222324252627282930313233343536373839404142434445464748495051525354555657585960616263646566"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WW-1_5f_Ttitle12345678910111213141516171819202122232425262728293031323334353637383940414243444546474849505152535455565758596061626364656667" style:display-name="WW-1_Ttitle12345678910111213141516171819202122232425262728293031323334353637383940414243444546474849505152535455565758596061626364656667" style:family="paragraph">
      <style:paragraph-properties style:text-autospace="none"/>
      <style:text-properties style:letter-kerning="true"/>
    </style:style>
    <style:style style:name="WW-1_5f_Ttitle1234567891011121314151617181920212223242526272829303132333435363738394041424344454647484950515253545556575859606162636465666768" style:display-name="WW-1_Ttitle1234567891011121314151617181920212223242526272829303132333435363738394041424344454647484950515253545556575859606162636465666768" style:family="paragraph">
      <style:paragraph-properties style:text-autospace="none"/>
      <style:text-properties style:letter-kerning="tru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style:font-name="FreeSans1" fo:font-family="FreeSans" style:font-style-name="Normal" fo:font-size="18pt" fo:font-style="normal" fo:text-shadow="none" style:text-underline-style="none" fo:font-weight="normal" style:letter-kerning="true" style:font-size-asian="18pt" style:font-style-asian="normal" style:font-weight-asian="normal" style:text-emphasize="none"/>
    </style:style>
    <style:style style:name="Title_20_with_20_content_20_all_20_lines_20_bulleted_7e_LT_7e_Gliederung_20_1" style:display-name="Title with content all lines bulleted~LT~Gliederung 1" style:family="paragraph" style:default-outline-level="">
      <style:paragraph-properties fo:margin-top="0cm" fo:margin-bottom="0.499cm" loext:contextual-spacing="false"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bold" style:letter-kerning="true" style:font-name-asian="DejaVu Sans1" style:font-family-asian="'DejaVu Sans'" style:font-pitch-asian="variable" style:font-size-asian="18pt" style:font-style-asian="normal" style:font-weight-asian="bold" style:font-name-complex="Liberation Sans1" style:font-family-complex="'Liberation Sans'" style:font-pitch-complex="variable" style:font-size-complex="12pt" style:text-emphasize="none"/>
    </style:style>
    <style:style style:name="Title_20_with_20_content_20_all_20_lines_20_bulleted_7e_LT_7e_Gliederung_20_2" style:display-name="Title with content all lines bulleted~LT~Gliederung 2" style:family="paragraph" style:parent-style-name="Title_20_with_20_content_20_all_20_lines_20_bulleted_7e_LT_7e_Gliederung_20_1" style:default-outline-level="">
      <style:paragraph-properties fo:margin-top="0cm" fo:margin-bottom="0.4cm" loext:contextual-spacing="false" fo:text-align="start" style:justify-single-word="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with_20_content_20_all_20_lines_20_bulleted_7e_LT_7e_Gliederung_20_3" style:display-name="Title with content all lines bulleted~LT~Gliederung 3" style:family="paragraph" style:parent-style-name="Title_20_with_20_content_20_all_20_lines_20_bulleted_7e_LT_7e_Gliederung_20_2" style:default-outline-level="">
      <style:paragraph-properties fo:margin-top="0cm" fo:margin-bottom="0.3cm" loext:contextual-spacing="false" fo:text-align="start" style:justify-single-word="false"/>
      <style:text-properties style:text-outline="false" style:text-line-through-style="none" style:text-line-through-type="none" style:font-name="HP Simplified2" fo:font-family="'HP Simplified'"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with_20_content_20_all_20_lines_20_bulleted_7e_LT_7e_Gliederung_20_4" style:display-name="Title with content all lines bulleted~LT~Gliederung 4" style:family="paragraph" style:parent-style-name="Title_20_with_20_content_20_all_20_lines_20_bulleted_7e_LT_7e_Gliederung_20_3" style:default-outline-level="">
      <style:paragraph-properties fo:margin-top="0cm" fo:margin-bottom="0.199cm" loext:contextual-spacing="false" fo:text-align="start" style:justify-single-word="false"/>
      <style:text-properties style:text-outline="false" style:text-line-through-style="none" style:text-line-through-type="none" style:font-name="HP Simplified2" fo:font-family="'HP Simplified'"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with_20_content_20_all_20_lines_20_bulleted_7e_LT_7e_Gliederung_20_5" style:display-name="Title with content all lines bulleted~LT~Gliederung 5" style:family="paragraph" style:parent-style-name="Title_20_with_20_content_20_all_20_lines_20_bulleted_7e_LT_7e_Gliederung_20_4"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with_20_content_20_all_20_lines_20_bulleted_7e_LT_7e_Gliederung_20_6" style:display-name="Title with content all lines bulleted~LT~Gliederung 6" style:family="paragraph" style:parent-style-name="Title_20_with_20_content_20_all_20_lines_20_bulleted_7e_LT_7e_Gliederung_20_5"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with_20_content_20_all_20_lines_20_bulleted_7e_LT_7e_Gliederung_20_7" style:display-name="Title with content all lines bulleted~LT~Gliederung 7" style:family="paragraph" style:parent-style-name="Title_20_with_20_content_20_all_20_lines_20_bulleted_7e_LT_7e_Gliederung_20_6"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with_20_content_20_all_20_lines_20_bulleted_7e_LT_7e_Gliederung_20_8" style:display-name="Title with content all lines bulleted~LT~Gliederung 8" style:family="paragraph" style:parent-style-name="Title_20_with_20_content_20_all_20_lines_20_bulleted_7e_LT_7e_Gliederung_20_7"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with_20_content_20_all_20_lines_20_bulleted_7e_LT_7e_Gliederung_20_9" style:display-name="Title with content all lines bulleted~LT~Gliederung 9" style:family="paragraph" style:parent-style-name="Title_20_with_20_content_20_all_20_lines_20_bulleted_7e_LT_7e_Gliederung_20_8"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with_20_content_20_all_20_lines_20_bulleted_7e_LT_7e_Titel" style:display-name="Title with content all lines bulleted~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normal" style:letter-kerning="true" style:font-name-asian="DejaVu Sans1"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Title_20_with_20_content_20_all_20_lines_20_bulleted_7e_LT_7e_Untertitel" style:display-name="Title with content all lines bulleted~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FreeSans2" fo:font-family="FreeSans" style:font-family-generic="roman"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Title_20_with_20_content_20_all_20_lines_20_bulleted_7e_LT_7e_Notizen" style:display-name="Title with content all lines bulleted~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name-asian="DejaVu Sans1" style:font-family-asian="'DejaVu Sans'" style:font-pitch-asian="variable" style:font-size-asian="20pt" style:font-style-asian="normal" style:font-weight-asian="normal" style:font-name-complex="Liberation Sans1" style:font-family-complex="'Liberation Sans'" style:font-pitch-complex="variable" style:font-size-complex="12pt" style:text-emphasize="none"/>
    </style:style>
    <style:style style:name="Title_20_with_20_content_20_all_20_lines_20_bulleted_7e_LT_7e_Hintergrundobjekte" style:display-name="Title with content all lines bulleted~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Title_20_with_20_content_20_all_20_lines_20_bulleted_7e_LT_7e_Hintergrund" style:display-name="Title with content all lines bulleted~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Title_20__26__20_Subtitle_20_only_7e_LT_7e_Gliederung_20_1" style:display-name="Title &amp; Subtitle only~LT~Gliederung 1" style:family="paragraph" style:default-outline-level="">
      <style:paragraph-properties fo:margin-top="0cm" fo:margin-bottom="0.499cm" loext:contextual-spacing="false"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bold" style:letter-kerning="true" style:font-name-asian="DejaVu Sans1" style:font-family-asian="'DejaVu Sans'" style:font-pitch-asian="variable" style:font-size-asian="18pt" style:font-style-asian="normal" style:font-weight-asian="bold" style:font-name-complex="Liberation Sans1" style:font-family-complex="'Liberation Sans'" style:font-pitch-complex="variable" style:font-size-complex="12pt" style:text-emphasize="none"/>
    </style:style>
    <style:style style:name="Title_20__26__20_Subtitle_20_only_7e_LT_7e_Gliederung_20_2" style:display-name="Title &amp; Subtitle only~LT~Gliederung 2" style:family="paragraph" style:parent-style-name="Title_20__26__20_Subtitle_20_only_7e_LT_7e_Gliederung_20_1" style:default-outline-level="">
      <style:paragraph-properties fo:margin-top="0cm" fo:margin-bottom="0.4cm" loext:contextual-spacing="false" fo:text-align="start" style:justify-single-word="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_26__20_Subtitle_20_only_7e_LT_7e_Gliederung_20_3" style:display-name="Title &amp; Subtitle only~LT~Gliederung 3" style:family="paragraph" style:parent-style-name="Title_20__26__20_Subtitle_20_only_7e_LT_7e_Gliederung_20_2" style:default-outline-level="">
      <style:paragraph-properties fo:margin-top="0cm" fo:margin-bottom="0.3cm" loext:contextual-spacing="false" fo:text-align="start" style:justify-single-word="false"/>
      <style:text-properties style:text-outline="false" style:text-line-through-style="none" style:text-line-through-type="none" style:font-name="HP Simplified2" fo:font-family="'HP Simplified'"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_26__20_Subtitle_20_only_7e_LT_7e_Gliederung_20_4" style:display-name="Title &amp; Subtitle only~LT~Gliederung 4" style:family="paragraph" style:parent-style-name="Title_20__26__20_Subtitle_20_only_7e_LT_7e_Gliederung_20_3" style:default-outline-level="">
      <style:paragraph-properties fo:margin-top="0cm" fo:margin-bottom="0.199cm" loext:contextual-spacing="false" fo:text-align="start" style:justify-single-word="false"/>
      <style:text-properties style:text-outline="false" style:text-line-through-style="none" style:text-line-through-type="none" style:font-name="HP Simplified2" fo:font-family="'HP Simplified'"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_26__20_Subtitle_20_only_7e_LT_7e_Gliederung_20_5" style:display-name="Title &amp; Subtitle only~LT~Gliederung 5" style:family="paragraph" style:parent-style-name="Title_20__26__20_Subtitle_20_only_7e_LT_7e_Gliederung_20_4"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Subtitle_20_only_7e_LT_7e_Gliederung_20_6" style:display-name="Title &amp; Subtitle only~LT~Gliederung 6" style:family="paragraph" style:parent-style-name="Title_20__26__20_Subtitle_20_only_7e_LT_7e_Gliederung_20_5"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Subtitle_20_only_7e_LT_7e_Gliederung_20_7" style:display-name="Title &amp; Subtitle only~LT~Gliederung 7" style:family="paragraph" style:parent-style-name="Title_20__26__20_Subtitle_20_only_7e_LT_7e_Gliederung_20_6"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Subtitle_20_only_7e_LT_7e_Gliederung_20_8" style:display-name="Title &amp; Subtitle only~LT~Gliederung 8" style:family="paragraph" style:parent-style-name="Title_20__26__20_Subtitle_20_only_7e_LT_7e_Gliederung_20_7"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Subtitle_20_only_7e_LT_7e_Gliederung_20_9" style:display-name="Title &amp; Subtitle only~LT~Gliederung 9" style:family="paragraph" style:parent-style-name="Title_20__26__20_Subtitle_20_only_7e_LT_7e_Gliederung_20_8"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_26__20_Subtitle_20_only_7e_LT_7e_Titel" style:display-name="Title &amp; Subtitle only~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normal" style:letter-kerning="true" style:font-name-asian="DejaVu Sans1"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Title_20__26__20_Subtitle_20_only_7e_LT_7e_Untertitel" style:display-name="Title &amp; Subtitle only~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FreeSans2" fo:font-family="FreeSans" style:font-family-generic="roman"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Title_20__26__20_Subtitle_20_only_7e_LT_7e_Notizen" style:display-name="Title &amp; Subtitle only~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name-asian="DejaVu Sans1" style:font-family-asian="'DejaVu Sans'" style:font-pitch-asian="variable" style:font-size-asian="20pt" style:font-style-asian="normal" style:font-weight-asian="normal" style:font-name-complex="Liberation Sans1" style:font-family-complex="'Liberation Sans'" style:font-pitch-complex="variable" style:font-size-complex="12pt" style:text-emphasize="none"/>
    </style:style>
    <style:style style:name="Title_20__26__20_Subtitle_20_only_7e_LT_7e_Hintergrundobjekte" style:display-name="Title &amp; Subtitle only~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Title_20__26__20_Subtitle_20_only_7e_LT_7e_Hintergrund" style:display-name="Title &amp; Subtitle only~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Half-page_20_text_20_with_20_image_20_all_20_lines_20_bulleted_7e_LT_7e_Gliederung_20_1" style:display-name="Half-page text with image all lines bulleted~LT~Gliederung 1" style:family="paragraph" style:default-outline-level="">
      <style:paragraph-properties fo:margin-top="0cm" fo:margin-bottom="0.499cm" loext:contextual-spacing="false"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bold" style:letter-kerning="true" style:font-name-asian="DejaVu Sans1" style:font-family-asian="'DejaVu Sans'" style:font-pitch-asian="variable" style:font-size-asian="18pt" style:font-style-asian="normal" style:font-weight-asian="bold" style:font-name-complex="Liberation Sans1" style:font-family-complex="'Liberation Sans'" style:font-pitch-complex="variable" style:font-size-complex="12pt" style:text-emphasize="none"/>
    </style:style>
    <style:style style:name="Half-page_20_text_20_with_20_image_20_all_20_lines_20_bulleted_7e_LT_7e_Gliederung_20_2" style:display-name="Half-page text with image all lines bulleted~LT~Gliederung 2" style:family="paragraph" style:parent-style-name="Half-page_20_text_20_with_20_image_20_all_20_lines_20_bulleted_7e_LT_7e_Gliederung_20_1" style:default-outline-level="">
      <style:paragraph-properties fo:margin-top="0cm" fo:margin-bottom="0.4cm" loext:contextual-spacing="false" fo:text-align="start" style:justify-single-word="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Half-page_20_text_20_with_20_image_20_all_20_lines_20_bulleted_7e_LT_7e_Gliederung_20_3" style:display-name="Half-page text with image all lines bulleted~LT~Gliederung 3" style:family="paragraph" style:parent-style-name="Half-page_20_text_20_with_20_image_20_all_20_lines_20_bulleted_7e_LT_7e_Gliederung_20_2" style:default-outline-level="">
      <style:paragraph-properties fo:margin-top="0cm" fo:margin-bottom="0.3cm" loext:contextual-spacing="false" fo:text-align="start" style:justify-single-word="false"/>
      <style:text-properties style:text-outline="false" style:text-line-through-style="none" style:text-line-through-type="none" style:font-name="HP Simplified2" fo:font-family="'HP Simplified'"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Half-page_20_text_20_with_20_image_20_all_20_lines_20_bulleted_7e_LT_7e_Gliederung_20_4" style:display-name="Half-page text with image all lines bulleted~LT~Gliederung 4" style:family="paragraph" style:parent-style-name="Half-page_20_text_20_with_20_image_20_all_20_lines_20_bulleted_7e_LT_7e_Gliederung_20_3" style:default-outline-level="">
      <style:paragraph-properties fo:margin-top="0cm" fo:margin-bottom="0.199cm" loext:contextual-spacing="false" fo:text-align="start" style:justify-single-word="false"/>
      <style:text-properties style:text-outline="false" style:text-line-through-style="none" style:text-line-through-type="none" style:font-name="HP Simplified2" fo:font-family="'HP Simplified'"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Half-page_20_text_20_with_20_image_20_all_20_lines_20_bulleted_7e_LT_7e_Gliederung_20_5" style:display-name="Half-page text with image all lines bulleted~LT~Gliederung 5" style:family="paragraph" style:parent-style-name="Half-page_20_text_20_with_20_image_20_all_20_lines_20_bulleted_7e_LT_7e_Gliederung_20_4"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Half-page_20_text_20_with_20_image_20_all_20_lines_20_bulleted_7e_LT_7e_Gliederung_20_6" style:display-name="Half-page text with image all lines bulleted~LT~Gliederung 6" style:family="paragraph" style:parent-style-name="Half-page_20_text_20_with_20_image_20_all_20_lines_20_bulleted_7e_LT_7e_Gliederung_20_5"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Half-page_20_text_20_with_20_image_20_all_20_lines_20_bulleted_7e_LT_7e_Gliederung_20_7" style:display-name="Half-page text with image all lines bulleted~LT~Gliederung 7" style:family="paragraph" style:parent-style-name="Half-page_20_text_20_with_20_image_20_all_20_lines_20_bulleted_7e_LT_7e_Gliederung_20_6"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Half-page_20_text_20_with_20_image_20_all_20_lines_20_bulleted_7e_LT_7e_Gliederung_20_8" style:display-name="Half-page text with image all lines bulleted~LT~Gliederung 8" style:family="paragraph" style:parent-style-name="Half-page_20_text_20_with_20_image_20_all_20_lines_20_bulleted_7e_LT_7e_Gliederung_20_7"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Half-page_20_text_20_with_20_image_20_all_20_lines_20_bulleted_7e_LT_7e_Gliederung_20_9" style:display-name="Half-page text with image all lines bulleted~LT~Gliederung 9" style:family="paragraph" style:parent-style-name="Half-page_20_text_20_with_20_image_20_all_20_lines_20_bulleted_7e_LT_7e_Gliederung_20_8" style:default-outline-level="">
      <style:paragraph-properties fo:margin-top="0cm" fo:margin-bottom="0.101cm" loext:contextual-spacing="false" fo:text-align="start" style:justify-single-word="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Half-page_20_text_20_with_20_image_20_all_20_lines_20_bulleted_7e_LT_7e_Titel" style:display-name="Half-page text with image all lines bulleted~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normal" style:letter-kerning="true" style:font-name-asian="DejaVu Sans1"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Half-page_20_text_20_with_20_image_20_all_20_lines_20_bulleted_7e_LT_7e_Untertitel" style:display-name="Half-page text with image all lines bulleted~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FreeSans2" fo:font-family="FreeSans" style:font-family-generic="roman"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Half-page_20_text_20_with_20_image_20_all_20_lines_20_bulleted_7e_LT_7e_Notizen" style:display-name="Half-page text with image all lines bulleted~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FreeSans2" fo:font-family="FreeSans" style:font-family-generic="roman" fo:font-size="20pt" fo:font-style="normal" fo:text-shadow="none" style:text-underline-style="none" fo:font-weight="normal" style:letter-kerning="true" style:font-name-asian="DejaVu Sans1" style:font-family-asian="'DejaVu Sans'" style:font-pitch-asian="variable" style:font-size-asian="20pt" style:font-style-asian="normal" style:font-weight-asian="normal" style:font-name-complex="Liberation Sans1" style:font-family-complex="'Liberation Sans'" style:font-pitch-complex="variable" style:font-size-complex="12pt" style:text-emphasize="none"/>
    </style:style>
    <style:style style:name="Half-page_20_text_20_with_20_image_20_all_20_lines_20_bulleted_7e_LT_7e_Hintergrundobjekte" style:display-name="Half-page text with image all lines bulleted~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Half-page_20_text_20_with_20_image_20_all_20_lines_20_bulleted_7e_LT_7e_Hintergrund" style:display-name="Half-page text with image all lines bulleted~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Blue_20_title_20_slide_20__7e_LT_7e_Gliederung_20_1" style:display-name="Blue title slide ~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bold" style:letter-kerning="true" style:font-name-asian="DejaVu Sans1" style:font-family-asian="'DejaVu Sans'" style:font-pitch-asian="variable" style:font-size-asian="18pt" style:font-style-asian="normal" style:font-weight-asian="bold" style:font-name-complex="Liberation Sans1" style:font-family-complex="'Liberation Sans'" style:font-pitch-complex="variable" style:font-size-complex="12pt" style:text-emphasize="none"/>
    </style:style>
    <style:style style:name="Blue_20_title_20_slide_20__7e_LT_7e_Gliederung_20_2" style:display-name="Blue title slide ~LT~Gliederung 2" style:family="paragraph" style:parent-style-name="Blue_20_title_20_slide_20__7e_LT_7e_Gliederung_20_1" style:default-outline-level="">
      <style:paragraph-properties fo:margin-left="0cm" fo:margin-right="0cm" fo:margin-top="0cm" fo:margin-bottom="0.4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Blue_20_title_20_slide_20__7e_LT_7e_Gliederung_20_3" style:display-name="Blue title slide ~LT~Gliederung 3" style:family="paragraph" style:parent-style-name="Blue_20_title_20_slide_20__7e_LT_7e_Gliederung_20_2" style:default-outline-level="">
      <style:paragraph-properties fo:margin-left="0cm" fo:margin-right="0cm" fo:margin-top="0cm" fo:margin-bottom="0.3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Blue_20_title_20_slide_20__7e_LT_7e_Gliederung_20_4" style:display-name="Blue title slide ~LT~Gliederung 4" style:family="paragraph" style:parent-style-name="Blue_20_title_20_slide_20__7e_LT_7e_Gliederung_20_3" style:default-outline-level="">
      <style:paragraph-properties fo:margin-left="0cm" fo:margin-right="0cm" fo:margin-top="0cm" fo:margin-bottom="0.199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Blue_20_title_20_slide_20__7e_LT_7e_Gliederung_20_5" style:display-name="Blue title slide ~LT~Gliederung 5" style:family="paragraph" style:parent-style-name="Blue_20_title_20_slide_20__7e_LT_7e_Gliederung_20_4"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ue_20_title_20_slide_20__7e_LT_7e_Gliederung_20_6" style:display-name="Blue title slide ~LT~Gliederung 6" style:family="paragraph" style:parent-style-name="Blue_20_title_20_slide_20__7e_LT_7e_Gliederung_20_5"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ue_20_title_20_slide_20__7e_LT_7e_Gliederung_20_7" style:display-name="Blue title slide ~LT~Gliederung 7" style:family="paragraph" style:parent-style-name="Blue_20_title_20_slide_20__7e_LT_7e_Gliederung_20_6"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ue_20_title_20_slide_20__7e_LT_7e_Gliederung_20_8" style:display-name="Blue title slide ~LT~Gliederung 8" style:family="paragraph" style:parent-style-name="Blue_20_title_20_slide_20__7e_LT_7e_Gliederung_20_7"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ue_20_title_20_slide_20__7e_LT_7e_Gliederung_20_9" style:display-name="Blue title slide ~LT~Gliederung 9" style:family="paragraph" style:parent-style-name="Blue_20_title_20_slide_20__7e_LT_7e_Gliederung_20_8"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Blue_20_title_20_slide_20__7e_LT_7e_Titel" style:display-name="Blue title slide ~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normal" style:letter-kerning="true" style:font-name-asian="DejaVu Sans1"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Blue_20_title_20_slide_20__7e_LT_7e_Untertitel" style:display-name="Blue title slide ~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FreeSans2" fo:font-family="FreeSans" style:font-family-generic="roman"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Blue_20_title_20_slide_20__7e_LT_7e_Notizen" style:display-name="Blue title slide ~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FreeSans2" fo:font-family="FreeSans" style:font-family-generic="roman" fo:font-size="24pt" fo:font-style="normal" fo:text-shadow="none" style:text-underline-style="none" fo:font-weight="normal" style:letter-kerning="true" style:font-name-asian="DejaVu Sans1"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Blue_20_title_20_slide_20__7e_LT_7e_Hintergrundobjekte" style:display-name="Blue title slide ~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Blue_20_title_20_slide_20__7e_LT_7e_Hintergrund" style:display-name="Blue title slide ~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White_20_divider_20_slide_7e_LT_7e_Gliederung_20_1" style:display-name="White divider slid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bold" style:letter-kerning="true" style:font-name-asian="DejaVu Sans1" style:font-family-asian="'DejaVu Sans'" style:font-pitch-asian="variable" style:font-size-asian="18pt" style:font-style-asian="normal" style:font-weight-asian="bold" style:font-name-complex="Liberation Sans1" style:font-family-complex="'Liberation Sans'" style:font-pitch-complex="variable" style:font-size-complex="12pt" style:text-emphasize="none"/>
    </style:style>
    <style:style style:name="White_20_divider_20_slide_7e_LT_7e_Gliederung_20_2" style:display-name="White divider slide~LT~Gliederung 2" style:family="paragraph" style:parent-style-name="White_20_divider_20_slide_7e_LT_7e_Gliederung_20_1" style:default-outline-level="">
      <style:paragraph-properties fo:margin-left="0cm" fo:margin-right="0cm" fo:margin-top="0cm" fo:margin-bottom="0.4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White_20_divider_20_slide_7e_LT_7e_Gliederung_20_3" style:display-name="White divider slide~LT~Gliederung 3" style:family="paragraph" style:parent-style-name="White_20_divider_20_slide_7e_LT_7e_Gliederung_20_2" style:default-outline-level="">
      <style:paragraph-properties fo:margin-left="0cm" fo:margin-right="0cm" fo:margin-top="0cm" fo:margin-bottom="0.3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White_20_divider_20_slide_7e_LT_7e_Gliederung_20_4" style:display-name="White divider slide~LT~Gliederung 4" style:family="paragraph" style:parent-style-name="White_20_divider_20_slide_7e_LT_7e_Gliederung_20_3" style:default-outline-level="">
      <style:paragraph-properties fo:margin-left="0cm" fo:margin-right="0cm" fo:margin-top="0cm" fo:margin-bottom="0.199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14pt" fo:letter-spacing="normal" fo:font-style="normal" fo:text-shadow="none" style:text-underline-style="none" fo:font-weight="normal" style:letter-kerning="true" style:font-size-asian="14pt" style:font-style-asian="normal" style:font-weight-asian="normal" style:text-emphasize="none"/>
    </style:style>
    <style:style style:name="White_20_divider_20_slide_7e_LT_7e_Gliederung_20_5" style:display-name="White divider slide~LT~Gliederung 5" style:family="paragraph" style:parent-style-name="White_20_divider_20_slide_7e_LT_7e_Gliederung_20_4"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White_20_divider_20_slide_7e_LT_7e_Gliederung_20_6" style:display-name="White divider slide~LT~Gliederung 6" style:family="paragraph" style:parent-style-name="White_20_divider_20_slide_7e_LT_7e_Gliederung_20_5"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White_20_divider_20_slide_7e_LT_7e_Gliederung_20_7" style:display-name="White divider slide~LT~Gliederung 7" style:family="paragraph" style:parent-style-name="White_20_divider_20_slide_7e_LT_7e_Gliederung_20_6"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White_20_divider_20_slide_7e_LT_7e_Gliederung_20_8" style:display-name="White divider slide~LT~Gliederung 8" style:family="paragraph" style:parent-style-name="White_20_divider_20_slide_7e_LT_7e_Gliederung_20_7"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White_20_divider_20_slide_7e_LT_7e_Gliederung_20_9" style:display-name="White divider slide~LT~Gliederung 9" style:family="paragraph" style:parent-style-name="White_20_divider_20_slide_7e_LT_7e_Gliederung_20_8" style:default-outline-level="">
      <style:paragraph-properties fo:margin-left="0cm" fo:margin-right="0cm" fo:margin-top="0cm" fo:margin-bottom="0.101cm" loext:contextual-spacing="false" fo:text-align="start" style:justify-single-word="false" fo:text-indent="0cm" style:auto-text-indent="false"/>
      <style:text-properties style:text-outline="false" style:text-line-through-style="none" style:text-line-through-type="none" style:font-name="HP Simplified2" fo:font-family="'HP Simplified'"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White_20_divider_20_slide_7e_LT_7e_Titel" style:display-name="White divider slide~LT~Titel" style:family="paragraph" style:default-outline-level="">
      <style:paragraph-properties fo:text-align="start" style:justify-single-word="false" fo:orphans="2" fo:widows="2" style:writing-mode="lr-tb"/>
      <style:text-properties style:text-outline="false" style:text-line-through-style="none" style:text-line-through-type="none" style:font-name="HP Simplified2" fo:font-family="'HP Simplified'" style:font-family-generic="roman" fo:font-size="18pt" fo:letter-spacing="normal" fo:font-style="normal" fo:text-shadow="none" style:text-underline-style="none" fo:font-weight="normal" style:letter-kerning="true" style:font-name-asian="DejaVu Sans1"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White_20_divider_20_slide_7e_LT_7e_Untertitel" style:display-name="White divider slide~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text-line-through-type="none" style:font-name="Lohit Hindi" fo:font-family="'Lohit Hindi'" style:font-family-generic="roman" fo:font-size="32pt" fo:font-style="normal" fo:text-shadow="none" style:text-underline-style="none" fo:font-weight="normal" style:letter-kerning="true" style:font-name-asian="DejaVu Sans1" style:font-family-asian="'DejaVu Sans'" style:font-pitch-asian="variable" style:font-size-asian="32pt" style:font-style-asian="normal" style:font-weight-asian="normal" style:font-name-complex="Liberation Sans1" style:font-family-complex="'Liberation Sans'" style:font-pitch-complex="variable" style:font-size-complex="12pt" style:text-emphasize="none"/>
    </style:style>
    <style:style style:name="White_20_divider_20_slide_7e_LT_7e_Notizen" style:display-name="White divider slide~LT~Notizen" style:family="paragraph" style:default-outline-level="">
      <style:paragraph-properties fo:margin-left="0.6cm" fo:margin-right="0cm" fo:orphans="2" fo:widows="2" fo:text-indent="0cm" style:auto-text-indent="false" style:writing-mode="lr-tb"/>
      <style:text-properties style:text-outline="false" style:text-line-through-style="none" style:text-line-through-type="none" style:font-name="Lohit Hindi" fo:font-family="'Lohit Hindi'" style:font-family-generic="roman" fo:font-size="24pt" fo:font-style="normal" fo:text-shadow="none" style:text-underline-style="none" fo:font-weight="normal" style:letter-kerning="true" style:font-name-asian="DejaVu Sans1"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White_20_divider_20_slide_7e_LT_7e_Hintergrundobjekte" style:display-name="White divider slide~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White_20_divider_20_slide_7e_LT_7e_Hintergrund" style:display-name="White divider slide~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Page_20_Number" style:display-name="Page Number" style:family="text" style:parent-style-name="WW-Default_20_Paragraph_20_Font11"/>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WW-Default_20_Paragraph_20_Font11">
      <style:text-properties style:font-name="Courier New" fo:font-family="'Courier New'" style:font-family-generic="modern" fo:font-size="8pt" style:font-size-asian="8pt"/>
    </style:style>
    <style:style style:name="Emphasis" style:family="text" style:parent-style-name="WW-Default_20_Paragraph_20_Font11">
      <style:text-properties fo:font-style="italic" style:font-style-asian="italic"/>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WW8Num1z0" style:family="text">
      <style:text-properties style:font-name="Symbol" fo:font-family="Symbol" style:font-family-generic="decorative"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family-generic="decorative" style:font-pitch="variable" style:font-charset="x-symbol"/>
    </style:style>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Comment_20_Reference" style:display-name="WW-Comment Reference" style:family="text" style:parent-style-name="WW-Default_20_Paragraph_20_Font11">
      <style:text-properties fo:color="#008000" fo:font-size="10pt" style:font-size-asian="10pt"/>
    </style:style>
    <style:style style:name="Endnote_20_Characters" style:display-name="Endnote Characters" style:family="text"/>
    <style:style style:name="WW-Endnote_20_Characters" style:display-name="WW-Endnote Characters" style:family="text" style:parent-style-name="WW-Default_20_Paragraph_20_Font11">
      <style:text-properties style:text-position="super 58%"/>
    </style:style>
    <style:style style:name="Footnote_20_Characters" style:display-name="Footnote Characters" style:family="text"/>
    <style:style style:name="WW-Footnote_20_Characters" style:display-name="WW-Footnote Characters" style:family="text" style:parent-style-name="WW-Default_20_Paragraph_20_Font11">
      <style:text-properties style:text-position="super 58%" fo:font-size="10pt" style:font-size-asian="10pt"/>
    </style:style>
    <style:style style:name="WW8Num4z0" style:family="text">
      <style:text-properties style:font-name="Symbol" fo:font-family="Symbol" style:font-family-generic="decorative" style:font-pitch="variable" style:font-charset="x-symbol"/>
    </style:style>
    <style:style style:name="WW8Num5z0" style:family="text">
      <style:text-properties style:font-name="Symbol" fo:font-family="Symbol" style:font-family-generic="decorative" style:font-pitch="variable" style:font-charset="x-symbol"/>
    </style:style>
    <style:style style:name="WW8Num6z0" style:family="text">
      <style:text-properties style:font-name="Symbol" fo:font-family="Symbol" style:font-family-generic="decorative" style:font-pitch="variable" style:font-charset="x-symbol"/>
    </style:style>
    <style:style style:name="WW8Num7z0" style:family="text">
      <style:text-properties style:font-name="Symbol" fo:font-family="Symbol" style:font-family-generic="decorative" style:font-pitch="variable" style:font-charset="x-symbol"/>
    </style:style>
    <style:style style:name="WW8Num9z0" style:family="text">
      <style:text-properties style:font-name="Symbol" fo:font-family="Symbol" style:font-family-generic="decorative" style:font-pitch="variable" style:font-charset="x-symbol"/>
    </style:style>
    <style:style style:name="WW8Num10z0" style:family="text">
      <style:text-properties style:font-name="Symbol" fo:font-family="Symbol" style:font-family-generic="decorative"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family-generic="decorative" style:font-pitch="variable" style:font-charset="x-symbol"/>
    </style:style>
    <style:style style:name="WW8Num11z0" style:family="text">
      <style:text-properties style:font-name="Symbol" fo:font-family="Symbol" style:font-family-generic="decorative"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family-generic="decorative" style:font-pitch="variable" style:font-charset="x-symbol"/>
    </style:style>
    <style:style style:name="WW8Num13z1" style:family="text">
      <style:text-properties style:font-name="Symbol" fo:font-family="Symbol" style:font-family-generic="decorative" style:font-pitch="variable" style:font-charset="x-symbol" fo:font-size="10pt" style:font-size-asian="10pt"/>
    </style:style>
    <style:style style:name="WW8Num13z2" style:family="text">
      <style:text-properties style:font-name="Symbol" fo:font-family="Symbol" style:font-family-generic="decorative" style:font-pitch="variable" style:font-charset="x-symbol"/>
    </style:style>
    <style:style style:name="WW8Num15z0" style:family="text">
      <style:text-properties style:font-name="Symbol" fo:font-family="Symbol" style:font-family-generic="decorative"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family-generic="decorative" style:font-pitch="variable" style:font-charset="x-symbol"/>
    </style:style>
    <style:style style:name="WW8Num16z0" style:family="text">
      <style:text-properties style:font-name="Symbol" fo:font-family="Symbol" style:font-family-generic="decorative"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family-generic="decorative" style:font-pitch="variable" style:font-charset="x-symbol"/>
    </style:style>
    <style:style style:name="WW8Num18z1" style:family="text">
      <style:text-properties style:font-name="Wingdings" fo:font-family="Wingdings" style:font-family-generic="decorative" style:font-pitch="variable" style:font-charset="x-symbol"/>
    </style:style>
    <style:style style:name="WW8Num19z0" style:family="text">
      <style:text-properties style:font-name="Symbol" fo:font-family="Symbol" style:font-family-generic="decorative"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family-generic="decorative" style:font-pitch="variable" style:font-charset="x-symbol"/>
    </style:style>
    <style:style style:name="WW8Num20z0" style:family="text">
      <style:text-properties style:font-name="Symbol" fo:font-family="Symbol" style:font-family-generic="decorative" style:font-pitch="variable" style:font-charset="x-symbol" fo:font-size="10pt" fo:font-style="normal" fo:font-weight="bold" style:font-size-asian="10pt" style:font-style-asian="normal" style:font-weight-asian="bold"/>
    </style:style>
    <style:style style:name="WW8Num20z5" style:family="text">
      <style:text-properties style:font-name="Wingdings" fo:font-family="Wingdings" style:font-family-generic="decorative" style:font-pitch="variable" style:font-charset="x-symbol" fo:font-size="9pt" fo:font-style="normal" fo:font-weight="bold" style:font-size-asian="9pt" style:font-style-asian="normal" style:font-weight-asian="bold"/>
    </style:style>
    <style:style style:name="WW8Num22z0" style:family="text">
      <style:text-properties style:font-name="Symbol" fo:font-family="Symbol" style:font-family-generic="decorative"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family-generic="decorative" style:font-pitch="variable" style:font-charset="x-symbol"/>
    </style:style>
    <style:style style:name="WW8Num23z0" style:family="text">
      <style:text-properties style:font-name="Symbol" fo:font-family="Symbol" style:font-family-generic="decorative"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family-generic="decorative" style:font-pitch="variable" style:font-charset="x-symbol"/>
    </style:style>
    <style:style style:name="WW8Num24z0" style:family="text">
      <style:text-properties style:font-name="Times New Roman" fo:font-family="'Times New Roman'" style:font-family-generic="roman" style:font-pitch="variable" fo:font-size="10.5pt" fo:font-style="normal" fo:font-weight="normal" style:font-size-asian="10.5pt" style:font-style-asian="normal" style:font-weight-asian="normal"/>
    </style:style>
    <style:style style:name="WW8Num25z0" style:family="text">
      <style:text-properties style:font-name="Lucida Bright Math Italic" fo:font-family="'Lucida Bright Math Italic'" style:font-pitch="variable" style:font-charset="x-symbol" fo:font-size="15pt" style:font-size-asian="15pt"/>
    </style:style>
    <style:style style:name="WW8Num26z0" style:family="text">
      <style:text-properties style:font-name="Symbol" fo:font-family="Symbol" style:font-family-generic="decorative" style:font-pitch="variable" style:font-charset="x-symbol" fo:font-size="10pt" style:font-size-asian="10pt"/>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family-generic="decorative" style:font-pitch="variable" style:font-charset="x-symbol"/>
    </style:style>
    <style:style style:name="WW8Num26z3" style:family="text">
      <style:text-properties style:font-name="Symbol" fo:font-family="Symbol" style:font-family-generic="decorative" style:font-pitch="variable" style:font-charset="x-symbol"/>
    </style:style>
    <style:style style:name="WW8Num27z0" style:family="text">
      <style:text-properties style:font-name="Times New Roman" fo:font-family="'Times New Roman'" style:font-family-generic="roman" style:font-pitch="variable" fo:font-size="10.5pt" fo:font-style="normal" fo:font-weight="normal" style:font-size-asian="10.5pt" style:font-style-asian="normal" style:font-weight-asian="normal"/>
    </style:style>
    <style:style style:name="WW8Num28z0" style:family="text">
      <style:text-properties style:font-name="Symbol" fo:font-family="Symbol" style:font-family-generic="decorative"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family-generic="decorative" style:font-pitch="variable" style:font-charset="x-symbol"/>
    </style:style>
    <style:style style:name="WW8Num32z0" style:family="text">
      <style:text-properties style:font-name="Wingdings" fo:font-family="Wingdings" style:font-family-generic="decorative" style:font-pitch="variable" style:font-charset="x-symbol" fo:font-size="12pt" style:font-size-asian="12pt"/>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family-generic="decorative" style:font-pitch="variable" style:font-charset="x-symbol"/>
    </style:style>
    <style:style style:name="WW8Num32z3" style:family="text">
      <style:text-properties style:font-name="Symbol" fo:font-family="Symbol" style:font-family-generic="decorative" style:font-pitch="variable" style:font-charset="x-symbol"/>
    </style:style>
    <style:style style:name="WW8Num37z1" style:family="text">
      <style:text-properties style:font-name="Wingdings" fo:font-family="Wingdings" style:font-family-generic="decorative" style:font-pitch="variable" style:font-charset="x-symbol"/>
    </style:style>
    <style:style style:name="WW8Num38z0" style:family="text">
      <style:text-properties style:font-name="Symbol" fo:font-family="Symbol" style:font-family-generic="decorative" style:font-pitch="variable" style:font-charset="x-symbol" fo:font-size="10pt" style:font-size-asian="10pt"/>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family-generic="decorative" style:font-pitch="variable" style:font-charset="x-symbol"/>
    </style:style>
    <style:style style:name="WW8Num38z3" style:family="text">
      <style:text-properties style:font-name="Symbol" fo:font-family="Symbol" style:font-family-generic="decorative" style:font-pitch="variable" style:font-charset="x-symbol"/>
    </style:style>
    <style:style style:name="WW8Num39z0" style:family="text">
      <style:text-properties style:font-name="Symbol" fo:font-family="Symbol" style:font-family-generic="decorative"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family-generic="decorative" style:font-pitch="variable" style:font-charset="x-symbol"/>
    </style:style>
    <style:style style:name="WW8Num40z0" style:family="text">
      <style:text-properties style:font-name="Symbol" fo:font-family="Symbol" style:font-family-generic="decorative" style:font-pitch="variable" style:font-charset="x-symbol"/>
    </style:style>
    <style:style style:name="WW8Num45z0" style:family="text">
      <style:text-properties style:font-name="Wingdings" fo:font-family="Wingdings" style:font-family-generic="decorative" style:font-pitch="variable" style:font-charset="x-symbol" fo:font-size="7pt" style:font-size-asian="7pt"/>
    </style:style>
    <style:style style:name="WW8Num45z1" style:family="text">
      <style:text-properties style:font-name="Symbol" fo:font-family="Symbol" style:font-family-generic="decorative" style:font-pitch="variable" style:font-charset="x-symbol"/>
    </style:style>
    <style:style style:name="WW8Num45z5" style:family="text">
      <style:text-properties style:font-name="Wingdings" fo:font-family="Wingdings" style:font-family-generic="decorative" style:font-pitch="variable" style:font-charset="x-symbol"/>
    </style:style>
    <style:style style:name="WW8Num48z0" style:family="text">
      <style:text-properties style:font-name="Times New Roman Bold" fo:font-family="'Times New Roman Bold', 'Times New Roman'" style:font-family-generic="roman" fo:font-size="9pt" style:font-size-asian="9pt"/>
    </style:style>
    <style:style style:name="WW8Num48z1" style:family="text">
      <style:text-properties style:font-name="Wingdings" fo:font-family="Wingdings" style:font-family-generic="decorative" style:font-pitch="variable" style:font-charset="x-symbol"/>
    </style:style>
    <style:style style:name="WW8Num48z3" style:family="text">
      <style:text-properties style:font-name="Symbol" fo:font-family="Symbol" style:font-family-generic="decorative" style:font-pitch="variable" style:font-charset="x-symbol"/>
    </style:style>
    <style:style style:name="WW8Num49z1" style:family="text">
      <style:text-properties style:font-name="Wingdings" fo:font-family="Wingdings" style:font-family-generic="decorative" style:font-pitch="variable" style:font-charset="x-symbol"/>
    </style:style>
    <style:style style:name="WW8Num51z0" style:family="text">
      <style:text-properties style:font-name="Wingdings" fo:font-family="Wingdings" style:font-family-generic="decorative" style:font-pitch="variable" style:font-charset="x-symbol" fo:font-size="12pt" style:font-size-asian="12pt"/>
    </style:style>
    <style:style style:name="WW8Num51z1" style:family="text">
      <style:text-properties style:font-name="Courier New" fo:font-family="'Courier New'" style:font-family-generic="modern"/>
    </style:style>
    <style:style style:name="WW8Num51z2" style:family="text">
      <style:text-properties style:font-name="Wingdings" fo:font-family="Wingdings" style:font-family-generic="decorative" style:font-pitch="variable" style:font-charset="x-symbol"/>
    </style:style>
    <style:style style:name="WW8Num51z3" style:family="text">
      <style:text-properties style:font-name="Symbol" fo:font-family="Symbol" style:font-family-generic="decorative" style:font-pitch="variable" style:font-charset="x-symbol"/>
    </style:style>
    <style:style style:name="WW8Num53z1" style:family="text">
      <style:text-properties style:font-name="Symbol" fo:font-family="Symbol" style:font-family-generic="decorative" style:font-pitch="variable" style:font-charset="x-symbol" fo:font-size="10pt" style:font-size-asian="10pt"/>
    </style:style>
    <style:style style:name="WW8Num54z0" style:family="text">
      <style:text-properties style:font-name="Times New Roman" fo:font-family="'Times New Roman'" style:font-family-generic="roman" style:font-pitch="variable" fo:font-size="10.5pt" fo:font-style="normal" fo:font-weight="normal" style:font-size-asian="10.5pt" style:font-style-asian="normal" style:font-weight-asian="normal"/>
    </style:style>
    <style:style style:name="WW8Num55z0" style:family="text">
      <style:text-properties style:font-name="Symbol" fo:font-family="Symbol" style:font-family-generic="decorative" style:font-pitch="variable" style:font-charset="x-symbol"/>
    </style:style>
    <style:style style:name="WW8Num55z1" style:family="text">
      <style:text-properties style:font-name="Courier New" fo:font-family="'Courier New'" style:font-family-generic="modern"/>
    </style:style>
    <style:style style:name="WW8Num55z2" style:family="text">
      <style:text-properties style:font-name="Wingdings" fo:font-family="Wingdings" style:font-family-generic="decorative" style:font-pitch="variable" style:font-charset="x-symbol"/>
    </style:style>
    <style:style style:name="WW8Num56z0" style:family="text">
      <style:text-properties style:font-name="Times New Roman" fo:font-family="'Times New Roman'" style:font-family-generic="roman" style:font-pitch="variable" fo:font-size="10.5pt" fo:font-style="normal" fo:font-weight="normal" style:font-size-asian="10.5pt" style:font-style-asian="normal" style:font-weight-asian="normal"/>
    </style:style>
    <style:style style:name="WW8Num59z1" style:family="text">
      <style:text-properties style:font-name="Wingdings" fo:font-family="Wingdings" style:font-family-generic="decorative" style:font-pitch="variable" style:font-charset="x-symbol"/>
    </style:style>
    <style:style style:name="WW8Num60z1" style:family="text">
      <style:text-properties style:font-name="Wingdings" fo:font-family="Wingdings" style:font-family-generic="decorative" style:font-pitch="variable" style:font-charset="x-symbol"/>
    </style:style>
    <style:style style:name="WW8Num61z0" style:family="text">
      <style:text-properties style:font-name="Symbol" fo:font-family="Symbol" style:font-family-generic="decorative"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family-generic="decorative" style:font-pitch="variable" style:font-charset="x-symbol"/>
    </style:style>
    <style:style style:name="WW8Num62z0" style:family="text">
      <style:text-properties style:font-name="Symbol" fo:font-family="Symbol" style:font-family-generic="decorative"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family-generic="decorative" style:font-pitch="variable" style:font-charset="x-symbol"/>
    </style:style>
    <style:style style:name="WW8Num63z0" style:family="text">
      <style:text-properties style:font-name="Symbol" fo:font-family="Symbol" style:font-family-generic="decorative" style:font-pitch="variable" style:font-charset="x-symbol" fo:font-size="10pt" style:font-size-asian="10pt"/>
    </style:style>
    <style:style style:name="WW8Num63z1" style:family="text">
      <style:text-properties style:font-name="Courier New" fo:font-family="'Courier New'" style:font-family-generic="modern"/>
    </style:style>
    <style:style style:name="WW8Num63z2" style:family="text">
      <style:text-properties style:font-name="Wingdings" fo:font-family="Wingdings" style:font-family-generic="decorative" style:font-pitch="variable" style:font-charset="x-symbol"/>
    </style:style>
    <style:style style:name="WW8Num63z3" style:family="text">
      <style:text-properties style:font-name="Symbol" fo:font-family="Symbol" style:font-family-generic="decorative" style:font-pitch="variable" style:font-charset="x-symbol"/>
    </style:style>
    <style:style style:name="WW8Num65z0" style:family="text">
      <style:text-properties style:font-name="Wingdings" fo:font-family="Wingdings" style:font-family-generic="decorative" style:font-pitch="variable" style:font-charset="x-symbol" fo:font-size="7pt" style:font-size-asian="7pt"/>
    </style:style>
    <style:style style:name="WW8Num65z1" style:family="text">
      <style:text-properties style:font-name="Symbol" fo:font-family="Symbol" style:font-family-generic="decorative" style:font-pitch="variable" style:font-charset="x-symbol"/>
    </style:style>
    <style:style style:name="WW8Num65z5" style:family="text">
      <style:text-properties style:font-name="Wingdings" fo:font-family="Wingdings" style:font-family-generic="decorative" style:font-pitch="variable" style:font-charset="x-symbol"/>
    </style:style>
    <style:style style:name="WW8Num68z2" style:family="text">
      <style:text-properties style:font-name="Symbol" fo:font-family="Symbol" style:font-family-generic="decorative" style:font-pitch="variable" style:font-charset="x-symbol"/>
    </style:style>
    <style:style style:name="WW8Num69z0" style:family="text">
      <style:text-properties fo:font-size="10.5pt" fo:font-style="normal" fo:font-weight="normal" style:font-size-asian="10.5pt" style:font-style-asian="normal" style:font-weight-asian="normal"/>
    </style:style>
    <style:style style:name="WW8Num69z1" style:family="text">
      <style:text-properties style:font-name="Wingdings" fo:font-family="Wingdings" style:font-family-generic="decorative" style:font-pitch="variable" style:font-charset="x-symbol"/>
    </style:style>
    <style:style style:name="WW8Num69z3" style:family="text">
      <style:text-properties style:font-name="Symbol" fo:font-family="Symbol" style:font-family-generic="decorative" style:font-pitch="variable" style:font-charset="x-symbol"/>
    </style:style>
    <style:style style:name="WW8Num70z0" style:family="text">
      <style:text-properties style:font-name="Times New Roman Bold" fo:font-family="'Times New Roman Bold', 'Times New Roman'" style:font-family-generic="roman" fo:font-size="9pt" fo:font-style="normal" fo:font-weight="bold" style:font-size-asian="9pt" style:font-style-asian="normal" style:font-weight-asian="bold"/>
    </style:style>
    <style:style style:name="WW8Num70z1" style:family="text">
      <style:text-properties style:font-name="Symbol" fo:font-family="Symbol" style:font-family-generic="decorative" style:font-pitch="variable" style:font-charset="x-symbol" fo:font-size="10pt" fo:font-style="normal" fo:font-weight="bold" style:font-size-asian="10pt" style:font-style-asian="normal" style:font-weight-asian="bold"/>
    </style:style>
    <style:style style:name="WW8Num70z5" style:family="text">
      <style:text-properties style:font-name="Wingdings" fo:font-family="Wingdings" style:font-family-generic="decorative" style:font-pitch="variable" style:font-charset="x-symbol" fo:font-size="9pt" fo:font-style="normal" fo:font-weight="bold" style:font-size-asian="9pt" style:font-style-asian="normal" style:font-weight-asian="bold"/>
    </style:style>
    <style:style style:name="WW8Num74z0" style:family="text">
      <style:text-properties style:font-name="Symbol" fo:font-family="Symbol" style:font-family-generic="decorative" style:font-pitch="variable" style:font-charset="x-symbol"/>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family-generic="decorative" style:font-pitch="variable" style:font-charset="x-symbol"/>
    </style:style>
    <style:style style:name="WW8Num77z0" style:family="text">
      <style:text-properties style:font-name="Times New Roman" fo:font-family="'Times New Roman'" style:font-family-generic="roman" style:font-pitch="variable" fo:font-size="10.5pt" fo:font-style="normal" fo:font-weight="normal" style:font-size-asian="10.5pt" style:font-style-asian="normal" style:font-weight-asian="normal"/>
    </style:style>
    <style:style style:name="WW8Num78z0" style:family="text">
      <style:text-properties style:font-name="Symbol" fo:font-family="Symbol" style:font-family-generic="decorative" style:font-pitch="variable" style:font-charset="x-symbol"/>
    </style:style>
    <style:style style:name="WW8Num78z1" style:family="text">
      <style:text-properties style:font-name="Wingdings" fo:font-family="Wingdings" style:font-family-generic="decorative" style:font-pitch="variable" style:font-charset="x-symbol"/>
    </style:style>
    <style:style style:name="WW8Num79z0" style:family="text">
      <style:text-properties style:font-name="Wingdings 2" fo:font-family="'Wingdings 2'" style:font-family-generic="decorative" style:font-pitch="variable" style:font-charset="x-symbol" style:font-name-asian="Times New Roman" style:font-family-asian="'Times New Roman'" style:font-family-generic-asian="roman" style:font-pitch-asian="variable"/>
    </style:style>
    <style:style style:name="WW8Num79z1" style:family="text">
      <style:text-properties style:font-name="Symbol" fo:font-family="Symbol" style:font-family-generic="decorative" style:font-pitch="variable" style:font-charset="x-symbol"/>
    </style:style>
    <style:style style:name="WW8Num79z2" style:family="text">
      <style:text-properties style:font-name="Wingdings" fo:font-family="Wingdings" style:font-family-generic="decorative" style:font-pitch="variable" style:font-charset="x-symbol"/>
    </style:style>
    <style:style style:name="WW8Num79z4" style:family="text">
      <style:text-properties style:font-name="Courier New" fo:font-family="'Courier New'" style:font-family-generic="modern"/>
    </style:style>
    <style:style style:name="WW8Num80z1" style:family="text">
      <style:text-properties style:font-name="Courier New" fo:font-family="'Courier New'" style:font-family-generic="modern"/>
    </style:style>
    <style:style style:name="WW8Num80z2" style:family="text">
      <style:text-properties style:font-name="Wingdings" fo:font-family="Wingdings" style:font-family-generic="decorative" style:font-pitch="variable" style:font-charset="x-symbol"/>
    </style:style>
    <style:style style:name="WW8Num80z3" style:family="text">
      <style:text-properties style:font-name="Symbol" fo:font-family="Symbol" style:font-family-generic="decorative" style:font-pitch="variable" style:font-charset="x-symbol"/>
    </style:style>
    <style:style style:name="WW8Num83z0" style:family="text">
      <style:text-properties style:font-name="Symbol" fo:font-family="Symbol" style:font-family-generic="decorative" style:font-pitch="variable" style:font-charset="x-symbol"/>
    </style:style>
    <style:style style:name="WW8Num83z1" style:family="text">
      <style:text-properties style:font-name="Courier New" fo:font-family="'Courier New'" style:font-family-generic="modern"/>
    </style:style>
    <style:style style:name="WW8Num83z2" style:family="text">
      <style:text-properties style:font-name="Wingdings" fo:font-family="Wingdings" style:font-family-generic="decorative" style:font-pitch="variable" style:font-charset="x-symbol"/>
    </style:style>
    <style:style style:name="WW8Num85z0" style:family="text">
      <style:text-properties style:font-name="Symbol" fo:font-family="Symbol" style:font-family-generic="decorative" style:font-pitch="variable" style:font-charset="x-symbol"/>
    </style:style>
    <style:style style:name="WW8Num85z5" style:family="text">
      <style:text-properties style:font-name="Wingdings" fo:font-family="Wingdings" style:font-family-generic="decorative" style:font-pitch="variable" style:font-charset="x-symbol"/>
    </style:style>
    <style:style style:name="WW-WW8Num1z0" style:family="text">
      <style:text-properties style:font-name="Symbol" fo:font-family="Symbol" style:font-family-generic="decorative" style:font-pitch="variable" style:font-charset="x-symbol"/>
    </style:style>
    <style:style style:name="WW-WW8Num1z1" style:family="text">
      <style:text-properties style:font-name="Courier New" fo:font-family="'Courier New'" style:font-family-generic="modern"/>
    </style:style>
    <style:style style:name="WW-WW8Num1z2" style:family="text">
      <style:text-properties style:font-name="Wingdings" fo:font-family="Wingdings" style:font-family-generic="decorative" style:font-pitch="variable" style:font-charset="x-symbol"/>
    </style:style>
    <style:style style:name="WW8Num2z0" style:family="text">
      <style:text-properties style:font-name="Symbol" fo:font-family="Symbol" style:font-family-generic="decorative"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family-generic="decorative" style:font-pitch="variable" style:font-charset="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Wingdings"/>
      </text:list-level-style-bullet>
      <text:list-level-style-bullet text:level="4" text:style-name="WW8Num1z0"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Wingdings"/>
      </text:list-level-style-bullet>
      <text:list-level-style-bullet text:level="7" text:style-name="WW8Num1z0"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Metric2" fo:font-weight="normal" officeooo:paragraph-rsid="0153049c" style:font-weight-asian="normal" style:font-weight-complex="normal"/>
    </style:style>
    <style:style style:name="MP2" style:family="paragraph">
      <loext:graphic-properties draw:fill="solid" draw:fill-color="#00b388"/>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00000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homa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MP4" style:family="paragraph" style:parent-style-name="Standard">
      <style:paragraph-properties fo:text-align="end" style:justify-single-word="false"/>
      <style:text-properties style:font-name="Metric2" fo:font-weight="normal" officeooo:paragraph-rsid="0153049c" style:font-weight-asian="normal" style:font-weight-complex="normal"/>
    </style:style>
    <style:style style:name="MP5" style:family="paragraph" style:parent-style-name="Standard">
      <style:paragraph-properties fo:text-align="end" style:justify-single-word="false"/>
      <style:text-properties style:font-name="Metric2" fo:font-weight="normal" officeooo:rsid="01c9da1e" officeooo:paragraph-rsid="01c9da1e" style:font-weight-asian="normal" style:font-weight-complex="normal"/>
    </style:style>
    <style:style style:name="MP6" style:family="paragraph" style:parent-style-name="Standard">
      <style:paragraph-properties fo:margin-top="0cm" fo:margin-bottom="0cm" loext:contextual-spacing="false" fo:text-align="end" style:justify-single-word="false"/>
    </style:style>
    <style:style style:name="MP7" style:family="paragraph" style:parent-style-name="Header">
      <style:paragraph-properties fo:text-align="end" style:justify-single-word="false"/>
      <style:text-properties style:font-name="Metric2" fo:font-weight="normal" style:font-weight-asian="normal" style:font-weight-complex="normal"/>
    </style:style>
    <style:style style:name="MP8" style:family="paragraph" style:parent-style-name="Standard">
      <style:paragraph-properties fo:text-align="end" style:justify-single-word="false"/>
      <style:text-properties style:font-name="Metric2" fo:font-weight="normal" style:font-weight-asian="normal" style:font-weight-complex="normal"/>
    </style:style>
    <style:style style:name="MP9" style:family="paragraph" style:parent-style-name="Standard">
      <style:paragraph-properties fo:margin-top="0cm" fo:margin-bottom="0cm" loext:contextual-spacing="false" fo:text-align="end" style:justify-single-word="false"/>
      <style:text-properties style:font-name="Metric2"/>
    </style:style>
    <style:style style:name="MT1" style:family="text">
      <style:text-properties officeooo:rsid="012805a0"/>
    </style:style>
    <style:style style:name="MT2" style:family="text">
      <style:text-properties officeooo:rsid="0153049c"/>
    </style:style>
    <style:style style:name="MT3" style:family="text">
      <style:text-properties officeooo:rsid="0010ec83"/>
    </style:style>
    <style:style style:name="MT4" style:family="text">
      <style:text-properties officeooo:rsid="012e1a7c"/>
    </style:style>
    <style:style style:name="MT5" style:family="text">
      <style:text-properties officeooo:rsid="01278056"/>
    </style:style>
    <style:style style:name="MT6" style:family="text">
      <style:text-properties fo:font-size="10pt" style:font-size-asian="10pt"/>
    </style:style>
    <style:style style:name="MT7" style:family="text">
      <style:text-properties officeooo:rsid="0130080b"/>
    </style:style>
    <style:style style:name="MT8" style:family="text">
      <style:text-properties fo:font-size="10pt" officeooo:rsid="0131fdaf" style:font-size-asian="10pt"/>
    </style:style>
    <style:style style:name="MT9" style:family="text">
      <style:text-properties fo:font-size="10pt" officeooo:rsid="01278056" style:font-size-asian="10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00b388" draw:textarea-horizontal-align="justify" draw:textarea-vertical-align="top" draw:auto-grow-height="false" draw:fit-to-size="false" fo:min-height="0.055cm" fo:min-width="0.607cm" fo:padding-top="0.127cm" fo:padding-bottom="0.127cm" fo:padding-left="0.254cm" fo:padding-right="0.254cm" fo:wrap-option="wrap" draw:shadow="hidden" draw:shadow-offset-x="0.199cm" draw:shadow-offset-y="0.199cm" draw:shadow-color="#808080" style:run-through="foreground"/>
    </style:style>
    <style:style style:name="Mgr3" style:family="graphic">
      <style:graphic-properties draw:stroke="none" svg:stroke-width="0cm" svg:stroke-color="#3465a4" draw:marker-start-width="0.199cm" draw:marker-start-center="false" draw:marker-end-width="0.199cm" draw:marker-end-center="false" draw:fill="solid" draw:fill-color="#000000" draw:textarea-horizontal-align="justify" draw:textarea-vertical-align="top" draw:auto-grow-height="false" draw:fit-to-size="false" fo:min-height="0.549cm" fo:min-width="2.752cm" fo:padding-top="0.127cm" fo:padding-bottom="0.127cm" fo:padding-left="0.254cm" fo:padding-right="0.254cm" fo:wrap-option="wrap" draw:shadow="hidden" draw:shadow-offset-x="0.199cm" draw:shadow-offset-y="0.199cm" draw:shadow-color="#808080" style:run-through="foreground"/>
    </style:style>
    <style:page-layout style:name="Mpm1">
      <style:page-layout-properties fo:page-width="21.59cm" fo:page-height="27.94cm" style:num-format="1" style:print-orientation="portrait" fo:margin-top="1.411cm" fo:margin-bottom="0.564cm" fo:margin-left="3.56cm" fo:margin-right="2.28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Mpm2">
      <style:page-layout-properties fo:page-width="21.59cm" fo:page-height="27.94cm" style:num-format="1" style:print-orientation="portrait" fo:margin-top="0.81cm" fo:margin-bottom="0.564cm" fo:margin-left="3.911cm" fo:margin-right="2.28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paragraph" draw:z-index="8" draw:name="Group 7" draw:style-name="Mgr1"><draw:custom-shape draw:name="Freeform 5" draw:style-name="Mgr2" draw:text-style-name="MP2" svg:width="1.114cm" svg:height="0.308cm" svg:x="-3.441cm" svg:y="0.125cm"><text:p/><draw:enhanced-geometry draw:mirror-horizontal="false" draw:mirror-vertical="false" svg:viewBox="0 0 0 0" drawooo:sub-view-size="1087 314" draw:text-areas="0 0 ?f24 ?f25" draw:type="ooxml-non-primitive" draw:enhanced-path="M 0 0 L 0 314 0 314 1087 314 1087 0 0 0 Z M 1018 245 L 69 245 69 69 1018 69 1018 245 1018 245 Z N"><draw:equation draw:name="f0" draw:formula="0*logwidth/1087"/><draw:equation draw:name="f1" draw:formula="0*logheight/314"/><draw:equation draw:name="f2" draw:formula="0*logwidth/1087"/><draw:equation draw:name="f3" draw:formula="314*logheight/314"/><draw:equation draw:name="f4" draw:formula="0*logwidth/1087"/><draw:equation draw:name="f5" draw:formula="314*logheight/314"/><draw:equation draw:name="f6" draw:formula="1087*logwidth/1087"/><draw:equation draw:name="f7" draw:formula="314*logheight/314"/><draw:equation draw:name="f8" draw:formula="1087*logwidth/1087"/><draw:equation draw:name="f9" draw:formula="0*logheight/314"/><draw:equation draw:name="f10" draw:formula="0*logwidth/1087"/><draw:equation draw:name="f11" draw:formula="0*logheight/314"/><draw:equation draw:name="f12" draw:formula="1018*logwidth/1087"/><draw:equation draw:name="f13" draw:formula="245*logheight/314"/><draw:equation draw:name="f14" draw:formula="69*logwidth/1087"/><draw:equation draw:name="f15" draw:formula="245*logheight/314"/><draw:equation draw:name="f16" draw:formula="69*logwidth/1087"/><draw:equation draw:name="f17" draw:formula="69*logheight/314"/><draw:equation draw:name="f18" draw:formula="1018*logwidth/1087"/><draw:equation draw:name="f19" draw:formula="69*logheight/314"/><draw:equation draw:name="f20" draw:formula="1018*logwidth/1087"/><draw:equation draw:name="f21" draw:formula="245*logheight/314"/><draw:equation draw:name="f22" draw:formula="1018*logwidth/1087"/><draw:equation draw:name="f23" draw:formula="245*logheight/314"/><draw:equation draw:name="f24" draw:formula="logwidth"/><draw:equation draw:name="f25" draw:formula="logheight"/></draw:enhanced-geometry></draw:custom-shape><draw:custom-shape draw:name="Freeform 6" draw:style-name="Mgr3" draw:text-style-name="MP3" svg:width="3.259cm" svg:height="0.802cm" svg:x="-3.441cm" svg:y="0.633cm"><text:p/><draw:enhanced-geometry draw:mirror-horizontal="false" draw:mirror-vertical="false" svg:viewBox="0 0 0 0" drawooo:sub-view-size="1341 342" draw:text-areas="0 0 ?f116 ?f117" draw:type="ooxml-non-primitive" draw:enhanced-path="M 29 132 C 0 132 0 132 0 132 0 0 0 0 0 0 29 0 29 0 29 0 29 52 29 52 29 52 80 52 80 52 80 52 80 0 80 0 80 0 109 0 109 0 109 0 109 132 109 132 109 132 80 132 80 132 80 132 80 77 80 77 80 77 29 77 29 77 29 77 L 29 132 Z M 174 134 C 145 134 125 116 125 85 125 56 144 36 170 36 198 36 212 55 212 83 212 93 212 93 212 93 152 93 152 93 152 93 155 108 167 112 178 112 188 112 195 110 204 104 205 104 205 104 205 104 205 126 205 126 205 126 198 131 187 134 174 134 Z M 152 74 C 186 74 186 74 186 74 186 64 182 58 170 58 162 58 155 61 152 74 Z M 287 77 C 272 132 272 132 272 132 247 132 247 132 247 132 218 39 218 39 218 39 218 38 218 38 218 38 246 38 246 38 246 38 261 93 261 93 261 93 276 38 276 38 276 38 298 38 298 38 298 38 313 93 313 93 313 93 329 38 329 38 329 38 355 38 355 38 355 38 355 39 355 39 355 39 327 132 327 132 327 132 302 132 302 132 302 132 L 287 77 Z M 402 134 C 379 134 370 125 370 104 370 0 370 0 370 0 398 0 398 0 398 0 398 102 398 102 398 102 398 108 400 111 406 111 408 111 410 110 412 109 413 109 413 109 413 109 413 132 413 132 413 132 410 133 406 134 402 134 Z M 469 134 C 440 134 420 116 420 85 420 56 440 36 465 36 494 36 507 55 507 83 507 93 507 93 507 93 448 93 448 93 448 93 451 108 462 112 474 112 484 112 491 110 500 104 501 104 501 104 501 104 501 126 501 126 501 126 493 131 482 134 469 134 Z M 448 74 C 482 74 482 74 482 74 481 64 477 58 466 58 457 58 450 61 448 74 Z M 622 38 C 642 38 642 38 642 38 642 60 642 60 642 60 622 60 622 60 622 60 622 99 622 99 622 99 622 107 625 111 633 111 636 111 639 110 642 109 642 109 642 109 642 109 642 131 642 131 642 131 639 132 633 134 625 134 603 134 594 124 594 100 594 60 594 60 594 60 558 60 558 60 558 60 558 99 558 99 558 99 558 107 561 111 570 111 572 111 575 110 578 109 579 109 579 109 579 109 579 131 579 131 579 131 575 132 570 134 562 134 539 134 530 124 530 100 530 60 530 60 530 60 516 60 516 60 516 60 516 38 516 38 516 38 530 38 530 38 530 38 530 12 530 12 530 12 558 12 558 12 558 12 558 38 558 38 558 38 594 38 594 38 594 38 594 12 594 12 594 12 622 12 622 12 622 12 622 38 622 38 622 38 Z M 787 45 C 787 73 768 89 738 89 718 89 718 89 718 89 718 132 718 132 718 132 689 132 689 132 689 132 689 0 689 0 689 0 738 0 738 0 738 0 768 0 787 16 787 45 Z M 736 65 C 751 65 758 57 758 45 758 33 751 24 736 24 718 24 718 24 718 24 718 65 718 65 718 65 L 736 65 Z M 849 123 C 843 130 834 134 824 134 806 134 791 122 791 103 791 84 806 72 827 72 834 72 841 73 848 75 848 73 848 73 848 73 848 63 842 59 827 59 818 59 809 62 801 66 800 66 800 66 800 66 800 44 800 44 800 44 807 40 820 36 832 36 860 36 876 49 876 73 876 132 876 132 876 132 849 132 849 132 849 132 849 123 849 123 849 123 Z M 848 102 C 848 94 848 94 848 94 844 92 838 91 833 91 823 91 818 95 818 102 818 110 823 113 832 113 839 113 845 109 848 102 Z M 890 85 C 890 55 911 36 939 36 949 36 958 38 965 43 965 67 965 67 965 67 964 67 964 67 964 67 958 62 951 60 943 60 929 60 918 69 918 85 918 101 929 110 943 110 951 110 958 108 964 103 965 103 965 103 965 103 965 127 965 127 965 127 958 132 949 134 939 134 911 134 890 115 890 85 Z M 1010 89 C 1010 132 1010 132 1010 132 983 132 983 132 983 132 983 0 983 0 983 0 1010 0 1010 0 1010 0 1010 75 1010 75 1010 75 1039 38 1039 38 1039 38 1070 38 1070 38 1070 38 1070 39 1070 39 1070 39 1036 82 1036 82 1036 82 1070 131 1070 131 1070 131 1070 132 1070 132 1070 132 1038 132 1038 132 1038 132 L 1010 89 Z M 1133 123 C 1127 130 1118 134 1108 134 1090 134 1075 122 1075 103 1075 84 1090 72 1112 72 1118 72 1125 73 1133 75 1133 73 1133 73 1133 73 1133 63 1127 59 1112 59 1102 59 1093 62 1086 66 1084 66 1084 66 1084 66 1084 44 1084 44 1084 44 1092 40 1104 36 1117 36 1145 36 1160 49 1160 73 1160 132 1160 132 1160 132 1133 132 1133 132 1133 132 1133 123 1133 123 1133 123 Z M 1133 102 C 1133 94 1133 94 1133 94 1128 92 1123 91 1117 91 1108 91 1103 95 1103 102 1103 110 1108 113 1116 113 1124 113 1130 109 1133 102 Z M 1207 53 C 1212 43 1220 37 1230 37 1234 37 1238 38 1239 39 1239 65 1239 65 1239 65 1238 65 1238 65 1238 65 1235 64 1231 63 1226 63 1217 63 1210 68 1208 78 1208 132 1208 132 1208 132 1180 132 1180 132 1180 132 1180 38 1180 38 1180 38 1207 38 1207 38 1207 38 1207 53 1207 53 1207 53 Z M 1314 122 C 1308 130 1298 134 1286 134 1262 134 1246 112 1246 85 1246 58 1262 36 1286 36 1298 36 1307 40 1313 47 1313 0 1313 0 1313 0 1341 0 1341 0 1341 0 1341 132 1341 132 1341 132 1314 132 1314 132 1314 132 1314 122 1314 122 1314 122 Z M 1313 100 C 1313 70 1313 70 1313 70 1308 63 1302 60 1295 60 1283 60 1275 69 1275 85 1275 101 1283 110 1295 110 1302 110 1308 107 1313 100 Z M 0 175 C 81 175 81 175 81 175 81 191 81 191 81 191 18 191 18 191 18 191 18 231 18 231 18 231 75 231 75 231 75 231 75 247 75 247 75 247 18 247 18 247 18 247 18 291 18 291 18 291 81 291 81 291 81 291 81 307 81 307 81 307 0 307 0 307 0 307 L 0 175 Z M 149 212 C 169 212 181 226 181 248 181 307 181 307 181 307 164 307 164 307 164 307 164 249 164 249 164 249 164 237 157 228 144 228 133 228 124 235 121 245 121 307 121 307 121 307 103 307 103 307 103 307 103 214 103 214 103 214 121 214 121 214 121 214 121 227 121 227 121 227 126 219 136 212 149 212 Z M 228 214 C 252 214 252 214 252 214 252 229 252 229 252 229 228 229 228 229 228 229 228 279 228 279 228 279 228 289 234 293 243 293 246 293 249 293 251 292 252 292 252 292 252 292 252 307 252 307 252 307 249 308 246 309 241 309 219 309 211 299 211 281 211 229 211 229 211 229 195 229 195 229 195 229 195 214 195 214 195 214 211 214 211 214 211 214 211 189 211 189 211 189 228 189 228 189 228 189 L 228 214 Z M 309 309 C 282 309 263 290 263 261 263 232 280 212 305 212 331 212 344 230 344 258 344 266 344 266 344 266 281 266 281 266 281 266 282 284 295 293 311 293 321 293 329 291 337 285 338 285 338 285 338 285 338 300 338 300 338 300 330 306 320 309 309 309 Z M 281 251 C 327 251 327 251 327 251 327 237 320 227 306 227 292 227 284 237 281 251 Z M 382 228 C 386 218 395 212 405 212 409 212 413 213 414 214 414 231 414 231 414 231 414 231 414 231 414 231 411 230 407 229 403 229 393 229 385 236 382 246 382 307 382 307 382 307 365 307 365 307 365 307 365 214 365 214 365 214 382 214 382 214 382 214 382 228 382 228 382 228 Z M 474 212 C 502 212 516 235 516 260 516 286 502 309 474 309 463 309 453 303 448 296 448 342 448 342 448 342 430 342 430 342 430 342 430 214 430 214 430 214 448 214 448 214 448 214 448 224 448 224 448 224 453 218 463 212 474 212 Z M 471 293 C 488 293 498 279 498 260 498 242 488 228 471 228 461 228 453 233 448 243 448 278 448 278 448 278 453 287 461 293 471 293 Z M 554 228 C 558 218 567 212 577 212 581 212 585 213 587 214 587 231 587 231 587 231 586 231 586 231 586 231 583 230 579 229 575 229 565 229 557 236 554 246 554 307 554 307 554 307 537 307 537 307 537 307 537 214 537 214 537 214 554 214 554 214 554 214 554 228 554 228 554 228 Z M 612 176 C 618 176 623 181 623 187 623 193 618 198 612 198 606 198 601 193 601 187 601 181 606 176 612 176 Z M 603 214 C 621 214 621 214 621 214 621 307 621 307 621 307 603 307 603 307 603 307 L 603 214 Z M 683 252 C 696 257 711 262 711 280 711 299 696 309 675 309 663 309 651 306 644 300 644 283 644 283 644 283 645 283 645 283 645 283 653 291 664 294 675 294 685 294 694 290 694 282 694 274 687 272 672 267 659 263 644 258 644 240 644 223 659 212 678 212 689 212 699 214 706 220 706 236 706 236 706 236 706 236 706 236 706 236 698 230 689 227 678 227 667 227 661 232 661 238 661 246 668 248 683 252 Z M 772 309 C 745 309 726 290 726 261 726 232 744 212 769 212 794 212 807 230 807 258 807 266 807 266 807 266 744 266 744 266 744 266 746 284 758 293 774 293 785 293 792 291 800 285 801 285 801 285 801 285 801 300 801 300 801 300 793 306 783 309 772 309 Z M 744 251 C 791 251 791 251 791 251 790 237 783 227 769 227 756 227 747 237 744 251 Z N"><draw:equation draw:name="f0" draw:formula="80*logwidth/1341"/><draw:equation draw:name="f1" draw:formula="52*logheight/342"/><draw:equation draw:name="f2" draw:formula="29*logwidth/1341"/><draw:equation draw:name="f3" draw:formula="77*logheight/342"/><draw:equation draw:name="f4" draw:formula="212*logwidth/1341"/><draw:equation draw:name="f5" draw:formula="93*logheight/342"/><draw:equation draw:name="f6" draw:formula="174*logwidth/1341"/><draw:equation draw:name="f7" draw:formula="134*logheight/342"/><draw:equation draw:name="f8" draw:formula="272*logwidth/1341"/><draw:equation draw:name="f9" draw:formula="132*logheight/342"/><draw:equation draw:name="f10" draw:formula="276*logwidth/1341"/><draw:equation draw:name="f11" draw:formula="38*logheight/342"/><draw:equation draw:name="f12" draw:formula="327*logwidth/1341"/><draw:equation draw:name="f13" draw:formula="132*logheight/342"/><draw:equation draw:name="f14" draw:formula="398*logwidth/1341"/><draw:equation draw:name="f15" draw:formula="0*logheight/342"/><draw:equation draw:name="f16" draw:formula="402*logwidth/1341"/><draw:equation draw:name="f17" draw:formula="134*logheight/342"/><draw:equation draw:name="f18" draw:formula="448*logwidth/1341"/><draw:equation draw:name="f19" draw:formula="93*logheight/342"/><draw:equation draw:name="f20" draw:formula="448*logwidth/1341"/><draw:equation draw:name="f21" draw:formula="74*logheight/342"/><draw:equation draw:name="f22" draw:formula="642*logwidth/1341"/><draw:equation draw:name="f23" draw:formula="60*logheight/342"/><draw:equation draw:name="f24" draw:formula="642*logwidth/1341"/><draw:equation draw:name="f25" draw:formula="131*logheight/342"/><draw:equation draw:name="f26" draw:formula="570*logwidth/1341"/><draw:equation draw:name="f27" draw:formula="111*logheight/342"/><draw:equation draw:name="f28" draw:formula="530*logwidth/1341"/><draw:equation draw:name="f29" draw:formula="60*logheight/342"/><draw:equation draw:name="f30" draw:formula="558*logwidth/1341"/><draw:equation draw:name="f31" draw:formula="38*logheight/342"/><draw:equation draw:name="f32" draw:formula="738*logwidth/1341"/><draw:equation draw:name="f33" draw:formula="89*logheight/342"/><draw:equation draw:name="f34" draw:formula="787*logwidth/1341"/><draw:equation draw:name="f35" draw:formula="45*logheight/342"/><draw:equation draw:name="f36" draw:formula="736*logwidth/1341"/><draw:equation draw:name="f37" draw:formula="65*logheight/342"/><draw:equation draw:name="f38" draw:formula="848*logwidth/1341"/><draw:equation draw:name="f39" draw:formula="73*logheight/342"/><draw:equation draw:name="f40" draw:formula="876*logwidth/1341"/><draw:equation draw:name="f41" draw:formula="73*logheight/342"/><draw:equation draw:name="f42" draw:formula="833*logwidth/1341"/><draw:equation draw:name="f43" draw:formula="91*logheight/342"/><draw:equation draw:name="f44" draw:formula="965*logwidth/1341"/><draw:equation draw:name="f45" draw:formula="43*logheight/342"/><draw:equation draw:name="f46" draw:formula="964*logwidth/1341"/><draw:equation draw:name="f47" draw:formula="103*logheight/342"/><draw:equation draw:name="f48" draw:formula="1010*logwidth/1341"/><draw:equation draw:name="f49" draw:formula="132*logheight/342"/><draw:equation draw:name="f50" draw:formula="1070*logwidth/1341"/><draw:equation draw:name="f51" draw:formula="38*logheight/342"/><draw:equation draw:name="f52" draw:formula="1010*logwidth/1341"/><draw:equation draw:name="f53" draw:formula="89*logheight/342"/><draw:equation draw:name="f54" draw:formula="1133*logwidth/1341"/><draw:equation draw:name="f55" draw:formula="73*logheight/342"/><draw:equation draw:name="f56" draw:formula="1160*logwidth/1341"/><draw:equation draw:name="f57" draw:formula="73*logheight/342"/><draw:equation draw:name="f58" draw:formula="1117*logwidth/1341"/><draw:equation draw:name="f59" draw:formula="91*logheight/342"/><draw:equation draw:name="f60" draw:formula="1239*logwidth/1341"/><draw:equation draw:name="f61" draw:formula="39*logheight/342"/><draw:equation draw:name="f62" draw:formula="1180*logwidth/1341"/><draw:equation draw:name="f63" draw:formula="132*logheight/342"/><draw:equation draw:name="f64" draw:formula="1246*logwidth/1341"/><draw:equation draw:name="f65" draw:formula="85*logheight/342"/><draw:equation draw:name="f66" draw:formula="1314*logwidth/1341"/><draw:equation draw:name="f67" draw:formula="132*logheight/342"/><draw:equation draw:name="f68" draw:formula="1295*logwidth/1341"/><draw:equation draw:name="f69" draw:formula="110*logheight/342"/><draw:equation draw:name="f70" draw:formula="18*logwidth/1341"/><draw:equation draw:name="f71" draw:formula="231*logheight/342"/><draw:equation draw:name="f72" draw:formula="81*logwidth/1341"/><draw:equation draw:name="f73" draw:formula="307*logheight/342"/><draw:equation draw:name="f74" draw:formula="164*logwidth/1341"/><draw:equation draw:name="f75" draw:formula="307*logheight/342"/><draw:equation draw:name="f76" draw:formula="103*logwidth/1341"/><draw:equation draw:name="f77" draw:formula="214*logheight/342"/><draw:equation draw:name="f78" draw:formula="252*logwidth/1341"/><draw:equation draw:name="f79" draw:formula="229*logheight/342"/><draw:equation draw:name="f80" draw:formula="252*logwidth/1341"/><draw:equation draw:name="f81" draw:formula="307*logheight/342"/><draw:equation draw:name="f82" draw:formula="211*logwidth/1341"/><draw:equation draw:name="f83" draw:formula="214*logheight/342"/><draw:equation draw:name="f84" draw:formula="305*logwidth/1341"/><draw:equation draw:name="f85" draw:formula="212*logheight/342"/><draw:equation draw:name="f86" draw:formula="338*logwidth/1341"/><draw:equation draw:name="f87" draw:formula="285*logheight/342"/><draw:equation draw:name="f88" draw:formula="281*logwidth/1341"/><draw:equation draw:name="f89" draw:formula="251*logheight/342"/><draw:equation draw:name="f90" draw:formula="403*logwidth/1341"/><draw:equation draw:name="f91" draw:formula="229*logheight/342"/><draw:equation draw:name="f92" draw:formula="382*logwidth/1341"/><draw:equation draw:name="f93" draw:formula="228*logheight/342"/><draw:equation draw:name="f94" draw:formula="430*logwidth/1341"/><draw:equation draw:name="f95" draw:formula="342*logheight/342"/><draw:equation draw:name="f96" draw:formula="498*logwidth/1341"/><draw:equation draw:name="f97" draw:formula="260*logheight/342"/><draw:equation draw:name="f98" draw:formula="577*logwidth/1341"/><draw:equation draw:name="f99" draw:formula="212*logheight/342"/><draw:equation draw:name="f100" draw:formula="554*logwidth/1341"/><draw:equation draw:name="f101" draw:formula="307*logheight/342"/><draw:equation draw:name="f102" draw:formula="623*logwidth/1341"/><draw:equation draw:name="f103" draw:formula="187*logheight/342"/><draw:equation draw:name="f104" draw:formula="621*logwidth/1341"/><draw:equation draw:name="f105" draw:formula="307*logheight/342"/><draw:equation draw:name="f106" draw:formula="644*logwidth/1341"/><draw:equation draw:name="f107" draw:formula="300*logheight/342"/><draw:equation draw:name="f108" draw:formula="644*logwidth/1341"/><draw:equation draw:name="f109" draw:formula="240*logheight/342"/><draw:equation draw:name="f110" draw:formula="661*logwidth/1341"/><draw:equation draw:name="f111" draw:formula="238*logheight/342"/><draw:equation draw:name="f112" draw:formula="807*logwidth/1341"/><draw:equation draw:name="f113" draw:formula="266*logheight/342"/><draw:equation draw:name="f114" draw:formula="772*logwidth/1341"/><draw:equation draw:name="f115" draw:formula="309*logheight/342"/><draw:equation draw:name="f116" draw:formula="logwidth"/><draw:equation draw:name="f117" draw:formula="logheight"/></draw:enhanced-geometry></draw:custom-shape></draw:g></text:p>
        <text:p text:style-name="MP4">HP<text:span text:style-name="MT1">E</text:span> <text:span text:style-name="MT2">Customer</text:span> <text:span text:style-name="MT3">Innovation </text:span>Center</text:p>
        <text:p text:style-name="MP5">ENSIMAG Training</text:p>
      </style:header>
      <style:header-left>
        <text:p text:style-name="MP1"><draw:g text:anchor-type="paragraph" draw:z-index="6" draw:name="Group 7" draw:style-name="Mgr1"><draw:custom-shape draw:name="Freeform 5" draw:style-name="Mgr2" draw:text-style-name="MP2" svg:width="1.114cm" svg:height="0.308cm" svg:x="-3.441cm" svg:y="0.125cm"><text:p/><draw:enhanced-geometry draw:mirror-horizontal="false" draw:mirror-vertical="false" svg:viewBox="0 0 0 0" drawooo:sub-view-size="1087 314" draw:text-areas="0 0 ?f24 ?f25" draw:type="ooxml-non-primitive" draw:enhanced-path="M 0 0 L 0 314 0 314 1087 314 1087 0 0 0 Z M 1018 245 L 69 245 69 69 1018 69 1018 245 1018 245 Z N"><draw:equation draw:name="f0" draw:formula="0*logwidth/1087"/><draw:equation draw:name="f1" draw:formula="0*logheight/314"/><draw:equation draw:name="f2" draw:formula="0*logwidth/1087"/><draw:equation draw:name="f3" draw:formula="314*logheight/314"/><draw:equation draw:name="f4" draw:formula="0*logwidth/1087"/><draw:equation draw:name="f5" draw:formula="314*logheight/314"/><draw:equation draw:name="f6" draw:formula="1087*logwidth/1087"/><draw:equation draw:name="f7" draw:formula="314*logheight/314"/><draw:equation draw:name="f8" draw:formula="1087*logwidth/1087"/><draw:equation draw:name="f9" draw:formula="0*logheight/314"/><draw:equation draw:name="f10" draw:formula="0*logwidth/1087"/><draw:equation draw:name="f11" draw:formula="0*logheight/314"/><draw:equation draw:name="f12" draw:formula="1018*logwidth/1087"/><draw:equation draw:name="f13" draw:formula="245*logheight/314"/><draw:equation draw:name="f14" draw:formula="69*logwidth/1087"/><draw:equation draw:name="f15" draw:formula="245*logheight/314"/><draw:equation draw:name="f16" draw:formula="69*logwidth/1087"/><draw:equation draw:name="f17" draw:formula="69*logheight/314"/><draw:equation draw:name="f18" draw:formula="1018*logwidth/1087"/><draw:equation draw:name="f19" draw:formula="69*logheight/314"/><draw:equation draw:name="f20" draw:formula="1018*logwidth/1087"/><draw:equation draw:name="f21" draw:formula="245*logheight/314"/><draw:equation draw:name="f22" draw:formula="1018*logwidth/1087"/><draw:equation draw:name="f23" draw:formula="245*logheight/314"/><draw:equation draw:name="f24" draw:formula="logwidth"/><draw:equation draw:name="f25" draw:formula="logheight"/></draw:enhanced-geometry></draw:custom-shape><draw:custom-shape draw:name="Freeform 6" draw:style-name="Mgr3" draw:text-style-name="MP3" svg:width="3.259cm" svg:height="0.802cm" svg:x="-3.441cm" svg:y="0.633cm"><text:p/><draw:enhanced-geometry draw:mirror-horizontal="false" draw:mirror-vertical="false" svg:viewBox="0 0 0 0" drawooo:sub-view-size="1341 342" draw:text-areas="0 0 ?f116 ?f117" draw:type="ooxml-non-primitive" draw:enhanced-path="M 29 132 C 0 132 0 132 0 132 0 0 0 0 0 0 29 0 29 0 29 0 29 52 29 52 29 52 80 52 80 52 80 52 80 0 80 0 80 0 109 0 109 0 109 0 109 132 109 132 109 132 80 132 80 132 80 132 80 77 80 77 80 77 29 77 29 77 29 77 L 29 132 Z M 174 134 C 145 134 125 116 125 85 125 56 144 36 170 36 198 36 212 55 212 83 212 93 212 93 212 93 152 93 152 93 152 93 155 108 167 112 178 112 188 112 195 110 204 104 205 104 205 104 205 104 205 126 205 126 205 126 198 131 187 134 174 134 Z M 152 74 C 186 74 186 74 186 74 186 64 182 58 170 58 162 58 155 61 152 74 Z M 287 77 C 272 132 272 132 272 132 247 132 247 132 247 132 218 39 218 39 218 39 218 38 218 38 218 38 246 38 246 38 246 38 261 93 261 93 261 93 276 38 276 38 276 38 298 38 298 38 298 38 313 93 313 93 313 93 329 38 329 38 329 38 355 38 355 38 355 38 355 39 355 39 355 39 327 132 327 132 327 132 302 132 302 132 302 132 L 287 77 Z M 402 134 C 379 134 370 125 370 104 370 0 370 0 370 0 398 0 398 0 398 0 398 102 398 102 398 102 398 108 400 111 406 111 408 111 410 110 412 109 413 109 413 109 413 109 413 132 413 132 413 132 410 133 406 134 402 134 Z M 469 134 C 440 134 420 116 420 85 420 56 440 36 465 36 494 36 507 55 507 83 507 93 507 93 507 93 448 93 448 93 448 93 451 108 462 112 474 112 484 112 491 110 500 104 501 104 501 104 501 104 501 126 501 126 501 126 493 131 482 134 469 134 Z M 448 74 C 482 74 482 74 482 74 481 64 477 58 466 58 457 58 450 61 448 74 Z M 622 38 C 642 38 642 38 642 38 642 60 642 60 642 60 622 60 622 60 622 60 622 99 622 99 622 99 622 107 625 111 633 111 636 111 639 110 642 109 642 109 642 109 642 109 642 131 642 131 642 131 639 132 633 134 625 134 603 134 594 124 594 100 594 60 594 60 594 60 558 60 558 60 558 60 558 99 558 99 558 99 558 107 561 111 570 111 572 111 575 110 578 109 579 109 579 109 579 109 579 131 579 131 579 131 575 132 570 134 562 134 539 134 530 124 530 100 530 60 530 60 530 60 516 60 516 60 516 60 516 38 516 38 516 38 530 38 530 38 530 38 530 12 530 12 530 12 558 12 558 12 558 12 558 38 558 38 558 38 594 38 594 38 594 38 594 12 594 12 594 12 622 12 622 12 622 12 622 38 622 38 622 38 Z M 787 45 C 787 73 768 89 738 89 718 89 718 89 718 89 718 132 718 132 718 132 689 132 689 132 689 132 689 0 689 0 689 0 738 0 738 0 738 0 768 0 787 16 787 45 Z M 736 65 C 751 65 758 57 758 45 758 33 751 24 736 24 718 24 718 24 718 24 718 65 718 65 718 65 L 736 65 Z M 849 123 C 843 130 834 134 824 134 806 134 791 122 791 103 791 84 806 72 827 72 834 72 841 73 848 75 848 73 848 73 848 73 848 63 842 59 827 59 818 59 809 62 801 66 800 66 800 66 800 66 800 44 800 44 800 44 807 40 820 36 832 36 860 36 876 49 876 73 876 132 876 132 876 132 849 132 849 132 849 132 849 123 849 123 849 123 Z M 848 102 C 848 94 848 94 848 94 844 92 838 91 833 91 823 91 818 95 818 102 818 110 823 113 832 113 839 113 845 109 848 102 Z M 890 85 C 890 55 911 36 939 36 949 36 958 38 965 43 965 67 965 67 965 67 964 67 964 67 964 67 958 62 951 60 943 60 929 60 918 69 918 85 918 101 929 110 943 110 951 110 958 108 964 103 965 103 965 103 965 103 965 127 965 127 965 127 958 132 949 134 939 134 911 134 890 115 890 85 Z M 1010 89 C 1010 132 1010 132 1010 132 983 132 983 132 983 132 983 0 983 0 983 0 1010 0 1010 0 1010 0 1010 75 1010 75 1010 75 1039 38 1039 38 1039 38 1070 38 1070 38 1070 38 1070 39 1070 39 1070 39 1036 82 1036 82 1036 82 1070 131 1070 131 1070 131 1070 132 1070 132 1070 132 1038 132 1038 132 1038 132 L 1010 89 Z M 1133 123 C 1127 130 1118 134 1108 134 1090 134 1075 122 1075 103 1075 84 1090 72 1112 72 1118 72 1125 73 1133 75 1133 73 1133 73 1133 73 1133 63 1127 59 1112 59 1102 59 1093 62 1086 66 1084 66 1084 66 1084 66 1084 44 1084 44 1084 44 1092 40 1104 36 1117 36 1145 36 1160 49 1160 73 1160 132 1160 132 1160 132 1133 132 1133 132 1133 132 1133 123 1133 123 1133 123 Z M 1133 102 C 1133 94 1133 94 1133 94 1128 92 1123 91 1117 91 1108 91 1103 95 1103 102 1103 110 1108 113 1116 113 1124 113 1130 109 1133 102 Z M 1207 53 C 1212 43 1220 37 1230 37 1234 37 1238 38 1239 39 1239 65 1239 65 1239 65 1238 65 1238 65 1238 65 1235 64 1231 63 1226 63 1217 63 1210 68 1208 78 1208 132 1208 132 1208 132 1180 132 1180 132 1180 132 1180 38 1180 38 1180 38 1207 38 1207 38 1207 38 1207 53 1207 53 1207 53 Z M 1314 122 C 1308 130 1298 134 1286 134 1262 134 1246 112 1246 85 1246 58 1262 36 1286 36 1298 36 1307 40 1313 47 1313 0 1313 0 1313 0 1341 0 1341 0 1341 0 1341 132 1341 132 1341 132 1314 132 1314 132 1314 132 1314 122 1314 122 1314 122 Z M 1313 100 C 1313 70 1313 70 1313 70 1308 63 1302 60 1295 60 1283 60 1275 69 1275 85 1275 101 1283 110 1295 110 1302 110 1308 107 1313 100 Z M 0 175 C 81 175 81 175 81 175 81 191 81 191 81 191 18 191 18 191 18 191 18 231 18 231 18 231 75 231 75 231 75 231 75 247 75 247 75 247 18 247 18 247 18 247 18 291 18 291 18 291 81 291 81 291 81 291 81 307 81 307 81 307 0 307 0 307 0 307 L 0 175 Z M 149 212 C 169 212 181 226 181 248 181 307 181 307 181 307 164 307 164 307 164 307 164 249 164 249 164 249 164 237 157 228 144 228 133 228 124 235 121 245 121 307 121 307 121 307 103 307 103 307 103 307 103 214 103 214 103 214 121 214 121 214 121 214 121 227 121 227 121 227 126 219 136 212 149 212 Z M 228 214 C 252 214 252 214 252 214 252 229 252 229 252 229 228 229 228 229 228 229 228 279 228 279 228 279 228 289 234 293 243 293 246 293 249 293 251 292 252 292 252 292 252 292 252 307 252 307 252 307 249 308 246 309 241 309 219 309 211 299 211 281 211 229 211 229 211 229 195 229 195 229 195 229 195 214 195 214 195 214 211 214 211 214 211 214 211 189 211 189 211 189 228 189 228 189 228 189 L 228 214 Z M 309 309 C 282 309 263 290 263 261 263 232 280 212 305 212 331 212 344 230 344 258 344 266 344 266 344 266 281 266 281 266 281 266 282 284 295 293 311 293 321 293 329 291 337 285 338 285 338 285 338 285 338 300 338 300 338 300 330 306 320 309 309 309 Z M 281 251 C 327 251 327 251 327 251 327 237 320 227 306 227 292 227 284 237 281 251 Z M 382 228 C 386 218 395 212 405 212 409 212 413 213 414 214 414 231 414 231 414 231 414 231 414 231 414 231 411 230 407 229 403 229 393 229 385 236 382 246 382 307 382 307 382 307 365 307 365 307 365 307 365 214 365 214 365 214 382 214 382 214 382 214 382 228 382 228 382 228 Z M 474 212 C 502 212 516 235 516 260 516 286 502 309 474 309 463 309 453 303 448 296 448 342 448 342 448 342 430 342 430 342 430 342 430 214 430 214 430 214 448 214 448 214 448 214 448 224 448 224 448 224 453 218 463 212 474 212 Z M 471 293 C 488 293 498 279 498 260 498 242 488 228 471 228 461 228 453 233 448 243 448 278 448 278 448 278 453 287 461 293 471 293 Z M 554 228 C 558 218 567 212 577 212 581 212 585 213 587 214 587 231 587 231 587 231 586 231 586 231 586 231 583 230 579 229 575 229 565 229 557 236 554 246 554 307 554 307 554 307 537 307 537 307 537 307 537 214 537 214 537 214 554 214 554 214 554 214 554 228 554 228 554 228 Z M 612 176 C 618 176 623 181 623 187 623 193 618 198 612 198 606 198 601 193 601 187 601 181 606 176 612 176 Z M 603 214 C 621 214 621 214 621 214 621 307 621 307 621 307 603 307 603 307 603 307 L 603 214 Z M 683 252 C 696 257 711 262 711 280 711 299 696 309 675 309 663 309 651 306 644 300 644 283 644 283 644 283 645 283 645 283 645 283 653 291 664 294 675 294 685 294 694 290 694 282 694 274 687 272 672 267 659 263 644 258 644 240 644 223 659 212 678 212 689 212 699 214 706 220 706 236 706 236 706 236 706 236 706 236 706 236 698 230 689 227 678 227 667 227 661 232 661 238 661 246 668 248 683 252 Z M 772 309 C 745 309 726 290 726 261 726 232 744 212 769 212 794 212 807 230 807 258 807 266 807 266 807 266 744 266 744 266 744 266 746 284 758 293 774 293 785 293 792 291 800 285 801 285 801 285 801 285 801 300 801 300 801 300 793 306 783 309 772 309 Z M 744 251 C 791 251 791 251 791 251 790 237 783 227 769 227 756 227 747 237 744 251 Z N"><draw:equation draw:name="f0" draw:formula="80*logwidth/1341"/><draw:equation draw:name="f1" draw:formula="52*logheight/342"/><draw:equation draw:name="f2" draw:formula="29*logwidth/1341"/><draw:equation draw:name="f3" draw:formula="77*logheight/342"/><draw:equation draw:name="f4" draw:formula="212*logwidth/1341"/><draw:equation draw:name="f5" draw:formula="93*logheight/342"/><draw:equation draw:name="f6" draw:formula="174*logwidth/1341"/><draw:equation draw:name="f7" draw:formula="134*logheight/342"/><draw:equation draw:name="f8" draw:formula="272*logwidth/1341"/><draw:equation draw:name="f9" draw:formula="132*logheight/342"/><draw:equation draw:name="f10" draw:formula="276*logwidth/1341"/><draw:equation draw:name="f11" draw:formula="38*logheight/342"/><draw:equation draw:name="f12" draw:formula="327*logwidth/1341"/><draw:equation draw:name="f13" draw:formula="132*logheight/342"/><draw:equation draw:name="f14" draw:formula="398*logwidth/1341"/><draw:equation draw:name="f15" draw:formula="0*logheight/342"/><draw:equation draw:name="f16" draw:formula="402*logwidth/1341"/><draw:equation draw:name="f17" draw:formula="134*logheight/342"/><draw:equation draw:name="f18" draw:formula="448*logwidth/1341"/><draw:equation draw:name="f19" draw:formula="93*logheight/342"/><draw:equation draw:name="f20" draw:formula="448*logwidth/1341"/><draw:equation draw:name="f21" draw:formula="74*logheight/342"/><draw:equation draw:name="f22" draw:formula="642*logwidth/1341"/><draw:equation draw:name="f23" draw:formula="60*logheight/342"/><draw:equation draw:name="f24" draw:formula="642*logwidth/1341"/><draw:equation draw:name="f25" draw:formula="131*logheight/342"/><draw:equation draw:name="f26" draw:formula="570*logwidth/1341"/><draw:equation draw:name="f27" draw:formula="111*logheight/342"/><draw:equation draw:name="f28" draw:formula="530*logwidth/1341"/><draw:equation draw:name="f29" draw:formula="60*logheight/342"/><draw:equation draw:name="f30" draw:formula="558*logwidth/1341"/><draw:equation draw:name="f31" draw:formula="38*logheight/342"/><draw:equation draw:name="f32" draw:formula="738*logwidth/1341"/><draw:equation draw:name="f33" draw:formula="89*logheight/342"/><draw:equation draw:name="f34" draw:formula="787*logwidth/1341"/><draw:equation draw:name="f35" draw:formula="45*logheight/342"/><draw:equation draw:name="f36" draw:formula="736*logwidth/1341"/><draw:equation draw:name="f37" draw:formula="65*logheight/342"/><draw:equation draw:name="f38" draw:formula="848*logwidth/1341"/><draw:equation draw:name="f39" draw:formula="73*logheight/342"/><draw:equation draw:name="f40" draw:formula="876*logwidth/1341"/><draw:equation draw:name="f41" draw:formula="73*logheight/342"/><draw:equation draw:name="f42" draw:formula="833*logwidth/1341"/><draw:equation draw:name="f43" draw:formula="91*logheight/342"/><draw:equation draw:name="f44" draw:formula="965*logwidth/1341"/><draw:equation draw:name="f45" draw:formula="43*logheight/342"/><draw:equation draw:name="f46" draw:formula="964*logwidth/1341"/><draw:equation draw:name="f47" draw:formula="103*logheight/342"/><draw:equation draw:name="f48" draw:formula="1010*logwidth/1341"/><draw:equation draw:name="f49" draw:formula="132*logheight/342"/><draw:equation draw:name="f50" draw:formula="1070*logwidth/1341"/><draw:equation draw:name="f51" draw:formula="38*logheight/342"/><draw:equation draw:name="f52" draw:formula="1010*logwidth/1341"/><draw:equation draw:name="f53" draw:formula="89*logheight/342"/><draw:equation draw:name="f54" draw:formula="1133*logwidth/1341"/><draw:equation draw:name="f55" draw:formula="73*logheight/342"/><draw:equation draw:name="f56" draw:formula="1160*logwidth/1341"/><draw:equation draw:name="f57" draw:formula="73*logheight/342"/><draw:equation draw:name="f58" draw:formula="1117*logwidth/1341"/><draw:equation draw:name="f59" draw:formula="91*logheight/342"/><draw:equation draw:name="f60" draw:formula="1239*logwidth/1341"/><draw:equation draw:name="f61" draw:formula="39*logheight/342"/><draw:equation draw:name="f62" draw:formula="1180*logwidth/1341"/><draw:equation draw:name="f63" draw:formula="132*logheight/342"/><draw:equation draw:name="f64" draw:formula="1246*logwidth/1341"/><draw:equation draw:name="f65" draw:formula="85*logheight/342"/><draw:equation draw:name="f66" draw:formula="1314*logwidth/1341"/><draw:equation draw:name="f67" draw:formula="132*logheight/342"/><draw:equation draw:name="f68" draw:formula="1295*logwidth/1341"/><draw:equation draw:name="f69" draw:formula="110*logheight/342"/><draw:equation draw:name="f70" draw:formula="18*logwidth/1341"/><draw:equation draw:name="f71" draw:formula="231*logheight/342"/><draw:equation draw:name="f72" draw:formula="81*logwidth/1341"/><draw:equation draw:name="f73" draw:formula="307*logheight/342"/><draw:equation draw:name="f74" draw:formula="164*logwidth/1341"/><draw:equation draw:name="f75" draw:formula="307*logheight/342"/><draw:equation draw:name="f76" draw:formula="103*logwidth/1341"/><draw:equation draw:name="f77" draw:formula="214*logheight/342"/><draw:equation draw:name="f78" draw:formula="252*logwidth/1341"/><draw:equation draw:name="f79" draw:formula="229*logheight/342"/><draw:equation draw:name="f80" draw:formula="252*logwidth/1341"/><draw:equation draw:name="f81" draw:formula="307*logheight/342"/><draw:equation draw:name="f82" draw:formula="211*logwidth/1341"/><draw:equation draw:name="f83" draw:formula="214*logheight/342"/><draw:equation draw:name="f84" draw:formula="305*logwidth/1341"/><draw:equation draw:name="f85" draw:formula="212*logheight/342"/><draw:equation draw:name="f86" draw:formula="338*logwidth/1341"/><draw:equation draw:name="f87" draw:formula="285*logheight/342"/><draw:equation draw:name="f88" draw:formula="281*logwidth/1341"/><draw:equation draw:name="f89" draw:formula="251*logheight/342"/><draw:equation draw:name="f90" draw:formula="403*logwidth/1341"/><draw:equation draw:name="f91" draw:formula="229*logheight/342"/><draw:equation draw:name="f92" draw:formula="382*logwidth/1341"/><draw:equation draw:name="f93" draw:formula="228*logheight/342"/><draw:equation draw:name="f94" draw:formula="430*logwidth/1341"/><draw:equation draw:name="f95" draw:formula="342*logheight/342"/><draw:equation draw:name="f96" draw:formula="498*logwidth/1341"/><draw:equation draw:name="f97" draw:formula="260*logheight/342"/><draw:equation draw:name="f98" draw:formula="577*logwidth/1341"/><draw:equation draw:name="f99" draw:formula="212*logheight/342"/><draw:equation draw:name="f100" draw:formula="554*logwidth/1341"/><draw:equation draw:name="f101" draw:formula="307*logheight/342"/><draw:equation draw:name="f102" draw:formula="623*logwidth/1341"/><draw:equation draw:name="f103" draw:formula="187*logheight/342"/><draw:equation draw:name="f104" draw:formula="621*logwidth/1341"/><draw:equation draw:name="f105" draw:formula="307*logheight/342"/><draw:equation draw:name="f106" draw:formula="644*logwidth/1341"/><draw:equation draw:name="f107" draw:formula="300*logheight/342"/><draw:equation draw:name="f108" draw:formula="644*logwidth/1341"/><draw:equation draw:name="f109" draw:formula="240*logheight/342"/><draw:equation draw:name="f110" draw:formula="661*logwidth/1341"/><draw:equation draw:name="f111" draw:formula="238*logheight/342"/><draw:equation draw:name="f112" draw:formula="807*logwidth/1341"/><draw:equation draw:name="f113" draw:formula="266*logheight/342"/><draw:equation draw:name="f114" draw:formula="772*logwidth/1341"/><draw:equation draw:name="f115" draw:formula="309*logheight/342"/><draw:equation draw:name="f116" draw:formula="logwidth"/><draw:equation draw:name="f117" draw:formula="logheight"/></draw:enhanced-geometry></draw:custom-shape></draw:g></text:p>
        <text:p text:style-name="MP4">HP<text:span text:style-name="MT1">E</text:span> <text:span text:style-name="MT2">Customer</text:span> <text:span text:style-name="MT3">Innovation </text:span>Center</text:p>
        <text:p text:style-name="MP5">ENSIMAG Training</text:p>
      </style:header-left>
      <style:footer>
        <text:p text:style-name="MP6">© Bruno Cornec, Hewlett Packard <text:span text:style-name="MT4">Enterprise</text:span>, 201<text:span text:style-name="MT5">6</text:span><text:span text:style-name="MT6"><text:tab/></text:span>Page <text:page-number text:select-page="current">3</text:page-number> of <text:page-count style:num-format="1">6</text:page-count></text:p>
      </style:footer>
      <style:footer-left>
        <text:p text:style-name="MP6">© Bruno Cornec, Hewlett Packard <text:span text:style-name="MT7">Enterprise</text:span>, 201<text:span text:style-name="MT5">6</text:span><text:span text:style-name="MT6"><text:tab/></text:span>Page <text:page-number text:select-page="current">6</text:page-number> of <text:page-count style:num-format="1">6</text:page-count></text:p>
      </style:footer-left>
    </style:master-page>
    <style:master-page style:name="First_20_Page" style:display-name="First Page" style:page-layout-name="Mpm2" style:next-style-name="Standard">
      <style:header>
        <text:p text:style-name="MP7"><draw:g text:anchor-type="paragraph" draw:z-index="3" draw:name="Group 7" draw:style-name="Mgr1"><draw:custom-shape draw:name="Freeform 5" draw:style-name="Mgr2" draw:text-style-name="MP2" svg:width="1.114cm" svg:height="0.308cm" svg:x="-3.441cm" svg:y="0.125cm"><text:p/><draw:enhanced-geometry draw:mirror-horizontal="false" draw:mirror-vertical="false" svg:viewBox="0 0 0 0" drawooo:sub-view-size="1087 314" draw:text-areas="0 0 ?f24 ?f25" draw:type="ooxml-non-primitive" draw:enhanced-path="M 0 0 L 0 314 0 314 1087 314 1087 0 0 0 Z M 1018 245 L 69 245 69 69 1018 69 1018 245 1018 245 Z N"><draw:equation draw:name="f0" draw:formula="0*logwidth/1087"/><draw:equation draw:name="f1" draw:formula="0*logheight/314"/><draw:equation draw:name="f2" draw:formula="0*logwidth/1087"/><draw:equation draw:name="f3" draw:formula="314*logheight/314"/><draw:equation draw:name="f4" draw:formula="0*logwidth/1087"/><draw:equation draw:name="f5" draw:formula="314*logheight/314"/><draw:equation draw:name="f6" draw:formula="1087*logwidth/1087"/><draw:equation draw:name="f7" draw:formula="314*logheight/314"/><draw:equation draw:name="f8" draw:formula="1087*logwidth/1087"/><draw:equation draw:name="f9" draw:formula="0*logheight/314"/><draw:equation draw:name="f10" draw:formula="0*logwidth/1087"/><draw:equation draw:name="f11" draw:formula="0*logheight/314"/><draw:equation draw:name="f12" draw:formula="1018*logwidth/1087"/><draw:equation draw:name="f13" draw:formula="245*logheight/314"/><draw:equation draw:name="f14" draw:formula="69*logwidth/1087"/><draw:equation draw:name="f15" draw:formula="245*logheight/314"/><draw:equation draw:name="f16" draw:formula="69*logwidth/1087"/><draw:equation draw:name="f17" draw:formula="69*logheight/314"/><draw:equation draw:name="f18" draw:formula="1018*logwidth/1087"/><draw:equation draw:name="f19" draw:formula="69*logheight/314"/><draw:equation draw:name="f20" draw:formula="1018*logwidth/1087"/><draw:equation draw:name="f21" draw:formula="245*logheight/314"/><draw:equation draw:name="f22" draw:formula="1018*logwidth/1087"/><draw:equation draw:name="f23" draw:formula="245*logheight/314"/><draw:equation draw:name="f24" draw:formula="logwidth"/><draw:equation draw:name="f25" draw:formula="logheight"/></draw:enhanced-geometry></draw:custom-shape><draw:custom-shape draw:name="Freeform 6" draw:style-name="Mgr3" draw:text-style-name="MP3" svg:width="3.259cm" svg:height="0.802cm" svg:x="-3.441cm" svg:y="0.633cm"><text:p/><draw:enhanced-geometry draw:mirror-horizontal="false" draw:mirror-vertical="false" svg:viewBox="0 0 0 0" drawooo:sub-view-size="1341 342" draw:text-areas="0 0 ?f116 ?f117" draw:type="ooxml-non-primitive" draw:enhanced-path="M 29 132 C 0 132 0 132 0 132 0 0 0 0 0 0 29 0 29 0 29 0 29 52 29 52 29 52 80 52 80 52 80 52 80 0 80 0 80 0 109 0 109 0 109 0 109 132 109 132 109 132 80 132 80 132 80 132 80 77 80 77 80 77 29 77 29 77 29 77 L 29 132 Z M 174 134 C 145 134 125 116 125 85 125 56 144 36 170 36 198 36 212 55 212 83 212 93 212 93 212 93 152 93 152 93 152 93 155 108 167 112 178 112 188 112 195 110 204 104 205 104 205 104 205 104 205 126 205 126 205 126 198 131 187 134 174 134 Z M 152 74 C 186 74 186 74 186 74 186 64 182 58 170 58 162 58 155 61 152 74 Z M 287 77 C 272 132 272 132 272 132 247 132 247 132 247 132 218 39 218 39 218 39 218 38 218 38 218 38 246 38 246 38 246 38 261 93 261 93 261 93 276 38 276 38 276 38 298 38 298 38 298 38 313 93 313 93 313 93 329 38 329 38 329 38 355 38 355 38 355 38 355 39 355 39 355 39 327 132 327 132 327 132 302 132 302 132 302 132 L 287 77 Z M 402 134 C 379 134 370 125 370 104 370 0 370 0 370 0 398 0 398 0 398 0 398 102 398 102 398 102 398 108 400 111 406 111 408 111 410 110 412 109 413 109 413 109 413 109 413 132 413 132 413 132 410 133 406 134 402 134 Z M 469 134 C 440 134 420 116 420 85 420 56 440 36 465 36 494 36 507 55 507 83 507 93 507 93 507 93 448 93 448 93 448 93 451 108 462 112 474 112 484 112 491 110 500 104 501 104 501 104 501 104 501 126 501 126 501 126 493 131 482 134 469 134 Z M 448 74 C 482 74 482 74 482 74 481 64 477 58 466 58 457 58 450 61 448 74 Z M 622 38 C 642 38 642 38 642 38 642 60 642 60 642 60 622 60 622 60 622 60 622 99 622 99 622 99 622 107 625 111 633 111 636 111 639 110 642 109 642 109 642 109 642 109 642 131 642 131 642 131 639 132 633 134 625 134 603 134 594 124 594 100 594 60 594 60 594 60 558 60 558 60 558 60 558 99 558 99 558 99 558 107 561 111 570 111 572 111 575 110 578 109 579 109 579 109 579 109 579 131 579 131 579 131 575 132 570 134 562 134 539 134 530 124 530 100 530 60 530 60 530 60 516 60 516 60 516 60 516 38 516 38 516 38 530 38 530 38 530 38 530 12 530 12 530 12 558 12 558 12 558 12 558 38 558 38 558 38 594 38 594 38 594 38 594 12 594 12 594 12 622 12 622 12 622 12 622 38 622 38 622 38 Z M 787 45 C 787 73 768 89 738 89 718 89 718 89 718 89 718 132 718 132 718 132 689 132 689 132 689 132 689 0 689 0 689 0 738 0 738 0 738 0 768 0 787 16 787 45 Z M 736 65 C 751 65 758 57 758 45 758 33 751 24 736 24 718 24 718 24 718 24 718 65 718 65 718 65 L 736 65 Z M 849 123 C 843 130 834 134 824 134 806 134 791 122 791 103 791 84 806 72 827 72 834 72 841 73 848 75 848 73 848 73 848 73 848 63 842 59 827 59 818 59 809 62 801 66 800 66 800 66 800 66 800 44 800 44 800 44 807 40 820 36 832 36 860 36 876 49 876 73 876 132 876 132 876 132 849 132 849 132 849 132 849 123 849 123 849 123 Z M 848 102 C 848 94 848 94 848 94 844 92 838 91 833 91 823 91 818 95 818 102 818 110 823 113 832 113 839 113 845 109 848 102 Z M 890 85 C 890 55 911 36 939 36 949 36 958 38 965 43 965 67 965 67 965 67 964 67 964 67 964 67 958 62 951 60 943 60 929 60 918 69 918 85 918 101 929 110 943 110 951 110 958 108 964 103 965 103 965 103 965 103 965 127 965 127 965 127 958 132 949 134 939 134 911 134 890 115 890 85 Z M 1010 89 C 1010 132 1010 132 1010 132 983 132 983 132 983 132 983 0 983 0 983 0 1010 0 1010 0 1010 0 1010 75 1010 75 1010 75 1039 38 1039 38 1039 38 1070 38 1070 38 1070 38 1070 39 1070 39 1070 39 1036 82 1036 82 1036 82 1070 131 1070 131 1070 131 1070 132 1070 132 1070 132 1038 132 1038 132 1038 132 L 1010 89 Z M 1133 123 C 1127 130 1118 134 1108 134 1090 134 1075 122 1075 103 1075 84 1090 72 1112 72 1118 72 1125 73 1133 75 1133 73 1133 73 1133 73 1133 63 1127 59 1112 59 1102 59 1093 62 1086 66 1084 66 1084 66 1084 66 1084 44 1084 44 1084 44 1092 40 1104 36 1117 36 1145 36 1160 49 1160 73 1160 132 1160 132 1160 132 1133 132 1133 132 1133 132 1133 123 1133 123 1133 123 Z M 1133 102 C 1133 94 1133 94 1133 94 1128 92 1123 91 1117 91 1108 91 1103 95 1103 102 1103 110 1108 113 1116 113 1124 113 1130 109 1133 102 Z M 1207 53 C 1212 43 1220 37 1230 37 1234 37 1238 38 1239 39 1239 65 1239 65 1239 65 1238 65 1238 65 1238 65 1235 64 1231 63 1226 63 1217 63 1210 68 1208 78 1208 132 1208 132 1208 132 1180 132 1180 132 1180 132 1180 38 1180 38 1180 38 1207 38 1207 38 1207 38 1207 53 1207 53 1207 53 Z M 1314 122 C 1308 130 1298 134 1286 134 1262 134 1246 112 1246 85 1246 58 1262 36 1286 36 1298 36 1307 40 1313 47 1313 0 1313 0 1313 0 1341 0 1341 0 1341 0 1341 132 1341 132 1341 132 1314 132 1314 132 1314 132 1314 122 1314 122 1314 122 Z M 1313 100 C 1313 70 1313 70 1313 70 1308 63 1302 60 1295 60 1283 60 1275 69 1275 85 1275 101 1283 110 1295 110 1302 110 1308 107 1313 100 Z M 0 175 C 81 175 81 175 81 175 81 191 81 191 81 191 18 191 18 191 18 191 18 231 18 231 18 231 75 231 75 231 75 231 75 247 75 247 75 247 18 247 18 247 18 247 18 291 18 291 18 291 81 291 81 291 81 291 81 307 81 307 81 307 0 307 0 307 0 307 L 0 175 Z M 149 212 C 169 212 181 226 181 248 181 307 181 307 181 307 164 307 164 307 164 307 164 249 164 249 164 249 164 237 157 228 144 228 133 228 124 235 121 245 121 307 121 307 121 307 103 307 103 307 103 307 103 214 103 214 103 214 121 214 121 214 121 214 121 227 121 227 121 227 126 219 136 212 149 212 Z M 228 214 C 252 214 252 214 252 214 252 229 252 229 252 229 228 229 228 229 228 229 228 279 228 279 228 279 228 289 234 293 243 293 246 293 249 293 251 292 252 292 252 292 252 292 252 307 252 307 252 307 249 308 246 309 241 309 219 309 211 299 211 281 211 229 211 229 211 229 195 229 195 229 195 229 195 214 195 214 195 214 211 214 211 214 211 214 211 189 211 189 211 189 228 189 228 189 228 189 L 228 214 Z M 309 309 C 282 309 263 290 263 261 263 232 280 212 305 212 331 212 344 230 344 258 344 266 344 266 344 266 281 266 281 266 281 266 282 284 295 293 311 293 321 293 329 291 337 285 338 285 338 285 338 285 338 300 338 300 338 300 330 306 320 309 309 309 Z M 281 251 C 327 251 327 251 327 251 327 237 320 227 306 227 292 227 284 237 281 251 Z M 382 228 C 386 218 395 212 405 212 409 212 413 213 414 214 414 231 414 231 414 231 414 231 414 231 414 231 411 230 407 229 403 229 393 229 385 236 382 246 382 307 382 307 382 307 365 307 365 307 365 307 365 214 365 214 365 214 382 214 382 214 382 214 382 228 382 228 382 228 Z M 474 212 C 502 212 516 235 516 260 516 286 502 309 474 309 463 309 453 303 448 296 448 342 448 342 448 342 430 342 430 342 430 342 430 214 430 214 430 214 448 214 448 214 448 214 448 224 448 224 448 224 453 218 463 212 474 212 Z M 471 293 C 488 293 498 279 498 260 498 242 488 228 471 228 461 228 453 233 448 243 448 278 448 278 448 278 453 287 461 293 471 293 Z M 554 228 C 558 218 567 212 577 212 581 212 585 213 587 214 587 231 587 231 587 231 586 231 586 231 586 231 583 230 579 229 575 229 565 229 557 236 554 246 554 307 554 307 554 307 537 307 537 307 537 307 537 214 537 214 537 214 554 214 554 214 554 214 554 228 554 228 554 228 Z M 612 176 C 618 176 623 181 623 187 623 193 618 198 612 198 606 198 601 193 601 187 601 181 606 176 612 176 Z M 603 214 C 621 214 621 214 621 214 621 307 621 307 621 307 603 307 603 307 603 307 L 603 214 Z M 683 252 C 696 257 711 262 711 280 711 299 696 309 675 309 663 309 651 306 644 300 644 283 644 283 644 283 645 283 645 283 645 283 653 291 664 294 675 294 685 294 694 290 694 282 694 274 687 272 672 267 659 263 644 258 644 240 644 223 659 212 678 212 689 212 699 214 706 220 706 236 706 236 706 236 706 236 706 236 706 236 698 230 689 227 678 227 667 227 661 232 661 238 661 246 668 248 683 252 Z M 772 309 C 745 309 726 290 726 261 726 232 744 212 769 212 794 212 807 230 807 258 807 266 807 266 807 266 744 266 744 266 744 266 746 284 758 293 774 293 785 293 792 291 800 285 801 285 801 285 801 285 801 300 801 300 801 300 793 306 783 309 772 309 Z M 744 251 C 791 251 791 251 791 251 790 237 783 227 769 227 756 227 747 237 744 251 Z N"><draw:equation draw:name="f0" draw:formula="80*logwidth/1341"/><draw:equation draw:name="f1" draw:formula="52*logheight/342"/><draw:equation draw:name="f2" draw:formula="29*logwidth/1341"/><draw:equation draw:name="f3" draw:formula="77*logheight/342"/><draw:equation draw:name="f4" draw:formula="212*logwidth/1341"/><draw:equation draw:name="f5" draw:formula="93*logheight/342"/><draw:equation draw:name="f6" draw:formula="174*logwidth/1341"/><draw:equation draw:name="f7" draw:formula="134*logheight/342"/><draw:equation draw:name="f8" draw:formula="272*logwidth/1341"/><draw:equation draw:name="f9" draw:formula="132*logheight/342"/><draw:equation draw:name="f10" draw:formula="276*logwidth/1341"/><draw:equation draw:name="f11" draw:formula="38*logheight/342"/><draw:equation draw:name="f12" draw:formula="327*logwidth/1341"/><draw:equation draw:name="f13" draw:formula="132*logheight/342"/><draw:equation draw:name="f14" draw:formula="398*logwidth/1341"/><draw:equation draw:name="f15" draw:formula="0*logheight/342"/><draw:equation draw:name="f16" draw:formula="402*logwidth/1341"/><draw:equation draw:name="f17" draw:formula="134*logheight/342"/><draw:equation draw:name="f18" draw:formula="448*logwidth/1341"/><draw:equation draw:name="f19" draw:formula="93*logheight/342"/><draw:equation draw:name="f20" draw:formula="448*logwidth/1341"/><draw:equation draw:name="f21" draw:formula="74*logheight/342"/><draw:equation draw:name="f22" draw:formula="642*logwidth/1341"/><draw:equation draw:name="f23" draw:formula="60*logheight/342"/><draw:equation draw:name="f24" draw:formula="642*logwidth/1341"/><draw:equation draw:name="f25" draw:formula="131*logheight/342"/><draw:equation draw:name="f26" draw:formula="570*logwidth/1341"/><draw:equation draw:name="f27" draw:formula="111*logheight/342"/><draw:equation draw:name="f28" draw:formula="530*logwidth/1341"/><draw:equation draw:name="f29" draw:formula="60*logheight/342"/><draw:equation draw:name="f30" draw:formula="558*logwidth/1341"/><draw:equation draw:name="f31" draw:formula="38*logheight/342"/><draw:equation draw:name="f32" draw:formula="738*logwidth/1341"/><draw:equation draw:name="f33" draw:formula="89*logheight/342"/><draw:equation draw:name="f34" draw:formula="787*logwidth/1341"/><draw:equation draw:name="f35" draw:formula="45*logheight/342"/><draw:equation draw:name="f36" draw:formula="736*logwidth/1341"/><draw:equation draw:name="f37" draw:formula="65*logheight/342"/><draw:equation draw:name="f38" draw:formula="848*logwidth/1341"/><draw:equation draw:name="f39" draw:formula="73*logheight/342"/><draw:equation draw:name="f40" draw:formula="876*logwidth/1341"/><draw:equation draw:name="f41" draw:formula="73*logheight/342"/><draw:equation draw:name="f42" draw:formula="833*logwidth/1341"/><draw:equation draw:name="f43" draw:formula="91*logheight/342"/><draw:equation draw:name="f44" draw:formula="965*logwidth/1341"/><draw:equation draw:name="f45" draw:formula="43*logheight/342"/><draw:equation draw:name="f46" draw:formula="964*logwidth/1341"/><draw:equation draw:name="f47" draw:formula="103*logheight/342"/><draw:equation draw:name="f48" draw:formula="1010*logwidth/1341"/><draw:equation draw:name="f49" draw:formula="132*logheight/342"/><draw:equation draw:name="f50" draw:formula="1070*logwidth/1341"/><draw:equation draw:name="f51" draw:formula="38*logheight/342"/><draw:equation draw:name="f52" draw:formula="1010*logwidth/1341"/><draw:equation draw:name="f53" draw:formula="89*logheight/342"/><draw:equation draw:name="f54" draw:formula="1133*logwidth/1341"/><draw:equation draw:name="f55" draw:formula="73*logheight/342"/><draw:equation draw:name="f56" draw:formula="1160*logwidth/1341"/><draw:equation draw:name="f57" draw:formula="73*logheight/342"/><draw:equation draw:name="f58" draw:formula="1117*logwidth/1341"/><draw:equation draw:name="f59" draw:formula="91*logheight/342"/><draw:equation draw:name="f60" draw:formula="1239*logwidth/1341"/><draw:equation draw:name="f61" draw:formula="39*logheight/342"/><draw:equation draw:name="f62" draw:formula="1180*logwidth/1341"/><draw:equation draw:name="f63" draw:formula="132*logheight/342"/><draw:equation draw:name="f64" draw:formula="1246*logwidth/1341"/><draw:equation draw:name="f65" draw:formula="85*logheight/342"/><draw:equation draw:name="f66" draw:formula="1314*logwidth/1341"/><draw:equation draw:name="f67" draw:formula="132*logheight/342"/><draw:equation draw:name="f68" draw:formula="1295*logwidth/1341"/><draw:equation draw:name="f69" draw:formula="110*logheight/342"/><draw:equation draw:name="f70" draw:formula="18*logwidth/1341"/><draw:equation draw:name="f71" draw:formula="231*logheight/342"/><draw:equation draw:name="f72" draw:formula="81*logwidth/1341"/><draw:equation draw:name="f73" draw:formula="307*logheight/342"/><draw:equation draw:name="f74" draw:formula="164*logwidth/1341"/><draw:equation draw:name="f75" draw:formula="307*logheight/342"/><draw:equation draw:name="f76" draw:formula="103*logwidth/1341"/><draw:equation draw:name="f77" draw:formula="214*logheight/342"/><draw:equation draw:name="f78" draw:formula="252*logwidth/1341"/><draw:equation draw:name="f79" draw:formula="229*logheight/342"/><draw:equation draw:name="f80" draw:formula="252*logwidth/1341"/><draw:equation draw:name="f81" draw:formula="307*logheight/342"/><draw:equation draw:name="f82" draw:formula="211*logwidth/1341"/><draw:equation draw:name="f83" draw:formula="214*logheight/342"/><draw:equation draw:name="f84" draw:formula="305*logwidth/1341"/><draw:equation draw:name="f85" draw:formula="212*logheight/342"/><draw:equation draw:name="f86" draw:formula="338*logwidth/1341"/><draw:equation draw:name="f87" draw:formula="285*logheight/342"/><draw:equation draw:name="f88" draw:formula="281*logwidth/1341"/><draw:equation draw:name="f89" draw:formula="251*logheight/342"/><draw:equation draw:name="f90" draw:formula="403*logwidth/1341"/><draw:equation draw:name="f91" draw:formula="229*logheight/342"/><draw:equation draw:name="f92" draw:formula="382*logwidth/1341"/><draw:equation draw:name="f93" draw:formula="228*logheight/342"/><draw:equation draw:name="f94" draw:formula="430*logwidth/1341"/><draw:equation draw:name="f95" draw:formula="342*logheight/342"/><draw:equation draw:name="f96" draw:formula="498*logwidth/1341"/><draw:equation draw:name="f97" draw:formula="260*logheight/342"/><draw:equation draw:name="f98" draw:formula="577*logwidth/1341"/><draw:equation draw:name="f99" draw:formula="212*logheight/342"/><draw:equation draw:name="f100" draw:formula="554*logwidth/1341"/><draw:equation draw:name="f101" draw:formula="307*logheight/342"/><draw:equation draw:name="f102" draw:formula="623*logwidth/1341"/><draw:equation draw:name="f103" draw:formula="187*logheight/342"/><draw:equation draw:name="f104" draw:formula="621*logwidth/1341"/><draw:equation draw:name="f105" draw:formula="307*logheight/342"/><draw:equation draw:name="f106" draw:formula="644*logwidth/1341"/><draw:equation draw:name="f107" draw:formula="300*logheight/342"/><draw:equation draw:name="f108" draw:formula="644*logwidth/1341"/><draw:equation draw:name="f109" draw:formula="240*logheight/342"/><draw:equation draw:name="f110" draw:formula="661*logwidth/1341"/><draw:equation draw:name="f111" draw:formula="238*logheight/342"/><draw:equation draw:name="f112" draw:formula="807*logwidth/1341"/><draw:equation draw:name="f113" draw:formula="266*logheight/342"/><draw:equation draw:name="f114" draw:formula="772*logwidth/1341"/><draw:equation draw:name="f115" draw:formula="309*logheight/342"/><draw:equation draw:name="f116" draw:formula="logwidth"/><draw:equation draw:name="f117" draw:formula="logheight"/></draw:enhanced-geometry></draw:custom-shape></draw:g></text:p>
        <text:p text:style-name="MP8">HP<text:span text:style-name="MT1">E</text:span> <text:span text:style-name="MT2">Customer</text:span> <text:span text:style-name="MT3">Innovation </text:span>Center</text:p>
        <text:p text:style-name="MP5">ENSIMAG Training</text:p>
      </style:header>
      <style:footer>
        <text:p text:style-name="MP9"><text:span text:style-name="MT6">© Bruno Cornec, Hewlett Packard </text:span><text:span text:style-name="MT8">Enterprise</text:span><text:span text:style-name="MT6">, 201</text:span><text:span text:style-name="MT9">6</text:span><text:span text:style-name="MT6"><text:tab/>Page </text:span><text:span text:style-name="MT6"><text:page-number text:select-page="current">1</text:page-number></text:span><text:span text:style-name="MT6"> of </text:span><text:span text:style-name="MT6"><text:page-count style:num-format="1">6</text:page-count></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dc:title>Lab 3 - Kerberos and AD</dc:title>
    <dc:description>This lab covers Kerberos authentication to AD </dc:description>
    <meta:creation-date>2006-03-24T13:29:38</meta:creation-date>
    <dc:date>2016-11-28T16:50:47.014014731</dc:date>
    <dc:language>en-US</dc:language>
    <meta:editing-cycles>1662</meta:editing-cycles>
    <meta:editing-duration>P13DT14H49M3S</meta:editing-duration>
    <meta:document-statistic meta:table-count="0" meta:image-count="0" meta:object-count="0" meta:page-count="6" meta:paragraph-count="114" meta:word-count="1592" meta:character-count="9522" meta:non-whitespace-character-count="8083"/>
    <meta:user-defined meta:name="Info 1"/>
    <meta:user-defined meta:name="Info 2"/>
    <meta:user-defined meta:name="Info 3"/>
    <meta:user-defined meta:name="Info 4"/>
  </office:meta>
</office:document-meta>
</file>